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74f9c" officeooo:paragraph-rsid="00074f9c"/>
    </style:style>
    <style:style style:name="P4" style:family="paragraph" style:parent-style-name="Text_20_body">
      <style:text-properties officeooo:rsid="0009085c" officeooo:paragraph-rsid="0009085c"/>
    </style:style>
    <style:style style:name="P5" style:family="paragraph" style:parent-style-name="Text_20_body">
      <style:text-properties officeooo:rsid="000a6401" officeooo:paragraph-rsid="000a6401"/>
    </style:style>
    <style:style style:name="P6" style:family="paragraph" style:parent-style-name="Text_20_body">
      <style:text-properties officeooo:rsid="000b5457" officeooo:paragraph-rsid="000b5457"/>
    </style:style>
    <style:style style:name="P7" style:family="paragraph" style:parent-style-name="Text_20_body">
      <style:text-properties officeooo:rsid="000c9818" officeooo:paragraph-rsid="000c9818"/>
    </style:style>
    <style:style style:name="P8" style:family="paragraph" style:parent-style-name="Text_20_body">
      <style:text-properties officeooo:paragraph-rsid="000c9818"/>
    </style:style>
    <style:style style:name="P9" style:family="paragraph" style:parent-style-name="Text_20_body">
      <style:text-properties officeooo:rsid="000de1a5" officeooo:paragraph-rsid="000de1a5"/>
    </style:style>
    <style:style style:name="P10" style:family="paragraph" style:parent-style-name="Text_20_body">
      <style:text-properties officeooo:rsid="00109723" officeooo:paragraph-rsid="00109723"/>
    </style:style>
    <style:style style:name="P11" style:family="paragraph" style:parent-style-name="Text_20_body">
      <style:text-properties officeooo:rsid="0011d908" officeooo:paragraph-rsid="0011d908"/>
    </style:style>
    <style:style style:name="P12" style:family="paragraph" style:parent-style-name="Text_20_body">
      <style:text-properties officeooo:rsid="0013a7a4" officeooo:paragraph-rsid="0013a7a4"/>
    </style:style>
    <style:style style:name="P13" style:family="paragraph" style:parent-style-name="Text_20_body">
      <style:text-properties officeooo:rsid="0013a7a4" officeooo:paragraph-rsid="0014f394"/>
    </style:style>
    <style:style style:name="P14" style:family="paragraph" style:parent-style-name="Text_20_body">
      <style:text-properties officeooo:rsid="001ae59d" officeooo:paragraph-rsid="001ae59d"/>
    </style:style>
    <style:style style:name="P15" style:family="paragraph" style:parent-style-name="Text_20_body">
      <style:paragraph-properties fo:text-align="center" style:justify-single-word="false"/>
      <style:text-properties officeooo:rsid="001ae59d" officeooo:paragraph-rsid="001ae59d"/>
    </style:style>
    <style:style style:name="P16" style:family="paragraph" style:parent-style-name="Text_20_body">
      <style:text-properties officeooo:rsid="001ce7c0" officeooo:paragraph-rsid="001ce7c0"/>
    </style:style>
    <style:style style:name="P17" style:family="paragraph" style:parent-style-name="Text_20_body">
      <style:text-properties officeooo:paragraph-rsid="00151a0e"/>
    </style:style>
    <style:style style:name="P18" style:family="paragraph" style:parent-style-name="Text_20_body">
      <style:text-properties officeooo:rsid="001df2ed" officeooo:paragraph-rsid="001df2ed"/>
    </style:style>
    <style:style style:name="P19" style:family="paragraph" style:parent-style-name="Text_20_body">
      <style:text-properties officeooo:rsid="001e3fe1" officeooo:paragraph-rsid="001e3fe1"/>
    </style:style>
    <style:style style:name="P20" style:family="paragraph" style:parent-style-name="Text_20_body">
      <style:text-properties officeooo:rsid="001fdaa1" officeooo:paragraph-rsid="001fdaa1"/>
    </style:style>
    <style:style style:name="P21" style:family="paragraph" style:parent-style-name="Text_20_body">
      <style:text-properties officeooo:paragraph-rsid="00246c99"/>
    </style:style>
    <style:style style:name="P22" style:family="paragraph" style:parent-style-name="Text_20_body">
      <style:text-properties officeooo:rsid="00246c99" officeooo:paragraph-rsid="00246c99"/>
    </style:style>
    <style:style style:name="P23" style:family="paragraph" style:parent-style-name="Text_20_body">
      <style:text-properties officeooo:rsid="0025c595" officeooo:paragraph-rsid="0025c595"/>
    </style:style>
    <style:style style:name="P24" style:family="paragraph" style:parent-style-name="Text_20_body">
      <style:text-properties officeooo:rsid="002b4b90" officeooo:paragraph-rsid="002b4b90"/>
    </style:style>
    <style:style style:name="P25" style:family="paragraph" style:parent-style-name="Text_20_body">
      <style:text-properties officeooo:rsid="002d0c8d" officeooo:paragraph-rsid="002d0c8d"/>
    </style:style>
    <style:style style:name="P26" style:family="paragraph" style:parent-style-name="Text_20_body">
      <style:text-properties officeooo:rsid="002d0c8d" officeooo:paragraph-rsid="002f2393"/>
    </style:style>
    <style:style style:name="P27" style:family="paragraph" style:parent-style-name="Text_20_body">
      <style:text-properties officeooo:rsid="002de7c5" officeooo:paragraph-rsid="002de7c5"/>
    </style:style>
    <style:style style:name="P28" style:family="paragraph" style:parent-style-name="Text_20_body">
      <style:text-properties officeooo:rsid="002de7c5" officeooo:paragraph-rsid="002f2393"/>
    </style:style>
    <style:style style:name="P29" style:family="paragraph" style:parent-style-name="Text_20_body">
      <style:text-properties officeooo:rsid="002f2393" officeooo:paragraph-rsid="002f2393"/>
    </style:style>
    <style:style style:name="P30" style:family="paragraph" style:parent-style-name="Text_20_body">
      <style:text-properties officeooo:rsid="0030ded3" officeooo:paragraph-rsid="0030ded3"/>
    </style:style>
    <style:style style:name="P31" style:family="paragraph" style:parent-style-name="Text_20_body">
      <style:text-properties officeooo:rsid="0033c973" officeooo:paragraph-rsid="0033c973"/>
    </style:style>
    <style:style style:name="P32" style:family="paragraph" style:parent-style-name="Text_20_body">
      <style:text-properties officeooo:rsid="00349ee5" officeooo:paragraph-rsid="00349ee5"/>
    </style:style>
    <style:style style:name="P33" style:family="paragraph" style:parent-style-name="Text_20_body">
      <style:text-properties officeooo:rsid="00363961" officeooo:paragraph-rsid="00363961"/>
    </style:style>
    <style:style style:name="P34" style:family="paragraph" style:parent-style-name="Text_20_body">
      <style:text-properties officeooo:rsid="003653ce" officeooo:paragraph-rsid="003653ce"/>
    </style:style>
    <style:style style:name="P35" style:family="paragraph" style:parent-style-name="Text_20_body">
      <style:text-properties officeooo:rsid="00380e27" officeooo:paragraph-rsid="00380e27"/>
    </style:style>
    <style:style style:name="P36" style:family="paragraph" style:parent-style-name="Text_20_body">
      <style:text-properties officeooo:rsid="00380e27" officeooo:paragraph-rsid="0038e135"/>
    </style:style>
    <style:style style:name="P37" style:family="paragraph" style:parent-style-name="Text_20_body">
      <style:text-properties officeooo:rsid="00380e27" officeooo:paragraph-rsid="0039fe53"/>
    </style:style>
    <style:style style:name="P38" style:family="paragraph" style:parent-style-name="Text_20_body">
      <style:text-properties officeooo:rsid="00380e27" officeooo:paragraph-rsid="003c0cfe"/>
    </style:style>
    <style:style style:name="P39" style:family="paragraph" style:parent-style-name="Text_20_body">
      <style:text-properties officeooo:rsid="00380e27" officeooo:paragraph-rsid="003eb10a"/>
    </style:style>
    <style:style style:name="P40" style:family="paragraph" style:parent-style-name="Text_20_body">
      <style:text-properties officeooo:rsid="00380e27" officeooo:paragraph-rsid="003fc60a"/>
    </style:style>
    <style:style style:name="P41" style:family="paragraph" style:parent-style-name="Text_20_body">
      <style:text-properties officeooo:rsid="0038a5c5" officeooo:paragraph-rsid="0038a5c5"/>
    </style:style>
    <style:style style:name="P42" style:family="paragraph" style:parent-style-name="Text_20_body">
      <style:text-properties officeooo:rsid="00287341" officeooo:paragraph-rsid="0038e135"/>
    </style:style>
    <style:style style:name="P43" style:family="paragraph" style:parent-style-name="Text_20_body">
      <style:text-properties officeooo:rsid="0039fe53" officeooo:paragraph-rsid="0039fe53"/>
    </style:style>
    <style:style style:name="P44" style:family="paragraph" style:parent-style-name="Text_20_body">
      <style:text-properties officeooo:rsid="003b9021" officeooo:paragraph-rsid="003b9021"/>
    </style:style>
    <style:style style:name="P45" style:family="paragraph" style:parent-style-name="Text_20_body">
      <style:text-properties officeooo:rsid="003eb351" officeooo:paragraph-rsid="003eb351"/>
    </style:style>
    <style:style style:name="P46" style:family="paragraph" style:parent-style-name="Text_20_body">
      <style:text-properties officeooo:rsid="00404393" officeooo:paragraph-rsid="00404393"/>
    </style:style>
    <style:style style:name="P47" style:family="paragraph" style:parent-style-name="Text_20_body">
      <style:text-properties officeooo:rsid="00417672" officeooo:paragraph-rsid="00435201"/>
    </style:style>
    <style:style style:name="P48" style:family="paragraph" style:parent-style-name="Text_20_body">
      <style:text-properties officeooo:rsid="004b528d" officeooo:paragraph-rsid="004b528d"/>
    </style:style>
    <style:style style:name="P49" style:family="paragraph" style:parent-style-name="Text_20_body">
      <style:text-properties officeooo:rsid="004bf848" officeooo:paragraph-rsid="004bf848"/>
    </style:style>
    <style:style style:name="P50" style:family="paragraph" style:parent-style-name="Text_20_body">
      <style:text-properties officeooo:rsid="004d6e53" officeooo:paragraph-rsid="004d6e53"/>
    </style:style>
    <style:style style:name="P51" style:family="paragraph" style:parent-style-name="Text_20_body">
      <style:text-properties officeooo:rsid="004d7078" officeooo:paragraph-rsid="004d7078"/>
    </style:style>
    <style:style style:name="P52" style:family="paragraph" style:parent-style-name="Text_20_body">
      <style:text-properties officeooo:rsid="004dbbce" officeooo:paragraph-rsid="004dbbce"/>
    </style:style>
    <style:style style:name="P53" style:family="paragraph" style:parent-style-name="Text_20_body">
      <style:text-properties officeooo:rsid="004f6dc9" officeooo:paragraph-rsid="004f6dc9"/>
    </style:style>
    <style:style style:name="P54" style:family="paragraph" style:parent-style-name="Text_20_body">
      <style:text-properties officeooo:rsid="0050720b" officeooo:paragraph-rsid="0051e517"/>
    </style:style>
    <style:style style:name="P55" style:family="paragraph" style:parent-style-name="Text_20_body">
      <style:text-properties officeooo:rsid="0050720b" officeooo:paragraph-rsid="00524be4"/>
    </style:style>
    <style:style style:name="P56" style:family="paragraph" style:parent-style-name="Text_20_body">
      <style:text-properties officeooo:rsid="0053e5f9" officeooo:paragraph-rsid="0053e5f9"/>
    </style:style>
    <style:style style:name="P57" style:family="paragraph" style:parent-style-name="Text_20_body">
      <style:text-properties officeooo:rsid="0055b818" officeooo:paragraph-rsid="0055b818"/>
    </style:style>
    <style:style style:name="P58" style:family="paragraph" style:parent-style-name="Text_20_body">
      <style:text-properties officeooo:rsid="0057afd3" officeooo:paragraph-rsid="0057afd3"/>
    </style:style>
    <style:style style:name="P59" style:family="paragraph" style:parent-style-name="Text_20_body">
      <style:text-properties officeooo:rsid="00591933" officeooo:paragraph-rsid="00591933"/>
    </style:style>
    <style:style style:name="P60" style:family="paragraph" style:parent-style-name="Text_20_body">
      <style:text-properties officeooo:rsid="005a8f8d" officeooo:paragraph-rsid="005a8f8d"/>
    </style:style>
    <style:style style:name="P61" style:family="paragraph" style:parent-style-name="Text_20_body">
      <style:text-properties officeooo:rsid="005b4cc6" officeooo:paragraph-rsid="005b4cc6"/>
    </style:style>
    <style:style style:name="P62" style:family="paragraph" style:parent-style-name="Text_20_body">
      <style:text-properties officeooo:rsid="005bc91d" officeooo:paragraph-rsid="005bc91d"/>
    </style:style>
    <style:style style:name="P63" style:family="paragraph" style:parent-style-name="Text_20_body">
      <style:text-properties officeooo:rsid="005d1752" officeooo:paragraph-rsid="005d1752"/>
    </style:style>
    <style:style style:name="P64" style:family="paragraph" style:parent-style-name="Text_20_body">
      <style:text-properties officeooo:rsid="006082cc" officeooo:paragraph-rsid="006082cc"/>
    </style:style>
    <style:style style:name="P65" style:family="paragraph" style:parent-style-name="Text_20_body">
      <style:text-properties officeooo:rsid="00524be4" officeooo:paragraph-rsid="00524be4"/>
    </style:style>
    <style:style style:name="P66" style:family="paragraph" style:parent-style-name="Text_20_body">
      <style:text-properties officeooo:rsid="0060ecb5" officeooo:paragraph-rsid="0060ecb5"/>
    </style:style>
    <style:style style:name="P67" style:family="paragraph" style:parent-style-name="Text_20_body">
      <style:text-properties officeooo:paragraph-rsid="0053e5f9"/>
    </style:style>
    <style:style style:name="P68" style:family="paragraph" style:parent-style-name="Text_20_body">
      <style:text-properties officeooo:rsid="006128c2" officeooo:paragraph-rsid="006128c2"/>
    </style:style>
    <style:style style:name="P69" style:family="paragraph" style:parent-style-name="Text_20_body">
      <style:text-properties officeooo:paragraph-rsid="0062ce71"/>
    </style:style>
    <style:style style:name="P70" style:family="paragraph" style:parent-style-name="Text_20_body">
      <style:text-properties officeooo:rsid="0063fe4a" officeooo:paragraph-rsid="0063fe4a"/>
    </style:style>
    <style:style style:name="P71" style:family="paragraph" style:parent-style-name="Text_20_body">
      <style:text-properties officeooo:rsid="00680da6" officeooo:paragraph-rsid="00680da6"/>
    </style:style>
    <style:style style:name="P72" style:family="paragraph" style:parent-style-name="Text_20_body">
      <style:text-properties officeooo:rsid="006a05cb" officeooo:paragraph-rsid="006a05cb"/>
    </style:style>
    <style:style style:name="P73" style:family="paragraph" style:parent-style-name="Text_20_body">
      <style:text-properties officeooo:rsid="0044f440" officeooo:paragraph-rsid="0044f440"/>
    </style:style>
    <style:style style:name="P74" style:family="paragraph" style:parent-style-name="Text_20_body">
      <style:text-properties officeooo:rsid="006d80bb" officeooo:paragraph-rsid="006d80bb"/>
    </style:style>
    <style:style style:name="P75" style:family="paragraph" style:parent-style-name="Text_20_body">
      <style:text-properties officeooo:rsid="006f07c2" officeooo:paragraph-rsid="006f07c2"/>
    </style:style>
    <style:style style:name="P76" style:family="paragraph" style:parent-style-name="Text_20_body">
      <style:text-properties officeooo:rsid="006fdf45" officeooo:paragraph-rsid="006fdf45"/>
    </style:style>
    <style:style style:name="P77" style:family="paragraph" style:parent-style-name="Text_20_body">
      <style:text-properties officeooo:rsid="0070c310" officeooo:paragraph-rsid="0070c310"/>
    </style:style>
    <style:style style:name="P78" style:family="paragraph" style:parent-style-name="Text_20_body">
      <style:text-properties officeooo:rsid="007145eb" officeooo:paragraph-rsid="007145eb"/>
    </style:style>
    <style:style style:name="P79" style:family="paragraph" style:parent-style-name="Text_20_body">
      <style:text-properties officeooo:rsid="007297d7" officeooo:paragraph-rsid="007297d7"/>
    </style:style>
    <style:style style:name="P80" style:family="paragraph" style:parent-style-name="Text_20_body">
      <style:text-properties officeooo:rsid="00748fac" officeooo:paragraph-rsid="00748fac"/>
    </style:style>
    <style:style style:name="P81" style:family="paragraph" style:parent-style-name="Text_20_body">
      <style:text-properties officeooo:rsid="0075b793" officeooo:paragraph-rsid="0075b793"/>
    </style:style>
    <style:style style:name="P82" style:family="paragraph" style:parent-style-name="Text_20_body">
      <style:text-properties officeooo:rsid="00767e0d" officeooo:paragraph-rsid="00767e0d"/>
    </style:style>
    <style:style style:name="P83" style:family="paragraph" style:parent-style-name="Text_20_body">
      <style:text-properties officeooo:rsid="0076fac3" officeooo:paragraph-rsid="0076fac3"/>
    </style:style>
    <style:style style:name="P84" style:family="paragraph" style:parent-style-name="Text_20_body">
      <style:text-properties officeooo:rsid="00788108" officeooo:paragraph-rsid="00788108"/>
    </style:style>
    <style:style style:name="P85" style:family="paragraph" style:parent-style-name="Text_20_body">
      <style:text-properties officeooo:rsid="0079036b" officeooo:paragraph-rsid="0079036b"/>
    </style:style>
    <style:style style:name="P86" style:family="paragraph" style:parent-style-name="Text_20_body">
      <style:text-properties officeooo:rsid="0079b443" officeooo:paragraph-rsid="0079b443"/>
    </style:style>
    <style:style style:name="P87" style:family="paragraph" style:parent-style-name="Text_20_body">
      <style:text-properties officeooo:rsid="007aef50" officeooo:paragraph-rsid="007aef50"/>
    </style:style>
    <style:style style:name="P88" style:family="paragraph" style:parent-style-name="Text_20_body">
      <style:text-properties officeooo:rsid="007b653f" officeooo:paragraph-rsid="007b653f"/>
    </style:style>
    <style:style style:name="P89" style:family="paragraph" style:parent-style-name="Text_20_body">
      <style:text-properties officeooo:rsid="007e4cc5" officeooo:paragraph-rsid="007e4cc5"/>
    </style:style>
    <style:style style:name="P90" style:family="paragraph" style:parent-style-name="Text_20_body">
      <style:text-properties fo:font-weight="bold" officeooo:rsid="007e4cc5" officeooo:paragraph-rsid="007e4cc5" style:font-weight-asian="bold" style:font-weight-complex="bold"/>
    </style:style>
    <style:style style:name="P91" style:family="paragraph" style:parent-style-name="Text_20_body">
      <style:text-properties officeooo:rsid="007fffbd" officeooo:paragraph-rsid="007fffbd"/>
    </style:style>
    <style:style style:name="P92" style:family="paragraph" style:parent-style-name="Text_20_body">
      <style:text-properties officeooo:rsid="00822bb2" officeooo:paragraph-rsid="00822bb2"/>
    </style:style>
    <style:style style:name="P93" style:family="paragraph" style:parent-style-name="Text_20_body">
      <style:text-properties officeooo:rsid="00830030" officeooo:paragraph-rsid="00830030"/>
    </style:style>
    <style:style style:name="P94" style:family="paragraph" style:parent-style-name="Text_20_body">
      <style:text-properties officeooo:rsid="00843267" officeooo:paragraph-rsid="00843267"/>
    </style:style>
    <style:style style:name="P95" style:family="paragraph" style:parent-style-name="Text_20_body">
      <style:text-properties officeooo:rsid="0085efd8" officeooo:paragraph-rsid="0085efd8"/>
    </style:style>
    <style:style style:name="P96" style:family="paragraph" style:parent-style-name="Text_20_body">
      <style:text-properties officeooo:rsid="00872a87" officeooo:paragraph-rsid="00872a87"/>
    </style:style>
    <style:style style:name="P97" style:family="paragraph" style:parent-style-name="Text_20_body">
      <style:text-properties officeooo:rsid="008875c9" officeooo:paragraph-rsid="008875c9"/>
    </style:style>
    <style:style style:name="P98" style:family="paragraph" style:parent-style-name="Text_20_body">
      <style:text-properties officeooo:rsid="008a2a0f" officeooo:paragraph-rsid="008a2a0f"/>
    </style:style>
    <style:style style:name="P99" style:family="paragraph" style:parent-style-name="Text_20_body">
      <style:text-properties officeooo:rsid="008b0173" officeooo:paragraph-rsid="008b0173"/>
    </style:style>
    <style:style style:name="P100" style:family="paragraph" style:parent-style-name="Text_20_body">
      <style:text-properties officeooo:rsid="008d9607" officeooo:paragraph-rsid="008d9607"/>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e9fc0" officeooo:paragraph-rsid="008e9fc0"/>
    </style:style>
    <style:style style:name="P103" style:family="paragraph" style:parent-style-name="Text_20_body">
      <style:text-properties officeooo:rsid="0090372a" officeooo:paragraph-rsid="0090372a"/>
    </style:style>
    <style:style style:name="P104" style:family="paragraph" style:parent-style-name="Text_20_body">
      <style:text-properties officeooo:rsid="009099c0" officeooo:paragraph-rsid="009099c0"/>
    </style:style>
    <style:style style:name="P105" style:family="paragraph" style:parent-style-name="Text_20_body">
      <style:text-properties officeooo:rsid="0091f701" officeooo:paragraph-rsid="0091f701"/>
    </style:style>
    <style:style style:name="P106" style:family="paragraph" style:parent-style-name="Text_20_body">
      <style:text-properties officeooo:rsid="00934ce3" officeooo:paragraph-rsid="00934ce3"/>
    </style:style>
    <style:style style:name="P107" style:family="paragraph" style:parent-style-name="Text_20_body">
      <style:text-properties officeooo:rsid="00934ce3" officeooo:paragraph-rsid="00949dc1"/>
    </style:style>
    <style:style style:name="P108" style:family="paragraph" style:parent-style-name="Text_20_body">
      <style:text-properties officeooo:rsid="0094a2e4" officeooo:paragraph-rsid="0094a2e4"/>
    </style:style>
    <style:style style:name="P109" style:family="paragraph" style:parent-style-name="Text_20_body">
      <style:text-properties officeooo:rsid="009663dc" officeooo:paragraph-rsid="009663dc"/>
    </style:style>
    <style:style style:name="P110" style:family="paragraph" style:parent-style-name="Text_20_body">
      <style:text-properties officeooo:rsid="009663dc" officeooo:paragraph-rsid="00a687eb"/>
    </style:style>
    <style:style style:name="P111" style:family="paragraph" style:parent-style-name="Text_20_body">
      <style:text-properties officeooo:rsid="0096966f" officeooo:paragraph-rsid="0096966f"/>
    </style:style>
    <style:style style:name="P112" style:family="paragraph" style:parent-style-name="Text_20_body">
      <style:text-properties officeooo:rsid="009751ed" officeooo:paragraph-rsid="009751ed"/>
    </style:style>
    <style:style style:name="P113" style:family="paragraph" style:parent-style-name="Text_20_body">
      <style:text-properties officeooo:rsid="009a6851" officeooo:paragraph-rsid="009a6851"/>
    </style:style>
    <style:style style:name="P114" style:family="paragraph" style:parent-style-name="Text_20_body">
      <style:text-properties officeooo:rsid="009a7657" officeooo:paragraph-rsid="009a7657"/>
    </style:style>
    <style:style style:name="P115" style:family="paragraph" style:parent-style-name="Text_20_body">
      <style:text-properties officeooo:rsid="009db2fe" officeooo:paragraph-rsid="009db2fe"/>
    </style:style>
    <style:style style:name="P116" style:family="paragraph" style:parent-style-name="Text_20_body">
      <style:text-properties officeooo:rsid="009f2afd" officeooo:paragraph-rsid="009f2afd"/>
    </style:style>
    <style:style style:name="P117" style:family="paragraph" style:parent-style-name="Text_20_body">
      <style:text-properties officeooo:rsid="00a3d028" officeooo:paragraph-rsid="00a3d028"/>
    </style:style>
    <style:style style:name="P118" style:family="paragraph" style:parent-style-name="Text_20_body">
      <style:text-properties officeooo:paragraph-rsid="00a5bd25"/>
    </style:style>
    <style:style style:name="P119" style:family="paragraph" style:parent-style-name="Text_20_body">
      <style:text-properties officeooo:rsid="00a6dd69" officeooo:paragraph-rsid="00a6dd69"/>
    </style:style>
    <style:style style:name="P120" style:family="paragraph" style:parent-style-name="Text_20_body">
      <style:text-properties officeooo:rsid="00a8bcd1" officeooo:paragraph-rsid="00a8bcd1"/>
    </style:style>
    <style:style style:name="P121" style:family="paragraph" style:parent-style-name="Text_20_body">
      <style:text-properties officeooo:rsid="00ac298a" officeooo:paragraph-rsid="00ac298a"/>
    </style:style>
    <style:style style:name="P122" style:family="paragraph" style:parent-style-name="Text_20_body">
      <style:text-properties officeooo:rsid="00addb75" officeooo:paragraph-rsid="00addb75"/>
    </style:style>
    <style:style style:name="P123" style:family="paragraph" style:parent-style-name="Text_20_body">
      <style:text-properties officeooo:rsid="00ae7953" officeooo:paragraph-rsid="00ae7953"/>
    </style:style>
    <style:style style:name="P124" style:family="paragraph" style:parent-style-name="Text_20_body">
      <style:text-properties officeooo:rsid="00af7453" officeooo:paragraph-rsid="00af7453"/>
    </style:style>
    <style:style style:name="P125" style:family="paragraph" style:parent-style-name="Text_20_body">
      <style:text-properties officeooo:rsid="00b0a964" officeooo:paragraph-rsid="00b0a964"/>
    </style:style>
    <style:style style:name="P126" style:family="paragraph" style:parent-style-name="Text_20_body">
      <style:text-properties officeooo:paragraph-rsid="00b0a964"/>
    </style:style>
    <style:style style:name="P127" style:family="paragraph" style:parent-style-name="Text_20_body">
      <style:text-properties officeooo:rsid="00b0c26b" officeooo:paragraph-rsid="00b0c26b"/>
    </style:style>
    <style:style style:name="P128" style:family="paragraph" style:parent-style-name="Text_20_body">
      <style:text-properties officeooo:paragraph-rsid="00b2aac9"/>
    </style:style>
    <style:style style:name="P129" style:family="paragraph" style:parent-style-name="Text_20_body">
      <style:text-properties officeooo:rsid="00b41032" officeooo:paragraph-rsid="00b41032"/>
    </style:style>
    <style:style style:name="P130" style:family="paragraph" style:parent-style-name="Text_20_body">
      <style:text-properties officeooo:rsid="00b561ec" officeooo:paragraph-rsid="00b561ec"/>
    </style:style>
    <style:style style:name="P131" style:family="paragraph" style:parent-style-name="Text_20_body">
      <style:text-properties officeooo:rsid="00b6cff3" officeooo:paragraph-rsid="00b6cff3"/>
    </style:style>
    <style:style style:name="P132" style:family="paragraph" style:parent-style-name="Text_20_body">
      <style:text-properties officeooo:rsid="00b766e2" officeooo:paragraph-rsid="00b766e2"/>
    </style:style>
    <style:style style:name="P133" style:family="paragraph" style:parent-style-name="Text_20_body">
      <style:text-properties officeooo:rsid="00b766e2" officeooo:paragraph-rsid="00b988a1"/>
    </style:style>
    <style:style style:name="P134" style:family="paragraph" style:parent-style-name="Text_20_body">
      <style:text-properties officeooo:paragraph-rsid="00b766e2"/>
    </style:style>
    <style:style style:name="P135" style:family="paragraph" style:parent-style-name="Text_20_body">
      <style:text-properties officeooo:rsid="00b939f3" officeooo:paragraph-rsid="00b988a1"/>
    </style:style>
    <style:style style:name="P136" style:family="paragraph" style:parent-style-name="Text_20_body">
      <style:text-properties officeooo:rsid="00b988a1" officeooo:paragraph-rsid="00b988a1"/>
    </style:style>
    <style:style style:name="P137" style:family="paragraph" style:parent-style-name="Text_20_body">
      <style:text-properties officeooo:rsid="00ba74f0" officeooo:paragraph-rsid="00ba74f0"/>
    </style:style>
    <style:style style:name="P138" style:family="paragraph" style:parent-style-name="Text_20_body">
      <style:text-properties officeooo:rsid="00babe20" officeooo:paragraph-rsid="00babe20"/>
    </style:style>
    <style:style style:name="P139" style:family="paragraph" style:parent-style-name="Text_20_body">
      <style:text-properties officeooo:rsid="00bd94c7" officeooo:paragraph-rsid="00bd94c7"/>
    </style:style>
    <style:style style:name="P140" style:family="paragraph" style:parent-style-name="Text_20_body">
      <style:text-properties officeooo:rsid="00bd94c7" officeooo:paragraph-rsid="00c324ef"/>
    </style:style>
    <style:style style:name="P141" style:family="paragraph" style:parent-style-name="Text_20_body">
      <style:text-properties officeooo:rsid="00bd94c7" officeooo:paragraph-rsid="00cbf136"/>
    </style:style>
    <style:style style:name="P142" style:family="paragraph" style:parent-style-name="Text_20_body">
      <style:text-properties officeooo:rsid="00bf193d" officeooo:paragraph-rsid="00bf193d"/>
    </style:style>
    <style:style style:name="P143" style:family="paragraph" style:parent-style-name="Text_20_body">
      <style:text-properties officeooo:paragraph-rsid="00c324ef"/>
    </style:style>
    <style:style style:name="P144" style:family="paragraph" style:parent-style-name="Text_20_body">
      <style:text-properties officeooo:rsid="00c324ef" officeooo:paragraph-rsid="00c324ef"/>
    </style:style>
    <style:style style:name="P145" style:family="paragraph" style:parent-style-name="Text_20_body">
      <style:text-properties officeooo:rsid="00c324ef" officeooo:paragraph-rsid="00c403d7"/>
    </style:style>
    <style:style style:name="P146" style:family="paragraph" style:parent-style-name="Text_20_body">
      <style:text-properties officeooo:rsid="00c403d7" officeooo:paragraph-rsid="00c403d7"/>
    </style:style>
    <style:style style:name="P147" style:family="paragraph" style:parent-style-name="Text_20_body">
      <style:text-properties officeooo:rsid="00c95373" officeooo:paragraph-rsid="00c95373"/>
    </style:style>
    <style:style style:name="P148" style:family="paragraph" style:parent-style-name="Text_20_body">
      <style:text-properties officeooo:rsid="00c9f9c1" officeooo:paragraph-rsid="00c9f9c1"/>
    </style:style>
    <style:style style:name="P149" style:family="paragraph" style:parent-style-name="Text_20_body">
      <style:text-properties officeooo:paragraph-rsid="00cbf136"/>
    </style:style>
    <style:style style:name="P150" style:family="paragraph" style:parent-style-name="Text_20_body">
      <style:text-properties officeooo:rsid="00d03579" officeooo:paragraph-rsid="00d03579"/>
    </style:style>
    <style:style style:name="P151" style:family="paragraph" style:parent-style-name="Text_20_body">
      <style:text-properties officeooo:rsid="00d1e498" officeooo:paragraph-rsid="00d1e498"/>
    </style:style>
    <style:style style:name="P152" style:family="paragraph" style:parent-style-name="Text_20_body">
      <style:text-properties officeooo:rsid="00d1fa2d" officeooo:paragraph-rsid="00d1fa2d"/>
    </style:style>
    <style:style style:name="P153" style:family="paragraph" style:parent-style-name="Text_20_body">
      <style:text-properties officeooo:rsid="00d5c41b" officeooo:paragraph-rsid="00d5c41b"/>
    </style:style>
    <style:style style:name="P154" style:family="paragraph" style:parent-style-name="Text_20_body">
      <style:text-properties officeooo:rsid="00b2aac9" officeooo:paragraph-rsid="00d804c0"/>
    </style:style>
    <style:style style:name="P155" style:family="paragraph" style:parent-style-name="Text_20_body">
      <style:text-properties officeooo:rsid="00d944bd" officeooo:paragraph-rsid="00d944bd"/>
    </style:style>
    <style:style style:name="P156" style:family="paragraph" style:parent-style-name="Text_20_body">
      <style:text-properties officeooo:rsid="00d9dfa7" officeooo:paragraph-rsid="00d9dfa7"/>
    </style:style>
    <style:style style:name="P157" style:family="paragraph" style:parent-style-name="Text_20_body">
      <style:text-properties officeooo:paragraph-rsid="00d9dfa7"/>
    </style:style>
    <style:style style:name="P158" style:family="paragraph" style:parent-style-name="Text_20_body">
      <style:text-properties officeooo:paragraph-rsid="00dd4260"/>
    </style:style>
    <style:style style:name="P159" style:family="paragraph" style:parent-style-name="Text_20_body">
      <style:text-properties officeooo:rsid="00de1280" officeooo:paragraph-rsid="00de1280"/>
    </style:style>
    <style:style style:name="P160" style:family="paragraph" style:parent-style-name="Text_20_body">
      <style:text-properties officeooo:rsid="00df00d9" officeooo:paragraph-rsid="00df00d9"/>
    </style:style>
    <style:style style:name="P161" style:family="paragraph" style:parent-style-name="Text_20_body">
      <style:text-properties officeooo:rsid="00e1600a" officeooo:paragraph-rsid="00e1600a"/>
    </style:style>
    <style:style style:name="P162" style:family="paragraph" style:parent-style-name="Text_20_body">
      <style:text-properties officeooo:paragraph-rsid="00e2754e"/>
    </style:style>
    <style:style style:name="P163" style:family="paragraph" style:parent-style-name="Text_20_body">
      <style:text-properties officeooo:rsid="00e6729c" officeooo:paragraph-rsid="00e6729c"/>
    </style:style>
    <style:style style:name="P164" style:family="paragraph" style:parent-style-name="Text_20_body">
      <style:text-properties officeooo:rsid="00e7053d" officeooo:paragraph-rsid="00e7053d"/>
    </style:style>
    <style:style style:name="P165" style:family="paragraph" style:parent-style-name="Text_20_body">
      <style:text-properties officeooo:rsid="00e760e1" officeooo:paragraph-rsid="00e760e1"/>
    </style:style>
    <style:style style:name="P166" style:family="paragraph" style:parent-style-name="Text_20_body">
      <style:text-properties officeooo:rsid="00e85f0d" officeooo:paragraph-rsid="00e85f0d"/>
    </style:style>
    <style:style style:name="P167" style:family="paragraph" style:parent-style-name="Text_20_body">
      <style:text-properties officeooo:rsid="00e8a0cf" officeooo:paragraph-rsid="00e8a0cf"/>
    </style:style>
    <style:style style:name="P168" style:family="paragraph" style:parent-style-name="Text_20_body">
      <style:text-properties officeooo:rsid="00eb5de5" officeooo:paragraph-rsid="00eb5de5"/>
    </style:style>
    <style:style style:name="P169" style:family="paragraph" style:parent-style-name="Text_20_body">
      <style:text-properties officeooo:rsid="00ed2f66" officeooo:paragraph-rsid="00ed2f66"/>
    </style:style>
    <style:style style:name="P170" style:family="paragraph" style:parent-style-name="Text_20_body">
      <style:text-properties officeooo:rsid="00eebdd5" officeooo:paragraph-rsid="00eebdd5"/>
    </style:style>
    <style:style style:name="P171" style:family="paragraph" style:parent-style-name="Text_20_body">
      <style:text-properties officeooo:rsid="00f08890" officeooo:paragraph-rsid="00f08890"/>
    </style:style>
    <style:style style:name="P172" style:family="paragraph" style:parent-style-name="Text_20_body">
      <style:text-properties officeooo:rsid="00f4ea05" officeooo:paragraph-rsid="00f4ea05"/>
    </style:style>
    <style:style style:name="P173" style:family="paragraph" style:parent-style-name="Text_20_body">
      <style:text-properties officeooo:rsid="00f5b255" officeooo:paragraph-rsid="00f5b255"/>
    </style:style>
    <style:style style:name="P174" style:family="paragraph" style:parent-style-name="Text_20_body">
      <style:text-properties officeooo:rsid="00f73199" officeooo:paragraph-rsid="00f73199"/>
    </style:style>
    <style:style style:name="P175" style:family="paragraph" style:parent-style-name="Text_20_body">
      <style:text-properties officeooo:paragraph-rsid="00f5d034"/>
    </style:style>
    <style:style style:name="P176" style:family="paragraph" style:parent-style-name="Text_20_body">
      <style:text-properties officeooo:rsid="00fd96af" officeooo:paragraph-rsid="00fd96af"/>
    </style:style>
    <style:style style:name="P177" style:family="paragraph" style:parent-style-name="Text_20_body">
      <style:text-properties officeooo:rsid="01005d70" officeooo:paragraph-rsid="01005d70"/>
    </style:style>
    <style:style style:name="P178" style:family="paragraph" style:parent-style-name="Text_20_body">
      <style:text-properties officeooo:paragraph-rsid="01005d70"/>
    </style:style>
    <style:style style:name="P179" style:family="paragraph" style:parent-style-name="Text_20_body">
      <style:text-properties officeooo:rsid="0104e805" officeooo:paragraph-rsid="0104e805"/>
    </style:style>
    <style:style style:name="P180" style:family="paragraph" style:parent-style-name="Preformatted_20_Text">
      <style:text-properties officeooo:rsid="000b5457" officeooo:paragraph-rsid="000b5457"/>
    </style:style>
    <style:style style:name="P181" style:family="paragraph" style:parent-style-name="Preformatted_20_Text">
      <style:text-properties officeooo:rsid="004d6e53" officeooo:paragraph-rsid="004d6e53"/>
    </style:style>
    <style:style style:name="P182" style:family="paragraph" style:parent-style-name="Preformatted_20_Text">
      <style:paragraph-properties fo:margin-left="0cm" fo:margin-right="0cm" fo:margin-top="0cm" fo:margin-bottom="0cm" style:contextual-spacing="false" fo:text-indent="0cm" style:auto-text-indent="false"/>
    </style:style>
    <style:style style:name="P183" style:family="paragraph" style:parent-style-name="КОД">
      <style:text-properties fo:color="#800080" loext:opacity="100%"/>
    </style:style>
    <style:style style:name="P184" style:family="paragraph" style:parent-style-name="КОД">
      <style:text-properties officeooo:paragraph-rsid="002bc303"/>
    </style:style>
    <style:style style:name="P185" style:family="paragraph" style:parent-style-name="КОД">
      <style:text-properties officeooo:paragraph-rsid="003184db"/>
    </style:style>
    <style:style style:name="P186" style:family="paragraph" style:parent-style-name="КОД">
      <style:text-properties officeooo:paragraph-rsid="00349ee5"/>
    </style:style>
    <style:style style:name="P187" style:family="paragraph" style:parent-style-name="КОД">
      <style:text-properties officeooo:paragraph-rsid="00363961"/>
    </style:style>
    <style:style style:name="P188" style:family="paragraph" style:parent-style-name="КОД">
      <style:text-properties officeooo:paragraph-rsid="00468d96"/>
    </style:style>
    <style:style style:name="P189" style:family="paragraph" style:parent-style-name="КОД">
      <style:text-properties officeooo:rsid="004d6e53" officeooo:paragraph-rsid="004d6e53"/>
    </style:style>
    <style:style style:name="P190" style:family="paragraph" style:parent-style-name="КОД">
      <style:text-properties officeooo:paragraph-rsid="00524be4"/>
    </style:style>
    <style:style style:name="P191" style:family="paragraph" style:parent-style-name="КОД">
      <style:text-properties officeooo:paragraph-rsid="00602b7b"/>
    </style:style>
    <style:style style:name="P192" style:family="paragraph" style:parent-style-name="КОД">
      <style:text-properties officeooo:rsid="00602b7b" officeooo:paragraph-rsid="00602b7b"/>
    </style:style>
    <style:style style:name="P193" style:family="paragraph" style:parent-style-name="КОД">
      <style:text-properties officeooo:rsid="00748fac" officeooo:paragraph-rsid="00748fac"/>
    </style:style>
    <style:style style:name="P194" style:family="paragraph" style:parent-style-name="КОД">
      <style:text-properties officeooo:rsid="00748fac" officeooo:paragraph-rsid="0075b793"/>
    </style:style>
    <style:style style:name="P195" style:family="paragraph" style:parent-style-name="КОД">
      <style:text-properties officeooo:paragraph-rsid="0075b793"/>
    </style:style>
    <style:style style:name="P196" style:family="paragraph" style:parent-style-name="КОД">
      <style:text-properties officeooo:rsid="0075b793" officeooo:paragraph-rsid="0075b793"/>
    </style:style>
    <style:style style:name="P197" style:family="paragraph" style:parent-style-name="КОД">
      <style:text-properties officeooo:rsid="0079b443" officeooo:paragraph-rsid="0079b443"/>
    </style:style>
    <style:style style:name="P198" style:family="paragraph" style:parent-style-name="КОД">
      <style:text-properties officeooo:rsid="007aef50" officeooo:paragraph-rsid="007aef50"/>
    </style:style>
    <style:style style:name="P199" style:family="paragraph" style:parent-style-name="КОД">
      <style:text-properties officeooo:paragraph-rsid="007aef50"/>
    </style:style>
    <style:style style:name="P200" style:family="paragraph" style:parent-style-name="КОД">
      <style:text-properties officeooo:paragraph-rsid="0094a2e4"/>
    </style:style>
    <style:style style:name="P201" style:family="paragraph" style:parent-style-name="КОД">
      <style:text-properties officeooo:paragraph-rsid="00a8bcd1"/>
    </style:style>
    <style:style style:name="P202" style:family="paragraph" style:parent-style-name="КОД">
      <style:text-properties officeooo:rsid="00cbf136" officeooo:paragraph-rsid="00ccb7b3"/>
    </style:style>
    <style:style style:name="P203" style:family="paragraph" style:parent-style-name="КОД">
      <style:text-properties officeooo:paragraph-rsid="00d3f3f4"/>
    </style:style>
    <style:style style:name="P204" style:family="paragraph" style:parent-style-name="КОД">
      <style:text-properties officeooo:paragraph-rsid="00e2a29d"/>
    </style:style>
    <style:style style:name="P205" style:family="paragraph" style:parent-style-name="КОД">
      <style:text-properties officeooo:paragraph-rsid="00e480f9"/>
    </style:style>
    <style:style style:name="P206" style:family="paragraph" style:parent-style-name="КОД">
      <style:text-properties officeooo:paragraph-rsid="00fb5236"/>
    </style:style>
    <style:style style:name="P207" style:family="paragraph" style:parent-style-name="КОД">
      <style:text-properties officeooo:paragraph-rsid="0104660e"/>
    </style:style>
    <style:style style:name="P208" style:family="paragraph" style:parent-style-name="КОД">
      <style:text-properties officeooo:paragraph-rsid="0104e805"/>
    </style:style>
    <style:style style:name="P209" style:family="paragraph" style:parent-style-name="ВЫВОД">
      <style:text-properties officeooo:rsid="0060ecb5" officeooo:paragraph-rsid="0060ecb5"/>
    </style:style>
    <style:style style:name="P210" style:family="paragraph" style:parent-style-name="ВЫВОД">
      <style:text-properties officeooo:paragraph-rsid="0060ecb5"/>
    </style:style>
    <style:style style:name="P211" style:family="paragraph" style:parent-style-name="ВЫВОД">
      <style:text-properties officeooo:rsid="00eb5de5"/>
    </style:style>
    <style:style style:name="P212" style:family="paragraph" style:parent-style-name="ВЫВОД">
      <style:text-properties officeooo:rsid="00fad263"/>
    </style:style>
    <style:style style:name="P213" style:family="paragraph" style:parent-style-name="Standard">
      <style:text-properties officeooo:rsid="00babe20" officeooo:paragraph-rsid="00babe20"/>
    </style:style>
    <style:style style:name="P214" style:family="paragraph" style:parent-style-name="Table_20_Contents">
      <style:text-properties officeooo:rsid="00ba74f0" officeooo:paragraph-rsid="00ba74f0"/>
    </style:style>
    <style:style style:name="P215" style:family="paragraph" style:parent-style-name="Table_20_Contents">
      <style:text-properties officeooo:rsid="00ba74f0" officeooo:paragraph-rsid="00babe20"/>
    </style:style>
    <style:style style:name="P216"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217" style:family="paragraph" style:parent-style-name="Table_20_Contents">
      <style:text-properties officeooo:rsid="00babe20" officeooo:paragraph-rsid="00babe20"/>
    </style:style>
    <style:style style:name="P218" style:family="paragraph" style:parent-style-name="Heading_20_2">
      <style:text-properties officeooo:rsid="000b9d21" officeooo:paragraph-rsid="000b9d21"/>
    </style:style>
    <style:style style:name="P219" style:family="paragraph" style:parent-style-name="Heading_20_2">
      <style:text-properties officeooo:rsid="000b5457" officeooo:paragraph-rsid="000c9818"/>
    </style:style>
    <style:style style:name="P220" style:family="paragraph" style:parent-style-name="Heading_20_2">
      <style:text-properties officeooo:rsid="0013a7a4" officeooo:paragraph-rsid="0013a7a4"/>
    </style:style>
    <style:style style:name="P221" style:family="paragraph" style:parent-style-name="Heading_20_2">
      <style:text-properties officeooo:rsid="00cbf136" officeooo:paragraph-rsid="00cbf136"/>
    </style:style>
    <style:style style:name="P222" style:family="paragraph" style:parent-style-name="Heading_20_2">
      <style:text-properties officeooo:paragraph-rsid="00cbf136"/>
    </style:style>
    <style:style style:name="P223" style:family="paragraph" style:parent-style-name="Text_20_body" style:list-style-name="L1">
      <style:text-properties officeooo:rsid="000a6401" officeooo:paragraph-rsid="000a6401"/>
    </style:style>
    <style:style style:name="P224" style:family="paragraph" style:parent-style-name="Text_20_body" style:list-style-name="L2">
      <style:text-properties officeooo:paragraph-rsid="00246c99"/>
    </style:style>
    <style:style style:name="P225" style:family="paragraph" style:parent-style-name="Text_20_body" style:list-style-name="L3">
      <style:text-properties officeooo:rsid="009ab8ff" officeooo:paragraph-rsid="00a212fb"/>
    </style:style>
    <style:style style:name="P226" style:family="paragraph" style:parent-style-name="Text_20_body" style:list-style-name="L3">
      <style:text-properties officeooo:rsid="009ab8ff" officeooo:paragraph-rsid="009ab8ff"/>
    </style:style>
    <style:style style:name="P227" style:family="paragraph" style:parent-style-name="Text_20_body" style:list-style-name="L3">
      <style:text-properties officeooo:rsid="009c35b0" officeooo:paragraph-rsid="009c35b0"/>
    </style:style>
    <style:style style:name="P228" style:family="paragraph" style:parent-style-name="Text_20_body">
      <style:text-properties officeooo:rsid="00f5b255" officeooo:paragraph-rsid="00f5b255"/>
    </style:style>
    <style:style style:name="P229" style:family="paragraph" style:parent-style-name="Text_20_body">
      <style:text-properties officeooo:rsid="0108edb9" officeooo:paragraph-rsid="0108edb9"/>
    </style:style>
    <style:style style:name="P230" style:family="paragraph" style:parent-style-name="Text_20_body">
      <style:text-properties officeooo:rsid="0109256a" officeooo:paragraph-rsid="0109256a"/>
    </style:style>
    <style:style style:name="P231" style:family="paragraph" style:parent-style-name="Text_20_body">
      <style:text-properties officeooo:paragraph-rsid="01005d70"/>
    </style:style>
    <style:style style:name="P232" style:family="paragraph" style:parent-style-name="Text_20_body">
      <style:text-properties officeooo:rsid="010aa7b1" officeooo:paragraph-rsid="010aa7b1"/>
    </style:style>
    <style:style style:name="P233" style:family="paragraph" style:parent-style-name="Text_20_body">
      <style:text-properties officeooo:rsid="010bb3c8" officeooo:paragraph-rsid="010bb3c8"/>
    </style:style>
    <style:style style:name="P234" style:family="paragraph" style:parent-style-name="КОД">
      <style:text-properties fo:color="#092e64" loext:opacity="100%"/>
    </style:style>
    <style:style style:name="P235" style:family="paragraph" style:parent-style-name="КОД">
      <style:text-properties fo:color="#00677c" loext:opacity="100%" fo:font-weight="bold" officeooo:paragraph-rsid="00fbb5fb"/>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092e64" loext:opacity="100%"/>
    </style:style>
    <style:style style:name="T13" style:family="text">
      <style:text-properties fo:color="#092e64" loext:opacity="100%" officeooo:rsid="0029e059"/>
    </style:style>
    <style:style style:name="T14" style:family="text">
      <style:text-properties fo:color="#092e64" loext:opacity="100%" fo:font-style="italic"/>
    </style:style>
    <style:style style:name="T15" style:family="text">
      <style:text-properties fo:color="#00677c" loext:opacity="100%"/>
    </style:style>
    <style:style style:name="T16" style:family="text">
      <style:text-properties fo:color="#00677c" loext:opacity="100%" fo:font-weight="bold"/>
    </style:style>
    <style:style style:name="T17" style:family="text">
      <style:text-properties fo:color="#00677c" loext:opacity="100%" fo:font-style="italic"/>
    </style:style>
    <style:style style:name="T18" style:family="text">
      <style:text-properties fo:color="#00677c" loext:opacity="100%" fo:font-style="italic" fo:font-weight="bold"/>
    </style:style>
    <style:style style:name="T19" style:family="text">
      <style:text-properties fo:color="#00677c" loext:opacity="100%" officeooo:rsid="00404393"/>
    </style:style>
    <style:style style:name="T20" style:family="text">
      <style:text-properties fo:color="#008000" loext:opacity="100%"/>
    </style:style>
    <style:style style:name="T21" style:family="text">
      <style:text-properties fo:color="#008000" loext:opacity="100%" officeooo:rsid="003184db"/>
    </style:style>
    <style:style style:name="T22" style:family="text">
      <style:text-properties fo:color="#008000" loext:opacity="100%" officeooo:rsid="00363961"/>
    </style:style>
    <style:style style:name="T23" style:family="text">
      <style:text-properties fo:color="#008000" loext:opacity="100%" officeooo:rsid="00524be4"/>
    </style:style>
    <style:style style:name="T24" style:family="text">
      <style:text-properties fo:color="#008000" loext:opacity="100%" officeooo:rsid="0063fe4a"/>
    </style:style>
    <style:style style:name="T25" style:family="text">
      <style:text-properties fo:color="#008000" loext:opacity="100%" style:font-name="Courier New" fo:font-size="10pt" fo:language="zxx" fo:country="none" officeooo:rsid="00eebdd5"/>
    </style:style>
    <style:style style:name="T26" style:family="text">
      <style:text-properties fo:color="#000080" loext:opacity="100%"/>
    </style:style>
    <style:style style:name="T27" style:family="text">
      <style:text-properties fo:color="#0000ff" loext:opacity="100%"/>
    </style:style>
    <style:style style:name="T28" style:family="text">
      <style:text-properties fo:color="#808000" loext:opacity="100%"/>
    </style:style>
    <style:style style:name="T29" style:family="text">
      <style:text-properties fo:color="#808000" loext:opacity="100%" fo:font-style="italic" fo:font-weight="bold"/>
    </style:style>
    <style:style style:name="T30" style:family="text">
      <style:text-properties fo:color="#808000" loext:opacity="100%" fo:font-weight="bold"/>
    </style:style>
    <style:style style:name="T31" style:family="text">
      <style:text-properties officeooo:rsid="000c9818"/>
    </style:style>
    <style:style style:name="T32" style:family="text">
      <style:text-properties fo:color="#ce5c00" loext:opacity="100%"/>
    </style:style>
    <style:style style:name="T33" style:family="text">
      <style:text-properties officeooo:rsid="000ee927"/>
    </style:style>
    <style:style style:name="T34" style:family="text">
      <style:text-properties officeooo:rsid="00109723"/>
    </style:style>
    <style:style style:name="T35" style:family="text">
      <style:text-properties officeooo:rsid="001149a8"/>
    </style:style>
    <style:style style:name="T36" style:family="text">
      <style:text-properties officeooo:rsid="0014f394"/>
    </style:style>
    <style:style style:name="T37" style:family="text">
      <style:text-properties officeooo:rsid="00151a0e"/>
    </style:style>
    <style:style style:name="T38" style:family="text">
      <style:text-properties officeooo:rsid="0015d602"/>
    </style:style>
    <style:style style:name="T39" style:family="text">
      <style:text-properties officeooo:rsid="0018f796"/>
    </style:style>
    <style:style style:name="T40" style:family="text">
      <style:text-properties officeooo:rsid="001ae59d"/>
    </style:style>
    <style:style style:name="T41" style:family="text">
      <style:text-properties officeooo:rsid="001be815"/>
    </style:style>
    <style:style style:name="T42" style:family="text">
      <style:text-properties officeooo:rsid="001d9604"/>
    </style:style>
    <style:style style:name="T43" style:family="text">
      <style:text-properties officeooo:rsid="001df2ed"/>
    </style:style>
    <style:style style:name="T44" style:family="text">
      <style:text-properties fo:color="#800000" loext:opacity="100%"/>
    </style:style>
    <style:style style:name="T45" style:family="text">
      <style:text-properties fo:color="#800000" loext:opacity="100%" fo:font-style="italic"/>
    </style:style>
    <style:style style:name="T46" style:family="text">
      <style:text-properties officeooo:rsid="0023aee1"/>
    </style:style>
    <style:style style:name="T47" style:family="text">
      <style:text-properties officeooo:rsid="00246c99"/>
    </style:style>
    <style:style style:name="T48" style:family="text">
      <style:text-properties officeooo:rsid="00290783"/>
    </style:style>
    <style:style style:name="T49" style:family="text">
      <style:text-properties officeooo:rsid="002af075"/>
    </style:style>
    <style:style style:name="T50" style:family="text">
      <style:text-properties officeooo:rsid="002d0c8d"/>
    </style:style>
    <style:style style:name="T51" style:family="text">
      <style:text-properties officeooo:rsid="00320635"/>
    </style:style>
    <style:style style:name="T52" style:family="text">
      <style:text-properties officeooo:rsid="00349ee5"/>
    </style:style>
    <style:style style:name="T53" style:family="text">
      <style:text-properties officeooo:rsid="0038e135"/>
    </style:style>
    <style:style style:name="T54" style:family="text">
      <style:text-properties officeooo:rsid="003c0cfe"/>
    </style:style>
    <style:style style:name="T55" style:family="text">
      <style:text-properties officeooo:rsid="003d6144"/>
    </style:style>
    <style:style style:name="T56" style:family="text">
      <style:text-properties officeooo:rsid="003dec22"/>
    </style:style>
    <style:style style:name="T57" style:family="text">
      <style:text-properties officeooo:rsid="003eb10a"/>
    </style:style>
    <style:style style:name="T58" style:family="text">
      <style:text-properties officeooo:rsid="0045f1cd"/>
    </style:style>
    <style:style style:name="T59" style:family="text">
      <style:text-properties officeooo:rsid="0046677c"/>
    </style:style>
    <style:style style:name="T60" style:family="text">
      <style:text-properties officeooo:rsid="0046f546"/>
    </style:style>
    <style:style style:name="T61" style:family="text">
      <style:text-properties officeooo:rsid="0048d24b"/>
    </style:style>
    <style:style style:name="T62" style:family="text">
      <style:text-properties officeooo:rsid="004a22a5"/>
    </style:style>
    <style:style style:name="T63" style:family="text">
      <style:text-properties officeooo:rsid="004bf848"/>
    </style:style>
    <style:style style:name="T64" style:family="text">
      <style:text-properties officeooo:rsid="004d7078"/>
    </style:style>
    <style:style style:name="T65" style:family="text">
      <style:text-properties officeooo:rsid="004dbbce"/>
    </style:style>
    <style:style style:name="T66" style:family="text">
      <style:text-properties officeooo:rsid="0050720b"/>
    </style:style>
    <style:style style:name="T67" style:family="text">
      <style:text-properties officeooo:rsid="0051e517"/>
    </style:style>
    <style:style style:name="T68" style:family="text">
      <style:text-properties officeooo:rsid="00524be4"/>
    </style:style>
    <style:style style:name="T69" style:family="text">
      <style:text-properties officeooo:rsid="00591933"/>
    </style:style>
    <style:style style:name="T70" style:family="text">
      <style:text-properties officeooo:rsid="005a3a07"/>
    </style:style>
    <style:style style:name="T71" style:family="text">
      <style:text-properties officeooo:rsid="005a8f8d"/>
    </style:style>
    <style:style style:name="T72" style:family="text">
      <style:text-properties officeooo:rsid="005d1752"/>
    </style:style>
    <style:style style:name="T73" style:family="text">
      <style:text-properties officeooo:rsid="005f0703"/>
    </style:style>
    <style:style style:name="T74" style:family="text">
      <style:text-properties officeooo:rsid="00602b7b"/>
    </style:style>
    <style:style style:name="T75" style:family="text">
      <style:text-properties officeooo:rsid="0060ecb5"/>
    </style:style>
    <style:style style:name="T76" style:family="text">
      <style:text-properties officeooo:rsid="0053e5f9"/>
    </style:style>
    <style:style style:name="T77" style:family="text">
      <style:text-properties officeooo:rsid="006157d2"/>
    </style:style>
    <style:style style:name="T78" style:family="text">
      <style:text-properties officeooo:rsid="0062ce71"/>
    </style:style>
    <style:style style:name="T79" style:family="text">
      <style:text-properties officeooo:rsid="0063fe4a"/>
    </style:style>
    <style:style style:name="T80" style:family="text">
      <style:text-properties officeooo:rsid="00674c5e"/>
    </style:style>
    <style:style style:name="T81" style:family="text">
      <style:text-properties officeooo:rsid="006a84af"/>
    </style:style>
    <style:style style:name="T82" style:family="text">
      <style:text-properties officeooo:rsid="006bb761"/>
    </style:style>
    <style:style style:name="T83" style:family="text">
      <style:text-properties officeooo:rsid="006fdf45"/>
    </style:style>
    <style:style style:name="T84" style:family="text">
      <style:text-properties officeooo:rsid="00722ec6"/>
    </style:style>
    <style:style style:name="T85" style:family="text">
      <style:text-properties officeooo:rsid="0077c0bd"/>
    </style:style>
    <style:style style:name="T86" style:family="text">
      <style:text-properties officeooo:rsid="007e4cc5"/>
    </style:style>
    <style:style style:name="T87" style:family="text">
      <style:text-properties officeooo:rsid="008070f5"/>
    </style:style>
    <style:style style:name="T88" style:family="text">
      <style:text-properties officeooo:rsid="0081e8af"/>
    </style:style>
    <style:style style:name="T89" style:family="text">
      <style:text-properties officeooo:rsid="00822bb2"/>
    </style:style>
    <style:style style:name="T90" style:family="text">
      <style:text-properties officeooo:rsid="00872a87"/>
    </style:style>
    <style:style style:name="T91" style:family="text">
      <style:text-properties officeooo:rsid="008aa6ca"/>
    </style:style>
    <style:style style:name="T92" style:family="text">
      <style:text-properties officeooo:rsid="008e9fc0"/>
    </style:style>
    <style:style style:name="T93" style:family="text">
      <style:text-properties officeooo:rsid="009099c0"/>
    </style:style>
    <style:style style:name="T94" style:family="text">
      <style:text-properties officeooo:rsid="0093da13"/>
    </style:style>
    <style:style style:name="T95" style:family="text">
      <style:text-properties officeooo:rsid="00949dc1"/>
    </style:style>
    <style:style style:name="T96" style:family="text">
      <style:text-properties officeooo:rsid="009751ed"/>
    </style:style>
    <style:style style:name="T97" style:family="text">
      <style:text-properties officeooo:rsid="009882e7"/>
    </style:style>
    <style:style style:name="T98" style:family="text">
      <style:text-properties officeooo:rsid="009ab8ff"/>
    </style:style>
    <style:style style:name="T99" style:family="text">
      <style:text-properties officeooo:rsid="00a0fe11"/>
    </style:style>
    <style:style style:name="T100" style:family="text">
      <style:text-properties officeooo:rsid="00a212fb"/>
    </style:style>
    <style:style style:name="T101" style:family="text">
      <style:text-properties officeooo:rsid="00a4fab5"/>
    </style:style>
    <style:style style:name="T102" style:family="text">
      <style:text-properties officeooo:rsid="00a5bd25"/>
    </style:style>
    <style:style style:name="T103" style:family="text">
      <style:text-properties officeooo:rsid="00a687eb"/>
    </style:style>
    <style:style style:name="T104" style:family="text">
      <style:text-properties officeooo:rsid="00a97bd4"/>
    </style:style>
    <style:style style:name="T105" style:family="text">
      <style:text-properties officeooo:rsid="00aadc5c"/>
    </style:style>
    <style:style style:name="T106" style:family="text">
      <style:text-properties officeooo:rsid="00ac298a"/>
    </style:style>
    <style:style style:name="T107" style:family="text">
      <style:text-properties officeooo:rsid="00addb75"/>
    </style:style>
    <style:style style:name="T108" style:family="text">
      <style:text-properties officeooo:rsid="00b0a964"/>
    </style:style>
    <style:style style:name="T109" style:family="text">
      <style:text-properties officeooo:rsid="00b2aac9"/>
    </style:style>
    <style:style style:name="T110" style:family="text">
      <style:text-properties officeooo:rsid="00b766e2"/>
    </style:style>
    <style:style style:name="T111" style:family="text">
      <style:text-properties officeooo:rsid="00b988a1"/>
    </style:style>
    <style:style style:name="T112" style:family="text">
      <style:text-properties officeooo:rsid="00ba74f0"/>
    </style:style>
    <style:style style:name="T113" style:family="text">
      <style:text-properties officeooo:rsid="00bd94c7"/>
    </style:style>
    <style:style style:name="T114" style:family="text">
      <style:text-properties officeooo:rsid="00c0a029"/>
    </style:style>
    <style:style style:name="T115" style:family="text">
      <style:text-properties officeooo:rsid="00c324ef"/>
    </style:style>
    <style:style style:name="T116" style:family="text">
      <style:text-properties officeooo:rsid="00c403d7"/>
    </style:style>
    <style:style style:name="T117" style:family="text">
      <style:text-properties officeooo:rsid="00c9f9c1"/>
    </style:style>
    <style:style style:name="T118" style:family="text">
      <style:text-properties officeooo:rsid="00cbf136"/>
    </style:style>
    <style:style style:name="T119" style:family="text">
      <style:text-properties officeooo:rsid="00cc1045"/>
    </style:style>
    <style:style style:name="T120" style:family="text">
      <style:text-properties officeooo:rsid="00d03579"/>
    </style:style>
    <style:style style:name="T121" style:family="text">
      <style:text-properties officeooo:rsid="00d1e498"/>
    </style:style>
    <style:style style:name="T122" style:family="text">
      <style:text-properties fo:font-style="italic"/>
    </style:style>
    <style:style style:name="T123" style:family="text">
      <style:text-properties officeooo:rsid="00d231c9"/>
    </style:style>
    <style:style style:name="T124" style:family="text">
      <style:text-properties officeooo:rsid="00d5c41b"/>
    </style:style>
    <style:style style:name="T125" style:family="text">
      <style:text-properties officeooo:rsid="00d65b87"/>
    </style:style>
    <style:style style:name="T126" style:family="text">
      <style:text-properties officeooo:rsid="00d7c239"/>
    </style:style>
    <style:style style:name="T127" style:family="text">
      <style:text-properties officeooo:rsid="00d804c0"/>
    </style:style>
    <style:style style:name="T128" style:family="text">
      <style:text-properties officeooo:rsid="00d842e3"/>
    </style:style>
    <style:style style:name="T129" style:family="text">
      <style:text-properties officeooo:rsid="00d944bd"/>
    </style:style>
    <style:style style:name="T130" style:family="text">
      <style:text-properties officeooo:rsid="00d9dfa7"/>
    </style:style>
    <style:style style:name="T131" style:family="text">
      <style:text-properties officeooo:rsid="00dd4260"/>
    </style:style>
    <style:style style:name="T132" style:family="text">
      <style:text-properties officeooo:rsid="00e2754e"/>
    </style:style>
    <style:style style:name="T133" style:family="text">
      <style:text-properties officeooo:rsid="00e56cf3"/>
    </style:style>
    <style:style style:name="T134" style:family="text">
      <style:text-properties officeooo:rsid="00eebdd5"/>
    </style:style>
    <style:style style:name="T135" style:family="text">
      <style:text-properties officeooo:rsid="00f08890"/>
    </style:style>
    <style:style style:name="T136" style:family="text">
      <style:text-properties officeooo:rsid="00f1e3eb"/>
    </style:style>
    <style:style style:name="T137" style:family="text">
      <style:text-properties officeooo:rsid="00f5d034"/>
    </style:style>
    <style:style style:name="T138" style:family="text">
      <style:text-properties officeooo:rsid="00fbb5fb"/>
    </style:style>
    <style:style style:name="T139" style:family="text">
      <style:text-properties officeooo:rsid="00fea6df"/>
    </style:style>
    <style:style style:name="T140" style:family="text">
      <style:text-properties officeooo:rsid="01005d70"/>
    </style:style>
    <style:style style:name="T141" style:family="text">
      <style:text-properties officeooo:rsid="0103517f"/>
    </style:style>
    <style:style style:name="T142" style:family="text">
      <style:text-properties officeooo:rsid="010ca55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Здесь предпринята попытка создать встраиваемый скриптовый движок на подмножестве языка <text:span text:style-name="T1">ECMA </text:span>Script.</text:p>
      <text:p text:style-name="P4">В книге описывается процесс создания скриптового движка.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5">Для этого будут разработаны:</text:p>
      <text:list xml:id="list825410029" text:style-name="L1">
        <text:list-item>
          <text:p text:style-name="P223">лексический анализатор</text:p>
        </text:list-item>
        <text:list-item>
          <text:p text:style-name="P223">синтаксический анализатор</text:p>
        </text:list-item>
        <text:list-item>
          <text:p text:style-name="P223">представление в виде трёхадресного кода</text:p>
        </text:list-item>
        <text:list-item>
          <text:p text:style-name="P223">виртуальная машина</text:p>
        </text:list-item>
        <text:list-item>
          <text:p text:style-name="P223">сборка мусора</text:p>
        </text:list-item>
      </text:list>
      <text:p text:style-name="P5">Затем по мере развития в язык и транслятор будут добавлены другие функции.</text:p>
      <text:p text:style-name="P6">Начнём с самого начала: чтения входного потока.</text:p>
      <text:h text:style-name="Heading_20_2" text:outline-level="2">Входной поток</text:h>
      <text:p text:style-name="P6">В приложениях входной поток может представлять собой либо строку кода непосредственно в программе, например, наподобие этого:</text:p>
      <text:p text:style-name="P180"><text:span text:style-name="T2"><text:s text:c="4"/>EScript</text:span><text:span text:style-name="T7"> </text:span><text:span text:style-name="T12">engine</text:span>;</text:p>
      <text:p text:style-name="P182"><text:span text:style-name="T7"><text:s text:c="4"/></text:span><text:span text:style-name="T12">engine</text:span>.<text:span text:style-name="T15">eval</text:span>(<text:span text:style-name="T20">"i = 1 + 2;"</text:span>);</text:p>
      <text:p text:style-name="P6">Кроме того, это может быть макрос в виде файла. Таким образом, движок должен принимать как строки, так и файлы.</text:p>
      <text:p text:style-name="P6">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6"><text:soft-page-break/>Если посчитаем нужным, можно будет создать отдельный класс, который будет работать с UTF8, но сейчас это не столь важно.</text:p>
      <text:p text:style-name="P6">Итак, условимся на данном этапе использовать только u32string. В C++ для этого <text:span text:style-name="T58">есть </text:span>такой строковый литерал:</text:p>
      <text:p text:style-name="P180"><text:span text:style-name="T2">std</text:span>::<text:span text:style-name="T2">u32string</text:span><text:span text:style-name="T7"> </text:span><text:span text:style-name="T12">code</text:span><text:span text:style-name="T7"> </text:span>=<text:span text:style-name="T7"> </text:span><text:span text:style-name="T20">U"i = 1 + 2;"</text:span>;</text:p>
      <text:p text:style-name="P6">Т.е. префикс U.</text:p>
      <text:p text:style-name="P6">Файлы пока трогать не будем, добавим их, когда наш язык достаточно разрастётся.</text:p>
      <text:h text:style-name="P218" text:outline-level="2">Создание проекта</text:h>
      <text:p text:style-name="P6">Пора создать проект.</text:p>
      <text:p text:style-name="P6">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59">Installation from this IP is not allowed</text:span>», <text:span text:style-name="T59">но смысл тот же.</text:span></text:p>
      <text:p text:style-name="P6">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6">Создайте проект следующей структуры:</text:p>
      <text:p text:style-name="P6">EScriptEngine — каталог решения</text:p>
      <text:p text:style-name="P6">EScriptEngine/EScript — каталог проекта движка.</text:p>
      <text:p text:style-name="P6">EScriptEngine/tests — каталог для тестовых проектов.</text:p>
      <text:p text:style-name="P6">В других IDE создайте похожую структуру.</text:p>
      <text:p text:style-name="P6">Проект <text:s/>EScript будет оформлен в виде shared library (или dll, если в терминологии Windows). Это как раз и будет библиотека с нашим движком.</text:p>
      <text:p text:style-name="P6">Visual Studio раньше создавала файлы stdafx.h и stdafx.cpp, добавим их тоже как предкомпилированный заголовок.</text:p>
      <text:p text:style-name="P6">Файлы проекта EScript:</text:p>
      <text:p text:style-name="КОД">/**</text:p>
      <text:p text:style-name="КОД"><text:span text:style-name="T7"><text:s/></text:span><text:span text:style-name="T26">*</text:span><text:span text:style-name="T7"> </text:span><text:span text:style-name="T27">@file</text:span><text:span text:style-name="T7"> </text:span><text:span text:style-name="T26">stdafx.h</text:span></text:p>
      <text:p text:style-name="КОД"><text:span text:style-name="T7"><text:s/></text:span><text:span text:style-name="T26">*</text:span><text:span text:style-name="T7"> </text:span><text:span text:style-name="T27">@brief</text:span><text:span text:style-name="T7"> </text:span><text:span text:style-name="T26">Precompiled</text:span><text:span text:style-name="T7"> </text:span><text:span text:style-name="T26">header</text:span></text:p>
      <text:p text:style-name="КОД"><text:span text:style-name="T7"><text:s/></text:span><text:span text:style-name="T26">*/</text:span></text:p>
      <text:p text:style-name="КОД">#<text:span text:style-name="T26">ifndef</text:span><text:span text:style-name="T7"> </text:span><text:span text:style-name="T26">STDAFX_H</text:span></text:p>
      <text:p text:style-name="КОД">#<text:span text:style-name="T26">define</text:span><text:span text:style-name="T7"> </text:span><text:span text:style-name="T26">STDAFX_H</text:span></text:p>
      <text:p text:style-name="КОД">#<text:span text:style-name="T26">include</text:span><text:span text:style-name="T7"> </text:span>&lt;<text:span text:style-name="T20">memory</text:span>&gt;</text:p>
      <text:p text:style-name="КОД">#<text:span text:style-name="T26">include</text:span><text:span text:style-name="T7"> </text:span>&lt;<text:span text:style-name="T20">string</text:span>&gt;</text:p>
      <text:p text:style-name="КОД">#<text:span text:style-name="T26">include</text:span><text:span text:style-name="T7"> </text:span>&lt;<text:span text:style-name="T20">iostream</text:span>&gt;</text:p>
      <text:p text:style-name="КОД">#<text:span text:style-name="T26">endif</text:span><text:span text:style-name="T7"> </text:span><text:span text:style-name="T20">//</text:span><text:span text:style-name="T7"> </text:span><text:span text:style-name="T20">STDAFX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stdafx.cpp</text:span></text:p>
      <text:p text:style-name="КОД"><text:span text:style-name="T7"><text:s/></text:span><text:span text:style-name="T26">*</text:span><text:span text:style-name="T7"> </text:span><text:span text:style-name="T27">@brief</text:span><text:span text:style-name="T7"> </text:span><text:span text:style-name="T26">Precompiled</text:span><text:span text:style-name="T7"> </text:span><text:span text:style-name="T26">header</text:span></text:p>
      <text:p text:style-name="КОД"><text:span text:style-name="T7"><text:s/></text:span><text:span text:style-name="T26">*/</text:span></text:p>
      <text:p text:style-name="КОД">#<text:span text:style-name="T26">include</text:span><text:span text:style-name="T7"> </text:span><text:span text:style-name="T20">"stdafx.h"</text:span></text:p>
      <text:p text:style-name="Horizontal_20_Line"><text:soft-page-break/></text:p>
      <text:p text:style-name="КОД">/**</text:p>
      <text:p text:style-name="КОД"><text:span text:style-name="T7"><text:s/></text:span><text:span text:style-name="T26">*</text:span><text:span text:style-name="T7"> </text:span><text:span text:style-name="T27">@file</text:span><text:span text:style-name="T7"> </text:span><text:span text:style-name="T26">escript_global.h</text:span></text:p>
      <text:p text:style-name="КОД"><text:span text:style-name="T7"><text:s/></text:span><text:span text:style-name="T26">*/</text:span></text:p>
      <text:p text:style-name="КОД"><text:span text:style-name="T26">#ifndef</text:span><text:span text:style-name="T7"> </text:span>ESCRIPT_GLOBAL_H</text:p>
      <text:p text:style-name="КОД">#<text:span text:style-name="T26">define</text:span><text:span text:style-name="T7"> </text:span><text:span text:style-name="T26">ESCRIPT_GLOBAL_H</text:span></text:p>
      <text:p text:style-name="КОД">#<text:span text:style-name="T26">if</text:span><text:span text:style-name="T7"> </text:span><text:span text:style-name="T26">defined</text:span>(<text:span text:style-name="T26">_MSC_VER</text:span>)<text:span text:style-name="T7"> </text:span>||<text:span text:style-name="T7"> </text:span><text:span text:style-name="T26">defined</text:span>(<text:span text:style-name="T26">WIN64</text:span>)<text:span text:style-name="T7"> </text:span>||<text:span text:style-name="T7"> </text:span><text:span text:style-name="T26">defined</text:span>(<text:span text:style-name="T26">_WIN64</text:span>)<text:span text:style-name="T7"> </text:span>||<text:span text:style-name="T7"> </text:span><text:span text:style-name="T26">defined</text:span>(<text:span text:style-name="T26">__WIN64__</text:span>)<text:span text:style-name="T7"> </text:span>||<text:span text:style-name="T7"> </text:span><text:span text:style-name="T26">defined</text:span>(<text:span text:style-name="T26">WIN32</text:span>)<text:span text:style-name="T7"> </text:span>||<text:span text:style-name="T7"> </text:span><text:span text:style-name="T26">defined</text:span>(<text:span text:style-name="T26">_WIN32</text:span>)<text:span text:style-name="T7"> </text:span>||<text:span text:style-name="T7"> </text:span><text:span text:style-name="T26">defined</text:span>(<text:span text:style-name="T26">__WIN32__</text:span>)<text:span text:style-name="T7"> </text:span>||<text:span text:style-name="T7"> </text:span><text:span text:style-name="T26">defined</text:span>(<text:span text:style-name="T26">__NT__</text:span>)</text:p>
      <text:p text:style-name="КОД">#<text:span text:style-name="T7"> <text:s/></text:span><text:span text:style-name="T26">define</text:span><text:span text:style-name="T7"> </text:span><text:span text:style-name="T26">Q_DECL_EXPORT</text:span><text:span text:style-name="T7"> </text:span><text:span text:style-name="T26">__declspec</text:span>(<text:span text:style-name="T26">dllexport</text:span>)</text:p>
      <text:p text:style-name="КОД">#<text:span text:style-name="T7"> <text:s/></text:span><text:span text:style-name="T26">define</text:span><text:span text:style-name="T7"> </text:span><text:span text:style-name="T26">Q_DECL_IMPORT</text:span><text:span text:style-name="T7"> </text:span><text:span text:style-name="T26">__declspec</text:span>(<text:span text:style-name="T26">dllimport</text:span>)</text:p>
      <text:p text:style-name="КОД">#<text:span text:style-name="T26">else</text:span></text:p>
      <text:p text:style-name="КОД">#<text:span text:style-name="T7"> <text:s/></text:span><text:span text:style-name="T26">define</text:span><text:span text:style-name="T7"> </text:span><text:span text:style-name="T26">Q_DECL_EXPORT</text:span><text:span text:style-name="T7"> <text:s text:c="4"/></text:span><text:span text:style-name="T28">__attribute__</text:span>((<text:span text:style-name="T26">visibility</text:span>(<text:span text:style-name="T20">"default"</text:span>)))</text:p>
      <text:p text:style-name="КОД">#<text:span text:style-name="T7"> <text:s/></text:span><text:span text:style-name="T26">define</text:span><text:span text:style-name="T7"> </text:span><text:span text:style-name="T26">Q_DECL_IMPORT</text:span><text:span text:style-name="T7"> <text:s text:c="4"/></text:span><text:span text:style-name="T28">__attribute__</text:span>((<text:span text:style-name="T26">visibility</text:span>(<text:span text:style-name="T20">"default"</text:span>)))</text:p>
      <text:p text:style-name="КОД">#<text:span text:style-name="T26">endif</text:span></text:p>
      <text:p text:style-name="КОД">#<text:span text:style-name="T26">if</text:span><text:span text:style-name="T7"> </text:span><text:span text:style-name="T26">defined</text:span>(<text:span text:style-name="T26">ESCRIPT_LIBRARY</text:span>)</text:p>
      <text:p text:style-name="КОД">#<text:span text:style-name="T7"> <text:s/></text:span><text:span text:style-name="T26">define</text:span><text:span text:style-name="T7"> </text:span><text:span text:style-name="T26">ESCRIPT_EXPORT</text:span><text:span text:style-name="T7"> </text:span><text:span text:style-name="T26">Q_DECL_EXPORT</text:span></text:p>
      <text:p text:style-name="КОД">#<text:span text:style-name="T26">else</text:span></text:p>
      <text:p text:style-name="КОД">#<text:span text:style-name="T7"> <text:s/></text:span><text:span text:style-name="T26">define</text:span><text:span text:style-name="T7"> </text:span><text:span text:style-name="T26">ESCRIPT_EXPORT</text:span><text:span text:style-name="T7"> </text:span><text:span text:style-name="T26">Q_DECL_IMPORT</text:span></text:p>
      <text:p text:style-name="КОД">#<text:span text:style-name="T26">endif</text:span></text:p>
      <text:p text:style-name="КОД">#<text:span text:style-name="T26">endif</text:span><text:span text:style-name="T7"> </text:span><text:span text:style-name="T20">//</text:span><text:span text:style-name="T7"> </text:span><text:span text:style-name="T20">ESCRIPT_GLOBAL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escript.h</text:span></text:p>
      <text:p text:style-name="КОД"><text:span text:style-name="T7"><text:s/></text:span><text:span text:style-name="T26">*</text:span><text:span text:style-name="T7"> </text:span><text:span text:style-name="T27">@brief</text:span><text:span text:style-name="T7"> </text:span><text:span text:style-name="T26">Определение</text:span><text:span text:style-name="T7"> </text:span><text:span text:style-name="T26">класса</text:span><text:span text:style-name="T7"> </text:span><text:span text:style-name="T26">скриптового</text:span><text:span text:style-name="T7"> </text:span><text:span text:style-name="T26">движка.</text:span></text:p>
      <text:p text:style-name="КОД"><text:span text:style-name="T7"><text:s/></text:span><text:span text:style-name="T26">*/</text:span></text:p>
      <text:p text:style-name="КОД">#<text:span text:style-name="T26">ifndef</text:span><text:span text:style-name="T7"> </text:span><text:span text:style-name="T26">ESCRIPT_H</text:span></text:p>
      <text:p text:style-name="КОД">#<text:span text:style-name="T26">define</text:span><text:span text:style-name="T7"> </text:span><text:span text:style-name="T26">ESCRIPT_H</text:span></text:p>
      <text:p text:style-name="КОД">#<text:span text:style-name="T26">include</text:span><text:span text:style-name="T7"> </text:span><text:span text:style-name="T20">"EScript_global.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Класс</text:span><text:span text:style-name="T7"> </text:span><text:span text:style-name="T26">движка.</text:span><text:span text:style-name="T7"> </text:span><text:span text:style-name="T26">Используйте</text:span><text:span text:style-name="T7"> </text:span><text:span text:style-name="T26">его</text:span><text:span text:style-name="T7"> </text:span><text:span text:style-name="T26">в</text:span><text:span text:style-name="T7"> </text:span><text:span text:style-name="T26">своей</text:span><text:span text:style-name="T7"> </text:span><text:span text:style-name="T26">программе</text:span><text:span text:style-name="T7"> </text:span><text:span text:style-name="T26">для</text:span><text:span text:style-name="T7"> </text:span><text:span text:style-name="T26">запуска</text:span><text:span text:style-name="T7"> </text:span><text:span text:style-name="T26">скриптов.</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EScript</text:span></text:p>
      <text:p text:style-name="КОД">{</text:p>
      <text:p text:style-name="КОД"><text:span text:style-name="T28">public</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оздаёт</text:span><text:span text:style-name="T7"> </text:span><text:span text:style-name="T26">новый</text:span><text:span text:style-name="T7"> </text:span><text:span text:style-name="T26">экземпляр</text:span><text:span text:style-name="T7"> </text:span><text:span text:style-name="T26">скриптового</text:span><text:span text:style-name="T7"> </text:span><text:span text:style-name="T26">движка</text:span></text:p>
      <text:p text:style-name="КОД"><text:span text:style-name="T7"><text:s text:c="5"/></text:span><text:span text:style-name="T26">*/</text:span></text:p>
      <text:p text:style-name="КОД"><text:span text:style-name="T7"><text:s text:c="4"/></text:span><text:span text:style-name="T16">EScript</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Удаляет</text:span><text:span text:style-name="T7"> </text:span><text:span text:style-name="T26">связанные</text:span><text:span text:style-name="T7"> </text:span><text:span text:style-name="T26">ресурсы</text:span></text:p>
      <text:p text:style-name="КОД"><text:span text:style-name="T7"><text:s text:c="5"/></text:span><text:span text:style-name="T26">*/</text:span></text:p>
      <text:p text:style-name="КОД"><text:span text:style-name="T7"><text:s text:c="4"/></text:span><text:span text:style-name="T28">virtual</text:span><text:span text:style-name="T7"> </text:span>~<text:span text:style-name="T18">EScript</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ESCRIPT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escript.cpp</text:span></text:p>
      <text:p text:style-name="КОД"><text:span text:style-name="T7"><text:s/></text:span><text:span text:style-name="T26">*</text:span><text:span text:style-name="T7"> </text:span><text:span text:style-name="T27">@brief</text:span><text:span text:style-name="T7"> </text:span><text:span text:style-name="T26">Реализация</text:span><text:span text:style-name="T7"> </text:span><text:span text:style-name="T26">класса</text:span><text:span text:style-name="T7"> </text:span><text:span text:style-name="T26">скриптового</text:span><text:span text:style-name="T7"> </text:span><text:span text:style-name="T26">движка.</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escript.h"</text:span></text:p>
      <text:p text:style-name="КОД"><text:span text:style-name="T28">namespace</text:span><text:span text:style-name="T7"> </text:span><text:span text:style-name="T3">escript</text:span><text:span text:style-name="T7"> </text:span>{</text:p>
      <text:p text:style-name="КОД"><text:span text:style-name="T2">EScript</text:span>::<text:span text:style-name="T16">EScript</text:span>()</text:p>
      <text:p text:style-name="КОД">{</text:p>
      <text:p text:style-name="КОД">}</text:p>
      <text:p text:style-name="КОД"><text:span text:style-name="T2">EScript</text:span>::~<text:span text:style-name="T18">EScript</text:span>()</text:p>
      <text:p text:style-name="КОД">{</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text:soft-page-break/></text:p>
      <text:p text:style-name="P7">Убедитесь, что всё компилируется. Должна получиться разделяемая библиотека.</text:p>
      <text:p text:style-name="P7">Теперь создайте тестовое приложение <text:span text:style-name="T59">с именем </text:span>«<text:span text:style-name="T59">simple</text:span>» по шаблону «Консольное приложение». В нём будет один файл примерно такого содержания:</text:p>
      <text:p text:style-name="КОД">#<text:span text:style-name="T26">include</text:span><text:span text:style-name="T7"> </text:span>&lt;<text:span text:style-name="T20">iostream</text:span>&gt;</text:p>
      <text:p text:style-name="КОД">#<text:span text:style-name="T26">include</text:span><text:span text:style-name="T7"> </text:span><text:span text:style-name="T20">"escript.h"</text:span></text:p>
      <text:p text:style-name="КОД"><text:span text:style-name="T28">using</text:span><text:span text:style-name="T7"> </text:span><text:span text:style-name="T28">namespace</text:span><text:span text:style-name="T7"> </text:span><text:span text:style-name="T2">std</text:span>;</text:p>
      <text:p text:style-name="КОД"><text:span text:style-name="T28">using</text:span><text:span text:style-name="T7"> </text:span><text:span text:style-name="T28">namespace</text:span><text:span text:style-name="T7"> </text:span><text:span text:style-name="T2">escript</text:span>;</text:p>
      <text:p text:style-name="КОД"/>
      <text:p text:style-name="КОД"><text:span text:style-name="T28">int</text:span><text:span text:style-name="T7"> </text:span><text:span text:style-name="T16">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32">cout</text:span><text:span text:style-name="T7"> </text:span><text:span text:style-name="T15">&lt;&lt;</text:span><text:span text:style-name="T7"> </text:span><text:span text:style-name="T20">"Hello World!"</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7">Добавьте в этот проект ссылку на библиотеку EScript. Всё должно скомпилироваться.</text:p>
      <text:h text:style-name="P219" text:outline-level="2">Определение интерфейса движка</text:h>
      <text:p text:style-name="P8"><text:span text:style-name="T31">Теперь откроем файл </text:span>«escript.h». <text:span text:style-name="T31">Это файл декларации класса движка. Единственны</text:span><text:span text:style-name="T59">е</text:span><text:span text:style-name="T31"> метод</text:span><text:span text:style-name="T59">ы</text:span><text:span text:style-name="T31">, которы</text:span><text:span text:style-name="T59">е</text:span><text:span text:style-name="T31"> пока буд</text:span><text:span text:style-name="T59">у</text:span><text:span text:style-name="T31">т доступн</text:span><text:span text:style-name="T59">ы</text:span><text:span text:style-name="T31"> снаружи, это его конструктор и метод выполнения кода. Добавьте в него сигнатуру метода eval:</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ыполняет</text:span><text:span text:style-name="T7"> </text:span><text:span text:style-name="T26">указанную</text:span><text:span text:style-name="T7"> </text:span><text:span text:style-name="T26">строку</text:span><text:span text:style-name="T7"> </text:span><text:span text:style-name="T26">кода</text:span></text:p>
      <text:p text:style-name="КОД"><text:span text:style-name="T7"><text:s text:c="5"/></text:span><text:span text:style-name="T26">*</text:span><text:span text:style-name="T7"> </text:span><text:span text:style-name="T27">@param</text:span><text:span text:style-name="T7"> </text:span><text:span text:style-name="T26">strCode</text:span><text:span text:style-name="T7"> </text:span><text:span text:style-name="T26">строка</text:span><text:span text:style-name="T7"> </text:span><text:span text:style-name="T26">кода</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eval</text:span>(<text:span text:style-name="T28">const</text:span><text:span text:style-name="T7"> </text:span><text:span text:style-name="T2">std</text:span>::<text:span text:style-name="T2">u32string</text:span><text:span text:style-name="T7"> </text:span>&amp;<text:span text:style-name="T12">strCode</text:span>);</text:p>
      <text:p text:style-name="Horizontal_20_Line"/>
      <text:p text:style-name="P7">И реализацию в файл «escript.cpp»:</text:p>
      <text:p text:style-name="КОД"><text:span text:style-name="T28">void</text:span><text:span text:style-name="T7"> </text:span><text:span text:style-name="T2">EScript</text:span>::<text:span text:style-name="T16">eval</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 text:c="4"/></text:p>
      <text:p text:style-name="КОД">}</text:p>
      <text:p text:style-name="Horizontal_20_Line"/>
      <text:p text:style-name="P9">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0">U"i</text:span><text:span text:style-name="T7"> </text:span><text:span text:style-name="T20">=</text:span><text:span text:style-name="T7"> </text:span><text:span text:style-name="T20">1</text:span><text:span text:style-name="T7"> </text:span><text:span text:style-name="T20">+</text:span><text:span text:style-name="T7"> </text:span><text:span text:style-name="T20">2;"</text:span>;</text:p>
      <text:p text:style-name="КОД"><text:span text:style-name="T7"><text:s text:c="4"/></text:span><text:span text:style-name="T12">engine</text:span>.<text:span text:style-name="T15">eval</text:span>(<text:span text:style-name="T12">code</text:span>);</text:p>
      <text:p text:style-name="Horizontal_20_Line"/>
      <text:p text:style-name="P9">то мы должны будем найти в таблице символов переменную «i», иначе попросту возвращаемых значений не напасёшься.</text:p>
      <text:p text:style-name="P9">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3">Э</text:span>то какая-то синтаксическая единица, так или иначе <text:soft-page-break/>транслируемая <text:span text:style-name="T33">в промежуточное представление, но не сразу же выполняемая, а по мере необходимости</text:span>. <text:span text:style-name="T33">Для этого нам придётся ввести другой метод, который создаст эту единицу, где-то сохранит, а когда понадобится — эта единица будет выполнена. Мы добавим </text:span><text:span text:style-name="T34">его</text:span><text:span text:style-name="T33"> позже.</text:span></text:p>
      <text:p text:style-name="P10">А пока что <text:span text:style-name="T35">у нас будет </text:span>единственный метод eval(), <text:span text:style-name="T35">на котором мы всё обкатаем</text:span>.</text:p>
      <text:p text:style-name="P11">В методе main проекта «simple» напишите такие строки:</text:p>
      <text:p text:style-name="КОД"><text:span text:style-name="T28">int</text:span><text:span text:style-name="T7"> </text:span><text:span text:style-name="T16">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0">U"i</text:span><text:span text:style-name="T7"> </text:span><text:span text:style-name="T20">=</text:span><text:span text:style-name="T7"> </text:span><text:span text:style-name="T20">1</text:span><text:span text:style-name="T7"> </text:span><text:span text:style-name="T20">+</text:span><text:span text:style-name="T7"> </text:span><text:span text:style-name="T20">2;"</text:span>;</text:p>
      <text:p text:style-name="КОД"><text:span text:style-name="T7"><text:s text:c="4"/></text:span><text:span text:style-name="T12">engine</text:span>.<text:span text:style-name="T15">eval</text:span>(<text:span text:style-name="T12">code</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11">Убедитесь, что всё собирается без ошибок. С этим мы будем работать дальше.</text:p>
      <text:h text:style-name="P220" text:outline-level="2">Схема транслятора</text:h>
      <text:p text:style-name="P12">Типичный транслятор работает примерно по такой схеме:</text:p>
      <text:p text:style-name="P12">Лексический анализатор → Синтаксический анализатор → Промежуточное представление</text:p>
      <text:p text:style-name="P12">На этом заканчивается front-end. Далее начинается back-end:</text:p>
      <text:p text:style-name="P12">→ Генератор целевого кода → <text:span text:style-name="T36">О</text:span>птимизатор <text:span text:style-name="T36">кода</text:span> → объектный код/исполняемый файл.</text:p>
      <text:p text:style-name="P12">Лексический анализатор читает входной поток, разбивает его на токены и передаёт токены синтаксическому анализатору. </text:p>
      <text:p text:style-name="P12">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2">Промежуточное представление бывает: в виде дерева разбора, в виде префиксной записи, в виде трёхадресного кода.</text:p>
      <text:p text:style-name="P13">В нашем случае промежуточное представление лучше взять в виде трехадресного кода, <text:span text:style-name="T36">который также будет являться и целевым кодом нашей абстрактной машины</text:span>. Это проще, и мы сразу получим код, который можно выполнить.</text:p>
      <text:p text:style-name="P17"><text:span text:style-name="T37">Исходя из этого давайте добавим </text:span><text:span text:style-name="T38">в проект «EScript» </text:span><text:span text:style-name="T37">класс</text:span><text:span text:style-name="T39">ы лексического и синтаксического анализаторов. </text:span><text:span text:style-name="T40">На диаграмме классов это выглядит следующим образом:</text:span></text:p>
      <text:p text:style-name="P15"><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4">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1">Parser вызывает функцию Lexer::next() до тех пор, пока она не вернёт E</text:span><text:span text:style-name="T43">of</text:span><text:span text:style-name="T41">, т. е. не будет достигнут конец строки.</text:span></text:p>
      <text:p text:style-name="P16">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2">Поэтому добавим несколько членов в класс Lexer: ссылку на саму строку, позицию в строке, последний токен.</text:span></text:p>
      <text:p text:style-name="P18">Приведём полный текст текущей версии классов:</text:p>
      <text:p text:style-name="КОД">/**</text:p>
      <text:p text:style-name="КОД"><text:span text:style-name="T7"><text:s/></text:span><text:span text:style-name="T26">*</text:span><text:span text:style-name="T7"> </text:span><text:span text:style-name="T27">@file</text:span><text:span text:style-name="T7"> </text:span><text:span text:style-name="T26">lexer.h</text:span></text:p>
      <text:p text:style-name="КОД"><text:span text:style-name="T7"><text:s/></text:span><text:span text:style-name="T26">*</text:span><text:span text:style-name="T7"> </text:span><text:span text:style-name="T27">@brief</text:span><text:span text:style-name="T7"> </text:span><text:span text:style-name="T26">Лексический</text:span><text:span text:style-name="T7"> </text:span><text:span text:style-name="T26">анализатор</text:span><text:span text:style-name="T7"> </text:span><text:span text:style-name="T26">-</text:span><text:span text:style-name="T7"> </text:span><text:span text:style-name="T26">объявление</text:span></text:p>
      <text:p text:style-name="КОД"><text:span text:style-name="T7"><text:s/></text:span><text:span text:style-name="T26">*/</text:span></text:p>
      <text:p text:style-name="КОД">#<text:span text:style-name="T26">ifndef</text:span><text:span text:style-name="T7"> </text:span><text:span text:style-name="T26">LEXER_H</text:span></text:p>
      <text:p text:style-name="КОД">#<text:span text:style-name="T26">define</text:span><text:span text:style-name="T7"> </text:span><text:span text:style-name="T26">LEXER_H</text:span></text:p>
      <text:p text:style-name="КОД">#<text:span text:style-name="T26">include</text:span><text:span text:style-name="T7"> </text:span><text:span text:style-name="T20">"EScript_global.h"</text:span></text:p>
      <text:p text:style-name="КОД">#<text:span text:style-name="T26">include</text:span><text:span text:style-name="T7"> </text:span><text:span text:style-name="T20">"token.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Лексический</text:span><text:span text:style-name="T7"> </text:span><text:span text:style-name="T26">анализатор</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Lexer</text:span></text:p>
      <text:p text:style-name="КОД">{</text:p>
      <text:p text:style-name="КОД"><text:span text:style-name="T28">private</text:span>:</text:p>
      <text:p text:style-name="КОД"><text:span text:style-name="T7"><text:s text:c="4"/></text:span><text:span text:style-name="T20">//</text:span><text:span text:style-name="T7"> </text:span><text:span text:style-name="T20">разбираемый</text:span><text:span text:style-name="T7"> </text:span><text:span text:style-name="T20">текст</text:span></text:p>
      <text:p text:style-name="КОД"><text:span text:style-name="T7"><text:s text:c="4"/></text:span><text:span text:style-name="T28">const</text:span><text:span text:style-name="T7"> </text:span><text:span text:style-name="T2">std</text:span>::<text:span text:style-name="T2">u32string</text:span><text:span text:style-name="T7"> </text:span>&amp;<text:span text:style-name="T44">_text</text:span>;</text:p>
      <text:p text:style-name="КОД"><text:span text:style-name="T7"><text:s text:c="4"/></text:span><text:span text:style-name="T20">//</text:span><text:span text:style-name="T7"> </text:span><text:span text:style-name="T20">текущая</text:span><text:span text:style-name="T7"> </text:span><text:span text:style-name="T20">позиция</text:span><text:span text:style-name="T7"> </text:span><text:span text:style-name="T20">в</text:span><text:span text:style-name="T7"> </text:span><text:span text:style-name="T20">строке</text:span></text:p>
      <text:p text:style-name="КОД"><text:span text:style-name="T7"><text:s text:c="4"/></text:span><text:span text:style-name="T28">int</text:span><text:span text:style-name="T7"> </text:span><text:span text:style-name="T44">_pos</text:span><text:span text:style-name="T7"> </text:span>{<text:span text:style-name="T7"> </text:span><text:span text:style-name="T26">0</text:span><text:span text:style-name="T7"> </text:span>};</text:p>
      <text:p text:style-name="КОД"><text:span text:style-name="T7"><text:s text:c="4"/></text:span><text:span text:style-name="T20">//</text:span><text:span text:style-name="T7"> </text:span><text:span text:style-name="T20">последний</text:span><text:span text:style-name="T7"> </text:span><text:span text:style-name="T20">разобранный</text:span><text:span text:style-name="T7"> </text:span><text:span text:style-name="T20">токен</text:span></text:p>
      <text:p text:style-name="КОД"><text:span text:style-name="T7"><text:s text:c="4"/></text:span><text:span text:style-name="T2">Token</text:span><text:span text:style-name="T7"> </text:span><text:span text:style-name="T44">_token</text:span><text:span text:style-name="T7"> </text:span>=<text:span text:style-name="T7"> </text:span><text:span text:style-name="T2">Token</text:span>::<text:span text:style-name="T2">Eof</text:span>;</text:p>
      <text:p text:style-name="КОД"><text:span text:style-name="T7"><text:s text:c="4"/></text:span><text:span text:style-name="T20">//</text:span><text:span text:style-name="T7"> </text:span><text:span text:style-name="T20">строковое</text:span><text:span text:style-name="T7"> </text:span><text:span text:style-name="T20">представление</text:span><text:span text:style-name="T7"> </text:span><text:span text:style-name="T20">последнего</text:span><text:span text:style-name="T7"> </text:span><text:span text:style-name="T20">разобранного</text:span><text:span text:style-name="T7"> </text:span><text:span text:style-name="T20">токена</text:span></text:p>
      <text:p text:style-name="КОД"><text:span text:style-name="T7"><text:s text:c="4"/></text:span><text:span text:style-name="T2">std</text:span>::<text:span text:style-name="T2">u32string</text:span><text:span text:style-name="T7"> </text:span><text:span text:style-name="T44">_tokenText</text:span>;</text:p>
      <text:p text:style-name="КОД"><text:span text:style-name="T28">public</text:span>:</text:p>
      <text:p text:style-name="КОД"><text:soft-page-break/><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оздаёт</text:span><text:span text:style-name="T7"> </text:span><text:span text:style-name="T26">новый</text:span><text:span text:style-name="T7"> </text:span><text:span text:style-name="T26">экземпляр</text:span><text:span text:style-name="T7"> </text:span><text:span text:style-name="T26">класса</text:span><text:span text:style-name="T7"> </text:span><text:span text:style-name="T26">Lexer</text:span></text:p>
      <text:p text:style-name="КОД"><text:span text:style-name="T7"><text:s text:c="5"/></text:span><text:span text:style-name="T26">*/</text:span></text:p>
      <text:p text:style-name="КОД"><text:span text:style-name="T7"><text:s text:c="4"/></text:span><text:span text:style-name="T16">Lexer</text:span>(<text:span text:style-name="T28">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Освобождает</text:span><text:span text:style-name="T7"> </text:span><text:span text:style-name="T26">связанные</text:span><text:span text:style-name="T7"> </text:span><text:span text:style-name="T26">с</text:span><text:span text:style-name="T7"> </text:span><text:span text:style-name="T26">этим</text:span><text:span text:style-name="T7"> </text:span><text:span text:style-name="T26">экземпляром</text:span><text:span text:style-name="T7"> </text:span><text:span text:style-name="T26">ресурсы</text:span></text:p>
      <text:p text:style-name="КОД"><text:span text:style-name="T7"><text:s text:c="5"/></text:span><text:span text:style-name="T26">*/</text:span></text:p>
      <text:p text:style-name="КОД"><text:span text:style-name="T7"><text:s text:c="4"/></text:span><text:span text:style-name="T28">virtual</text:span><text:span text:style-name="T7"> </text:span>~<text:span text:style-name="T18">Lexer</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text:span><text:span text:style-name="T7"> </text:span><text:span text:style-name="T26">следующий</text:span><text:span text:style-name="T7"> </text:span><text:span text:style-name="T26">токен</text:span><text:span text:style-name="T7"> </text:span><text:span text:style-name="T26">из</text:span><text:span text:style-name="T7"> </text:span><text:span text:style-name="T26">входного</text:span><text:span text:style-name="T7"> </text:span><text:span text:style-name="T26">потока</text:span></text:p>
      <text:p text:style-name="КОД"><text:span text:style-name="T7"><text:s text:c="5"/></text:span><text:span text:style-name="T26">*</text:span><text:span text:style-name="T7"> </text:span><text:span text:style-name="T27">@return</text:span><text:span text:style-name="T7"> </text:span><text:span text:style-name="T26">Token::Eof</text:span><text:span text:style-name="T7"> </text:span><text:span text:style-name="T26">в</text:span><text:span text:style-name="T7"> </text:span><text:span text:style-name="T26">случе</text:span><text:span text:style-name="T7"> </text:span><text:span text:style-name="T26">достижения</text:span><text:span text:style-name="T7"> </text:span><text:span text:style-name="T26">конца</text:span><text:span text:style-name="T7"> </text:span><text:span text:style-name="T26">потока</text:span></text:p>
      <text:p text:style-name="КОД"><text:span text:style-name="T7"><text:s text:c="5"/></text:span><text:span text:style-name="T26">*/</text:span></text:p>
      <text:p text:style-name="КОД"><text:span text:style-name="T7"><text:s text:c="4"/></text:span><text:span text:style-name="T2">Token</text:span><text:span text:style-name="T7"> </text:span><text:span text:style-name="T16">next</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text:span><text:span text:style-name="T7"> </text:span><text:span text:style-name="T26">последний</text:span><text:span text:style-name="T7"> </text:span><text:span text:style-name="T26">разобранный</text:span><text:span text:style-name="T7"> </text:span><text:span text:style-name="T26">токен</text:span></text:p>
      <text:p text:style-name="КОД"><text:span text:style-name="T7"><text:s text:c="5"/></text:span><text:span text:style-name="T26">*</text:span><text:span text:style-name="T7"> </text:span><text:span text:style-name="T27">@return</text:span></text:p>
      <text:p text:style-name="КОД"><text:span text:style-name="T7"><text:s text:c="5"/></text:span><text:span text:style-name="T26">*/</text:span></text:p>
      <text:p text:style-name="P184"><text:span text:style-name="T7"><text:s text:c="4"/></text:span><text:span text:style-name="T2">Token</text:span><text:span text:style-name="T7"> </text:span><text:span text:style-name="T16">currentToken</text:span>()<text:span text:style-name="T7"> </text:span><text:span text:style-name="T28">const</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text:span><text:span text:style-name="T7"> </text:span><text:span text:style-name="T26">строковое</text:span><text:span text:style-name="T7"> </text:span><text:span text:style-name="T26">представление</text:span><text:span text:style-name="T7"> </text:span><text:span text:style-name="T26">последнего</text:span><text:span text:style-name="T7"> </text:span><text:span text:style-name="T26">разобранного</text:span><text:span text:style-name="T7"> </text:span><text:span text:style-name="T26">токена</text:span></text:p>
      <text:p text:style-name="КОД"><text:span text:style-name="T7"><text:s text:c="5"/></text:span><text:span text:style-name="T26">*</text:span><text:span text:style-name="T7"> </text:span><text:span text:style-name="T27">@return</text:span></text:p>
      <text:p text:style-name="КОД"><text:span text:style-name="T7"><text:s text:c="5"/></text:span><text:span text:style-name="T26">*/</text:span></text:p>
      <text:p text:style-name="КОД"><text:span text:style-name="T7"><text:s text:c="4"/></text:span><text:span text:style-name="T28">const</text:span><text:span text:style-name="T7"> </text:span><text:span text:style-name="T2">std</text:span>::<text:span text:style-name="T2">u32string</text:span><text:span text:style-name="T7"> </text:span>&amp;<text:span text:style-name="T16">tokenText</text:span>()<text:span text:style-name="T7"> </text:span><text:span text:style-name="T28">const</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LEXER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lexer.cpp</text:span></text:p>
      <text:p text:style-name="КОД"><text:span text:style-name="T7"><text:s/></text:span><text:span text:style-name="T26">*</text:span><text:span text:style-name="T7"> </text:span><text:span text:style-name="T27">@brief</text:span><text:span text:style-name="T7"> </text:span><text:span text:style-name="T26">Лексический</text:span><text:span text:style-name="T7"> </text:span><text:span text:style-name="T26">анализатор</text:span><text:span text:style-name="T7"> </text:span><text:span text:style-name="T26">-</text:span><text:span text:style-name="T7"> </text:span><text:span text:style-name="T26">реализация</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lexer.h"</text:span></text:p>
      <text:p text:style-name="КОД"><text:span text:style-name="T28">namespace</text:span><text:span text:style-name="T7"> </text:span><text:span text:style-name="T3">escript</text:span><text:span text:style-name="T7"> </text:span>{</text:p>
      <text:p text:style-name="КОД"><text:span text:style-name="T2">Lexer</text:span>::<text:span text:style-name="T16">Lexer</text:span>(<text:span text:style-name="T28">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4">_text</text:span>(<text:span text:style-name="T12">strCode</text:span>)</text:p>
      <text:p text:style-name="КОД">{</text:p>
      <text:p text:style-name="КОД">}</text:p>
      <text:p text:style-name="КОД"><text:span text:style-name="T2">Lexer</text:span>::~<text:span text:style-name="T18">Lexer</text:span>()</text:p>
      <text:p text:style-name="КОД">{</text:p>
      <text:p text:style-name="КОД">}</text:p>
      <text:p text:style-name="КОД"><text:span text:style-name="T2">Token</text:span><text:span text:style-name="T7"> </text:span><text:span text:style-name="T2">Lexer</text:span>::<text:span text:style-name="T16">next</text:span>()</text:p>
      <text:p text:style-name="КОД">{</text:p>
      <text:p text:style-name="КОД"><text:span text:style-name="T7"><text:s text:c="4"/></text:span><text:span text:style-name="T28">return</text:span><text:span text:style-name="T7"> </text:span><text:span text:style-name="T2">Token</text:span>::<text:span text:style-name="T2">Eof</text:span>;</text:p>
      <text:p text:style-name="КОД">}</text:p>
      <text:p text:style-name="P184"><text:span text:style-name="T2">Token</text:span><text:span text:style-name="T7"> </text:span><text:span text:style-name="T2">Lexer</text:span>::<text:span text:style-name="T16">currentToken</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44">_token</text:span>;</text:p>
      <text:p text:style-name="КОД">}</text:p>
      <text:p text:style-name="КОД"><text:span text:style-name="T28">const</text:span><text:span text:style-name="T7"> </text:span><text:span text:style-name="T2">std</text:span>::<text:span text:style-name="T2">u32string</text:span><text:span text:style-name="T7"> </text:span>&amp;<text:span text:style-name="T2">Lexer</text:span>::<text:span text:style-name="T16">tokenText</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44">_tokenText</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token.h</text:span></text:p>
      <text:p text:style-name="КОД"><text:span text:style-name="T7"><text:s/></text:span><text:span text:style-name="T26">*</text:span><text:span text:style-name="T7"> </text:span><text:span text:style-name="T27">@brief</text:span><text:span text:style-name="T7"> </text:span><text:span text:style-name="T26">Определение</text:span><text:span text:style-name="T7"> </text:span><text:span text:style-name="T26">токенов</text:span></text:p>
      <text:p text:style-name="КОД"><text:span text:style-name="T7"><text:s/></text:span><text:span text:style-name="T26">*/</text:span></text:p>
      <text:p text:style-name="КОД">#<text:span text:style-name="T26">ifndef</text:span><text:span text:style-name="T7"> </text:span><text:span text:style-name="T26">TOKEN_H</text:span></text:p>
      <text:p text:style-name="КОД">#<text:span text:style-name="T26">define</text:span><text:span text:style-name="T7"> </text:span><text:span text:style-name="T26">TOKEN_H</text:span></text:p>
      <text:p text:style-name="КОД"><text:span text:style-name="T28">namespace</text:span><text:span text:style-name="T7"> </text:span><text:span text:style-name="T3">escript</text:span><text:span text:style-name="T7"> </text:span>{</text:p>
      <text:p text:style-name="КОД"><text:soft-page-break/>/**</text:p>
      <text:p text:style-name="КОД"><text:span text:style-name="T7"><text:s/></text:span><text:span text:style-name="T26">*</text:span><text:span text:style-name="T7"> </text:span><text:span text:style-name="T27">@brief</text:span><text:span text:style-name="T7"> </text:span><text:span text:style-name="T26">Токен</text:span></text:p>
      <text:p text:style-name="КОД"><text:span text:style-name="T7"><text:s/></text:span><text:span text:style-name="T26">*/</text:span></text:p>
      <text:p text:style-name="КОД"><text:span text:style-name="T28">enum</text:span><text:span text:style-name="T7"> </text:span><text:span text:style-name="T28">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6">0</text:span>,<text:span text:style-name="T7"> </text:span><text:span text:style-name="T20">//</text:span><text:span text:style-name="T7"> </text:span><text:span text:style-name="T20">Конец</text:span><text:span text:style-name="T7"> </text:span><text:span text:style-name="T20">потока</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TOKEN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parser.h</text:span></text:p>
      <text:p text:style-name="КОД"><text:span text:style-name="T7"><text:s/></text:span><text:span text:style-name="T26">*</text:span><text:span text:style-name="T7"> </text:span><text:span text:style-name="T27">@brief</text:span><text:span text:style-name="T7"> </text:span><text:span text:style-name="T26">Синтаксический</text:span><text:span text:style-name="T7"> </text:span><text:span text:style-name="T26">анализатор</text:span><text:span text:style-name="T7"> </text:span><text:span text:style-name="T26">-</text:span><text:span text:style-name="T7"> </text:span><text:span text:style-name="T26">объявление</text:span></text:p>
      <text:p text:style-name="КОД"><text:span text:style-name="T7"><text:s/></text:span><text:span text:style-name="T26">*/</text:span></text:p>
      <text:p text:style-name="КОД">#<text:span text:style-name="T26">ifndef</text:span><text:span text:style-name="T7"> </text:span><text:span text:style-name="T26">PARSER_H</text:span></text:p>
      <text:p text:style-name="КОД">#<text:span text:style-name="T26">define</text:span><text:span text:style-name="T7"> </text:span><text:span text:style-name="T26">PARSER_H</text:span></text:p>
      <text:p text:style-name="КОД">#<text:span text:style-name="T26">include</text:span><text:span text:style-name="T7"> </text:span><text:span text:style-name="T20">"lexer.h"</text:span></text:p>
      <text:p text:style-name="КОД"><text:span text:style-name="T28">namespace</text:span><text:span text:style-name="T7"> </text:span><text:span text:style-name="T3">escript</text:span><text:span text:style-name="T7"> </text:span>{</text:p>
      <text:p text:style-name="КОД">#<text:span text:style-name="T26">include</text:span><text:span text:style-name="T7"> </text:span><text:span text:style-name="T20">"EScript_global.h"</text:span></text:p>
      <text:p text:style-name="КОД"><text:span text:style-name="T28">class</text:span><text:span text:style-name="T7"> </text:span><text:span text:style-name="T26">ESCRIPT_EXPORT</text:span><text:span text:style-name="T7"> </text:span><text:span text:style-name="T3">Parser</text:span></text:p>
      <text:p text:style-name="КОД">{</text:p>
      <text:p text:style-name="КОД"><text:span text:style-name="T28">private</text:span>:</text:p>
      <text:p text:style-name="КОД"><text:span text:style-name="T7"><text:s text:c="4"/></text:span><text:span text:style-name="T2">std</text:span>::<text:span text:style-name="T2">unique_ptr</text:span>&lt;<text:span text:style-name="T2">Lexer</text:span>&gt;<text:span text:style-name="T7"> </text:span><text:span text:style-name="T44">_lexer</text:span>;</text:p>
      <text:p text:style-name="КОД"><text:span text:style-name="T28">public</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оздаёт</text:span><text:span text:style-name="T7"> </text:span><text:span text:style-name="T26">новый</text:span><text:span text:style-name="T7"> </text:span><text:span text:style-name="T26">экземпляр</text:span><text:span text:style-name="T7"> </text:span><text:span text:style-name="T26">класса</text:span><text:span text:style-name="T7"> </text:span><text:span text:style-name="T26">Parser</text:span></text:p>
      <text:p text:style-name="КОД"><text:span text:style-name="T7"><text:s text:c="5"/></text:span><text:span text:style-name="T26">*/</text:span></text:p>
      <text:p text:style-name="КОД"><text:span text:style-name="T7"><text:s text:c="4"/></text:span><text:span text:style-name="T16">Parser</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Освобождает</text:span><text:span text:style-name="T7"> </text:span><text:span text:style-name="T26">связанные</text:span><text:span text:style-name="T7"> </text:span><text:span text:style-name="T26">с</text:span><text:span text:style-name="T7"> </text:span><text:span text:style-name="T26">этим</text:span><text:span text:style-name="T7"> </text:span><text:span text:style-name="T26">экземпляром</text:span><text:span text:style-name="T7"> </text:span><text:span text:style-name="T26">ресурсы</text:span></text:p>
      <text:p text:style-name="КОД"><text:span text:style-name="T7"><text:s text:c="5"/></text:span><text:span text:style-name="T26">*/</text:span></text:p>
      <text:p text:style-name="КОД"><text:span text:style-name="T7"><text:s text:c="4"/></text:span><text:span text:style-name="T28">virtual</text:span><text:span text:style-name="T7"> </text:span>~<text:span text:style-name="T18">Parser</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производит</text:span><text:span text:style-name="T7"> </text:span><text:span text:style-name="T26">синтаксический</text:span><text:span text:style-name="T7"> </text:span><text:span text:style-name="T26">разбор</text:span><text:span text:style-name="T7"> </text:span><text:span text:style-name="T26">строки</text:span><text:span text:style-name="T7"> </text:span><text:span text:style-name="T26">кода</text:span></text:p>
      <text:p text:style-name="КОД"><text:span text:style-name="T7"><text:s text:c="5"/></text:span><text:span text:style-name="T26">*</text:span><text:span text:style-name="T7"> </text:span><text:span text:style-name="T27">@param</text:span><text:span text:style-name="T7"> </text:span><text:span text:style-name="T26">strCode</text:span><text:span text:style-name="T7"> </text:span><text:span text:style-name="T26">строка</text:span><text:span text:style-name="T7"> </text:span><text:span text:style-name="T26">кода</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PARSER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parser.cpp</text:span></text:p>
      <text:p text:style-name="КОД"><text:span text:style-name="T7"><text:s/></text:span><text:span text:style-name="T26">*</text:span><text:span text:style-name="T7"> </text:span><text:span text:style-name="T27">@brief</text:span><text:span text:style-name="T7"> </text:span><text:span text:style-name="T26">Синтаксический</text:span><text:span text:style-name="T7"> </text:span><text:span text:style-name="T26">анализатор</text:span><text:span text:style-name="T7"> </text:span><text:span text:style-name="T26">-</text:span><text:span text:style-name="T7"> </text:span><text:span text:style-name="T26">реализация</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parser.h"</text:span></text:p>
      <text:p text:style-name="КОД"><text:span text:style-name="T28">namespace</text:span><text:span text:style-name="T7"> </text:span><text:span text:style-name="T3">escript</text:span><text:span text:style-name="T7"> </text:span>{</text:p>
      <text:p text:style-name="КОД"><text:span text:style-name="T2">Parser</text:span>::<text:span text:style-name="T16">Parser</text:span>()</text:p>
      <text:p text:style-name="КОД">{</text:p>
      <text:p text:style-name="КОД">}</text:p>
      <text:p text:style-name="КОД"><text:span text:style-name="T2">Parser</text:span>::~<text:span text:style-name="T18">Parser</text:span>()</text:p>
      <text:p text:style-name="КОД">{</text:p>
      <text:p text:style-name="КОД">}</text:p>
      <text:p text:style-name="КОД"><text:span text:style-name="T28">void</text:span><text:span text:style-name="T7"> </text:span><text:span text:style-name="T2">Parser</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4">_lexer</text:span><text:span text:style-name="T7"> </text:span><text:span text:style-name="T15">=</text:span><text:span text:style-name="T7"> </text:span><text:span text:style-name="T2">std</text:span>::<text:span text:style-name="T15">make_unique</text:span>&lt;<text:span text:style-name="T2">Lexer</text:span>&gt;(<text:span text:style-name="T12">strCode</text:span>);</text:p>
      <text:p text:style-name="КОД"><text:span text:style-name="T7"><text:s text:c="4"/></text:span><text:span text:style-name="T28">while</text:span><text:span text:style-name="T7"> </text:span>(<text:span text:style-name="T44">_lexer</text:span><text:span text:style-name="T15">-&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18"><text:soft-page-break/>Осталось немного изменить файл «escript.cpp»:</text:p>
      <text:p text:style-name="КОД">#<text:span text:style-name="T26">include</text:span><text:span text:style-name="T7"> </text:span><text:span text:style-name="T20">"parser.h"</text:span></text:p>
      <text:p text:style-name="КОД">..................</text:p>
      <text:p text:style-name="КОД"><text:span text:style-name="T28">void</text:span><text:span text:style-name="T7"> </text:span><text:span text:style-name="T2">EScript</text:span>::<text:span text:style-name="T16">eval</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2">Parser</text:span><text:span text:style-name="T7"> </text:span><text:span text:style-name="T12">parser</text:span>;</text:p>
      <text:p text:style-name="КОД"><text:span text:style-name="T7"><text:s text:c="4"/></text:span><text:span text:style-name="T12">parser</text:span>.<text:span text:style-name="T15">parse</text:span>(<text:span text:style-name="T12">strCode</text:span>);</text:p>
      <text:p text:style-name="КОД">}</text:p>
      <text:p text:style-name="Horizontal_20_Line"/>
      <text:p text:style-name="P18">Заглушка транслятора готова. Скомпилируйте, убедитесь, что нет ошибок.</text:p>
      <text:p text:style-name="P19">Теперь наконец-то можно приступить к реализации каждой части транслятора.</text:p>
      <text:h text:style-name="Heading_20_2" text:outline-level="2">Токены/<text:span text:style-name="T49">лексемы</text:span></text:h>
      <text:p text:style-name="P20">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2">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2">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1">Во-вторых, <text:span text:style-name="T46">это операции: </text:span></text:p>
      <text:list xml:id="list863201978" text:style-name="L2">
        <text:list-item>
          <text:p text:style-name="P224">. (доступ к свойству),[] (доступ к свойству),() (вызов функции), new (создание нового объекта),</text:p>
        </text:list-item>
        <text:list-item>
          <text:p text:style-name="P224">++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224">* (умножение), / (деление), % (остаток от деления),</text:p>
        </text:list-item>
        <text:list-item>
          <text:p text:style-name="P224">+ (сложение), - (вычитание), + (конкатенация строк),</text:p>
        </text:list-item>
        <text:list-item>
          <text:p text:style-name="P224">&lt;&lt; (сдвиг влево), &gt;&gt; (сдвиг вправо с расширением знакового разряда), &gt;&gt;&gt; (сдвиг вправо с дополнением нулями),</text:p>
        </text:list-item>
        <text:list-item>
          <text:p text:style-name="P224">&lt; (меньше), &lt;= (меньше или равно), &gt; (больше), &gt;= (больше или равно), instanceof (проверка типа объекта), in (проверка наличия свойства),</text:p>
        </text:list-item>
        <text:list-item>
          <text:p text:style-name="P224">== (проверка на равенство), != (проверка на неравенство), === (проверка на идентичность), !== (проверка на неидентичность),</text:p>
        </text:list-item>
        <text:list-item>
          <text:p text:style-name="P224"><text:soft-page-break/>&amp; (поразрядная конъюнкция),</text:p>
        </text:list-item>
        <text:list-item>
          <text:p text:style-name="P224">^ (поразрядное сложение по модулю 2),</text:p>
        </text:list-item>
        <text:list-item>
          <text:p text:style-name="P224">| (поразрядная дизъюнкция),</text:p>
        </text:list-item>
        <text:list-item>
          <text:p text:style-name="P224">&amp;&amp; (конъюнкция),</text:p>
        </text:list-item>
        <text:list-item>
          <text:p text:style-name="P224">|| (дизъюнкция),</text:p>
        </text:list-item>
        <text:list-item>
          <text:p text:style-name="P224">?: (тернарная условная операция),</text:p>
        </text:list-item>
        <text:list-item>
          <text:p text:style-name="P224">= (присваивание), *=, /=, +=, -=, &lt;&lt;=, &gt;&gt;=, &gt;&gt;&gt;=, &amp;=, ^=, |= (присваивание с операцией),</text:p>
        </text:list-item>
        <text:list-item>
          <text:p text:style-name="P224">, (множественное вычисление)</text:p>
        </text:list-item>
      </text:list>
      <text:p text:style-name="P22">Кроме того, это <text:span text:style-name="T46">числа, строки, регулярные выражения.</text:span></text:p>
      <text:p text:style-name="P21"><text:span text:style-name="T46">Комментарии </text:span><text:span text:style-name="T47">и пробелы</text:span><text:span text:style-name="T46"> мы будем отбрасывать на этапе лексического анализа. </text:span><text:span text:style-name="T48">Лексемам дадим читаемые имена.</text:span></text:p>
      <text:p text:style-name="КОД">/**</text:p>
      <text:p text:style-name="КОД"><text:span text:style-name="T7"><text:s/></text:span><text:span text:style-name="T26">*</text:span><text:span text:style-name="T7"> </text:span><text:span text:style-name="T27">@file</text:span><text:span text:style-name="T7"> </text:span><text:span text:style-name="T26">token.h</text:span></text:p>
      <text:p text:style-name="КОД"><text:span text:style-name="T7"><text:s/></text:span><text:span text:style-name="T26">*</text:span><text:span text:style-name="T7"> </text:span><text:span text:style-name="T27">@brief</text:span><text:span text:style-name="T7"> </text:span><text:span text:style-name="T26">Определение</text:span><text:span text:style-name="T7"> </text:span><text:span text:style-name="T26">токенов</text:span></text:p>
      <text:p text:style-name="КОД"><text:span text:style-name="T7"><text:s/></text:span><text:span text:style-name="T26">*/</text:span></text:p>
      <text:p text:style-name="КОД">#<text:span text:style-name="T26">ifndef</text:span><text:span text:style-name="T7"> </text:span><text:span text:style-name="T26">TOKEN_H</text:span></text:p>
      <text:p text:style-name="КОД">#<text:span text:style-name="T26">define</text:span><text:span text:style-name="T7"> </text:span><text:span text:style-name="T26">TOKEN_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Токен/лексема</text:span></text:p>
      <text:p text:style-name="КОД"><text:span text:style-name="T7"><text:s/></text:span><text:span text:style-name="T26">*/</text:span></text:p>
      <text:p text:style-name="КОД"><text:span text:style-name="T28">enum</text:span><text:span text:style-name="T7"> </text:span><text:span text:style-name="T28">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6">0</text:span>,<text:span text:style-name="T7"> <text:s text:c="11"/></text:span><text:span text:style-name="T20">//</text:span><text:span text:style-name="T7"> </text:span><text:span text:style-name="T20">Конец</text:span><text:span text:style-name="T7"> </text:span><text:span text:style-name="T20">потока</text:span></text:p>
      <text:p text:style-name="КОД"><text:span text:style-name="T7"><text:s text:c="4"/></text:span><text:span text:style-name="T2">Break</text:span>,<text:span text:style-name="T7"> <text:s text:c="13"/></text:span><text:span text:style-name="T20">//</text:span><text:span text:style-name="T7"> </text:span><text:span text:style-name="T20">break</text:span></text:p>
      <text:p text:style-name="КОД"><text:span text:style-name="T7"><text:s text:c="4"/></text:span><text:span text:style-name="T2">Case</text:span>,<text:span text:style-name="T7"> <text:s text:c="14"/></text:span><text:span text:style-name="T20">//</text:span><text:span text:style-name="T7"> </text:span><text:span text:style-name="T20">case</text:span></text:p>
      <text:p text:style-name="КОД"><text:span text:style-name="T7"><text:s text:c="4"/></text:span><text:span text:style-name="T2">Catch</text:span>,<text:span text:style-name="T7"> <text:s text:c="13"/></text:span><text:span text:style-name="T20">//</text:span><text:span text:style-name="T7"> </text:span><text:span text:style-name="T20">catch</text:span></text:p>
      <text:p text:style-name="КОД"><text:span text:style-name="T7"><text:s text:c="4"/></text:span><text:span text:style-name="T2">Class</text:span>,<text:span text:style-name="T7"> <text:s text:c="13"/></text:span><text:span text:style-name="T20">//</text:span><text:span text:style-name="T7"> </text:span><text:span text:style-name="T20">class</text:span></text:p>
      <text:p text:style-name="КОД"><text:span text:style-name="T7"><text:s text:c="4"/></text:span><text:span text:style-name="T2">Const</text:span>,<text:span text:style-name="T7"> <text:s text:c="13"/></text:span><text:span text:style-name="T20">//</text:span><text:span text:style-name="T7"> </text:span><text:span text:style-name="T20">const</text:span></text:p>
      <text:p text:style-name="КОД"><text:span text:style-name="T7"><text:s text:c="4"/></text:span><text:span text:style-name="T2">Continue</text:span>,<text:span text:style-name="T7"> <text:s text:c="10"/></text:span><text:span text:style-name="T20">//</text:span><text:span text:style-name="T7"> </text:span><text:span text:style-name="T20">continue</text:span></text:p>
      <text:p text:style-name="КОД"><text:span text:style-name="T7"><text:s text:c="4"/></text:span><text:span text:style-name="T2">Debugger</text:span>,<text:span text:style-name="T7"> <text:s text:c="10"/></text:span><text:span text:style-name="T20">//</text:span><text:span text:style-name="T7"> </text:span><text:span text:style-name="T20">debugger</text:span></text:p>
      <text:p text:style-name="КОД"><text:span text:style-name="T7"><text:s text:c="4"/></text:span><text:span text:style-name="T2">Default</text:span>,<text:span text:style-name="T7"> <text:s text:c="11"/></text:span><text:span text:style-name="T20">//</text:span><text:span text:style-name="T7"> </text:span><text:span text:style-name="T20">default</text:span></text:p>
      <text:p text:style-name="КОД"><text:span text:style-name="T7"><text:s text:c="4"/></text:span><text:span text:style-name="T2">Delete</text:span>,<text:span text:style-name="T7"> <text:s text:c="12"/></text:span><text:span text:style-name="T20">//</text:span><text:span text:style-name="T7"> </text:span><text:span text:style-name="T20">delete</text:span></text:p>
      <text:p text:style-name="КОД"><text:span text:style-name="T7"><text:s text:c="4"/></text:span><text:span text:style-name="T2">Do</text:span>,<text:span text:style-name="T7"> <text:s text:c="16"/></text:span><text:span text:style-name="T20">//</text:span><text:span text:style-name="T7"> </text:span><text:span text:style-name="T20">do</text:span></text:p>
      <text:p text:style-name="КОД"><text:span text:style-name="T7"><text:s text:c="4"/></text:span><text:span text:style-name="T2">Else</text:span>,<text:span text:style-name="T7"> <text:s text:c="14"/></text:span><text:span text:style-name="T20">//</text:span><text:span text:style-name="T7"> </text:span><text:span text:style-name="T20">else</text:span></text:p>
      <text:p text:style-name="КОД"><text:span text:style-name="T7"><text:s text:c="4"/></text:span><text:span text:style-name="T2">Enum</text:span>,<text:span text:style-name="T7"> <text:s text:c="14"/></text:span><text:span text:style-name="T20">//</text:span><text:span text:style-name="T7"> </text:span><text:span text:style-name="T20">enum</text:span></text:p>
      <text:p text:style-name="КОД"><text:span text:style-name="T7"><text:s text:c="4"/></text:span><text:span text:style-name="T2">Export</text:span>,<text:span text:style-name="T7"> <text:s text:c="12"/></text:span><text:span text:style-name="T20">//</text:span><text:span text:style-name="T7"> </text:span><text:span text:style-name="T20">export</text:span></text:p>
      <text:p text:style-name="КОД"><text:span text:style-name="T7"><text:s text:c="4"/></text:span><text:span text:style-name="T2">Extends</text:span>,<text:span text:style-name="T7"> <text:s text:c="11"/></text:span><text:span text:style-name="T20">//</text:span><text:span text:style-name="T7"> </text:span><text:span text:style-name="T20">extends</text:span></text:p>
      <text:p text:style-name="КОД"><text:span text:style-name="T7"><text:s text:c="4"/></text:span><text:span text:style-name="T2">Finally</text:span>,<text:span text:style-name="T7"> <text:s text:c="11"/></text:span><text:span text:style-name="T20">//</text:span><text:span text:style-name="T7"> </text:span><text:span text:style-name="T20">finally</text:span></text:p>
      <text:p text:style-name="КОД"><text:span text:style-name="T7"><text:s text:c="4"/></text:span><text:span text:style-name="T2">For</text:span>,<text:span text:style-name="T7"> <text:s text:c="15"/></text:span><text:span text:style-name="T20">//</text:span><text:span text:style-name="T7"> </text:span><text:span text:style-name="T20">for</text:span></text:p>
      <text:p text:style-name="КОД"><text:span text:style-name="T7"><text:s text:c="4"/></text:span><text:span text:style-name="T2">Function</text:span>,<text:span text:style-name="T7"> <text:s text:c="10"/></text:span><text:span text:style-name="T20">//</text:span><text:span text:style-name="T7"> </text:span><text:span text:style-name="T20">function</text:span></text:p>
      <text:p text:style-name="КОД"><text:span text:style-name="T7"><text:s text:c="4"/></text:span><text:span text:style-name="T2">If</text:span>,<text:span text:style-name="T7"> <text:s text:c="16"/></text:span><text:span text:style-name="T20">//</text:span><text:span text:style-name="T7"> </text:span><text:span text:style-name="T20">if</text:span></text:p>
      <text:p text:style-name="КОД"><text:span text:style-name="T7"><text:s text:c="4"/></text:span><text:span text:style-name="T2">Implements</text:span>,<text:span text:style-name="T7"> <text:s text:c="8"/></text:span><text:span text:style-name="T20">//</text:span><text:span text:style-name="T7"> </text:span><text:span text:style-name="T20">implements</text:span></text:p>
      <text:p text:style-name="КОД"><text:span text:style-name="T7"><text:s text:c="4"/></text:span><text:span text:style-name="T2">Import</text:span>,<text:span text:style-name="T7"> <text:s text:c="12"/></text:span><text:span text:style-name="T20">//</text:span><text:span text:style-name="T7"> </text:span><text:span text:style-name="T20">import</text:span></text:p>
      <text:p text:style-name="КОД"><text:span text:style-name="T7"><text:s text:c="4"/></text:span><text:span text:style-name="T2">In</text:span>,<text:span text:style-name="T7"> <text:s text:c="16"/></text:span><text:span text:style-name="T20">//</text:span><text:span text:style-name="T7"> </text:span><text:span text:style-name="T20">in</text:span></text:p>
      <text:p text:style-name="КОД"><text:span text:style-name="T7"><text:s text:c="4"/></text:span><text:span text:style-name="T2">Instanceof</text:span>,<text:span text:style-name="T7"> <text:s text:c="8"/></text:span><text:span text:style-name="T20">//</text:span><text:span text:style-name="T7"> </text:span><text:span text:style-name="T20">instanceof</text:span></text:p>
      <text:p text:style-name="КОД"><text:span text:style-name="T7"><text:s text:c="4"/></text:span><text:span text:style-name="T2">Interface</text:span>,<text:span text:style-name="T7"> <text:s text:c="9"/></text:span><text:span text:style-name="T20">//</text:span><text:span text:style-name="T7"> </text:span><text:span text:style-name="T20">interface</text:span></text:p>
      <text:p text:style-name="КОД"><text:span text:style-name="T7"><text:s text:c="4"/></text:span><text:span text:style-name="T2">Let</text:span>,<text:span text:style-name="T7"> <text:s text:c="15"/></text:span><text:span text:style-name="T20">//</text:span><text:span text:style-name="T7"> </text:span><text:span text:style-name="T20">let</text:span></text:p>
      <text:p text:style-name="КОД"><text:span text:style-name="T7"><text:s text:c="4"/></text:span><text:span text:style-name="T2">New</text:span>,<text:span text:style-name="T7"> <text:s text:c="15"/></text:span><text:span text:style-name="T20">//</text:span><text:span text:style-name="T7"> </text:span><text:span text:style-name="T20">new</text:span></text:p>
      <text:p text:style-name="КОД"><text:span text:style-name="T7"><text:s text:c="4"/></text:span><text:span text:style-name="T2">Package</text:span>,<text:span text:style-name="T7"> <text:s text:c="11"/></text:span><text:span text:style-name="T20">//</text:span><text:span text:style-name="T7"> </text:span><text:span text:style-name="T20">package</text:span></text:p>
      <text:p text:style-name="КОД"><text:span text:style-name="T7"><text:s text:c="4"/></text:span><text:span text:style-name="T2">Private</text:span>,<text:span text:style-name="T7"> <text:s text:c="11"/></text:span><text:span text:style-name="T20">//</text:span><text:span text:style-name="T7"> </text:span><text:span text:style-name="T20">private</text:span></text:p>
      <text:p text:style-name="КОД"><text:span text:style-name="T7"><text:s text:c="4"/></text:span><text:span text:style-name="T2">Protected</text:span>,<text:span text:style-name="T7"> <text:s text:c="9"/></text:span><text:span text:style-name="T20">//</text:span><text:span text:style-name="T7"> </text:span><text:span text:style-name="T20">protected</text:span></text:p>
      <text:p text:style-name="КОД"><text:soft-page-break/><text:span text:style-name="T7"><text:s text:c="4"/></text:span><text:span text:style-name="T2">Public</text:span>,<text:span text:style-name="T7"> <text:s text:c="12"/></text:span><text:span text:style-name="T20">//</text:span><text:span text:style-name="T7"> </text:span><text:span text:style-name="T20">public</text:span></text:p>
      <text:p text:style-name="КОД"><text:span text:style-name="T7"><text:s text:c="4"/></text:span><text:span text:style-name="T2">Return</text:span>,<text:span text:style-name="T7"> <text:s text:c="12"/></text:span><text:span text:style-name="T20">//</text:span><text:span text:style-name="T7"> </text:span><text:span text:style-name="T20">return</text:span></text:p>
      <text:p text:style-name="КОД"><text:span text:style-name="T7"><text:s text:c="4"/></text:span><text:span text:style-name="T2">Static</text:span>,<text:span text:style-name="T7"> <text:s text:c="12"/></text:span><text:span text:style-name="T20">//</text:span><text:span text:style-name="T7"> </text:span><text:span text:style-name="T20">static</text:span></text:p>
      <text:p text:style-name="КОД"><text:span text:style-name="T7"><text:s text:c="4"/></text:span><text:span text:style-name="T2">Super</text:span>,<text:span text:style-name="T7"> <text:s text:c="13"/></text:span><text:span text:style-name="T20">//</text:span><text:span text:style-name="T7"> </text:span><text:span text:style-name="T20">super</text:span></text:p>
      <text:p text:style-name="КОД"><text:span text:style-name="T7"><text:s text:c="4"/></text:span><text:span text:style-name="T2">Switch</text:span>,<text:span text:style-name="T7"> <text:s text:c="12"/></text:span><text:span text:style-name="T20">//</text:span><text:span text:style-name="T7"> </text:span><text:span text:style-name="T20">switch</text:span></text:p>
      <text:p text:style-name="КОД"><text:span text:style-name="T7"><text:s text:c="4"/></text:span><text:span text:style-name="T2">This</text:span>,<text:span text:style-name="T7"> <text:s text:c="14"/></text:span><text:span text:style-name="T20">//</text:span><text:span text:style-name="T7"> </text:span><text:span text:style-name="T20">this</text:span></text:p>
      <text:p text:style-name="КОД"><text:span text:style-name="T7"><text:s text:c="4"/></text:span><text:span text:style-name="T2">Throw</text:span>,<text:span text:style-name="T7"> <text:s text:c="13"/></text:span><text:span text:style-name="T20">//</text:span><text:span text:style-name="T7"> </text:span><text:span text:style-name="T20">throw</text:span></text:p>
      <text:p text:style-name="КОД"><text:span text:style-name="T7"><text:s text:c="4"/></text:span><text:span text:style-name="T2">Try</text:span>,<text:span text:style-name="T7"> <text:s text:c="15"/></text:span><text:span text:style-name="T20">//</text:span><text:span text:style-name="T7"> </text:span><text:span text:style-name="T20">try</text:span></text:p>
      <text:p text:style-name="КОД"><text:span text:style-name="T7"><text:s text:c="4"/></text:span><text:span text:style-name="T2">Typeof</text:span>,<text:span text:style-name="T7"> <text:s text:c="12"/></text:span><text:span text:style-name="T20">//</text:span><text:span text:style-name="T7"> </text:span><text:span text:style-name="T20">typeof</text:span></text:p>
      <text:p text:style-name="КОД"><text:span text:style-name="T7"><text:s text:c="4"/></text:span><text:span text:style-name="T2">Var</text:span>,<text:span text:style-name="T7"> <text:s text:c="15"/></text:span><text:span text:style-name="T20">//</text:span><text:span text:style-name="T7"> </text:span><text:span text:style-name="T20">var</text:span></text:p>
      <text:p text:style-name="КОД"><text:span text:style-name="T7"><text:s text:c="4"/></text:span><text:span text:style-name="T2">Void</text:span>,<text:span text:style-name="T7"> <text:s text:c="14"/></text:span><text:span text:style-name="T20">//</text:span><text:span text:style-name="T7"> </text:span><text:span text:style-name="T20">void</text:span></text:p>
      <text:p text:style-name="КОД"><text:span text:style-name="T7"><text:s text:c="4"/></text:span><text:span text:style-name="T2">While</text:span>,<text:span text:style-name="T7"> <text:s text:c="13"/></text:span><text:span text:style-name="T20">//</text:span><text:span text:style-name="T7"> </text:span><text:span text:style-name="T20">while</text:span></text:p>
      <text:p text:style-name="КОД"><text:span text:style-name="T7"><text:s text:c="4"/></text:span><text:span text:style-name="T2">With</text:span>,<text:span text:style-name="T7"> <text:s text:c="14"/></text:span><text:span text:style-name="T20">//</text:span><text:span text:style-name="T7"> </text:span><text:span text:style-name="T20">with</text:span></text:p>
      <text:p text:style-name="КОД"><text:span text:style-name="T7"><text:s text:c="4"/></text:span><text:span text:style-name="T2">Yield</text:span>,<text:span text:style-name="T7"> <text:s text:c="13"/></text:span><text:span text:style-name="T20">//</text:span><text:span text:style-name="T7"> </text:span><text:span text:style-name="T20">yield</text:span></text:p>
      <text:p text:style-name="КОД"><text:span text:style-name="T7"><text:s text:c="4"/></text:span><text:span text:style-name="T2">Dot</text:span>,<text:span text:style-name="T7"> <text:s text:c="15"/></text:span><text:span text:style-name="T20">//</text:span><text:span text:style-name="T7"> </text:span><text:span text:style-name="T20">.</text:span></text:p>
      <text:p text:style-name="КОД"><text:span text:style-name="T7"><text:s text:c="4"/></text:span><text:span text:style-name="T2">LeftParenth</text:span>,<text:span text:style-name="T7"> <text:s text:c="7"/></text:span><text:span text:style-name="T20">//</text:span><text:span text:style-name="T7"> </text:span><text:span text:style-name="T20">(</text:span></text:p>
      <text:p text:style-name="КОД"><text:span text:style-name="T7"><text:s text:c="4"/></text:span><text:span text:style-name="T2">LeftBrace</text:span>,<text:span text:style-name="T7"> <text:s text:c="9"/></text:span><text:span text:style-name="T20">//</text:span><text:span text:style-name="T7"> </text:span><text:span text:style-name="T20">{</text:span></text:p>
      <text:p text:style-name="КОД"><text:span text:style-name="T7"><text:s text:c="4"/></text:span><text:span text:style-name="T2">LeftBracket</text:span>,<text:span text:style-name="T7"> <text:s text:c="7"/></text:span><text:span text:style-name="T20">//</text:span><text:span text:style-name="T7"> </text:span><text:span text:style-name="T20">[</text:span></text:p>
      <text:p text:style-name="КОД"><text:span text:style-name="T7"><text:s text:c="4"/></text:span><text:span text:style-name="T2">RightParenth</text:span>,<text:span text:style-name="T7"> <text:s text:c="6"/></text:span><text:span text:style-name="T20">//</text:span><text:span text:style-name="T7"> </text:span><text:span text:style-name="T20">)</text:span></text:p>
      <text:p text:style-name="КОД"><text:span text:style-name="T7"><text:s text:c="4"/></text:span><text:span text:style-name="T2">RightBrace</text:span>,<text:span text:style-name="T7"> <text:s text:c="8"/></text:span><text:span text:style-name="T20">//</text:span><text:span text:style-name="T7"> </text:span><text:span text:style-name="T20">}</text:span></text:p>
      <text:p text:style-name="КОД"><text:span text:style-name="T7"><text:s text:c="4"/></text:span><text:span text:style-name="T2">RightBracket</text:span>,<text:span text:style-name="T7"> <text:s text:c="6"/></text:span><text:span text:style-name="T20">//</text:span><text:span text:style-name="T7"> </text:span><text:span text:style-name="T20">]</text:span></text:p>
      <text:p text:style-name="КОД"><text:span text:style-name="T7"><text:s text:c="4"/></text:span><text:span text:style-name="T2">Plus</text:span>,<text:span text:style-name="T7"> <text:s text:c="14"/></text:span><text:span text:style-name="T20">//</text:span><text:span text:style-name="T7"> </text:span><text:span text:style-name="T20">+</text:span></text:p>
      <text:p text:style-name="КОД"><text:span text:style-name="T7"><text:s text:c="4"/></text:span><text:span text:style-name="T2">Minus</text:span>,<text:span text:style-name="T7"> <text:s text:c="13"/></text:span><text:span text:style-name="T20">//</text:span><text:span text:style-name="T7"> </text:span><text:span text:style-name="T20">-</text:span></text:p>
      <text:p text:style-name="КОД"><text:span text:style-name="T7"><text:s text:c="4"/></text:span><text:span text:style-name="T2">PlusPlus</text:span>,<text:span text:style-name="T7"> <text:s text:c="10"/></text:span><text:span text:style-name="T20">//</text:span><text:span text:style-name="T7"> </text:span><text:span text:style-name="T20">++</text:span></text:p>
      <text:p text:style-name="КОД"><text:span text:style-name="T7"><text:s text:c="4"/></text:span><text:span text:style-name="T2">MinusMinus</text:span>,<text:span text:style-name="T7"> <text:s text:c="8"/></text:span><text:span text:style-name="T20">//</text:span><text:span text:style-name="T7"> </text:span><text:span text:style-name="T20">--</text:span></text:p>
      <text:p text:style-name="КОД"><text:span text:style-name="T7"><text:s text:c="4"/></text:span><text:span text:style-name="T2">Caret</text:span>,<text:span text:style-name="T7"> <text:s text:c="13"/></text:span><text:span text:style-name="T20">//</text:span><text:span text:style-name="T7"> </text:span><text:span text:style-name="T20">^</text:span></text:p>
      <text:p text:style-name="КОД"><text:span text:style-name="T7"><text:s text:c="4"/></text:span><text:span text:style-name="T2">Exclamation</text:span>,<text:span text:style-name="T7"> <text:s text:c="7"/></text:span><text:span text:style-name="T20">//</text:span><text:span text:style-name="T7"> </text:span><text:span text:style-name="T20">!</text:span></text:p>
      <text:p text:style-name="КОД"><text:span text:style-name="T7"><text:s text:c="4"/></text:span><text:span text:style-name="T2">Asterisk</text:span>,<text:span text:style-name="T7"> <text:s text:c="10"/></text:span><text:span text:style-name="T20">//</text:span><text:span text:style-name="T7"> </text:span><text:span text:style-name="T20">*</text:span></text:p>
      <text:p text:style-name="КОД"><text:span text:style-name="T7"><text:s text:c="4"/></text:span><text:span text:style-name="T2">Slash</text:span>,<text:span text:style-name="T7"> <text:s text:c="13"/></text:span><text:span text:style-name="T20">//</text:span><text:span text:style-name="T7"> </text:span><text:span text:style-name="T20">/</text:span></text:p>
      <text:p text:style-name="КОД"><text:span text:style-name="T7"><text:s text:c="4"/></text:span><text:span text:style-name="T2">Percent</text:span>,<text:span text:style-name="T7"> <text:s text:c="11"/></text:span><text:span text:style-name="T20">//</text:span><text:span text:style-name="T7"> </text:span><text:span text:style-name="T20">%</text:span></text:p>
      <text:p text:style-name="КОД"><text:span text:style-name="T7"><text:s text:c="4"/></text:span><text:span text:style-name="T2">LShift</text:span>,<text:span text:style-name="T7"> <text:s text:c="12"/></text:span><text:span text:style-name="T20">//</text:span><text:span text:style-name="T7"> </text:span><text:span text:style-name="T20">&lt;&lt;</text:span></text:p>
      <text:p text:style-name="КОД"><text:span text:style-name="T7"><text:s text:c="4"/></text:span><text:span text:style-name="T2">RShift</text:span>,<text:span text:style-name="T7"> <text:s text:c="12"/></text:span><text:span text:style-name="T20">//</text:span><text:span text:style-name="T7"> </text:span><text:span text:style-name="T20">&gt;&gt;</text:span></text:p>
      <text:p text:style-name="КОД"><text:span text:style-name="T7"><text:s text:c="4"/></text:span><text:span text:style-name="T2">RShiftZero</text:span>,<text:span text:style-name="T7"> <text:s text:c="8"/></text:span><text:span text:style-name="T20">//</text:span><text:span text:style-name="T7"> </text:span><text:span text:style-name="T20">&gt;&gt;&gt;</text:span></text:p>
      <text:p text:style-name="КОД"><text:span text:style-name="T7"><text:s text:c="4"/></text:span><text:span text:style-name="T2">Less</text:span>,<text:span text:style-name="T7"> <text:s text:c="14"/></text:span><text:span text:style-name="T20">//</text:span><text:span text:style-name="T7"> </text:span><text:span text:style-name="T20">&lt;</text:span></text:p>
      <text:p text:style-name="КОД"><text:span text:style-name="T7"><text:s text:c="4"/></text:span><text:span text:style-name="T2">LessEqual</text:span>,<text:span text:style-name="T7"> <text:s text:c="9"/></text:span><text:span text:style-name="T20">//</text:span><text:span text:style-name="T7"> </text:span><text:span text:style-name="T20">&lt;=</text:span></text:p>
      <text:p text:style-name="КОД"><text:span text:style-name="T7"><text:s text:c="4"/></text:span><text:span text:style-name="T2">Greater</text:span>,<text:span text:style-name="T7"> <text:s text:c="11"/></text:span><text:span text:style-name="T20">//</text:span><text:span text:style-name="T7"> </text:span><text:span text:style-name="T20">&gt;</text:span></text:p>
      <text:p text:style-name="КОД"><text:span text:style-name="T7"><text:s text:c="4"/></text:span><text:span text:style-name="T2">GreaterEqual</text:span>,<text:span text:style-name="T7"> <text:s text:c="6"/></text:span><text:span text:style-name="T20">//</text:span><text:span text:style-name="T7"> </text:span><text:span text:style-name="T20">&gt;=</text:span></text:p>
      <text:p text:style-name="КОД"><text:span text:style-name="T7"><text:s text:c="4"/></text:span><text:span text:style-name="T2">Equal</text:span>,<text:span text:style-name="T7"> <text:s text:c="13"/></text:span><text:span text:style-name="T20">//</text:span><text:span text:style-name="T7"> </text:span><text:span text:style-name="T20">==</text:span></text:p>
      <text:p text:style-name="КОД"><text:span text:style-name="T7"><text:s text:c="4"/></text:span><text:span text:style-name="T2">NotEqual</text:span>,<text:span text:style-name="T7"> <text:s text:c="10"/></text:span><text:span text:style-name="T20">//</text:span><text:span text:style-name="T7"> </text:span><text:span text:style-name="T20">!=</text:span></text:p>
      <text:p text:style-name="КОД"><text:span text:style-name="T7"><text:s text:c="4"/></text:span><text:span text:style-name="T2">Identity</text:span>,<text:span text:style-name="T7"> <text:s text:c="10"/></text:span><text:span text:style-name="T20">//</text:span><text:span text:style-name="T7"> </text:span><text:span text:style-name="T20">===</text:span></text:p>
      <text:p text:style-name="КОД"><text:span text:style-name="T7"><text:s text:c="4"/></text:span><text:span text:style-name="T2">NotIdentity</text:span>,<text:span text:style-name="T7"> <text:s text:c="7"/></text:span><text:span text:style-name="T20">//</text:span><text:span text:style-name="T7"> </text:span><text:span text:style-name="T20">!==</text:span></text:p>
      <text:p text:style-name="КОД"><text:span text:style-name="T7"><text:s text:c="4"/></text:span><text:span text:style-name="T2">Ampersand</text:span>,<text:span text:style-name="T7"> <text:s text:c="9"/></text:span><text:span text:style-name="T20">//</text:span><text:span text:style-name="T7"> </text:span><text:span text:style-name="T20">&amp;</text:span></text:p>
      <text:p text:style-name="КОД"><text:span text:style-name="T7"><text:s text:c="4"/></text:span><text:span text:style-name="T2">Vertical</text:span>,<text:span text:style-name="T7"> <text:s text:c="10"/></text:span><text:span text:style-name="T20">//</text:span><text:span text:style-name="T7"> </text:span><text:span text:style-name="T20">|</text:span></text:p>
      <text:p text:style-name="КОД"><text:span text:style-name="T7"><text:s text:c="4"/></text:span><text:span text:style-name="T2">LogicalAnd</text:span>,<text:span text:style-name="T7"> <text:s text:c="8"/></text:span><text:span text:style-name="T20">//</text:span><text:span text:style-name="T7"> </text:span><text:span text:style-name="T20">&amp;&amp;</text:span></text:p>
      <text:p text:style-name="КОД"><text:span text:style-name="T7"><text:s text:c="4"/></text:span><text:span text:style-name="T2">LogicalOr</text:span>,<text:span text:style-name="T7"> <text:s text:c="9"/></text:span><text:span text:style-name="T20">//</text:span><text:span text:style-name="T7"> </text:span><text:span text:style-name="T20">||</text:span></text:p>
      <text:p text:style-name="КОД"><text:span text:style-name="T7"><text:s text:c="4"/></text:span><text:span text:style-name="T2">Question</text:span>,<text:span text:style-name="T7"> <text:s text:c="10"/></text:span><text:span text:style-name="T20">//</text:span><text:span text:style-name="T7"> </text:span><text:span text:style-name="T20">?</text:span></text:p>
      <text:p text:style-name="КОД"><text:span text:style-name="T7"><text:s text:c="4"/></text:span><text:span text:style-name="T2">Colon</text:span>,<text:span text:style-name="T7"> <text:s text:c="13"/></text:span><text:span text:style-name="T20">//</text:span><text:span text:style-name="T7"> </text:span><text:span text:style-name="T20">:</text:span></text:p>
      <text:p text:style-name="КОД"><text:span text:style-name="T7"><text:s text:c="4"/></text:span><text:span text:style-name="T2">Assign</text:span>,<text:span text:style-name="T7"> <text:s text:c="12"/></text:span><text:span text:style-name="T20">//</text:span><text:span text:style-name="T7"> </text:span><text:span text:style-name="T20">=</text:span></text:p>
      <text:p text:style-name="КОД"><text:span text:style-name="T7"><text:s text:c="4"/></text:span><text:span text:style-name="T2">MulAssign</text:span>,<text:span text:style-name="T7"> <text:s text:c="9"/></text:span><text:span text:style-name="T20">//</text:span><text:span text:style-name="T7"> </text:span><text:span text:style-name="T20">*=</text:span></text:p>
      <text:p text:style-name="КОД"><text:span text:style-name="T7"><text:s text:c="4"/></text:span><text:span text:style-name="T2">SlashAssign</text:span>,<text:span text:style-name="T7"> <text:s text:c="7"/></text:span><text:span text:style-name="T20">//</text:span><text:span text:style-name="T7"> </text:span><text:span text:style-name="T20">/=</text:span></text:p>
      <text:p text:style-name="КОД"><text:span text:style-name="T7"><text:s text:c="4"/></text:span><text:span text:style-name="T2">PlusAssign</text:span>,<text:span text:style-name="T7"> <text:s text:c="8"/></text:span><text:span text:style-name="T20">//</text:span><text:span text:style-name="T7"> </text:span><text:span text:style-name="T20">+=</text:span></text:p>
      <text:p text:style-name="КОД"><text:span text:style-name="T7"><text:s text:c="4"/></text:span><text:span text:style-name="T2">MinusAssign</text:span>,<text:span text:style-name="T7"> <text:s text:c="7"/></text:span><text:span text:style-name="T20">//</text:span><text:span text:style-name="T7"> </text:span><text:span text:style-name="T20">-=</text:span></text:p>
      <text:p text:style-name="КОД"><text:span text:style-name="T7"><text:s text:c="4"/></text:span><text:span text:style-name="T2">LShiftAssign</text:span>,<text:span text:style-name="T7"> <text:s text:c="6"/></text:span><text:span text:style-name="T20">//</text:span><text:span text:style-name="T7"> </text:span><text:span text:style-name="T20">&lt;&lt;=</text:span></text:p>
      <text:p text:style-name="КОД"><text:span text:style-name="T7"><text:s text:c="4"/></text:span><text:span text:style-name="T2">RShiftAssign</text:span>,<text:span text:style-name="T7"> <text:s text:c="6"/></text:span><text:span text:style-name="T20">//</text:span><text:span text:style-name="T7"> </text:span><text:span text:style-name="T20">&gt;&gt;=</text:span></text:p>
      <text:p text:style-name="КОД"><text:span text:style-name="T7"><text:s text:c="4"/></text:span><text:span text:style-name="T2">RShiftZeroAssign</text:span>,<text:span text:style-name="T7"> <text:s text:c="2"/></text:span><text:span text:style-name="T20">//</text:span><text:span text:style-name="T7"> </text:span><text:span text:style-name="T20">&gt;&gt;&gt;=</text:span></text:p>
      <text:p text:style-name="КОД"><text:span text:style-name="T7"><text:s text:c="4"/></text:span><text:span text:style-name="T2">BitAndAssign</text:span>,<text:span text:style-name="T7"> <text:s text:c="6"/></text:span><text:span text:style-name="T20">//</text:span><text:span text:style-name="T7"> </text:span><text:span text:style-name="T20">&amp;=</text:span></text:p>
      <text:p text:style-name="КОД"><text:span text:style-name="T7"><text:s text:c="4"/></text:span><text:span text:style-name="T2">XorAssign</text:span>,<text:span text:style-name="T7"> <text:s text:c="9"/></text:span><text:span text:style-name="T20">//</text:span><text:span text:style-name="T7"> </text:span><text:span text:style-name="T20">^=</text:span></text:p>
      <text:p text:style-name="КОД"><text:span text:style-name="T7"><text:s text:c="4"/></text:span><text:span text:style-name="T2">BitOrAssign</text:span>,<text:span text:style-name="T7"> <text:s text:c="7"/></text:span><text:span text:style-name="T20">//</text:span><text:span text:style-name="T7"> </text:span><text:span text:style-name="T20">|=</text:span></text:p>
      <text:p text:style-name="КОД"><text:span text:style-name="T7"><text:s text:c="4"/></text:span><text:span text:style-name="T2">Comma</text:span>,<text:span text:style-name="T7"> <text:s text:c="13"/></text:span><text:span text:style-name="T20">//</text:span><text:span text:style-name="T7"> </text:span><text:span text:style-name="T20">,</text:span></text:p>
      <text:p text:style-name="КОД"><text:span text:style-name="T7"><text:s text:c="4"/></text:span><text:span text:style-name="T2">Semicolon</text:span>,<text:span text:style-name="T7"> <text:s text:c="9"/></text:span><text:span text:style-name="T20">//</text:span><text:span text:style-name="T7"> </text:span><text:span text:style-name="T20">;</text:span></text:p>
      <text:p text:style-name="КОД"><text:span text:style-name="T7"><text:s text:c="4"/></text:span><text:span text:style-name="T2">RealNumber</text:span>,<text:span text:style-name="T7"> <text:s text:c="8"/></text:span><text:span text:style-name="T20">//</text:span><text:span text:style-name="T7"> </text:span><text:span text:style-name="T20">действительное</text:span><text:span text:style-name="T7"> </text:span><text:span text:style-name="T20">число</text:span></text:p>
      <text:p text:style-name="КОД"><text:span text:style-name="T7"><text:s text:c="4"/></text:span><text:span text:style-name="T2">IntegerNumber</text:span>,<text:span text:style-name="T7"> <text:s text:c="5"/></text:span><text:span text:style-name="T20">//</text:span><text:span text:style-name="T7"> </text:span><text:span text:style-name="T20">целое</text:span><text:span text:style-name="T7"> </text:span><text:span text:style-name="T20">число</text:span></text:p>
      <text:p text:style-name="P188"><text:span text:style-name="T7"><text:s text:c="4"/></text:span><text:span text:style-name="T4">QuotedString</text:span>,<text:span text:style-name="T7"> <text:s text:c="6"/></text:span><text:span text:style-name="T20">//</text:span><text:span text:style-name="T7"> </text:span><text:span text:style-name="T20">строка</text:span><text:span text:style-name="T7"> </text:span><text:span text:style-name="T20">в</text:span><text:span text:style-name="T7"> </text:span><text:span text:style-name="T20">кавычках</text:span></text:p>
      <text:p text:style-name="КОД"><text:s text:c="4"/><text:span text:style-name="T4">Identifier</text:span>,<text:span text:style-name="T7"> <text:s text:c="8"/></text:span><text:span text:style-name="T20">//</text:span><text:span text:style-name="T7"> </text:span><text:span text:style-name="T20">идентификатор</text:span></text:p>
      <text:p text:style-name="КОД"><text:soft-page-break/></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TOKEN_H</text:span></text:p>
      <text:p text:style-name="Horizontal_20_Line"/>
      <text:p text:style-name="P23">Для определения, является ли данная лексема ключевым словом, создадим небольшой класс:</text:p>
      <text:p text:style-name="КОД">/**</text:p>
      <text:p text:style-name="КОД"><text:span text:style-name="T7"><text:s/></text:span><text:span text:style-name="T26">*</text:span><text:span text:style-name="T7"> </text:span><text:span text:style-name="T27">@file</text:span><text:span text:style-name="T7"> </text:span><text:span text:style-name="T26">keyword.h</text:span></text:p>
      <text:p text:style-name="КОД"><text:span text:style-name="T7"><text:s/></text:span><text:span text:style-name="T26">*</text:span><text:span text:style-name="T7"> </text:span><text:span text:style-name="T27">@brief</text:span><text:span text:style-name="T7"> </text:span><text:span text:style-name="T26">Объявление</text:span><text:span text:style-name="T7"> </text:span><text:span text:style-name="T26">класса</text:span><text:span text:style-name="T7"> </text:span><text:span text:style-name="T26">KeyWord</text:span></text:p>
      <text:p text:style-name="КОД"><text:span text:style-name="T7"><text:s/></text:span><text:span text:style-name="T26">*/</text:span></text:p>
      <text:p text:style-name="КОД">#<text:span text:style-name="T26">ifndef</text:span><text:span text:style-name="T7"> </text:span><text:span text:style-name="T26">KEYWORD_H</text:span></text:p>
      <text:p text:style-name="КОД">#<text:span text:style-name="T26">define</text:span><text:span text:style-name="T7"> </text:span><text:span text:style-name="T26">KEYWORD_H</text:span></text:p>
      <text:p text:style-name="КОД">#<text:span text:style-name="T26">include</text:span><text:span text:style-name="T7"> </text:span><text:span text:style-name="T20">"token.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Класс</text:span><text:span text:style-name="T7"> </text:span><text:span text:style-name="T26">для</text:span><text:span text:style-name="T7"> </text:span><text:span text:style-name="T26">определения</text:span><text:span text:style-name="T7"> </text:span><text:span text:style-name="T26">ключевых</text:span><text:span text:style-name="T7"> </text:span><text:span text:style-name="T26">слов</text:span></text:p>
      <text:p text:style-name="КОД"><text:span text:style-name="T7"><text:s/></text:span><text:span text:style-name="T26">*/</text:span></text:p>
      <text:p text:style-name="КОД"><text:span text:style-name="T28">class</text:span><text:span text:style-name="T7"> </text:span><text:span text:style-name="T3">KeyWord</text:span></text:p>
      <text:p text:style-name="КОД">{</text:p>
      <text:p text:style-name="КОД"><text:span text:style-name="T28">public</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Определяет,</text:span><text:span text:style-name="T7"> </text:span><text:span text:style-name="T26">является</text:span><text:span text:style-name="T7"> </text:span><text:span text:style-name="T26">ли</text:span><text:span text:style-name="T7"> </text:span><text:span text:style-name="T26">данная</text:span><text:span text:style-name="T7"> </text:span><text:span text:style-name="T26">строка</text:span><text:span text:style-name="T7"> </text:span><text:span text:style-name="T26">ключевым</text:span><text:span text:style-name="T7"> </text:span><text:span text:style-name="T26">словом</text:span></text:p>
      <text:p text:style-name="КОД"><text:span text:style-name="T7"><text:s text:c="5"/></text:span><text:span text:style-name="T26">*</text:span><text:span text:style-name="T7"> </text:span><text:span text:style-name="T27">@param</text:span><text:span text:style-name="T7"> </text:span><text:span text:style-name="T26">str</text:span><text:span text:style-name="T7"> </text:span><text:span text:style-name="T26">определяемое</text:span><text:span text:style-name="T7"> </text:span><text:span text:style-name="T26">строковое</text:span><text:span text:style-name="T7"> </text:span><text:span text:style-name="T26">представление</text:span><text:span text:style-name="T7"> </text:span><text:span text:style-name="T26">токена</text:span></text:p>
      <text:p text:style-name="КОД"><text:span text:style-name="T7"><text:s text:c="5"/></text:span><text:span text:style-name="T26">*</text:span><text:span text:style-name="T7"> </text:span><text:span text:style-name="T27">@return</text:span><text:span text:style-name="T7"> </text:span><text:span text:style-name="T26">Token::Eof,</text:span><text:span text:style-name="T7"> </text:span><text:span text:style-name="T26">если</text:span><text:span text:style-name="T7"> </text:span><text:span text:style-name="T26">это</text:span><text:span text:style-name="T7"> </text:span><text:span text:style-name="T26">не</text:span><text:span text:style-name="T7"> </text:span><text:span text:style-name="T26">ключевое</text:span><text:span text:style-name="T7"> </text:span><text:span text:style-name="T26">слово,</text:span><text:span text:style-name="T7"> </text:span><text:span text:style-name="T26">иначе</text:span><text:span text:style-name="T7"> </text:span><text:span text:style-name="T26">-</text:span></text:p>
      <text:p text:style-name="КОД"><text:span text:style-name="T7"><text:s text:c="5"/></text:span><text:span text:style-name="T26">*</text:span><text:span text:style-name="T7"> <text:s text:c="8"/></text:span><text:span text:style-name="T26">соответствующий</text:span><text:span text:style-name="T7"> </text:span><text:span text:style-name="T26">токен.</text:span></text:p>
      <text:p text:style-name="КОД"><text:span text:style-name="T7"><text:s text:c="5"/></text:span><text:span text:style-name="T26">*/</text:span></text:p>
      <text:p text:style-name="КОД"><text:span text:style-name="T7"><text:s text:c="4"/></text:span><text:span text:style-name="T28">static</text:span><text:span text:style-name="T7"> </text:span><text:span text:style-name="T2">Token</text:span><text:span text:style-name="T7"> </text:span><text:span text:style-name="T16">checkKeyWord</text:span>(<text:span text:style-name="T28">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KEYWORD_H</text:span></text:p>
      <text:p text:style-name="Horizontal_20_Line"/>
      <text:p text:style-name="P23">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6">*</text:span><text:span text:style-name="T7"> </text:span><text:span text:style-name="T27">@file</text:span><text:span text:style-name="T7"> </text:span><text:span text:style-name="T26">keyword.cpp</text:span></text:p>
      <text:p text:style-name="КОД"><text:span text:style-name="T7"><text:s/></text:span><text:span text:style-name="T26">*</text:span><text:span text:style-name="T7"> </text:span><text:span text:style-name="T27">@brief</text:span><text:span text:style-name="T7"> </text:span><text:span text:style-name="T26">Реализация</text:span><text:span text:style-name="T7"> </text:span><text:span text:style-name="T26">класса</text:span><text:span text:style-name="T7"> </text:span><text:span text:style-name="T26">KeyWord</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keyword.h"</text:span></text:p>
      <text:p text:style-name="КОД"><text:span text:style-name="T28">namespace</text:span><text:span text:style-name="T7"> </text:span><text:span text:style-name="T3">escript</text:span><text:span text:style-name="T7"> </text:span>{</text:p>
      <text:p text:style-name="КОД"/>
      <text:p text:style-name="КОД">/**</text:p>
      <text:p text:style-name="КОД"><text:span text:style-name="T7"><text:s/></text:span><text:span text:style-name="T26">*</text:span><text:span text:style-name="T7"> </text:span><text:span text:style-name="T26">Ключевые</text:span><text:span text:style-name="T7"> </text:span><text:span text:style-name="T26">слова</text:span></text:p>
      <text:p text:style-name="КОД"><text:span text:style-name="T7"><text:s/></text:span><text:span text:style-name="T26">*/</text:span></text:p>
      <text:p text:style-name="КОД"><text:span text:style-name="T28">static</text:span><text:span text:style-name="T7"> </text:span><text:span text:style-name="T28">const</text:span><text:span text:style-name="T7"> </text:span><text:span text:style-name="T28">constexpr</text:span><text:span text:style-name="T7"> </text:span><text:span text:style-name="T28">char32_t</text:span><text:span text:style-name="T7"> </text:span>*<text:span text:style-name="T32">keyWords</text:span>[]<text:span text:style-name="T7"> </text:span>=<text:span text:style-name="T7"> </text:span>{</text:p>
      <text:p text:style-name="КОД"><text:span text:style-name="T7"><text:s text:c="4"/></text:span><text:span text:style-name="T20">U"break"</text:span>,<text:span text:style-name="T7"> <text:s text:c="3"/></text:span><text:span text:style-name="T20">U"case"</text:span>,<text:span text:style-name="T7"> <text:s text:c="6"/></text:span><text:span text:style-name="T20">U"catch"</text:span>,<text:span text:style-name="T7"> <text:s text:c="4"/></text:span><text:span text:style-name="T20">U"class"</text:span>,<text:span text:style-name="T7"> <text:s text:c="6"/></text:span><text:span text:style-name="T20">U"const"</text:span>,</text:p>
      <text:p text:style-name="КОД"><text:span text:style-name="T7"><text:s text:c="4"/></text:span><text:span text:style-name="T20">U"continue"</text:span>,<text:span text:style-name="T7"> </text:span><text:span text:style-name="T20">U"debugger"</text:span>, <text:s/><text:span text:style-name="T7"><text:s/></text:span><text:span text:style-name="T20">U"default"</text:span>,<text:span text:style-name="T7"> <text:s text:c="2"/></text:span><text:span text:style-name="T20">U"delete"</text:span>,<text:span text:style-name="T7"> <text:s text:c="5"/></text:span><text:span text:style-name="T20">U"do"</text:span>,</text:p>
      <text:p text:style-name="КОД"><text:span text:style-name="T7"><text:s text:c="4"/></text:span><text:span text:style-name="T20">U"else"</text:span>,<text:span text:style-name="T7"> <text:s text:c="4"/></text:span><text:span text:style-name="T20">U"enum"</text:span>,<text:span text:style-name="T7"> <text:s text:c="6"/></text:span><text:span text:style-name="T20">U"export"</text:span>,<text:span text:style-name="T7"> <text:s text:c="3"/></text:span><text:span text:style-name="T20">U"extends"</text:span>,<text:span text:style-name="T7"> <text:s text:c="4"/></text:span><text:span text:style-name="T20">U"finally"</text:span>,</text:p>
      <text:p text:style-name="КОД"><text:span text:style-name="T7"><text:s text:c="4"/></text:span><text:span text:style-name="T20">U"for"</text:span>,<text:span text:style-name="T7"> <text:s text:c="5"/></text:span><text:span text:style-name="T20">U"function"</text:span>,<text:span text:style-name="T7"> <text:s text:c="2"/></text:span><text:span text:style-name="T20">U"if"</text:span>, <text:s text:c="3"/><text:span text:style-name="T7"><text:s text:c="4"/></text:span><text:span text:style-name="T20">U"implements"</text:span>,<text:span text:style-name="T7"> <text:s/></text:span><text:span text:style-name="T20">U"import"</text:span>,</text:p>
      <text:p text:style-name="КОД"><text:span text:style-name="T7"><text:s text:c="4"/></text:span><text:span text:style-name="T20">U"in"</text:span>,<text:span text:style-name="T7"> <text:s text:c="6"/></text:span><text:span text:style-name="T20">U"instanceof"</text:span>,<text:span text:style-name="T7"> </text:span><text:span text:style-name="T20">U"interface"</text:span>,<text:span text:style-name="T7"> </text:span><text:span text:style-name="T20">U"let"</text:span>,<text:span text:style-name="T7"> <text:s text:c="8"/></text:span><text:span text:style-name="T20">U"new"</text:span>,</text:p>
      <text:p text:style-name="КОД"><text:span text:style-name="T7"><text:s text:c="4"/></text:span><text:span text:style-name="T20">U"package"</text:span>,<text:span text:style-name="T7"> <text:s/></text:span><text:span text:style-name="T20">U"private"</text:span>,<text:span text:style-name="T7"> <text:s text:c="3"/></text:span><text:span text:style-name="T20">U"protected"</text:span>,<text:span text:style-name="T7"> </text:span><text:span text:style-name="T20">U"public"</text:span>,<text:span text:style-name="T7"> <text:s text:c="5"/></text:span><text:span text:style-name="T20">U"return"</text:span>,</text:p>
      <text:p text:style-name="КОД"><text:span text:style-name="T7"><text:s text:c="4"/></text:span><text:span text:style-name="T20">U"static"</text:span>,<text:span text:style-name="T7"> <text:s text:c="2"/></text:span><text:span text:style-name="T20">U"super"</text:span>,<text:span text:style-name="T7"> <text:s text:c="5"/></text:span><text:span text:style-name="T20">U"switch"</text:span>,<text:span text:style-name="T7"> <text:s text:c="3"/></text:span><text:span text:style-name="T20">U"this"</text:span>,<text:span text:style-name="T7"> <text:s text:c="7"/></text:span><text:span text:style-name="T20">U"throw"</text:span>,</text:p>
      <text:p text:style-name="КОД"><text:span text:style-name="T7"><text:s text:c="4"/></text:span><text:span text:style-name="T20">U"try"</text:span>,<text:span text:style-name="T7"> <text:s text:c="5"/></text:span><text:span text:style-name="T20">U"typeof"</text:span>,<text:span text:style-name="T7"> <text:s text:c="4"/></text:span><text:span text:style-name="T20">U"var"</text:span>,<text:span text:style-name="T7"> <text:s text:c="6"/></text:span><text:span text:style-name="T20">U"void"</text:span>,<text:span text:style-name="T7"> <text:s text:c="7"/></text:span><text:span text:style-name="T20">U"while"</text:span>,</text:p>
      <text:p text:style-name="КОД"><text:span text:style-name="T7"><text:s text:c="4"/></text:span><text:span text:style-name="T20">U"with"</text:span>,<text:span text:style-name="T7"> <text:s text:c="4"/></text:span><text:span text:style-name="T20">U"yield"</text:span>,</text:p>
      <text:p text:style-name="КОД">};</text:p>
      <text:p text:style-name="КОД"/>
      <text:p text:style-name="КОД">/**</text:p>
      <text:p text:style-name="КОД"><text:span text:style-name="T7"><text:s/></text:span><text:span text:style-name="T26">*</text:span><text:span text:style-name="T7"> </text:span><text:span text:style-name="T26">Токены,</text:span><text:span text:style-name="T7"> </text:span><text:span text:style-name="T26">соответствующие</text:span><text:span text:style-name="T7"> </text:span><text:span text:style-name="T26">ключевым</text:span><text:span text:style-name="T7"> </text:span><text:span text:style-name="T26">словам</text:span></text:p>
      <text:p text:style-name="КОД"><text:soft-page-break/><text:span text:style-name="T7"><text:s/></text:span><text:span text:style-name="T26">*/</text:span></text:p>
      <text:p text:style-name="КОД"><text:span text:style-name="T28">static</text:span><text:span text:style-name="T7"> </text:span><text:span text:style-name="T28">const</text:span><text:span text:style-name="T7"> </text:span><text:span text:style-name="T28">constexpr</text:span><text:span text:style-name="T7"> </text:span><text:span text:style-name="T2">Token</text:span><text:span text:style-name="T7"> </text:span><text:span text:style-name="T32">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183"/>
      <text:p text:style-name="КОД"><text:span text:style-name="T2">Token</text:span><text:span text:style-name="T7"> </text:span><text:span text:style-name="T2">KeyWord</text:span>::<text:span text:style-name="T16">checkKeyWord</text:span>(<text:span text:style-name="T28">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28">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2">keyWordsHash</text:span>;</text:p>
      <text:p text:style-name="КОД"><text:span text:style-name="T7"><text:s text:c="4"/></text:span><text:span text:style-name="T28">if</text:span><text:span text:style-name="T7"> </text:span>(<text:span text:style-name="T12">keyWordsHash</text:span>.<text:span text:style-name="T15">empty</text:span>())<text:span text:style-name="T7"> </text:span>{</text:p>
      <text:p text:style-name="КОД"><text:span text:style-name="T7"><text:s text:c="8"/></text:span><text:span text:style-name="T28">int</text:span><text:span text:style-name="T7"> </text:span><text:span text:style-name="T12">i</text:span><text:span text:style-name="T7"> </text:span>=<text:span text:style-name="T7"> </text:span><text:span text:style-name="T26">0</text:span>;</text:p>
      <text:p text:style-name="КОД"><text:span text:style-name="T7"><text:s text:c="8"/></text:span><text:span text:style-name="T28">for</text:span><text:span text:style-name="T7"> </text:span>(<text:span text:style-name="T28">auto</text:span><text:span text:style-name="T7"> </text:span>&amp;<text:span text:style-name="T12">t</text:span><text:span text:style-name="T7"> </text:span>:<text:span text:style-name="T7"> </text:span><text:span text:style-name="T32">tokenKeywords</text:span>)<text:span text:style-name="T7"> </text:span>{</text:p>
      <text:p text:style-name="КОД"><text:span text:style-name="T7"><text:s text:c="12"/></text:span><text:span text:style-name="T20">//</text:span><text:span text:style-name="T7"> </text:span><text:span text:style-name="T20">мы</text:span><text:span text:style-name="T7"> </text:span><text:span text:style-name="T20">гарантируем,</text:span><text:span text:style-name="T7"> </text:span><text:span text:style-name="T20">что</text:span><text:span text:style-name="T7"> </text:span><text:span text:style-name="T20">размер</text:span><text:span text:style-name="T7"> </text:span><text:span text:style-name="T20">обоих</text:span><text:span text:style-name="T7"> </text:span><text:span text:style-name="T20">массивов</text:span><text:span text:style-name="T7"> </text:span><text:span text:style-name="T20">одинаковый</text:span></text:p>
      <text:p text:style-name="КОД"><text:span text:style-name="T7"><text:s text:c="12"/></text:span><text:span text:style-name="T12">keyWordsHash</text:span><text:span text:style-name="T15">[</text:span><text:span text:style-name="T32">keyWords</text:span>[<text:span text:style-name="T12">i</text:span><text:span text:style-name="T13">++</text:span>]<text:span text:style-name="T15">]</text:span><text:span text:style-name="T7"> </text:span>=<text:span text:style-name="T7"> </text:span><text:span text:style-name="T12">t</text:span>;</text:p>
      <text:p text:style-name="КОД"><text:span text:style-name="T7"><text:s text:c="8"/></text:span>}</text:p>
      <text:p text:style-name="КОД"><text:span text:style-name="T7"><text:s text:c="4"/></text:span>}</text:p>
      <text:p text:style-name="КОД"><text:span text:style-name="T7"><text:s text:c="4"/></text:span><text:span text:style-name="T28">auto</text:span><text:span text:style-name="T7"> </text:span><text:span text:style-name="T12">it</text:span><text:span text:style-name="T7"> </text:span>=<text:span text:style-name="T7"> </text:span><text:span text:style-name="T12">keyWordsHash</text:span>.<text:span text:style-name="T15">find</text:span>(<text:span text:style-name="T12">str</text:span>);</text:p>
      <text:p text:style-name="КОД"><text:span text:style-name="T7"><text:s text:c="4"/></text:span><text:span text:style-name="T28">if</text:span><text:span text:style-name="T7"> </text:span>(<text:span text:style-name="T12">it</text:span><text:span text:style-name="T7"> </text:span><text:span text:style-name="T15">==</text:span><text:span text:style-name="T7"> </text:span><text:span text:style-name="T12">keyWordsHash</text:span>.<text:span text:style-name="T15">end</text:span>())</text:p>
      <text:p text:style-name="КОД"><text:span text:style-name="T7"><text:s text:c="8"/></text:span><text:span text:style-name="T28">return</text:span><text:span text:style-name="T7"> </text:span><text:span text:style-name="T2">Token</text:span>::<text:span text:style-name="T2">Eof</text:span>;</text:p>
      <text:p text:style-name="КОД"><text:span text:style-name="T7"><text:s text:c="4"/></text:span><text:span text:style-name="T28">return</text:span><text:span text:style-name="T7"> </text:span><text:span text:style-name="T12">it</text:span><text:span text:style-name="T15">-&gt;</text:span><text:span text:style-name="T44">second</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42">Для ускорения поиска мы поместим ключевые слова в контейнер std::map. <text:span text:style-name="T53">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3">Также добавим в «stdafx.h» заголовок:</text:p>
      <text:p text:style-name="КОД">#<text:span text:style-name="T26">include</text:span><text:span text:style-name="T7"> </text:span>&lt;<text:span text:style-name="T20">map</text:span>&gt;</text:p>
      <text:p text:style-name="Horizontal_20_Line"/>
      <text:p text:style-name="P24">Теперь можно приступить к реализации лексического анализатора.</text:p>
      <text:h text:style-name="P220" text:outline-level="2">Лексический анализатор</text:h>
      <text:p text:style-name="P24">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0">Считывать мы будем по одному символу и желательно с наименьшим числом возвратов символов обратно в поток.</text:span></text:p>
      <text:p text:style-name="P25">Такой код выглядел бы довольно самоочевидно: </text:p>
      <text:p text:style-name="КОД">auto c = _text[i]; … </text:p>
      <text:p text:style-name="P25">Но мы так делать не будем. Во-первых, это медленно — мы будем использовать итераторы. </text:p>
      <text:p text:style-name="P25"><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5">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5">Для чтения следующего символа мы используем отдельный метод read().</text:p>
      <text:p text:style-name="P25">Изменим сначала приватную часть класса Lexer:</text:p>
      <text:p text:style-name="КОД"><text:span text:style-name="T28">private</text:span>:</text:p>
      <text:p text:style-name="КОД"><text:span text:style-name="T7"><text:s text:c="4"/></text:span><text:span text:style-name="T20">//</text:span><text:span text:style-name="T7"> </text:span><text:span text:style-name="T20">разбираемый</text:span><text:span text:style-name="T7"> </text:span><text:span text:style-name="T20">текст</text:span></text:p>
      <text:p text:style-name="КОД"><text:span text:style-name="T7"><text:s text:c="4"/></text:span><text:span text:style-name="T28">const</text:span><text:span text:style-name="T7"> </text:span><text:span text:style-name="T2">std</text:span>::<text:span text:style-name="T2">u32string</text:span><text:span text:style-name="T7"> </text:span>&amp;<text:span text:style-name="T44">_text</text:span>;</text:p>
      <text:p text:style-name="КОД"><text:span text:style-name="T7"><text:s text:c="4"/></text:span><text:span text:style-name="T20">//</text:span><text:span text:style-name="T7"> </text:span><text:span text:style-name="T20">начало</text:span><text:span text:style-name="T7"> </text:span><text:span text:style-name="T20">строки</text:span></text:p>
      <text:p text:style-name="КОД"><text:span text:style-name="T7"><text:s text:c="4"/></text:span><text:span text:style-name="T2">std</text:span>::<text:span text:style-name="T2">u32string</text:span>::<text:span text:style-name="T2">const_iterator</text:span><text:span text:style-name="T7"> </text:span><text:span text:style-name="T44">_begin</text:span>;</text:p>
      <text:p text:style-name="КОД"><text:span text:style-name="T7"><text:s text:c="4"/></text:span><text:span text:style-name="T20">//</text:span><text:span text:style-name="T7"> </text:span><text:span text:style-name="T20">конец</text:span><text:span text:style-name="T7"> </text:span><text:span text:style-name="T20">строки</text:span></text:p>
      <text:p text:style-name="КОД"><text:span text:style-name="T7"><text:s text:c="4"/></text:span><text:span text:style-name="T2">std</text:span>::<text:span text:style-name="T2">u32string</text:span>::<text:span text:style-name="T2">const_iterator</text:span><text:span text:style-name="T7"> </text:span><text:span text:style-name="T44">_end</text:span>;</text:p>
      <text:p text:style-name="КОД"><text:span text:style-name="T7"><text:s text:c="4"/></text:span><text:span text:style-name="T20">//</text:span><text:span text:style-name="T7"> </text:span><text:span text:style-name="T20">доступ</text:span><text:span text:style-name="T7"> </text:span><text:span text:style-name="T20">к</text:span><text:span text:style-name="T7"> </text:span><text:span text:style-name="T20">строке</text:span><text:span text:style-name="T7"> </text:span><text:span text:style-name="T20">через</text:span><text:span text:style-name="T7"> </text:span><text:span text:style-name="T20">итератор</text:span></text:p>
      <text:p text:style-name="КОД"><text:span text:style-name="T7"><text:s text:c="4"/></text:span><text:span text:style-name="T2">std</text:span>::<text:span text:style-name="T2">u32string</text:span>::<text:span text:style-name="T2">const_iterator</text:span><text:span text:style-name="T7"> </text:span><text:span text:style-name="T44">_p</text:span>;</text:p>
      <text:p text:style-name="КОД"><text:span text:style-name="T7"><text:s text:c="4"/></text:span><text:span text:style-name="T20">//</text:span><text:span text:style-name="T7"> </text:span><text:span text:style-name="T20">последний</text:span><text:span text:style-name="T7"> </text:span><text:span text:style-name="T20">разобранный</text:span><text:span text:style-name="T7"> </text:span><text:span text:style-name="T20">токен</text:span></text:p>
      <text:p text:style-name="КОД"><text:span text:style-name="T7"><text:s text:c="4"/></text:span><text:span text:style-name="T2">Token</text:span><text:span text:style-name="T7"> </text:span><text:span text:style-name="T44">_token</text:span><text:span text:style-name="T7"> </text:span>=<text:span text:style-name="T7"> </text:span><text:span text:style-name="T2">Token</text:span>::<text:span text:style-name="T2">Eof</text:span>;</text:p>
      <text:p text:style-name="КОД"><text:span text:style-name="T7"><text:s text:c="4"/></text:span><text:span text:style-name="T20">//</text:span><text:span text:style-name="T7"> </text:span><text:span text:style-name="T20">строковое</text:span><text:span text:style-name="T7"> </text:span><text:span text:style-name="T20">представление</text:span><text:span text:style-name="T7"> </text:span><text:span text:style-name="T20">последнего</text:span><text:span text:style-name="T7"> </text:span><text:span text:style-name="T20">разобранного</text:span><text:span text:style-name="T7"> </text:span><text:span text:style-name="T20">токена</text:span></text:p>
      <text:p text:style-name="КОД"><text:span text:style-name="T7"><text:s text:c="4"/></text:span><text:span text:style-name="T2">std</text:span>::<text:span text:style-name="T2">u32string</text:span><text:span text:style-name="T7"> </text:span><text:span text:style-name="T44">_tokenText</text:span>;</text:p>
      <text:p text:style-name="КОД"><text:span text:style-name="T7"><text:s text:c="4"/></text:span><text:span text:style-name="T20">//</text:span><text:span text:style-name="T7"> </text:span><text:span text:style-name="T20">текущая</text:span><text:span text:style-name="T7"> </text:span><text:span text:style-name="T20">позиция</text:span><text:span text:style-name="T7"> </text:span><text:span text:style-name="T20">в</text:span><text:span text:style-name="T7"> </text:span><text:span text:style-name="T20">строке</text:span><text:span text:style-name="T7"> </text:span><text:span text:style-name="T20">(отсчёт</text:span><text:span text:style-name="T7"> </text:span><text:span text:style-name="T20">с</text:span><text:span text:style-name="T7"> </text:span><text:span text:style-name="T20">1,</text:span><text:span text:style-name="T7"> </text:span><text:span text:style-name="T20">для</text:span><text:span text:style-name="T7"> </text:span><text:span text:style-name="T20">вывода</text:span><text:span text:style-name="T7"> </text:span><text:span text:style-name="T20">сообщений</text:span><text:span text:style-name="T7"> </text:span><text:span text:style-name="T20">об</text:span><text:span text:style-name="T7"> </text:span><text:span text:style-name="T20">ошибках)</text:span></text:p>
      <text:p text:style-name="КОД"><text:span text:style-name="T7"><text:s text:c="4"/></text:span><text:span text:style-name="T28">int</text:span><text:span text:style-name="T7"> </text:span><text:span text:style-name="T44">_pos</text:span><text:span text:style-name="T7"> </text:span>=<text:span text:style-name="T7"> </text:span><text:span text:style-name="T26">1</text:span>;</text:p>
      <text:p text:style-name="КОД"><text:span text:style-name="T7"><text:s text:c="4"/></text:span><text:span text:style-name="T20">//</text:span><text:span text:style-name="T7"> </text:span><text:span text:style-name="T20">номер</text:span><text:span text:style-name="T7"> </text:span><text:span text:style-name="T20">строки</text:span><text:span text:style-name="T7"> </text:span><text:span text:style-name="T20">(отсчёт</text:span><text:span text:style-name="T7"> </text:span><text:span text:style-name="T20">с</text:span><text:span text:style-name="T7"> </text:span><text:span text:style-name="T20">1,</text:span><text:span text:style-name="T7"> </text:span><text:span text:style-name="T20">для</text:span><text:span text:style-name="T7"> </text:span><text:span text:style-name="T20">вывода</text:span><text:span text:style-name="T7"> </text:span><text:span text:style-name="T20">сообщений</text:span><text:span text:style-name="T7"> </text:span><text:span text:style-name="T20">об</text:span><text:span text:style-name="T7"> </text:span><text:span text:style-name="T20">ошибках)</text:span></text:p>
      <text:p text:style-name="КОД"><text:span text:style-name="T7"><text:s text:c="4"/></text:span><text:span text:style-name="T28">int</text:span><text:span text:style-name="T7"> </text:span><text:span text:style-name="T44">_line</text:span><text:span text:style-name="T7"> </text:span>=<text:span text:style-name="T7"> </text:span><text:span text:style-name="T26">1</text:span>;</text:p>
      <text:p text:style-name="КОД"><text:span text:style-name="T7"><text:s text:c="4"/></text:span><text:span text:style-name="T20">//</text:span><text:span text:style-name="T7"> </text:span><text:span text:style-name="T20">длина</text:span><text:span text:style-name="T7"> </text:span><text:span text:style-name="T20">предыдущей</text:span><text:span text:style-name="T7"> </text:span><text:span text:style-name="T20">строки</text:span><text:span text:style-name="T7"> </text:span><text:span text:style-name="T20">(для</text:span><text:span text:style-name="T7"> </text:span><text:span text:style-name="T20">подсчёта</text:span><text:span text:style-name="T7"> </text:span><text:span text:style-name="T20">позиции</text:span><text:span text:style-name="T7"> </text:span><text:span text:style-name="T20">при</text:span><text:span text:style-name="T7"> </text:span><text:span text:style-name="T20">возврате</text:span><text:span text:style-name="T7"> </text:span><text:span text:style-name="T20">символа)</text:span></text:p>
      <text:p text:style-name="КОД"><text:span text:style-name="T7"><text:s text:c="4"/></text:span><text:span text:style-name="T28">int</text:span><text:span text:style-name="T7"> </text:span><text:span text:style-name="T44">_prevLineLen</text:span><text:span text:style-name="T7"> </text:span>=<text:span text:style-name="T7"> </text:span><text:span text:style-name="T26">0</text:span>;</text:p>
      <text:p text:style-name="КОД"/>
      <text:p text:style-name="Horizontal_20_Line"/>
      <text:p text:style-name="P25">Откроем файл «lexer.cpp» и изменим конструктор:</text:p>
      <text:p text:style-name="КОД"><text:span text:style-name="T2">Lexer</text:span>::<text:span text:style-name="T16">Lexer</text:span>(<text:span text:style-name="T28">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4">_text</text:span>(<text:span text:style-name="T12">strCode</text:span>),</text:p>
      <text:p text:style-name="КОД"><text:span text:style-name="T7"><text:s text:c="6"/></text:span><text:span text:style-name="T44">_begin</text:span>(<text:span text:style-name="T12">strCode</text:span>.<text:span text:style-name="T15">begin</text:span>()),</text:p>
      <text:p text:style-name="КОД"><text:span text:style-name="T7"><text:s text:c="6"/></text:span><text:span text:style-name="T44">_end</text:span>(<text:span text:style-name="T12">strCode</text:span>.<text:span text:style-name="T15">end</text:span>()),</text:p>
      <text:p text:style-name="КОД"><text:span text:style-name="T7"><text:s text:c="6"/></text:span><text:span text:style-name="T44">_p</text:span>(<text:span text:style-name="T12">strCode</text:span>.<text:span text:style-name="T15">begin</text:span>())</text:p>
      <text:p text:style-name="КОД">{</text:p>
      <text:p text:style-name="КОД">}</text:p>
      <text:p text:style-name="Horizontal_20_Line"/>
      <text:p text:style-name="P28">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6">Реализуем метод next(). Заготовка будет следующая:</text:p>
      <text:p text:style-name="КОД"><text:span text:style-name="T2">Token</text:span><text:span text:style-name="T7"> </text:span><text:span text:style-name="T2">Lexer</text:span>::<text:span text:style-name="T16">next</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8">int</text:span><text:span text:style-name="T7"> </text:span><text:span text:style-name="T12">c</text:span><text:span text:style-name="T7"> </text:span>=<text:span text:style-name="T7"> </text:span><text:span text:style-name="T26">0</text:span>;</text:p>
      <text:p text:style-name="КОД"><text:span text:style-name="T7"><text:s text:c="4"/></text:span><text:span text:style-name="T28">while</text:span><text:span text:style-name="T7"> </text:span>(<text:span text:style-name="T12">c</text:span><text:span text:style-name="T7"> </text:span>&gt;=<text:span text:style-name="T7"> </text:span><text:span text:style-name="T26">0</text:span>)<text:span text:style-name="T7"> </text:span>{</text:p>
      <text:p text:style-name="КОД"><text:span text:style-name="T7"><text:s text:c="8"/></text:span><text:span text:style-name="T12">c</text:span><text:span text:style-name="T7"> </text:span>=<text:span text:style-name="T7"> </text:span><text:span text:style-name="T15">read</text:span>();</text:p>
      <text:p text:style-name="КОД"><text:span text:style-name="T7"><text:s text:c="8"/></text:span><text:span text:style-name="T28">switch</text:span><text:span text:style-name="T7"> </text:span>(<text:span text:style-name="T12">c</text:span>)<text:span text:style-name="T7"> </text:span>{</text:p>
      <text:p text:style-name="КОД"><text:span text:style-name="T7"><text:s text:c="8"/></text:span><text:span text:style-name="T28">default</text:span>:</text:p>
      <text:p text:style-name="КОД"><text:span text:style-name="T7"><text:s text:c="12"/></text:span><text:span text:style-name="T28">break</text:span>;</text:p>
      <text:p text:style-name="КОД"><text:soft-page-break/><text:span text:style-name="T7"><text:s text:c="8"/></text:span>}</text:p>
      <text:p text:style-name="КОД"><text:span text:style-name="T7"><text:s text:c="4"/></text:span>}</text:p>
      <text:p text:style-name="КОД"><text:span text:style-name="T7"><text:s text:c="4"/></text:span><text:span text:style-name="T28">return</text:span><text:span text:style-name="T7"> </text:span><text:span text:style-name="T2">Token</text:span>::<text:span text:style-name="T2">Eof</text:span>;</text:p>
      <text:p text:style-name="КОД">}</text:p>
      <text:p text:style-name="Horizontal_20_Line"/>
      <text:p text:style-name="P27">Метод Parser::parse() будет вызывать Lexer::next() для следующего токена, поэтому на входе мы сразу чистим буфер текущего токена.</text:p>
      <text:p text:style-name="P27">Мы будем считывать очередной символ и через большой блок switch <text:span text:style-name="T60">и </text:span>решать, какой токен мы вернём.</text:p>
      <text:p text:style-name="P29">Метод read() выглядит следующим образом:</text:p>
      <text:p text:style-name="P29">Файл lexer.h:</text:p>
      <text:p text:style-name="КОД"><text:span text:style-name="T28">privat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читывает</text:span><text:span text:style-name="T7"> </text:span><text:span text:style-name="T26">следующий</text:span><text:span text:style-name="T7"> </text:span><text:span text:style-name="T26">символ</text:span><text:span text:style-name="T7"> </text:span><text:span text:style-name="T26">из</text:span><text:span text:style-name="T7"> </text:span><text:span text:style-name="T26">входного</text:span><text:span text:style-name="T7"> </text:span><text:span text:style-name="T26">потока</text:span></text:p>
      <text:p text:style-name="КОД"><text:span text:style-name="T7"><text:s text:c="5"/></text:span><text:span text:style-name="T26">*</text:span><text:span text:style-name="T7"> </text:span><text:span text:style-name="T27">@return</text:span><text:span text:style-name="T7"> </text:span><text:span text:style-name="T26">код</text:span><text:span text:style-name="T7"> </text:span><text:span text:style-name="T26">символа</text:span><text:span text:style-name="T7"> </text:span><text:span text:style-name="T26">или</text:span><text:span text:style-name="T7"> </text:span><text:span text:style-name="T26">-1,</text:span><text:span text:style-name="T7"> </text:span><text:span text:style-name="T26">если</text:span><text:span text:style-name="T7"> </text:span><text:span text:style-name="T26">достигнут</text:span><text:span text:style-name="T7"> </text:span><text:span text:style-name="T26">конец</text:span><text:span text:style-name="T7"> </text:span><text:span text:style-name="T26">потока</text:span></text:p>
      <text:p text:style-name="КОД"><text:span text:style-name="T7"><text:s text:c="5"/></text:span><text:span text:style-name="T26">*/</text:span></text:p>
      <text:p text:style-name="КОД"><text:span text:style-name="T7"><text:s text:c="4"/></text:span><text:span text:style-name="T28">int</text:span><text:span text:style-name="T7"> </text:span><text:span text:style-name="T16">read</text:span>();</text:p>
      <text:p text:style-name="Horizontal_20_Line"/>
      <text:p text:style-name="P29">Файл lexer.cpp:</text:p>
      <text:p text:style-name="КОД"><text:span text:style-name="T28">int</text:span><text:span text:style-name="T7"> </text:span><text:span text:style-name="T2">Lexer</text:span>::<text:span text:style-name="T16">read</text:span>()</text:p>
      <text:p text:style-name="КОД">{</text:p>
      <text:p text:style-name="КОД"><text:span text:style-name="T7"><text:s text:c="4"/></text:span><text:span text:style-name="T28">if</text:span><text:span text:style-name="T7"> </text:span>(<text:span text:style-name="T44">_p</text:span><text:span text:style-name="T7"> </text:span><text:span text:style-name="T15">==</text:span><text:span text:style-name="T7"> </text:span><text:span text:style-name="T44">_end</text:span>)</text:p>
      <text:p text:style-name="КОД"><text:span text:style-name="T7"><text:s text:c="8"/></text:span><text:span text:style-name="T28">return</text:span><text:span text:style-name="T7"> </text:span>-<text:span text:style-name="T26">1</text:span>;</text:p>
      <text:p text:style-name="КОД"><text:span text:style-name="T7"><text:s text:c="4"/></text:span><text:span text:style-name="T28">int</text:span><text:span text:style-name="T7"> </text:span><text:span text:style-name="T12">c</text:span><text:span text:style-name="T7"> </text:span>=<text:span text:style-name="T7"> </text:span><text:span text:style-name="T15">*</text:span><text:span text:style-name="T44">_p</text:span>;</text:p>
      <text:p text:style-name="КОД"><text:span text:style-name="T7"><text:s text:c="4"/></text:span><text:span text:style-name="T15">++</text:span><text:span text:style-name="T44">_p</text:span>;</text:p>
      <text:p text:style-name="КОД"><text:span text:style-name="T7"><text:s text:c="4"/></text:span><text:span text:style-name="T28">if</text:span><text:span text:style-name="T7"> </text:span>(<text:span text:style-name="T12">c</text:span><text:span text:style-name="T7"> </text:span>==<text:span text:style-name="T7"> </text:span><text:span text:style-name="T20">'\n'</text:span>)<text:span text:style-name="T7"> </text:span>{</text:p>
      <text:p text:style-name="КОД"><text:span text:style-name="T7"><text:s text:c="8"/></text:span><text:span text:style-name="T44">_prevLineLen</text:span><text:span text:style-name="T7"> </text:span>=<text:span text:style-name="T7"> </text:span><text:span text:style-name="T44">_pos</text:span>;</text:p>
      <text:p text:style-name="КОД"><text:span text:style-name="T7"><text:s text:c="8"/></text:span><text:span text:style-name="T44">_line</text:span>++;</text:p>
      <text:p text:style-name="КОД"><text:span text:style-name="T7"><text:s text:c="8"/></text:span><text:span text:style-name="T44">_pos</text:span><text:span text:style-name="T7"> </text:span>=<text:span text:style-name="T7"> </text:span><text:span text:style-name="T26">1</text:span>;</text:p>
      <text:p text:style-name="КОД"><text:span text:style-name="T7"><text:s text:c="4"/></text:span>}<text:span text:style-name="T7"> </text:span><text:span text:style-name="T28">else</text:span><text:span text:style-name="T7"> </text:span>{</text:p>
      <text:p text:style-name="P185"><text:span text:style-name="T7"><text:s text:c="8"/></text:span><text:span text:style-name="T28">if</text:span><text:span text:style-name="T7"> </text:span>(<text:span text:style-name="T12">c</text:span><text:span text:style-name="T7"> </text:span>!=<text:span text:style-name="T7"> </text:span><text:span text:style-name="T20">'\r'</text:span>)<text:span text:style-name="T7"> </text:span><text:span text:style-name="T20">//</text:span><text:span text:style-name="T7"> </text:span><text:span text:style-name="T20">не</text:span><text:span text:style-name="T7"> </text:span><text:span text:style-name="T20">считаем</text:span><text:span text:style-name="T7"> </text:span><text:span text:style-name="T20">сдвиг</text:span><text:span text:style-name="T7"> </text:span><text:span text:style-name="T20">на</text:span><text:span text:style-name="T7"> </text:span><text:span text:style-name="T20">'\r',</text:span><text:span text:style-name="T7"> </text:span><text:span text:style-name="T20">иначе</text:span><text:span text:style-name="T7"> </text:span><text:span text:style-name="T20">визуально</text:span><text:span text:style-name="T7"> </text:span><text:span text:style-name="T20">это</text:span><text:span text:style-name="T7"> </text:span><text:span text:style-name="T20">будет на</text:span><text:span text:style-name="T7"> </text:span></text:p>
      <text:p text:style-name="КОД"><text:span text:style-name="T7"><text:s text:c="12"/></text:span><text:span text:style-name="T44">_pos</text:span>++;<text:span text:style-name="T7"> <text:s text:c="3"/></text:span><text:span text:style-name="T20">// </text:span><text:span text:style-name="T21">1</text:span><text:span text:style-name="T8"> </text:span><text:span text:style-name="T20">символ</text:span><text:span text:style-name="T7"> </text:span><text:span text:style-name="T20">в</text:span><text:span text:style-name="T7"> </text:span><text:span text:style-name="T20">строке</text:span><text:span text:style-name="T7"> </text:span><text:span text:style-name="T20">больше,</text:span><text:span text:style-name="T7"> </text:span><text:span text:style-name="T20">чем</text:span><text:span text:style-name="T7"> </text:span><text:span text:style-name="T20">отображается</text:span><text:span text:style-name="T7"> </text:span><text:span text:style-name="T20">в</text:span><text:span text:style-name="T7"> </text:span><text:span text:style-name="T20">редакторе</text:span></text:p>
      <text:p text:style-name="КОД"><text:span text:style-name="T7"><text:s text:c="4"/></text:span>}</text:p>
      <text:p text:style-name="КОД"><text:span text:style-name="T7"><text:s text:c="4"/></text:span><text:span text:style-name="T28">return</text:span><text:span text:style-name="T7"> </text:span><text:span text:style-name="T12">c</text:span>;</text:p>
      <text:p text:style-name="КОД">}</text:p>
      <text:p text:style-name="Horizontal_20_Line"/>
      <text:p text:style-name="P30">Добавим <text:span text:style-name="T51">в те же файлы соответственно </text:span>метод back() для возврата на 1 символ назад:</text:p>
      <text:p text:style-name="КОД"><text:span text:style-name="T28">privat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ся</text:span><text:span text:style-name="T7"> </text:span><text:span text:style-name="T26">на</text:span><text:span text:style-name="T7"> </text:span><text:span text:style-name="T26">1</text:span><text:span text:style-name="T7"> </text:span><text:span text:style-name="T26">символ</text:span><text:span text:style-name="T7"> </text:span><text:span text:style-name="T26">назад</text:span><text:span text:style-name="T7"> </text:span><text:span text:style-name="T26">во</text:span><text:span text:style-name="T7"> </text:span><text:span text:style-name="T26">входном</text:span><text:span text:style-name="T7"> </text:span><text:span text:style-name="T26">потоке</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back</text:span>();</text:p>
      <text:p text:style-name="Horizontal_20_Line"/>
      <text:p text:style-name="КОД"><text:span text:style-name="T28">void</text:span><text:span text:style-name="T7"> </text:span><text:span text:style-name="T2">Lexer</text:span>::<text:span text:style-name="T16">back</text:span>()</text:p>
      <text:p text:style-name="КОД">{</text:p>
      <text:p text:style-name="КОД"><text:span text:style-name="T7"><text:s text:c="4"/></text:span><text:span text:style-name="T28">if</text:span><text:span text:style-name="T7"> </text:span>(<text:span text:style-name="T44">_p</text:span><text:span text:style-name="T7"> </text:span><text:span text:style-name="T15">==</text:span><text:span text:style-name="T7"> </text:span><text:span text:style-name="T44">_text</text:span>.<text:span text:style-name="T15">begin</text:span>())</text:p>
      <text:p text:style-name="КОД"><text:span text:style-name="T7"><text:s text:c="8"/></text:span><text:span text:style-name="T28">throw</text:span><text:span text:style-name="T7"> </text:span><text:span text:style-name="T2">std</text:span>::<text:span text:style-name="T2">out_of_range</text:span>(<text:span text:style-name="T20">"jump over the beginning of the buffer"</text:span>);</text:p>
      <text:p text:style-name="КОД"><text:span text:style-name="T7"><text:s text:c="4"/></text:span><text:span text:style-name="T15">--</text:span><text:span text:style-name="T44">_p</text:span>;</text:p>
      <text:p text:style-name="КОД"><text:span text:style-name="T7"><text:s text:c="4"/></text:span><text:span text:style-name="T28">auto</text:span><text:span text:style-name="T7"> </text:span><text:span text:style-name="T12">c</text:span><text:span text:style-name="T7"> </text:span>=<text:span text:style-name="T7"> </text:span><text:span text:style-name="T15">*</text:span><text:span text:style-name="T44">_p</text:span>;</text:p>
      <text:p text:style-name="КОД"><text:span text:style-name="T7"><text:s text:c="4"/></text:span><text:span text:style-name="T28">if</text:span><text:span text:style-name="T7"> </text:span>(<text:span text:style-name="T12">c</text:span><text:span text:style-name="T7"> </text:span>==<text:span text:style-name="T7"> </text:span><text:span text:style-name="T20">'\n'</text:span>)<text:span text:style-name="T7"> </text:span>{</text:p>
      <text:p text:style-name="КОД"><text:span text:style-name="T7"><text:s text:c="8"/></text:span><text:span text:style-name="T44">_pos</text:span><text:span text:style-name="T7"> </text:span>=<text:span text:style-name="T7"> </text:span><text:span text:style-name="T44">_prevLineLen</text:span>;</text:p>
      <text:p text:style-name="КОД"><text:span text:style-name="T7"><text:s text:c="8"/></text:span><text:span text:style-name="T44">_line</text:span>--;</text:p>
      <text:p text:style-name="КОД"><text:span text:style-name="T7"><text:s text:c="4"/></text:span>}<text:span text:style-name="T7"> </text:span><text:span text:style-name="T28">else</text:span><text:span text:style-name="T7"> </text:span>{</text:p>
      <text:p text:style-name="КОД"><text:soft-page-break/><text:span text:style-name="T7"><text:s text:c="8"/></text:span><text:span text:style-name="T28">if</text:span><text:span text:style-name="T7"> </text:span>(<text:span text:style-name="T44">_pos</text:span><text:span text:style-name="T7"> </text:span>&gt;<text:span text:style-name="T7"> </text:span><text:span text:style-name="T26">0</text:span>)</text:p>
      <text:p text:style-name="КОД"><text:span text:style-name="T7"><text:s text:c="12"/></text:span><text:span text:style-name="T44">_pos</text:span>--;</text:p>
      <text:p text:style-name="КОД"><text:span text:style-name="T7"><text:s text:c="4"/></text:span>}</text:p>
      <text:p text:style-name="КОД">}</text:p>
      <text:p text:style-name="Horizontal_20_Line"/>
      <text:p text:style-name="P31">Теперь <text:span text:style-name="T61">рассмотрим,</text:span> как делается само извлечение токенов из входного потока.</text:p>
      <text:p text:style-name="P31">Первое, что мы должны сделать — пропустить все пробелы. Сделаем <text:span text:style-name="T52">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1">lexer.h:</text:p>
      <text:p text:style-name="КОД">/**</text:p>
      <text:p text:style-name="КОД"><text:span text:style-name="T7"><text:s text:c="2"/></text:span><text:span text:style-name="T26">*</text:span><text:span text:style-name="T7"> </text:span><text:span text:style-name="T27">@brief</text:span><text:span text:style-name="T7"> </text:span><text:span text:style-name="T26">Проверяет,</text:span><text:span text:style-name="T7"> </text:span><text:span text:style-name="T26">является</text:span><text:span text:style-name="T7"> </text:span><text:span text:style-name="T26">ли</text:span><text:span text:style-name="T7"> </text:span><text:span text:style-name="T26">данный</text:span><text:span text:style-name="T7"> </text:span><text:span text:style-name="T26">символ</text:span><text:span text:style-name="T7"> </text:span><text:span text:style-name="T26">пробелом</text:span></text:p>
      <text:p text:style-name="P186"><text:span text:style-name="T7"><text:s text:c="2"/></text:span><text:span text:style-name="T26">*</text:span><text:span text:style-name="T7"> </text:span><text:span text:style-name="T27">@param</text:span><text:span text:style-name="T7"> </text:span><text:span text:style-name="T26">charCode</text:span><text:span text:style-name="T7"> </text:span><text:span text:style-name="T26">код</text:span><text:span text:style-name="T7"> </text:span><text:span text:style-name="T26">символа</text:span></text:p>
      <text:p text:style-name="КОД"><text:span text:style-name="T7"><text:s text:c="2"/></text:span><text:span text:style-name="T26">*</text:span><text:span text:style-name="T7"> </text:span><text:span text:style-name="T27">@return</text:span><text:span text:style-name="T7"> </text:span><text:span text:style-name="T26">true,</text:span><text:span text:style-name="T7"> </text:span><text:span text:style-name="T26">если</text:span><text:span text:style-name="T7"> </text:span><text:span text:style-name="T26">символ</text:span><text:span text:style-name="T7"> </text:span><text:span text:style-name="T26">является</text:span><text:span text:style-name="T7"> </text:span><text:span text:style-name="T26">одним</text:span><text:span text:style-name="T7"> </text:span><text:span text:style-name="T26">из</text:span><text:span text:style-name="T7"> </text:span><text:span text:style-name="T26">диапазона</text:span><text:span text:style-name="T7"> </text:span><text:span text:style-name="T26">Unicode</text:span><text:span text:style-name="T7"> </text:span><text:span text:style-name="T26">"whitespace"</text:span></text:p>
      <text:p text:style-name="КОД"><text:span text:style-name="T7"><text:s text:c="2"/></text:span><text:span text:style-name="T26">*/</text:span></text:p>
      <text:p text:style-name="P186"><text:span text:style-name="T28">bool</text:span><text:span text:style-name="T7"> </text:span><text:span text:style-name="T16">isSpace</text:span>(<text:span text:style-name="T28">int</text:span><text:span text:style-name="T7"> </text:span><text:span text:style-name="T12">charCode</text:span>)<text:span text:style-name="T7"> </text:span><text:span text:style-name="T28">const</text:span>;</text:p>
      <text:p text:style-name="Horizontal_20_Line"/>
      <text:p text:style-name="P31">lexer.cpp:</text:p>
      <text:p text:style-name="P186"><text:span text:style-name="T28">bool</text:span><text:span text:style-name="T7"> </text:span><text:span text:style-name="T2">Lexer</text:span>::<text:span text:style-name="T16">isSpace</text:span>(<text:span text:style-name="T28">int</text:span><text:span text:style-name="T7"> </text:span><text:span text:style-name="T12">charCode</text:span>)<text:span text:style-name="T7"> </text:span><text:span text:style-name="T28">const</text:span></text:p>
      <text:p text:style-name="КОД">{</text:p>
      <text:p text:style-name="P186"><text:span text:style-name="T7"><text:s text:c="4"/></text:span><text:span text:style-name="T28">switch</text:span><text:span text:style-name="T7"> </text:span>(<text:span text:style-name="T12">charCode</text:span>)<text:span text:style-name="T7"> </text:span>{</text:p>
      <text:p text:style-name="КОД"><text:span text:style-name="T7"><text:s text:c="4"/></text:span><text:span text:style-name="T28">case</text:span><text:span text:style-name="T7"> </text:span><text:span text:style-name="T26">0x0020</text:span>:<text:span text:style-name="T7"> </text:span><text:span text:style-name="T20">//</text:span><text:span text:style-name="T7"> </text:span><text:span text:style-name="T20">пробел,</text:span><text:span text:style-name="T7"> </text:span><text:span text:style-name="T20">наиболее</text:span><text:span text:style-name="T7"> </text:span><text:span text:style-name="T20">вероятно</text:span></text:p>
      <text:p text:style-name="КОД"><text:span text:style-name="T7"><text:s text:c="4"/></text:span><text:span text:style-name="T28">case</text:span><text:span text:style-name="T7"> </text:span><text:span text:style-name="T26">0x0009</text:span>:<text:span text:style-name="T7"> </text:span><text:span text:style-name="T20">//</text:span><text:span text:style-name="T7"> </text:span><text:span text:style-name="T20">TAB</text:span></text:p>
      <text:p text:style-name="КОД"><text:span text:style-name="T7"><text:s text:c="4"/></text:span><text:span text:style-name="T28">case</text:span><text:span text:style-name="T7"> </text:span><text:span text:style-name="T26">0x00A0</text:span>:</text:p>
      <text:p text:style-name="КОД"><text:span text:style-name="T7"><text:s text:c="4"/></text:span><text:span text:style-name="T28">case</text:span><text:span text:style-name="T7"> </text:span><text:span text:style-name="T26">0x1680</text:span>:</text:p>
      <text:p text:style-name="КОД"><text:span text:style-name="T7"><text:s text:c="4"/></text:span><text:span text:style-name="T28">case</text:span><text:span text:style-name="T7"> </text:span><text:span text:style-name="T26">0x180E</text:span>:</text:p>
      <text:p text:style-name="КОД"><text:span text:style-name="T7"><text:s text:c="4"/></text:span><text:span text:style-name="T28">case</text:span><text:span text:style-name="T7"> </text:span><text:span text:style-name="T26">0x2000</text:span>:</text:p>
      <text:p text:style-name="КОД"><text:span text:style-name="T7"><text:s text:c="4"/></text:span><text:span text:style-name="T28">case</text:span><text:span text:style-name="T7"> </text:span><text:span text:style-name="T26">0x2001</text:span>:</text:p>
      <text:p text:style-name="КОД"><text:span text:style-name="T7"><text:s text:c="4"/></text:span><text:span text:style-name="T28">case</text:span><text:span text:style-name="T7"> </text:span><text:span text:style-name="T26">0x2002</text:span>:</text:p>
      <text:p text:style-name="КОД"><text:span text:style-name="T7"><text:s text:c="4"/></text:span><text:span text:style-name="T28">case</text:span><text:span text:style-name="T7"> </text:span><text:span text:style-name="T26">0x2003</text:span>:</text:p>
      <text:p text:style-name="КОД"><text:span text:style-name="T7"><text:s text:c="4"/></text:span><text:span text:style-name="T28">case</text:span><text:span text:style-name="T7"> </text:span><text:span text:style-name="T26">0x2004</text:span>:</text:p>
      <text:p text:style-name="КОД"><text:span text:style-name="T7"><text:s text:c="4"/></text:span><text:span text:style-name="T28">case</text:span><text:span text:style-name="T7"> </text:span><text:span text:style-name="T26">0x2005</text:span>:</text:p>
      <text:p text:style-name="КОД"><text:span text:style-name="T7"><text:s text:c="4"/></text:span><text:span text:style-name="T28">case</text:span><text:span text:style-name="T7"> </text:span><text:span text:style-name="T26">0x2006</text:span>:</text:p>
      <text:p text:style-name="КОД"><text:span text:style-name="T7"><text:s text:c="4"/></text:span><text:span text:style-name="T28">case</text:span><text:span text:style-name="T7"> </text:span><text:span text:style-name="T26">0x2007</text:span>:</text:p>
      <text:p text:style-name="КОД"><text:span text:style-name="T7"><text:s text:c="4"/></text:span><text:span text:style-name="T28">case</text:span><text:span text:style-name="T7"> </text:span><text:span text:style-name="T26">0x2008</text:span>:</text:p>
      <text:p text:style-name="КОД"><text:span text:style-name="T7"><text:s text:c="4"/></text:span><text:span text:style-name="T28">case</text:span><text:span text:style-name="T7"> </text:span><text:span text:style-name="T26">0x2009</text:span>:</text:p>
      <text:p text:style-name="КОД"><text:span text:style-name="T7"><text:s text:c="4"/></text:span><text:span text:style-name="T28">case</text:span><text:span text:style-name="T7"> </text:span><text:span text:style-name="T26">0x200A</text:span>:</text:p>
      <text:p text:style-name="КОД"><text:span text:style-name="T7"><text:s text:c="4"/></text:span><text:span text:style-name="T28">case</text:span><text:span text:style-name="T7"> </text:span><text:span text:style-name="T26">0x200B</text:span>:</text:p>
      <text:p text:style-name="КОД"><text:span text:style-name="T7"><text:s text:c="4"/></text:span><text:span text:style-name="T28">case</text:span><text:span text:style-name="T7"> </text:span><text:span text:style-name="T26">0x202F</text:span>:</text:p>
      <text:p text:style-name="КОД"><text:span text:style-name="T7"><text:s text:c="4"/></text:span><text:span text:style-name="T28">case</text:span><text:span text:style-name="T7"> </text:span><text:span text:style-name="T26">0x205F</text:span>:</text:p>
      <text:p text:style-name="КОД"><text:span text:style-name="T7"><text:s text:c="4"/></text:span><text:span text:style-name="T28">case</text:span><text:span text:style-name="T7"> </text:span><text:span text:style-name="T26">0x3000</text:span>:</text:p>
      <text:p text:style-name="КОД"><text:span text:style-name="T7"><text:s text:c="4"/></text:span><text:span text:style-name="T28">case</text:span><text:span text:style-name="T7"> </text:span><text:span text:style-name="T26">0xFEFF</text:span>:</text:p>
      <text:p text:style-name="КОД"><text:span text:style-name="T7"><text:s text:c="8"/></text:span><text:span text:style-name="T28">return</text:span><text:span text:style-name="T7"> </text:span><text:span text:style-name="T28">true</text:span>;</text:p>
      <text:p text:style-name="КОД"><text:span text:style-name="T7"><text:s text:c="4"/></text:span><text:span text:style-name="T28">default</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return</text:span><text:span text:style-name="T7"> </text:span><text:span text:style-name="T28">false</text:span>;</text:p>
      <text:p text:style-name="КОД">}</text:p>
      <text:p text:style-name="Horizontal_20_Line"/>
      <text:p text:style-name="P32">Наиболее вероятные значения мы должны ставить сверху блока switch/case — это пробел и табуляция.</text:p>
      <text:p text:style-name="P32">Исправим метод next():</text:p>
      <text:p text:style-name="КОД"><text:soft-page-break/>...</text:p>
      <text:p text:style-name="КОД"><text:span text:style-name="T7"><text:s text:c="8"/></text:span><text:span text:style-name="T28">switch</text:span><text:span text:style-name="T7"> </text:span>(<text:span text:style-name="T12">c</text:span>)<text:span text:style-name="T7"> </text:span>{</text:p>
      <text:p text:style-name="КОД"><text:span text:style-name="T7"><text:s text:c="8"/></text:span><text:span text:style-name="T28">default</text:span>:</text:p>
      <text:p text:style-name="КОД"><text:span text:style-name="T7"><text:s text:c="12"/></text:span><text:span text:style-name="T28">if</text:span><text:span text:style-name="T7"> </text:span>(<text:span text:style-name="T15">isSpace</text:span>(<text:span text:style-name="T12">c</text:span>))</text:p>
      <text:p text:style-name="КОД"><text:span text:style-name="T7"><text:s text:c="16"/></text:span><text:span text:style-name="T28">continue</text:span>;</text:p>
      <text:p text:style-name="КОД"><text:span text:style-name="T7"><text:s text:c="12"/></text:span><text:span text:style-name="T28">break</text:span>;</text:p>
      <text:p text:style-name="КОД"><text:span text:style-name="T7"><text:s text:c="8"/></text:span>}</text:p>
      <text:p text:style-name="КОД">...</text:p>
      <text:p text:style-name="Horizontal_20_Line"/>
      <text:p text:style-name="P33">В тестовой программе у нас записан код, который мы будем разбирать:</text:p>
      <text:p text:style-name="P187"><text:span text:style-name="T22">i</text:span><text:span text:style-name="T9"> </text:span><text:span text:style-name="T22">=</text:span><text:span text:style-name="T9"> </text:span><text:span text:style-name="T22">1</text:span><text:span text:style-name="T9"> </text:span><text:span text:style-name="T22">+</text:span><text:span text:style-name="T9"> </text:span><text:span text:style-name="T22">2;</text:span></text:p>
      <text:p text:style-name="P33">Здесь у нас идентификатор, оператор присваивания, два числа и точка с запятой. Поэтому реализуем их распознавание.</text:p>
      <text:p text:style-name="P33">Идентификатор — это лексема, которая начинается с буквы, символа подчёркивания и может затем содержать и цифры.</text:p>
      <text:p text:style-name="P34">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5">lexer.h:</text:p>
      <text:p text:style-name="КОД">/**</text:p>
      <text:p text:style-name="КОД"><text:span text:style-name="T7"><text:s/></text:span><text:span text:style-name="T26">*</text:span><text:span text:style-name="T7"> </text:span><text:span text:style-name="T27">@brief</text:span><text:span text:style-name="T7"> </text:span><text:span text:style-name="T26">Проверяет,</text:span><text:span text:style-name="T7"> </text:span><text:span text:style-name="T26">является</text:span><text:span text:style-name="T7"> </text:span><text:span text:style-name="T26">ли</text:span><text:span text:style-name="T7"> </text:span><text:span text:style-name="T26">данный</text:span><text:span text:style-name="T7"> </text:span><text:span text:style-name="T26">символ</text:span><text:span text:style-name="T7"> </text:span><text:span text:style-name="T26">буквой</text:span></text:p>
      <text:p text:style-name="КОД"><text:span text:style-name="T7"><text:s/></text:span><text:span text:style-name="T26">*</text:span><text:span text:style-name="T7"> </text:span><text:span text:style-name="T27">@param</text:span><text:span text:style-name="T7"> </text:span><text:span text:style-name="T26">charCode</text:span><text:span text:style-name="T7"> </text:span><text:span text:style-name="T26">код</text:span><text:span text:style-name="T7"> </text:span><text:span text:style-name="T26">символа</text:span></text:p>
      <text:p text:style-name="КОД"><text:span text:style-name="T7"><text:s/></text:span><text:span text:style-name="T26">*</text:span><text:span text:style-name="T7"> </text:span><text:span text:style-name="T27">@return</text:span><text:span text:style-name="T7"> </text:span><text:span text:style-name="T26">true,</text:span><text:span text:style-name="T7"> </text:span><text:span text:style-name="T26">если</text:span><text:span text:style-name="T7"> </text:span><text:span text:style-name="T26">символ</text:span><text:span text:style-name="T7"> </text:span><text:span text:style-name="T26">является</text:span><text:span text:style-name="T7"> </text:span><text:span text:style-name="T26">одним</text:span><text:span text:style-name="T7"> </text:span><text:span text:style-name="T26">из</text:span><text:span text:style-name="T7"> </text:span><text:span text:style-name="T26">диапазона</text:span><text:span text:style-name="T7"> </text:span><text:span text:style-name="T26">Unicode</text:span><text:span text:style-name="T7"> </text:span><text:span text:style-name="T26">"letters"</text:span></text:p>
      <text:p text:style-name="КОД"><text:span text:style-name="T7"><text:s/></text:span><text:span text:style-name="T26">*/</text:span></text:p>
      <text:p text:style-name="КОД"><text:span text:style-name="T28">bool</text:span><text:span text:style-name="T7"> </text:span><text:span text:style-name="T16">isLetter</text:span>(<text:span text:style-name="T28">int</text:span><text:span text:style-name="T7"> </text:span><text:span text:style-name="T12">charCode</text:span>)<text:span text:style-name="T7"> </text:span><text:span text:style-name="T28">const</text:span>;</text:p>
      <text:p text:style-name="КОД">/**</text:p>
      <text:p text:style-name="КОД"><text:span text:style-name="T7"><text:s/></text:span><text:span text:style-name="T26">*</text:span><text:span text:style-name="T7"> </text:span><text:span text:style-name="T27">@brief</text:span><text:span text:style-name="T7"> </text:span><text:span text:style-name="T26">Проверяет,</text:span><text:span text:style-name="T7"> </text:span><text:span text:style-name="T26">является</text:span><text:span text:style-name="T7"> </text:span><text:span text:style-name="T26">ли</text:span><text:span text:style-name="T7"> </text:span><text:span text:style-name="T26">данный</text:span><text:span text:style-name="T7"> </text:span><text:span text:style-name="T26">символ</text:span><text:span text:style-name="T7"> </text:span><text:span text:style-name="T26">буквой</text:span><text:span text:style-name="T7"> </text:span><text:span text:style-name="T26">или</text:span><text:span text:style-name="T7"> </text:span><text:span text:style-name="T26">цифрой.</text:span></text:p>
      <text:p text:style-name="КОД"><text:span text:style-name="T7"><text:s/></text:span><text:span text:style-name="T26">*</text:span><text:span text:style-name="T7"> </text:span><text:span text:style-name="T27">@param</text:span><text:span text:style-name="T7"> </text:span><text:span text:style-name="T26">charCode</text:span><text:span text:style-name="T7"> </text:span><text:span text:style-name="T26">код</text:span><text:span text:style-name="T7"> </text:span><text:span text:style-name="T26">символа</text:span></text:p>
      <text:p text:style-name="КОД"><text:span text:style-name="T7"><text:s/></text:span><text:span text:style-name="T26">*</text:span><text:span text:style-name="T7"> </text:span><text:span text:style-name="T27">@return</text:span><text:span text:style-name="T7"> </text:span><text:span text:style-name="T26">true,</text:span><text:span text:style-name="T7"> </text:span><text:span text:style-name="T26">если</text:span><text:span text:style-name="T7"> </text:span><text:span text:style-name="T26">символ</text:span><text:span text:style-name="T7"> </text:span><text:span text:style-name="T26">является</text:span><text:span text:style-name="T7"> </text:span><text:span text:style-name="T26">одним</text:span><text:span text:style-name="T7"> </text:span><text:span text:style-name="T26">из</text:span><text:span text:style-name="T7"> </text:span><text:span text:style-name="T26">диапазона</text:span><text:span text:style-name="T7"> </text:span><text:span text:style-name="T26">Unicode</text:span><text:span text:style-name="T7"> </text:span><text:span text:style-name="T26">"letters"</text:span></text:p>
      <text:p text:style-name="КОД"><text:span text:style-name="T7"><text:s/></text:span><text:span text:style-name="T26">*</text:span><text:span text:style-name="T7"> <text:s text:c="8"/></text:span><text:span text:style-name="T26">или</text:span><text:span text:style-name="T7"> </text:span><text:span text:style-name="T26">цифрой</text:span><text:span text:style-name="T7"> </text:span><text:span text:style-name="T26">0...9.</text:span></text:p>
      <text:p text:style-name="КОД"><text:span text:style-name="T7"><text:s/></text:span><text:span text:style-name="T26">*/</text:span></text:p>
      <text:p text:style-name="КОД"><text:span text:style-name="T28">bool</text:span><text:span text:style-name="T7"> </text:span><text:span text:style-name="T16">isLetterOrDigit</text:span>(<text:span text:style-name="T28">int</text:span><text:span text:style-name="T7"> </text:span><text:span text:style-name="T12">charCode</text:span>)<text:span text:style-name="T7"> </text:span><text:span text:style-name="T28">const</text:span>;</text:p>
      <text:p text:style-name="Horizontal_20_Line"/>
      <text:p text:style-name="P35">lexer.cpp:</text:p>
      <text:p text:style-name="КОД"><text:span text:style-name="T28">bool</text:span><text:span text:style-name="T7"> </text:span><text:span text:style-name="T2">Lexer</text:span>::<text:span text:style-name="T16">isLetter</text:span>(<text:span text:style-name="T28">int</text:span><text:span text:style-name="T7"> </text:span><text:span text:style-name="T12">charCode</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2">std</text:span>::<text:span text:style-name="T15">isalpha</text:span>(<text:span text:style-name="T12">charCode</text:span>);</text:p>
      <text:p text:style-name="КОД">}</text:p>
      <text:p text:style-name="КОД"/>
      <text:p text:style-name="КОД"><text:span text:style-name="T28">bool</text:span><text:span text:style-name="T7"> </text:span><text:span text:style-name="T2">Lexer</text:span>::<text:span text:style-name="T16">isLetterOrDigit</text:span>(<text:span text:style-name="T28">int</text:span><text:span text:style-name="T7"> </text:span><text:span text:style-name="T12">charCode</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15">isLetter</text:span>(<text:span text:style-name="T12">charCode</text:span>)<text:span text:style-name="T7"> </text:span>||<text:span text:style-name="T7"> </text:span><text:span text:style-name="T2">std</text:span>::<text:span text:style-name="T15">isdigit</text:span>(<text:span text:style-name="T12">charCode</text:span>);</text:p>
      <text:p text:style-name="КОД">}</text:p>
      <text:p text:style-name="Horizontal_20_Line"/>
      <text:p text:style-name="P41">Напишем метод, который выделяет лексему-идентификатор из входного потока.</text:p>
      <text:p text:style-name="P36">lexer.h:</text:p>
      <text:p text:style-name="КОД">/**</text:p>
      <text:p text:style-name="КОД"><text:span text:style-name="T7"><text:s/></text:span><text:span text:style-name="T26">*</text:span><text:span text:style-name="T7"> </text:span><text:span text:style-name="T27">@brief</text:span><text:span text:style-name="T7"> </text:span><text:span text:style-name="T26">Считывает</text:span><text:span text:style-name="T7"> </text:span><text:span text:style-name="T26">лексему-идентификатор</text:span><text:span text:style-name="T7"> </text:span><text:span text:style-name="T26">из</text:span><text:span text:style-name="T7"> </text:span><text:span text:style-name="T26">входного</text:span><text:span text:style-name="T7"> </text:span><text:span text:style-name="T26">потока</text:span></text:p>
      <text:p text:style-name="КОД"><text:span text:style-name="T7"><text:s/></text:span><text:span text:style-name="T26">*</text:span><text:span text:style-name="T7"> </text:span><text:span text:style-name="T27">@details</text:span><text:span text:style-name="T7"> </text:span><text:span text:style-name="T26">Считанный</text:span><text:span text:style-name="T7"> </text:span><text:span text:style-name="T26">идентификатор</text:span><text:span text:style-name="T7"> </text:span><text:span text:style-name="T26">сохраняется</text:span><text:span text:style-name="T7"> </text:span><text:span text:style-name="T26">в</text:span><text:span text:style-name="T7"> </text:span><text:span text:style-name="T26">_tokenText,</text:span></text:p>
      <text:p text:style-name="КОД"><text:span text:style-name="T7"><text:s/></text:span><text:span text:style-name="T26">*</text:span><text:span text:style-name="T7"> <text:s text:c="7"/></text:span><text:span text:style-name="T26">в</text:span><text:span text:style-name="T7"> </text:span><text:span text:style-name="T26">_token</text:span><text:span text:style-name="T7"> </text:span><text:span text:style-name="T26">заносится</text:span><text:span text:style-name="T7"> </text:span><text:span text:style-name="T26">Token::Identifier.</text:span></text:p>
      <text:p text:style-name="КОД"><text:span text:style-name="T7"><text:s/></text:span><text:span text:style-name="T26">*</text:span><text:span text:style-name="T7"> </text:span><text:span text:style-name="T27">@param</text:span><text:span text:style-name="T7"> </text:span><text:span text:style-name="T26">charCode</text:span><text:span text:style-name="T7"> </text:span><text:span text:style-name="T26">только</text:span><text:span text:style-name="T7"> </text:span><text:span text:style-name="T26">считанный</text:span><text:span text:style-name="T7"> </text:span><text:span text:style-name="T26">код</text:span><text:span text:style-name="T7"> </text:span><text:span text:style-name="T26">символа</text:span></text:p>
      <text:p text:style-name="КОД"><text:soft-page-break/><text:span text:style-name="T7"><text:s/></text:span><text:span text:style-name="T26">*/</text:span></text:p>
      <text:p text:style-name="КОД"><text:span text:style-name="T28">void</text:span><text:span text:style-name="T7"> </text:span><text:span text:style-name="T16">readIdentifier</text:span>(<text:span text:style-name="T28">int</text:span><text:span text:style-name="T7"> </text:span><text:span text:style-name="T12">charCode</text:span>);</text:p>
      <text:p text:style-name="Horizontal_20_Line"/>
      <text:p text:style-name="P36">lexer.cpp:</text:p>
      <text:p text:style-name="КОД"><text:span text:style-name="T28">void</text:span><text:span text:style-name="T7"> </text:span><text:span text:style-name="T2">Lexer</text:span>::<text:span text:style-name="T16">readIdentifier</text:span>(<text:span text:style-name="T28">int</text:span><text:span text:style-name="T7"> </text:span><text:span text:style-name="T12">charCode</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8">while</text:span><text:span text:style-name="T7"> </text:span>(<text:span text:style-name="T12">charCode</text:span><text:span text:style-name="T7"> </text:span>&gt;<text:span text:style-name="T7"> </text:span><text:span text:style-name="T26">0</text:span>)<text:span text:style-name="T7"> </text:span>{</text:p>
      <text:p text:style-name="КОД"><text:span text:style-name="T7"><text:s text:c="8"/></text:span><text:span text:style-name="T44">_tokenText</text:span>.<text:span text:style-name="T15">push_back</text:span>(<text:span text:style-name="T12">charCode</text:span>);</text:p>
      <text:p text:style-name="КОД"><text:span text:style-name="T7"><text:s text:c="8"/></text:span><text:span text:style-name="T12">charCode</text:span><text:span text:style-name="T7"> </text:span>=<text:span text:style-name="T7"> </text:span><text:span text:style-name="T15">read</text:span>();</text:p>
      <text:p text:style-name="КОД"><text:span text:style-name="T7"><text:s text:c="8"/></text:span><text:span text:style-name="T28">if</text:span><text:span text:style-name="T7"> </text:span>(<text:span text:style-name="T15">isLetterOrDigit</text:span>(<text:span text:style-name="T12">charCode</text:span>)<text:span text:style-name="T7"> </text:span>||<text:span text:style-name="T7"> </text:span><text:span text:style-name="T12">charCode</text:span><text:span text:style-name="T7"> </text:span>==<text:span text:style-name="T7"> </text:span><text:span text:style-name="T20">'_'</text:span>)</text:p>
      <text:p text:style-name="КОД"><text:span text:style-name="T7"><text:s text:c="12"/></text:span><text:span text:style-name="T28">continue</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Token</text:span><text:span text:style-name="T7"> </text:span><text:span text:style-name="T12">kw</text:span><text:span text:style-name="T7"> </text:span>=<text:span text:style-name="T7"> </text:span><text:span text:style-name="T2">KeyWord</text:span>::<text:span text:style-name="T15">checkKeyWord</text:span>(<text:span text:style-name="T44">_tokenText</text:span>);</text:p>
      <text:p text:style-name="КОД"><text:span text:style-name="T7"><text:s text:c="4"/></text:span><text:span text:style-name="T28">if</text:span><text:span text:style-name="T7"> </text:span>(<text:span text:style-name="T12">kw</text:span><text:span text:style-name="T7"> </text:span>==<text:span text:style-name="T7"> </text:span><text:span text:style-name="T2">Token</text:span>::<text:span text:style-name="T2">Eof</text:span>)<text:span text:style-name="T7"> </text:span>{<text:span text:style-name="T7"> </text:span><text:span text:style-name="T20">//</text:span><text:span text:style-name="T7"> </text:span><text:span text:style-name="T20">ключевое</text:span><text:span text:style-name="T7"> </text:span><text:span text:style-name="T20">слово</text:span><text:span text:style-name="T7"> </text:span><text:span text:style-name="T20">не</text:span><text:span text:style-name="T7"> </text:span><text:span text:style-name="T20">найдено,</text:span><text:span text:style-name="T7"> </text:span><text:span text:style-name="T20">это</text:span><text:span text:style-name="T7"> </text:span><text:span text:style-name="T20">идентификатор</text:span></text:p>
      <text:p text:style-name="КОД"><text:span text:style-name="T7"><text:s text:c="8"/></text:span><text:span text:style-name="T44">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28">else</text:span><text:span text:style-name="T7"> </text:span>{<text:span text:style-name="T7"> </text:span><text:span text:style-name="T20">//</text:span><text:span text:style-name="T7"> </text:span><text:span text:style-name="T20">это</text:span><text:span text:style-name="T7"> </text:span><text:span text:style-name="T20">ключевое</text:span><text:span text:style-name="T7"> </text:span><text:span text:style-name="T20">слово</text:span></text:p>
      <text:p text:style-name="КОД"><text:span text:style-name="T7"><text:s text:c="8"/></text:span><text:span text:style-name="T44">_token</text:span><text:span text:style-name="T7"> </text:span>=<text:span text:style-name="T7"> </text:span><text:span text:style-name="T12">kw</text:span>;</text:p>
      <text:p text:style-name="КОД"><text:span text:style-name="T7"><text:s text:c="4"/></text:span>}</text:p>
      <text:p text:style-name="КОД">}</text:p>
      <text:p text:style-name="Horizontal_20_Line"/>
      <text:p text:style-name="P43">Далее — более сложный метод чтения числа:</text:p>
      <text:p text:style-name="P37">lexer.h:</text:p>
      <text:p text:style-name="КОД">/**</text:p>
      <text:p text:style-name="КОД"><text:span text:style-name="T7"><text:s/></text:span><text:span text:style-name="T26">*</text:span><text:span text:style-name="T7"> </text:span><text:span text:style-name="T27">@brief</text:span><text:span text:style-name="T7"> </text:span><text:span text:style-name="T26">Считывает</text:span><text:span text:style-name="T7"> </text:span><text:span text:style-name="T26">число</text:span><text:span text:style-name="T7"> </text:span><text:span text:style-name="T26">и</text:span><text:span text:style-name="T7"> </text:span><text:span text:style-name="T26">возвращает</text:span><text:span text:style-name="T7"> </text:span><text:span text:style-name="T26">тип</text:span><text:span text:style-name="T7"> </text:span><text:span text:style-name="T26">считанного</text:span><text:span text:style-name="T7"> </text:span><text:span text:style-name="T26">числа.</text:span></text:p>
      <text:p text:style-name="КОД"><text:span text:style-name="T7"><text:s/></text:span><text:span text:style-name="T26">*</text:span><text:span text:style-name="T7"> </text:span><text:span text:style-name="T26">Входной</text:span><text:span text:style-name="T7"> </text:span><text:span text:style-name="T26">указатель</text:span><text:span text:style-name="T7"> </text:span><text:span text:style-name="T26">-</text:span><text:span text:style-name="T7"> </text:span><text:span text:style-name="T26">на</text:span><text:span text:style-name="T7"> </text:span><text:span text:style-name="T26">первом</text:span><text:span text:style-name="T7"> </text:span><text:span text:style-name="T26">прочитанном</text:span><text:span text:style-name="T7"> </text:span><text:span text:style-name="T26">символе</text:span><text:span text:style-name="T7"> </text:span><text:span text:style-name="T26">числа,</text:span></text:p>
      <text:p text:style-name="КОД"><text:span text:style-name="T7"><text:s/></text:span><text:span text:style-name="T26">*</text:span><text:span text:style-name="T7"> </text:span><text:span text:style-name="T26">его</text:span><text:span text:style-name="T7"> </text:span><text:span text:style-name="T26">символ</text:span><text:span text:style-name="T7"> </text:span><text:span text:style-name="T26">передаётся</text:span><text:span text:style-name="T7"> </text:span><text:span text:style-name="T26">в</text:span><text:span text:style-name="T7"> </text:span><text:span text:style-name="T26">параметре,</text:span><text:span text:style-name="T7"> </text:span><text:span text:style-name="T26">т.к.</text:span><text:span text:style-name="T7"> </text:span><text:span text:style-name="T26">уже</text:span><text:span text:style-name="T7"> </text:span><text:span text:style-name="T26">прочитан.</text:span></text:p>
      <text:p text:style-name="КОД"><text:span text:style-name="T7"><text:s/></text:span><text:span text:style-name="T26">*</text:span><text:span text:style-name="T7"> </text:span><text:span text:style-name="T26">Выходной</text:span><text:span text:style-name="T7"> </text:span><text:span text:style-name="T26">указатель</text:span><text:span text:style-name="T7"> </text:span><text:span text:style-name="T26">-</text:span><text:span text:style-name="T7"> </text:span><text:span text:style-name="T26">на</text:span><text:span text:style-name="T7"> </text:span><text:span text:style-name="T26">последнем</text:span><text:span text:style-name="T7"> </text:span><text:span text:style-name="T26">символе</text:span><text:span text:style-name="T7"> </text:span><text:span text:style-name="T26">числового</text:span><text:span text:style-name="T7"> </text:span><text:span text:style-name="T26">литерала.</text:span></text:p>
      <text:p text:style-name="КОД"><text:span text:style-name="T7"><text:s/></text:span><text:span text:style-name="T26">*</text:span><text:span text:style-name="T7"> </text:span><text:span text:style-name="T27">@param</text:span><text:span text:style-name="T7"> </text:span><text:span text:style-name="T26">firstChar</text:span><text:span text:style-name="T7"> </text:span><text:span text:style-name="T26">прочитанный</text:span><text:span text:style-name="T7"> </text:span><text:span text:style-name="T26">только</text:span><text:span text:style-name="T7"> </text:span><text:span text:style-name="T26">что</text:span><text:span text:style-name="T7"> </text:span><text:span text:style-name="T26">символ</text:span><text:span text:style-name="T7"> </text:span><text:span text:style-name="T26">0..9</text:span><text:span text:style-name="T7"> </text:span><text:span text:style-name="T26">или</text:span><text:span text:style-name="T7"> </text:span><text:span text:style-name="T26">точка</text:span></text:p>
      <text:p text:style-name="КОД"><text:span text:style-name="T7"><text:s/></text:span><text:span text:style-name="T26">*</text:span><text:span text:style-name="T7"> </text:span><text:span text:style-name="T27">@return</text:span><text:span text:style-name="T7"> </text:span><text:span text:style-name="T26">Token::RealNumber</text:span><text:span text:style-name="T7"> </text:span><text:span text:style-name="T26">или</text:span><text:span text:style-name="T7"> </text:span><text:span text:style-name="T26">IntegerNumber</text:span></text:p>
      <text:p text:style-name="КОД"><text:span text:style-name="T7"><text:s/></text:span><text:span text:style-name="T26">*/</text:span></text:p>
      <text:p text:style-name="КОД"><text:span text:style-name="T28">void</text:span><text:span text:style-name="T7"> </text:span><text:span text:style-name="T16">readNumber</text:span>(<text:span text:style-name="T28">int</text:span><text:span text:style-name="T7"> </text:span><text:span text:style-name="T12">firstChar</text:span>);</text:p>
      <text:p text:style-name="Horizontal_20_Line"/>
      <text:p text:style-name="P37">lexer.cpp:</text:p>
      <text:p text:style-name="КОД"><text:span text:style-name="T28">void</text:span><text:span text:style-name="T7"> </text:span><text:span text:style-name="T2">Lexer</text:span>::<text:span text:style-name="T16">readNumber</text:span>(<text:span text:style-name="T28">int</text:span><text:span text:style-name="T7"> </text:span><text:span text:style-name="T12">firstChar</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8">bool</text:span><text:span text:style-name="T7"> </text:span><text:span text:style-name="T12">isReal</text:span><text:span text:style-name="T7"> </text:span>=<text:span text:style-name="T7"> </text:span><text:span text:style-name="T12">firstChar</text:span><text:span text:style-name="T7"> </text:span>==<text:span text:style-name="T7"> </text:span><text:span text:style-name="T20">'.'</text:span>;<text:span text:style-name="T7"> </text:span><text:span text:style-name="T20">//</text:span><text:span text:style-name="T7"> </text:span><text:span text:style-name="T20">ставили</text:span><text:span text:style-name="T7"> </text:span><text:span text:style-name="T20">ли</text:span><text:span text:style-name="T7"> </text:span><text:span text:style-name="T20">уже</text:span><text:span text:style-name="T7"> </text:span><text:span text:style-name="T20">точку?</text:span></text:p>
      <text:p text:style-name="КОД"><text:span text:style-name="T7"><text:s text:c="4"/></text:span><text:span text:style-name="T28">bool</text:span><text:span text:style-name="T7"> </text:span><text:span text:style-name="T12">hasExpSign</text:span><text:span text:style-name="T7"> </text:span>=<text:span text:style-name="T7"> </text:span><text:span text:style-name="T28">false</text:span>;<text:span text:style-name="T7"> <text:s text:c="7"/></text:span><text:span text:style-name="T20">//</text:span><text:span text:style-name="T7"> </text:span><text:span text:style-name="T20">есть</text:span><text:span text:style-name="T7"> </text:span><text:span text:style-name="T20">+</text:span><text:span text:style-name="T7"> </text:span><text:span text:style-name="T20">или</text:span><text:span text:style-name="T7"> </text:span><text:span text:style-name="T20">-,</text:span><text:span text:style-name="T7"> </text:span><text:span text:style-name="T20">иначе</text:span><text:span text:style-name="T7"> </text:span><text:span text:style-name="T20">ошибка</text:span></text:p>
      <text:p text:style-name="КОД"><text:span text:style-name="T7"><text:s text:c="4"/></text:span><text:span text:style-name="T28">bool</text:span><text:span text:style-name="T7"> </text:span><text:span text:style-name="T12">hasExpE</text:span><text:span text:style-name="T7"> </text:span>=<text:span text:style-name="T7"> </text:span><text:span text:style-name="T28">false</text:span>;<text:span text:style-name="T7"> <text:s text:c="10"/></text:span><text:span text:style-name="T20">//</text:span><text:span text:style-name="T7"> </text:span><text:span text:style-name="T20">знак</text:span><text:span text:style-name="T7"> </text:span><text:span text:style-name="T20">E</text:span></text:p>
      <text:p text:style-name="КОД"><text:span text:style-name="T7"><text:s text:c="4"/></text:span><text:span text:style-name="T28">bool</text:span><text:span text:style-name="T7"> </text:span><text:span text:style-name="T12">hasExpNum</text:span><text:span text:style-name="T7"> </text:span>=<text:span text:style-name="T7"> </text:span><text:span text:style-name="T28">false</text:span>;<text:span text:style-name="T7"> <text:s text:c="8"/></text:span><text:span text:style-name="T20">//</text:span><text:span text:style-name="T7"> </text:span><text:span text:style-name="T20">есть</text:span><text:span text:style-name="T7"> </text:span><text:span text:style-name="T20">ли</text:span><text:span text:style-name="T7"> </text:span><text:span text:style-name="T20">число</text:span><text:span text:style-name="T7"> </text:span><text:span text:style-name="T20">после</text:span><text:span text:style-name="T7"> </text:span><text:span text:style-name="T20">E</text:span></text:p>
      <text:p text:style-name="КОД"><text:span text:style-name="T7"><text:s text:c="4"/></text:span><text:span text:style-name="T44">_tokenText</text:span><text:span text:style-name="T7">.</text:span><text:span text:style-name="T15">push_back</text:span><text:span text:style-name="T7">(</text:span><text:span text:style-name="T12">firstChar</text:span><text:span text:style-name="T7">)</text:span>;</text:p>
      <text:p text:style-name="КОД"><text:span text:style-name="T7"><text:s text:c="4"/></text:span><text:span text:style-name="T28">int</text:span><text:span text:style-name="T7"> </text:span><text:span text:style-name="T12">c</text:span>;</text:p>
      <text:p text:style-name="КОД"><text:span text:style-name="T7"><text:s text:c="4"/></text:span><text:span text:style-name="T28">while</text:span><text:span text:style-name="T7"> </text:span>((<text:span text:style-name="T12">c</text:span><text:span text:style-name="T7"> </text:span>=<text:span text:style-name="T7"> </text:span><text:span text:style-name="T15">read</text:span>())<text:span text:style-name="T7"> </text:span>&gt;<text:span text:style-name="T7"> </text:span><text:span text:style-name="T26">0</text:span>)<text:span text:style-name="T7"> </text:span>{</text:p>
      <text:p text:style-name="КОД"><text:span text:style-name="T7"><text:s text:c="8"/></text:span><text:span text:style-name="T28">if</text:span><text:span text:style-name="T7"> </text:span>(<text:span text:style-name="T2">std</text:span>::<text:span text:style-name="T15">isdigit</text:span>(<text:span text:style-name="T12">c</text:span>))<text:span text:style-name="T7"> </text:span>{</text:p>
      <text:p text:style-name="КОД"><text:span text:style-name="T7"><text:s text:c="12"/></text:span><text:span text:style-name="T28">if</text:span><text:span text:style-name="T7"> </text:span>(<text:span text:style-name="T12">hasExpE</text:span>)</text:p>
      <text:p text:style-name="КОД"><text:span text:style-name="T7"><text:s text:c="16"/></text:span><text:span text:style-name="T12">hasExpNum</text:span><text:span text:style-name="T7"> </text:span>=<text:span text:style-name="T7"> </text:span><text:span text:style-name="T28">true</text:span>;</text:p>
      <text:p text:style-name="КОД"><text:span text:style-name="T7"><text:s text:c="12"/></text:span><text:span text:style-name="T44">_tokenText</text:span>.<text:span text:style-name="T15">push_back</text:span>(<text:span text:style-name="T12">c</text:span>);</text:p>
      <text:p text:style-name="КОД"><text:span text:style-name="T7"><text:s text:c="12"/></text:span><text:span text:style-name="T28">continue</text:span>;</text:p>
      <text:p text:style-name="КОД"><text:span text:style-name="T7"><text:s text:c="8"/></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p>
      <text:p text:style-name="КОД"><text:span text:style-name="T7"><text:s text:c="12"/></text:span><text:span text:style-name="T28">if</text:span><text:span text:style-name="T7"> </text:span>(<text:span text:style-name="T44">_tokenText</text:span>.<text:span text:style-name="T15">length</text:span>())<text:span text:style-name="T7"> </text:span>{</text:p>
      <text:p text:style-name="КОД"><text:span text:style-name="T7"><text:s text:c="16"/></text:span><text:span text:style-name="T28">if</text:span><text:span text:style-name="T7"> </text:span>(<text:span text:style-name="T44">_tokenText</text:span>.<text:span text:style-name="T15">find_first_of</text:span>(<text:span text:style-name="T20">'.'</text:span>)<text:span text:style-name="T7"> </text:span>==<text:span text:style-name="T7"> </text:span><text:span text:style-name="T44">_tokenText</text:span>.<text:span text:style-name="T15">length</text:span>()<text:span text:style-name="T7"> </text:span>-<text:span text:style-name="T7"> </text:span><text:span text:style-name="T26">1</text:span>)<text:span text:style-name="T7"> </text:span>{</text:p>
      <text:p text:style-name="КОД"><text:span text:style-name="T7"><text:s text:c="20"/></text:span><text:span text:style-name="T20">//</text:span><text:span text:style-name="T7"> </text:span><text:span text:style-name="T20">в</text:span><text:span text:style-name="T7"> </text:span><text:span text:style-name="T20">числе</text:span><text:span text:style-name="T7"> </text:span><text:span text:style-name="T20">есть</text:span><text:span text:style-name="T7"> </text:span><text:span text:style-name="T20">последняя</text:span><text:span text:style-name="T7"> </text:span><text:span text:style-name="T20">точка,</text:span><text:span text:style-name="T7"> </text:span><text:span text:style-name="T20">но</text:span><text:span text:style-name="T7"> </text:span><text:span text:style-name="T20">идут</text:span><text:span text:style-name="T7"> </text:span><text:span text:style-name="T20">две</text:span><text:span text:style-name="T7"> </text:span><text:span text:style-name="T20">точки</text:span><text:span text:style-name="T7"> </text:span><text:span text:style-name="T20">подряд</text:span><text:span text:style-name="T7"> </text:span><text:span text:style-name="T20">-</text:span></text:p>
      <text:p text:style-name="КОД"><text:span text:style-name="T7"><text:s text:c="20"/></text:span><text:span text:style-name="T20">//</text:span><text:span text:style-name="T7"> </text:span><text:span text:style-name="T20">надо</text:span><text:span text:style-name="T7"> </text:span><text:span text:style-name="T20">вернуть</text:span><text:span text:style-name="T7"> </text:span><text:span text:style-name="T20">число,</text:span><text:span text:style-name="T7"> </text:span><text:span text:style-name="T20">а</text:span><text:span text:style-name="T7"> </text:span><text:span text:style-name="T20">две</text:span><text:span text:style-name="T7"> </text:span><text:span text:style-name="T20">точки</text:span><text:span text:style-name="T7"> </text:span><text:span text:style-name="T20">запихнуть</text:span><text:span text:style-name="T7"> </text:span><text:span text:style-name="T20">обратно</text:span></text:p>
      <text:p text:style-name="КОД"><text:span text:style-name="T7"><text:s text:c="20"/></text:span><text:span text:style-name="T15">back</text:span>();</text:p>
      <text:p text:style-name="КОД"><text:span text:style-name="T7"><text:s text:c="20"/></text:span><text:span text:style-name="T15">back</text:span>();</text:p>
      <text:p text:style-name="КОД"><text:soft-page-break/><text:span text:style-name="T7"><text:s text:c="20"/></text:span><text:span text:style-name="T44">_tokenText</text:span>.<text:span text:style-name="T15">erase</text:span>(<text:span text:style-name="T44">_tokenText</text:span>.<text:span text:style-name="T15">length</text:span>()<text:span text:style-name="T7"> </text:span>-<text:span text:style-name="T7"> </text:span><text:span text:style-name="T26">1</text:span>,<text:span text:style-name="T7"> </text:span><text:span text:style-name="T26">1</text:span>);</text:p>
      <text:p text:style-name="КОД"><text:span text:style-name="T7"><text:s text:c="20"/></text:span><text:span text:style-name="T12">isReal</text:span><text:span text:style-name="T7"> </text:span>=<text:span text:style-name="T7"> </text:span><text:span text:style-name="T12">hasExpE</text:span>;<text:span text:style-name="T7"> </text:span><text:span text:style-name="T20">//</text:span><text:span text:style-name="T7"> </text:span><text:span text:style-name="T20">иначе</text:span><text:span text:style-name="T7"> </text:span><text:span text:style-name="T20">это</text:span><text:span text:style-name="T7"> </text:span><text:span text:style-name="T20">целое,</text:span><text:span text:style-name="T7"> </text:span><text:span text:style-name="T20">т.к.</text:span><text:span text:style-name="T7"> </text:span><text:span text:style-name="T20">точки</text:span><text:span text:style-name="T7"> </text:span><text:span text:style-name="T20">нет</text:span></text:p>
      <text:p text:style-name="КОД"><text:span text:style-name="T7"><text:s text:c="20"/></text:span><text:span text:style-name="T28">break</text:span>;</text:p>
      <text:p text:style-name="КОД"><text:span text:style-name="T7"><text:s text:c="16"/></text:span>}<text:span text:style-name="T7"> </text:span><text:span text:style-name="T28">else</text:span><text:span text:style-name="T7"> </text:span>{</text:p>
      <text:p text:style-name="КОД"><text:span text:style-name="T7"><text:s text:c="20"/></text:span><text:span text:style-name="T20">//</text:span><text:span text:style-name="T7"> </text:span><text:span text:style-name="T20">эта</text:span><text:span text:style-name="T7"> </text:span><text:span text:style-name="T20">точка</text:span><text:span text:style-name="T7"> </text:span><text:span text:style-name="T20">-</text:span><text:span text:style-name="T7"> </text:span><text:span text:style-name="T20">после</text:span><text:span text:style-name="T7"> </text:span><text:span text:style-name="T20">разобранного</text:span><text:span text:style-name="T7"> </text:span><text:span text:style-name="T20">числа</text:span></text:p>
      <text:p text:style-name="КОД"><text:span text:style-name="T7"><text:s text:c="20"/></text:span><text:span text:style-name="T28">if</text:span><text:span text:style-name="T7"> </text:span>(<text:span text:style-name="T12">hasExpE</text:span><text:span text:style-name="T7"> </text:span>&amp;&amp;<text:span text:style-name="T7"> </text:span><text:span text:style-name="T12">hasExpNum</text:span>)<text:span text:style-name="T7"> </text:span>{<text:span text:style-name="T7"> </text:span><text:span text:style-name="T20">//</text:span><text:span text:style-name="T7"> </text:span><text:span text:style-name="T20">число</text:span><text:span text:style-name="T7"> </text:span><text:span text:style-name="T20">закончилось</text:span></text:p>
      <text:p text:style-name="КОД"><text:span text:style-name="T7"><text:s text:c="24"/></text:span><text:span text:style-name="T20">//</text:span><text:span text:style-name="T7"> </text:span><text:span text:style-name="T20">это</text:span><text:span text:style-name="T7"> </text:span><text:span text:style-name="T20">какая-то</text:span><text:span text:style-name="T7"> </text:span><text:span text:style-name="T20">другая</text:span><text:span text:style-name="T7"> </text:span><text:span text:style-name="T20">точка,</text:span><text:span text:style-name="T7"> </text:span></text:p>
      <text:p text:style-name="КОД"><text:span text:style-name="T7"><text:s text:c="24"/></text:span><text:span text:style-name="T20">//</text:span><text:span text:style-name="T7"> </text:span><text:span text:style-name="T20">разберём</text:span><text:span text:style-name="T7"> </text:span><text:span text:style-name="T20">на</text:span><text:span text:style-name="T7"> </text:span><text:span text:style-name="T20">следующем</text:span><text:span text:style-name="T7"> </text:span><text:span text:style-name="T20">проходе</text:span></text:p>
      <text:p text:style-name="КОД"><text:span text:style-name="T7"><text:s text:c="24"/></text:span><text:span text:style-name="T15">back</text:span>();</text:p>
      <text:p text:style-name="КОД"><text:span text:style-name="T7"><text:s text:c="24"/></text:span><text:span text:style-name="T28">break</text:span>;</text:p>
      <text:p text:style-name="КОД"><text:span text:style-name="T7"><text:s text:c="20"/></text:span>}<text:span text:style-name="T7"> </text:span><text:span text:style-name="T20">//</text:span><text:span text:style-name="T7"> </text:span><text:span text:style-name="T20">ниже</text:span><text:span text:style-name="T7"> </text:span><text:span text:style-name="T20">вылетим</text:span><text:span text:style-name="T7"> </text:span><text:span text:style-name="T20">в</text:span><text:span text:style-name="T7"> </text:span><text:span text:style-name="T20">unexpected</text:span></text:p>
      <text:p text:style-name="КОД"><text:span text:style-name="T7"><text:s text:c="16"/></text:span>}</text:p>
      <text:p text:style-name="КОД"><text:span text:style-name="T7"><text:s text:c="12"/></text:span>}</text:p>
      <text:p text:style-name="КОД"><text:span text:style-name="T7"><text:s text:c="12"/></text:span><text:span text:style-name="T28">if</text:span><text:span text:style-name="T7"> </text:span>(<text:span text:style-name="T12">isReal</text:span>)<text:span text:style-name="T7"> </text:span><text:span text:style-name="T20">//</text:span><text:span text:style-name="T7"> </text:span><text:span text:style-name="T20">точка</text:span><text:span text:style-name="T7"> </text:span><text:span text:style-name="T20">уже</text:span><text:span text:style-name="T7"> </text:span><text:span text:style-name="T20">есть,</text:span><text:span text:style-name="T7"> </text:span><text:span text:style-name="T20">неправильное</text:span><text:span text:style-name="T7"> </text:span><text:span text:style-name="T20">число</text:span></text:p>
      <text:p text:style-name="КОД"><text:span text:style-name="T7"><text:s text:c="16"/></text:span><text:span text:style-name="T15">unexpected</text:span>(<text:span text:style-name="T12">c</text:span>);</text:p>
      <text:p text:style-name="КОД"><text:span text:style-name="T7"><text:s text:c="12"/></text:span><text:span text:style-name="T12">isReal</text:span><text:span text:style-name="T7"> </text:span>=<text:span text:style-name="T7"> </text:span><text:span text:style-name="T28">true</text:span>;</text:p>
      <text:p text:style-name="КОД"><text:span text:style-name="T7"><text:s text:c="8"/></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12">c</text:span><text:span text:style-name="T7"> </text:span>==<text:span text:style-name="T7"> </text:span><text:span text:style-name="T20">'-'</text:span>)<text:span text:style-name="T7"> </text:span>{</text:p>
      <text:p text:style-name="КОД"><text:span text:style-name="T7"><text:s text:c="12"/></text:span><text:span text:style-name="T28">if</text:span><text:span text:style-name="T7"> </text:span>(<text:span text:style-name="T12">hasExpSign</text:span>)</text:p>
      <text:p text:style-name="КОД"><text:span text:style-name="T7"><text:s text:c="16"/></text:span><text:span text:style-name="T15">unexpected</text:span>(<text:span text:style-name="T12">c</text:span>);</text:p>
      <text:p text:style-name="КОД"><text:span text:style-name="T7"><text:s text:c="12"/></text:span><text:span text:style-name="T12">hasExpSign</text:span><text:span text:style-name="T7"> </text:span>=<text:span text:style-name="T7"> </text:span><text:span text:style-name="T28">true</text:span>;</text:p>
      <text:p text:style-name="КОД"><text:span text:style-name="T7"><text:s text:c="8"/></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E'</text:span><text:span text:style-name="T7"> </text:span>||<text:span text:style-name="T7"> </text:span><text:span text:style-name="T12">c</text:span><text:span text:style-name="T7"> </text:span>==<text:span text:style-name="T7"> </text:span><text:span text:style-name="T20">'e'</text:span>)<text:span text:style-name="T7"> </text:span>{</text:p>
      <text:p text:style-name="КОД"><text:span text:style-name="T7"><text:s text:c="12"/></text:span><text:span text:style-name="T28">if</text:span><text:span text:style-name="T7"> </text:span>(<text:span text:style-name="T12">hasExpE</text:span>)</text:p>
      <text:p text:style-name="КОД"><text:span text:style-name="T7"><text:s text:c="16"/></text:span><text:span text:style-name="T15">unexpected</text:span>(<text:span text:style-name="T12">c</text:span>);</text:p>
      <text:p text:style-name="КОД"><text:span text:style-name="T7"><text:s text:c="12"/></text:span><text:span text:style-name="T12">hasExpE</text:span><text:span text:style-name="T7"> </text:span>=<text:span text:style-name="T7"> </text:span><text:span text:style-name="T28">true</text:span>;</text:p>
      <text:p text:style-name="КОД"><text:span text:style-name="T7"><text:s text:c="12"/></text:span><text:span text:style-name="T12">isReal</text:span><text:span text:style-name="T7"> </text:span>=<text:span text:style-name="T7"> </text:span><text:span text:style-name="T28">true</text:span>;</text:p>
      <text:p text:style-name="КОД"><text:span text:style-name="T7"><text:s text:c="8"/></text:span>}<text:span text:style-name="T7"> </text:span><text:span text:style-name="T28">else</text:span><text:span text:style-name="T7"> </text:span>{</text:p>
      <text:p text:style-name="КОД"><text:span text:style-name="T7"><text:s text:c="12"/></text:span><text:span text:style-name="T15">back</text:span>();<text:span text:style-name="T7"> </text:span><text:span text:style-name="T20">//</text:span><text:span text:style-name="T7"> </text:span><text:span text:style-name="T20">символ</text:span><text:span text:style-name="T7"> </text:span><text:span text:style-name="T20">не</text:span><text:span text:style-name="T7"> </text:span><text:span text:style-name="T20">допускается</text:span><text:span text:style-name="T7"> </text:span><text:span text:style-name="T20">в</text:span><text:span text:style-name="T7"> </text:span><text:span text:style-name="T20">число</text:span></text:p>
      <text:p text:style-name="КОД"><text:span text:style-name="T7"><text:s text:c="12"/></text:span><text:span text:style-name="T28">break</text:span>;</text:p>
      <text:p text:style-name="КОД"><text:span text:style-name="T7"><text:s text:c="8"/></text:span>}</text:p>
      <text:p text:style-name="КОД"><text:span text:style-name="T7"><text:s text:c="8"/></text:span><text:span text:style-name="T44">_tokenText</text:span>.<text:span text:style-name="T15">push_back</text:span>(<text:span text:style-name="T12">c</text:span>);</text:p>
      <text:p text:style-name="КОД"><text:span text:style-name="T7"><text:s text:c="4"/></text:span>}</text:p>
      <text:p text:style-name="КОД"><text:span text:style-name="T7"><text:s text:c="4"/></text:span><text:span text:style-name="T28">if</text:span><text:span text:style-name="T7"> </text:span>(<text:span text:style-name="T12">isReal</text:span>)</text:p>
      <text:p text:style-name="КОД"><text:span text:style-name="T7"><text:s text:c="8"/></text:span><text:span text:style-name="T44">_token</text:span><text:span text:style-name="T7"> </text:span>=<text:span text:style-name="T7"> </text:span><text:span text:style-name="T2">Token</text:span>::<text:span text:style-name="T2">RealNumber</text:span>;</text:p>
      <text:p text:style-name="КОД"><text:span text:style-name="T7"><text:s text:c="4"/></text:span><text:span text:style-name="T28">else</text:span></text:p>
      <text:p text:style-name="КОД"><text:span text:style-name="T7"><text:s text:c="8"/></text:span><text:span text:style-name="T44">_token</text:span><text:span text:style-name="T7"> </text:span>=<text:span text:style-name="T7"> </text:span><text:span text:style-name="T2">Token</text:span>::<text:span text:style-name="T2">IntegerNumber</text:span>;</text:p>
      <text:p text:style-name="КОД">}</text:p>
      <text:p text:style-name="Horizontal_20_Line"/>
      <text:p text:style-name="P44">Здесь мы добавили вызов ещё одной функции — unexpected(). Она выбросит исключение, если символ неправильный. <text:span text:style-name="T54">Обработк</text:span><text:span text:style-name="T56">у</text:span><text:span text:style-name="T54"> исключений </text:span><text:span text:style-name="T57">сейчас</text:span><text:span text:style-name="T54"> </text:span><text:span text:style-name="T56">делать не будем, а лишь выведем сообщение и выйдем из программы</text:span><text:span text:style-name="T54">, позднее мы это исправим. </text:span><text:span text:style-name="T57">А пока ф</text:span><text:span text:style-name="T55">ункции вида error(), unexpected(), expected() </text:span><text:span text:style-name="T57">и т. п. </text:span><text:span text:style-name="T55">изолируют </text:span><text:span text:style-name="T61">от </text:span><text:span text:style-name="T55">нас эти детал</text:span><text:span text:style-name="T61">и</text:span><text:span text:style-name="T55">.</text:span></text:p>
      <text:p text:style-name="P38">lexer.h:</text:p>
      <text:p text:style-name="КОД"><text:span text:style-name="T7"><text:s text:c="4"/></text:span><text:span text:style-name="T20">//</text:span><text:span text:style-name="T7"> </text:span><text:span text:style-name="T20">обработка</text:span><text:span text:style-name="T7"> </text:span><text:span text:style-name="T20">ошибок</text:span></text:p>
      <text:p text:style-name="КОД"><text:span text:style-name="T28">privat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ыбрасывает</text:span><text:span text:style-name="T7"> </text:span><text:span text:style-name="T26">исключение</text:span></text:p>
      <text:p text:style-name="КОД"><text:span text:style-name="T7"><text:s text:c="5"/></text:span><text:span text:style-name="T26">*</text:span><text:span text:style-name="T7"> </text:span><text:span text:style-name="T27">@param</text:span><text:span text:style-name="T7"> </text:span><text:span text:style-name="T26">msg</text:span><text:span text:style-name="T7"> </text:span><text:span text:style-name="T26">сообщение</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error</text:span>(<text:span text:style-name="T28">const</text:span><text:span text:style-name="T7"> </text:span><text:span text:style-name="T2">std</text:span>::<text:span text:style-name="T2">string</text:span><text:span text:style-name="T7"> </text:span>&amp;<text:span text:style-name="T12">msg</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ыбрасывает</text:span><text:span text:style-name="T7"> </text:span><text:span text:style-name="T26">исключение</text:span><text:span text:style-name="T7"> </text:span><text:span text:style-name="T26">при</text:span><text:span text:style-name="T7"> </text:span><text:span text:style-name="T26">недопустимом</text:span><text:span text:style-name="T7"> </text:span><text:span text:style-name="T26">символе</text:span></text:p>
      <text:p text:style-name="КОД"><text:span text:style-name="T7"><text:s text:c="5"/></text:span><text:span text:style-name="T26">*</text:span><text:span text:style-name="T7"> </text:span><text:span text:style-name="T27">@param</text:span><text:span text:style-name="T7"> </text:span><text:span text:style-name="T26">unexpectedChar</text:span><text:span text:style-name="T7"> </text:span><text:span text:style-name="T26">неправильный</text:span><text:span text:style-name="T7"> </text:span><text:span text:style-name="T26">символ</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unexpected</text:span>(<text:span text:style-name="T28">char</text:span><text:span text:style-name="T7"> </text:span><text:span text:style-name="T12">unexpectedChar</text:span>);</text:p>
      <text:p text:style-name="Horizontal_20_Line"/>
      <text:p text:style-name="P39">lexer.cpp:</text:p>
      <text:p text:style-name="КОД"><text:span text:style-name="T28">void</text:span><text:span text:style-name="T7"> </text:span><text:span text:style-name="T2">Lexer</text:span>::<text:span text:style-name="T16">error</text:span>(<text:span text:style-name="T28">const</text:span><text:span text:style-name="T7"> </text:span><text:span text:style-name="T2">std</text:span>::<text:span text:style-name="T2">string</text:span><text:span text:style-name="T7"> </text:span>&amp;<text:span text:style-name="T12">msg</text:span>)</text:p>
      <text:p text:style-name="КОД">{</text:p>
      <text:p text:style-name="КОД"><text:soft-page-break/><text:span text:style-name="T7"><text:s text:c="4"/></text:span><text:span text:style-name="T2">std</text:span>::<text:span text:style-name="T32">cout</text:span><text:span text:style-name="T7"> </text:span>&lt;&lt;<text:span text:style-name="T7"> </text:span><text:span text:style-name="T20">"line:</text:span><text:span text:style-name="T7"> </text:span><text:span text:style-name="T20">"</text:span><text:span text:style-name="T7"> </text:span>&lt;&lt;<text:span text:style-name="T7"> </text:span><text:span text:style-name="T44">_line</text:span><text:span text:style-name="T7"> </text:span>&lt;&lt;<text:span text:style-name="T7"> </text:span><text:span text:style-name="T20">",</text:span><text:span text:style-name="T7"> </text:span><text:span text:style-name="T20">pos:"</text:span><text:span text:style-name="T7"> </text:span>&lt;&lt;<text:span text:style-name="T7"> </text:span><text:span text:style-name="T44">_pos</text:span><text:span text:style-name="T7"> </text:span>&lt;&lt;<text:span text:style-name="T7"> </text:span><text:span text:style-name="T20">"</text:span><text:span text:style-name="T7"> </text:span><text:span text:style-name="T20">"</text:span><text:span text:style-name="T7"> </text:span>&lt;&lt;<text:span text:style-name="T7"> </text:span><text:span text:style-name="T12">msg</text:span>;</text:p>
      <text:p text:style-name="КОД"><text:span text:style-name="T7"><text:s text:c="4"/></text:span><text:span text:style-name="T15">exit</text:span>(<text:span text:style-name="T26">1</text:span>);</text:p>
      <text:p text:style-name="КОД">}</text:p>
      <text:p text:style-name="КОД"/>
      <text:p text:style-name="КОД"><text:span text:style-name="T28">void</text:span><text:span text:style-name="T7"> </text:span><text:span text:style-name="T2">Lexer</text:span>::<text:span text:style-name="T16">unexpected</text:span>(<text:span text:style-name="T28">char</text:span><text:span text:style-name="T7"> </text:span><text:span text:style-name="T12">unexpectedChar</text:span>)</text:p>
      <text:p text:style-name="КОД">{</text:p>
      <text:p text:style-name="КОД"><text:span text:style-name="T7"><text:s text:c="4"/></text:span><text:span text:style-name="T15">error</text:span>(<text:span text:style-name="T2">std</text:span>::<text:span text:style-name="T2">string</text:span>(<text:span text:style-name="T20">"Unexpected character: ["</text:span>)<text:span text:style-name="T7"> </text:span><text:span text:style-name="T15">+</text:span><text:span text:style-name="T7"> </text:span><text:span text:style-name="T12">unexpectedChar</text:span><text:span text:style-name="T7"> </text:span><text:span text:style-name="T15">+</text:span><text:span text:style-name="T7"> </text:span><text:span text:style-name="T20">"]"</text:span>);</text:p>
      <text:p text:style-name="КОД">}</text:p>
      <text:p text:style-name="Horizontal_20_Line"/>
      <text:p text:style-name="P45">Осталось распознать три токена: присваивание, плюс и точку с запятой. Сделаем это в методе next(), который полностью выглядит теперь так:</text:p>
      <text:p text:style-name="P40">lexer.cpp:</text:p>
      <text:p text:style-name="КОД"><text:span text:style-name="T2">Token</text:span><text:span text:style-name="T7"> </text:span><text:span text:style-name="T2">Lexer</text:span>::<text:span text:style-name="T16">next</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8">int</text:span><text:span text:style-name="T7"> </text:span><text:span text:style-name="T12">c</text:span><text:span text:style-name="T7"> </text:span>=<text:span text:style-name="T7"> </text:span><text:span text:style-name="T26">0</text:span>;</text:p>
      <text:p text:style-name="КОД"><text:span text:style-name="T7"><text:s text:c="4"/></text:span><text:span text:style-name="T28">while</text:span><text:span text:style-name="T7"> </text:span>(<text:span text:style-name="T12">c</text:span><text:span text:style-name="T7"> </text:span>&gt;=<text:span text:style-name="T7"> </text:span><text:span text:style-name="T26">0</text:span>)<text:span text:style-name="T7"> </text:span>{</text:p>
      <text:p text:style-name="КОД"><text:span text:style-name="T7"><text:s text:c="8"/></text:span><text:span text:style-name="T12">c</text:span><text:span text:style-name="T7"> </text:span>=<text:span text:style-name="T7"> </text:span><text:span text:style-name="T15">read</text:span>();</text:p>
      <text:p text:style-name="КОД"><text:span text:style-name="T7"><text:s text:c="8"/></text:span><text:span text:style-name="T28">switch</text:span><text:span text:style-name="T7"> </text:span>(<text:span text:style-name="T12">c</text:span>)<text:span text:style-name="T7"> </text:span>{</text:p>
      <text:p text:style-name="КОД"><text:span text:style-name="T7"><text:s text:c="8"/></text:span><text:span text:style-name="T28">case</text:span><text:span text:style-name="T7"> </text:span><text:span text:style-name="T20">'='</text:span>:</text:p>
      <text:p text:style-name="КОД"><text:span text:style-name="T7"><text:s text:c="12"/></text:span><text:span text:style-name="T44">_tokenText</text:span>.<text:span text:style-name="T15">push_back</text:span>(<text:span text:style-name="T12">c</text:span>);</text:p>
      <text:p text:style-name="КОД"><text:span text:style-name="T7"><text:s text:c="12"/></text:span><text:span text:style-name="T28">return</text:span><text:span text:style-name="T7"> </text:span><text:span text:style-name="T44">_token</text:span><text:span text:style-name="T7"> </text:span>=<text:span text:style-name="T7"> </text:span><text:span text:style-name="T2">Token</text:span>::<text:span text:style-name="T2">Assign</text:span>;</text:p>
      <text:p text:style-name="КОД"><text:span text:style-name="T7"><text:s text:c="8"/></text:span><text:span text:style-name="T28">case</text:span><text:span text:style-name="T7"> </text:span><text:span text:style-name="T20">';'</text:span>:</text:p>
      <text:p text:style-name="КОД"><text:span text:style-name="T7"><text:s text:c="12"/></text:span><text:span text:style-name="T44">_tokenText</text:span>.<text:span text:style-name="T15">push_back</text:span>(<text:span text:style-name="T12">c</text:span>);</text:p>
      <text:p text:style-name="КОД"><text:span text:style-name="T7"><text:s text:c="12"/></text:span><text:span text:style-name="T28">return</text:span><text:span text:style-name="T7"> </text:span><text:span text:style-name="T44">_token</text:span><text:span text:style-name="T7"> </text:span>=<text:span text:style-name="T7"> </text:span><text:span text:style-name="T2">Token</text:span>::<text:span text:style-name="T2">Semicolon</text:span>;</text:p>
      <text:p text:style-name="КОД"><text:span text:style-name="T7"><text:s text:c="8"/></text:span><text:span text:style-name="T28">case</text:span><text:span text:style-name="T7"> </text:span><text:span text:style-name="T20">'+'</text:span>:</text:p>
      <text:p text:style-name="КОД"><text:span text:style-name="T7"><text:s text:c="12"/></text:span><text:span text:style-name="T44">_tokenText</text:span>.<text:span text:style-name="T15">push_back</text:span>(<text:span text:style-name="T12">c</text:span>);</text:p>
      <text:p text:style-name="КОД"><text:span text:style-name="T7"><text:s text:c="12"/></text:span><text:span text:style-name="T28">return</text:span><text:span text:style-name="T7"> </text:span><text:span text:style-name="T44">_token</text:span><text:span text:style-name="T7"> </text:span>=<text:span text:style-name="T7"> </text:span><text:span text:style-name="T2">Token</text:span>::<text:span text:style-name="T2">Plus</text:span>;</text:p>
      <text:p text:style-name="КОД"><text:span text:style-name="T7"><text:s text:c="8"/></text:span><text:span text:style-name="T28">default</text:span>:</text:p>
      <text:p text:style-name="КОД"><text:span text:style-name="T7"><text:s text:c="12"/></text:span><text:span text:style-name="T28">if</text:span><text:span text:style-name="T7"> </text:span>(<text:span text:style-name="T15">isSpace</text:span>(<text:span text:style-name="T12">c</text:span>))</text:p>
      <text:p text:style-name="КОД"><text:span text:style-name="T7"><text:s text:c="16"/></text:span><text:span text:style-name="T28">continue</text:span>;</text:p>
      <text:p text:style-name="КОД"><text:span text:style-name="T7"><text:s text:c="12"/></text:span><text:span text:style-name="T28">if</text:span><text:span text:style-name="T7"> </text:span>(<text:span text:style-name="T15">isLetter</text:span>(<text:span text:style-name="T12">c</text:span>)<text:span text:style-name="T7"> </text:span>||<text:span text:style-name="T7"> </text:span><text:span text:style-name="T12">c</text:span><text:span text:style-name="T7"> </text:span>==<text:span text:style-name="T7"> </text:span><text:span text:style-name="T20">'_'</text:span>)<text:span text:style-name="T7"> </text:span>{</text:p>
      <text:p text:style-name="КОД"><text:span text:style-name="T7"><text:s text:c="16"/></text:span><text:span text:style-name="T15">readIdentifier</text:span>(<text:span text:style-name="T12">c</text:span>);</text:p>
      <text:p text:style-name="КОД"><text:span text:style-name="T7"><text:s text:c="16"/></text:span><text:span text:style-name="T28">return</text:span><text:span text:style-name="T7"> </text:span><text:span text:style-name="T44">_token</text:span>;</text:p>
      <text:p text:style-name="КОД"><text:span text:style-name="T7"><text:s text:c="12"/></text:span>}</text:p>
      <text:p text:style-name="КОД"><text:span text:style-name="T7"><text:s text:c="12"/></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15">isdigit</text:span>(<text:span text:style-name="T12">c</text:span>))<text:span text:style-name="T7"> </text:span>{</text:p>
      <text:p text:style-name="КОД"><text:span text:style-name="T7"><text:s text:c="16"/></text:span><text:span text:style-name="T15">readNumber</text:span>(<text:span text:style-name="T12">c</text:span>);</text:p>
      <text:p text:style-name="КОД"><text:span text:style-name="T7"><text:s text:c="16"/></text:span><text:span text:style-name="T28">return</text:span><text:span text:style-name="T7"> </text:span><text:span text:style-name="T44">_token</text:span>;</text:p>
      <text:p text:style-name="КОД"><text:span text:style-name="T7"><text:s text:c="12"/></text:span>}</text:p>
      <text:p text:style-name="КОД"><text:span text:style-name="T7"><text:s text:c="12"/></text:span><text:span text:style-name="T28">break</text:span>;</text:p>
      <text:p text:style-name="КОД"><text:span text:style-name="T7"><text:s text:c="8"/></text:span>}</text:p>
      <text:p text:style-name="КОД"><text:span text:style-name="T7"><text:s text:c="4"/></text:span>}</text:p>
      <text:p text:style-name="КОД"><text:span text:style-name="T7"><text:s text:c="4"/></text:span><text:span text:style-name="T28">return</text:span><text:span text:style-name="T7"> </text:span><text:span text:style-name="T2">Token</text:span>::<text:span text:style-name="T2">Eof</text:span>;</text:p>
      <text:p text:style-name="КОД">}</text:p>
      <text:p text:style-name="Horizontal_20_Line"/>
      <text:p text:style-name="P46">В принципе, вот и весь анализатор для нашего простого выражения.</text:p>
      <text:p text:style-name="P46">Чтобы убедиться, что он работает, добавьте в stdafx.h:</text:p>
      <text:p text:style-name="КОД">#<text:span text:style-name="T26">include</text:span><text:span text:style-name="T7"> </text:span>&lt;<text:span text:style-name="T20">locale</text:span>&gt;</text:p>
      <text:p text:style-name="КОД">#<text:span text:style-name="T26">include</text:span><text:span text:style-name="T7"> </text:span>&lt;<text:span text:style-name="T20">codecvt</text:span>&gt;</text:p>
      <text:p text:style-name="КОД">#<text:span text:style-name="T26">include</text:span><text:span text:style-name="T7"> </text:span>&lt;<text:span text:style-name="T20">exception</text:span>&gt;</text:p>
      <text:p text:style-name="Horizontal_20_Line"/>
      <text:p text:style-name="P46">В parser.cpp:</text:p>
      <text:p text:style-name="КОД"><text:span text:style-name="T28">using</text:span><text:span text:style-name="T7"> </text:span><text:span text:style-name="T28">namespace</text:span><text:span text:style-name="T7"> </text:span><text:span text:style-name="T2">std</text:span>;</text:p>
      <text:p text:style-name="КОД"><text:span text:style-name="T28">namespace</text:span><text:span text:style-name="T7"> </text:span><text:span text:style-name="T3">escript</text:span><text:span text:style-name="T7"> </text:span>{</text:p>
      <text:p text:style-name="КОД">...</text:p>
      <text:p text:style-name="КОД"><text:span text:style-name="T28">void</text:span><text:span text:style-name="T7"> </text:span><text:span text:style-name="T2">Parser</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soft-page-break/>{</text:p>
      <text:p text:style-name="КОД"><text:span text:style-name="T7"><text:s text:c="4"/></text:span><text:span text:style-name="T44">_lexer</text:span><text:span text:style-name="T7"> </text:span><text:span text:style-name="T15">=</text:span><text:span text:style-name="T7"> </text:span><text:span text:style-name="T2">std</text:span>::<text:span text:style-name="T15">make_unique</text:span>&lt;<text:span text:style-name="T2">Lexer</text:span>&gt;(<text:span text:style-name="T12">strCode</text:span>);</text:p>
      <text:p text:style-name="КОД"><text:span text:style-name="T7"><text:s text:c="4"/></text:span><text:span text:style-name="T28">while</text:span><text:span text:style-name="T7"> </text:span>(<text:span text:style-name="T44">_lexer</text:span><text:span text:style-name="T15">-&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28">char32_t</text:span>&gt;,<text:span text:style-name="T7"> </text:span><text:span text:style-name="T28">char32_t</text:span>&gt;<text:span text:style-name="T7"> </text:span><text:span text:style-name="T12">converter</text:span>;</text:p>
      <text:p text:style-name="КОД"><text:span text:style-name="T7"><text:s text:c="8"/></text:span><text:span text:style-name="T32">cout</text:span><text:span text:style-name="T7"> </text:span><text:span text:style-name="T15">&lt;&lt;</text:span><text:span text:style-name="T7"> </text:span><text:span text:style-name="T12">converter</text:span>.<text:span text:style-name="T15">to_bytes</text:span>(<text:span text:style-name="T44">_lexer</text:span><text:span text:style-name="T15">-&gt;tokenText</text:span>())<text:span text:style-name="T7"> </text:span><text:span text:style-name="T15">&lt;&lt;</text:span><text:span text:style-name="T7"> </text:span><text:span text:style-name="T19">" "</text:span>;</text:p>
      <text:p text:style-name="КОД"><text:span text:style-name="T7"><text:s text:c="4"/></text:span>}</text:p>
      <text:p text:style-name="КОД">}</text:p>
      <text:p text:style-name="Horizontal_20_Line"/>
      <text:p text:style-name="P46">Запустите программу, она должна вывести текстовые представления всех токенов:</text:p>
      <text:p text:style-name="ВЫВОД">i = 1 + 2 ; </text:p>
      <text:p text:style-name="Horizontal_20_Line"/>
      <text:p text:style-name="P47">Наш транслятор заработал.</text:p>
      <text:p text:style-name="P47">Теперь мы должны закончить весь лексический анализатор, <text:span text:style-name="T62">чтобы к нему уже не возвращаться,</text:span> а затем перейдём к синтаксическому <text:span text:style-name="T62">анализу</text:span>.</text:p>
      <text:p text:style-name="P73">Рабочий пример: EScriptEngine-1.zip</text:p>
      <text:p text:style-name="P72"/>
      <text:p text:style-name="P72">29.07.2023</text:p>
      <text:h text:style-name="Heading_20_2" text:outline-level="2">Заканчиваем лексический анализатор</text:h>
      <text:p text:style-name="P48">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3">При этом надо учесть, что поток может закончиться, и если последний символ равен «-1», то возврат делать не нужно:</text:span></text:p>
      <text:p text:style-name="КОД"><text:span text:style-name="T28">case</text:span><text:span text:style-name="T7"> </text:span><text:span text:style-name="T20">'+'</text:span>:</text:p>
      <text:p text:style-name="КОД"><text:span text:style-name="T7"><text:s text:c="4"/></text:span><text:span text:style-name="T44">_tokenText</text:span>.<text:span text:style-name="T15">push_back</text:span>(<text:span text:style-name="T12">c</text:span>);</text:p>
      <text:p text:style-name="КОД"><text:span text:style-name="T7"><text:s text:c="4"/></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8"/></text:span><text:span text:style-name="T28">return</text:span><text:span text:style-name="T7"> </text:span><text:span text:style-name="T44">_token</text:span><text:span text:style-name="T7"> </text:span>=<text:span text:style-name="T7"> </text:span><text:span text:style-name="T2">Token</text:span>::<text:span text:style-name="T2">Plus</text:span>;</text:p>
      <text:p text:style-name="КОД"><text:span text:style-name="T7"><text:s text:c="4"/></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44">_tokenText</text:span>.<text:span text:style-name="T15">push_back</text:span>(<text:span text:style-name="T12">c</text:span>);</text:p>
      <text:p text:style-name="КОД"><text:span text:style-name="T7"><text:s text:c="8"/></text:span><text:span text:style-name="T28">return</text:span><text:span text:style-name="T7"> </text:span><text:span text:style-name="T44">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44">_tokenText</text:span>.<text:span text:style-name="T15">push_back</text:span>(<text:span text:style-name="T12">c</text:span>);</text:p>
      <text:p text:style-name="КОД"><text:span text:style-name="T7"><text:s text:c="8"/></text:span><text:span text:style-name="T28">return</text:span><text:span text:style-name="T7"> </text:span><text:span text:style-name="T44">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5">back</text:span>();<text:span text:style-name="T7"> </text:span><text:span text:style-name="T20">//</text:span><text:span text:style-name="T7"> </text:span><text:span text:style-name="T20">вернуть</text:span><text:span text:style-name="T7"> </text:span><text:span text:style-name="T20">1</text:span><text:span text:style-name="T7"> </text:span><text:span text:style-name="T20">символ</text:span></text:p>
      <text:p text:style-name="КОД"><text:span text:style-name="T7"><text:s text:c="4"/></text:span><text:span text:style-name="T28">return</text:span><text:span text:style-name="T7"> </text:span><text:span text:style-name="T44">_token</text:span><text:span text:style-name="T7"> </text:span>=<text:span text:style-name="T7"> </text:span><text:span text:style-name="T2">Token</text:span>::<text:span text:style-name="T2">Plus</text:span>;</text:p>
      <text:p text:style-name="Horizontal_20_Line"/>
      <text:p text:style-name="P50">Как видим, у нас будет большое число вызовов вида</text:p>
      <text:p text:style-name="P189"><text:span text:style-name="T7"><text:s text:c="4"/></text:span><text:span text:style-name="T44">_tokenText</text:span>.<text:span text:style-name="T15">push_back</text:span>(<text:span text:style-name="T12">c</text:span>);</text:p>
      <text:p text:style-name="P50">Можно либо сделать функцию, либо макрос. Функция потребует част<text:span text:style-name="T64">ых накладных расходов на каждый вызов</text:span>. <text:span text:style-name="T64">Поэтому напишем макрос:</text:span></text:p>
      <text:p text:style-name="P181">#<text:span text:style-name="T3">define</text:span><text:span text:style-name="T7"> </text:span><text:span text:style-name="T26">PUSH</text:span>(<text:span text:style-name="T26">c</text:span>)<text:span text:style-name="T7"> </text:span><text:span text:style-name="T26">_tokenText</text:span>.<text:span text:style-name="T26">push_back</text:span>((<text:span text:style-name="T26">c</text:span>))</text:p>
      <text:p text:style-name="P51">Это намного короче. <text:span text:style-name="T65">Таким же образом заменим и постоянные присваивания в возвратах: вместо</text:span></text:p>
      <text:p text:style-name="КОД"><text:span text:style-name="T28">return</text:span><text:span text:style-name="T7"> </text:span><text:span text:style-name="T44">_token</text:span><text:span text:style-name="T7"> </text:span>=<text:span text:style-name="T7"> </text:span><text:span text:style-name="T2">Token</text:span>::<text:span text:style-name="T2">Assign</text:span>;</text:p>
      <text:p text:style-name="P52">Будем использовать макрос</text:p>
      <text:p text:style-name="КОД"><text:span text:style-name="T26">#define</text:span><text:span text:style-name="T7"> </text:span>TOKEN(t)<text:span text:style-name="T7"> </text:span>_token<text:span text:style-name="T7"> </text:span>=<text:span text:style-name="T7"> </text:span>(t)</text:p>
      <text:p text:style-name="P52"><text:soft-page-break/>Это, кроме того, облегчит чтение:</text:p>
      <text:p text:style-name="КОД"><text:span text:style-name="T28">return</text:span><text:span text:style-name="T7"> </text:span><text:span text:style-name="T26">TOKEN</text:span>(<text:span text:style-name="T2">Token</text:span>::<text:span text:style-name="T2">Assign</text:span>);</text:p>
      <text:p text:style-name="P52">«вернуть токен такой-то» вместо «присвоить текущий токен и вернуть результат присваивания».</text:p>
      <text:p text:style-name="P53">Код будет выглядеть так:</text:p>
      <text:p text:style-name="КОД"><text:span text:style-name="T28">case</text:span><text:span text:style-name="T7"> </text:span><text:span text:style-name="T20">'+'</text:span>:</text:p>
      <text:p text:style-name="КОД"><text:span text:style-name="T7"><text:s text:c="4"/></text:span><text:span text:style-name="T26">PUSH</text:span>(<text:span text:style-name="T12">c</text:span>);</text:p>
      <text:p text:style-name="КОД"><text:span text:style-name="T7"><text:s text:c="4"/></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8"/></text:span><text:span text:style-name="T28">return</text:span><text:span text:style-name="T7"> </text:span><text:span text:style-name="T26">TOKEN</text:span>(<text:span text:style-name="T2">Token</text:span>::<text:span text:style-name="T2">Plus</text:span>);</text:p>
      <text:p text:style-name="КОД"><text:span text:style-name="T7"><text:s text:c="4"/></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26">PUSH</text:span>(<text:span text:style-name="T12">c</text:span>);</text:p>
      <text:p text:style-name="КОД"><text:span text:style-name="T7"><text:s text:c="8"/></text:span><text:span text:style-name="T28">return</text:span><text:span text:style-name="T7"> </text:span><text:span text:style-name="T26">TOKEN</text:span>(<text:span text:style-name="T2">Token</text:span>::<text:span text:style-name="T2">PlusPlus</text:span>);</text:p>
      <text:p text:style-name="КОД"><text:span text:style-name="T7"><text:s text:c="4"/></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26">PUSH</text:span>(<text:span text:style-name="T12">c</text:span>);</text:p>
      <text:p text:style-name="КОД"><text:span text:style-name="T7"><text:s text:c="8"/></text:span><text:span text:style-name="T28">return</text:span><text:span text:style-name="T7"> </text:span><text:span text:style-name="T26">TOKEN</text:span>(<text:span text:style-name="T2">Token</text:span>::<text:span text:style-name="T2">PlusAssign</text:span>);</text:p>
      <text:p text:style-name="КОД"><text:span text:style-name="T7"><text:s text:c="4"/></text:span>}</text:p>
      <text:p text:style-name="КОД"><text:span text:style-name="T7"><text:s text:c="4"/></text:span><text:span text:style-name="T15">back</text:span>();<text:span text:style-name="T7"> </text:span><text:span text:style-name="T20">//</text:span><text:span text:style-name="T7"> </text:span><text:span text:style-name="T20">вернуть</text:span><text:span text:style-name="T7"> </text:span><text:span text:style-name="T20">1</text:span><text:span text:style-name="T7"> </text:span><text:span text:style-name="T20">символ</text:span></text:p>
      <text:p text:style-name="КОД"><text:span text:style-name="T7"><text:s text:c="4"/></text:span><text:span text:style-name="T28">return</text:span><text:span text:style-name="T7"> </text:span><text:span text:style-name="T26">TOKEN</text:span>(<text:span text:style-name="T2">Token</text:span>::<text:span text:style-name="T2">Plus</text:span>);</text:p>
      <text:p text:style-name="Horizontal_20_Line"/>
      <text:p text:style-name="P53">Возврат и запоминание будут однообразны и более читабельны.</text:p>
      <text:p text:style-name="P49">Немного сложнее случай с просмотром трёх символов:</text:p>
      <text:p text:style-name="КОД"><text:span text:style-name="T28">case</text:span><text:span text:style-name="T7"> </text:span><text:span text:style-name="T20">'='</text:span>:</text:p>
      <text:p text:style-name="КОД"><text:span text:style-name="T7"><text:s text:c="4"/></text:span><text:span text:style-name="T26">PUSH</text:span>(<text:span text:style-name="T12">c</text:span>);</text:p>
      <text:p text:style-name="КОД"><text:span text:style-name="T7"><text:s text:c="4"/></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8"/></text:span><text:span text:style-name="T28">return</text:span><text:span text:style-name="T7"> </text:span><text:span text:style-name="T26">TOKEN</text:span>(<text:span text:style-name="T2">Token</text:span>::<text:span text:style-name="T2">Assign</text:span>);</text:p>
      <text:p text:style-name="КОД"><text:span text:style-name="T7"><text:s text:c="4"/></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26">PUSH</text:span>(<text:span text:style-name="T12">c</text:span>);</text:p>
      <text:p text:style-name="КОД"><text:span text:style-name="T7"><text:s text:c="8"/></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12"/></text:span><text:span text:style-name="T28">return</text:span><text:span text:style-name="T7"> </text:span><text:span text:style-name="T26">TOKEN</text:span>(<text:span text:style-name="T2">Token</text:span>::<text:span text:style-name="T2">Equal</text:span>);</text:p>
      <text:p text:style-name="КОД"><text:span text:style-name="T7"><text:s text:c="8"/></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12"/></text:span><text:span text:style-name="T26">PUSH</text:span>(<text:span text:style-name="T12">c</text:span>);</text:p>
      <text:p text:style-name="КОД"><text:span text:style-name="T7"><text:s text:c="12"/></text:span><text:span text:style-name="T28">return</text:span><text:span text:style-name="T7"> </text:span><text:span text:style-name="T26">TOKEN</text:span>(<text:span text:style-name="T2">Token</text:span>::<text:span text:style-name="T2">Identity</text:span>);</text:p>
      <text:p text:style-name="КОД"><text:span text:style-name="T7"><text:s text:c="8"/></text:span>}</text:p>
      <text:p text:style-name="КОД"><text:span text:style-name="T7"><text:s text:c="8"/></text:span><text:span text:style-name="T15">back</text:span>();<text:span text:style-name="T7"> </text:span><text:span text:style-name="T20">//</text:span><text:span text:style-name="T7"> </text:span><text:span text:style-name="T20">==</text:span><text:span text:style-name="T7"> <text:s/></text:span><text:span text:style-name="T20">&lt;---</text:span></text:p>
      <text:p text:style-name="КОД"><text:span text:style-name="T7"><text:s text:c="8"/></text:span><text:span text:style-name="T28">return</text:span><text:span text:style-name="T7"> </text:span><text:span text:style-name="T26">TOKEN</text:span>(<text:span text:style-name="T2">Token</text:span>::<text:span text:style-name="T2">Equal</text:span>);</text:p>
      <text:p text:style-name="КОД"><text:span text:style-name="T7"><text:s text:c="4"/></text:span>}</text:p>
      <text:p text:style-name="КОД"><text:span text:style-name="T7"><text:s text:c="4"/></text:span><text:span text:style-name="T15">back</text:span>();<text:span text:style-name="T7"> </text:span><text:span text:style-name="T20">//</text:span><text:span text:style-name="T7"> </text:span><text:span text:style-name="T20">=</text:span><text:span text:style-name="T7"> </text:span><text:span text:style-name="T20">&lt;---</text:span></text:p>
      <text:p text:style-name="КОД"><text:span text:style-name="T7"><text:s text:c="4"/></text:span><text:span text:style-name="T28">return</text:span><text:span text:style-name="T7"> </text:span><text:span text:style-name="T26">TOKEN</text:span>(<text:span text:style-name="T2">Token</text:span>::<text:span text:style-name="T2">Assign</text:span>);</text:p>
      <text:p text:style-name="Horizontal_20_Line"/>
      <text:p text:style-name="Text_20_body">Заметим, что <text:span text:style-name="T66">в начале каждого «case» будет стоять выражение</text:span></text:p>
      <text:p text:style-name="P190"><text:span text:style-name="T28">case</text:span><text:span text:style-name="T7"> </text:span><text:span text:style-name="T20">'</text:span><text:span text:style-name="T23">символ</text:span><text:span text:style-name="T20">'</text:span>:</text:p>
      <text:p text:style-name="P190"><text:span text:style-name="T7"><text:s text:c="4"/></text:span><text:span text:style-name="T26">PUSH</text:span>(<text:span text:style-name="T12">c</text:span>); // &lt;--- <text:span text:style-name="T68">это будет всегда повторяться</text:span></text:p>
      <text:p text:style-name="P54">кроме ветки «default». Кроме того, чаще всего будет выполняться именно «default». Поэтому вынесем её код наверх, <text:span text:style-name="T67">сразу после</text:span></text:p>
      <text:p text:style-name="КОД">c<text:span text:style-name="T7"> </text:span>=<text:span text:style-name="T7"> </text:span>read();</text:p>
      <text:p text:style-name="P65">Непосредственно перед switch(c) поставим PUSH(c);</text:p>
      <text:p text:style-name="КОД"><text:span text:style-name="T26">PUSH</text:span>(<text:span text:style-name="T12">c</text:span>);</text:p>
      <text:p text:style-name="P190"><text:span text:style-name="T28">switch</text:span><text:span text:style-name="T7"> </text:span>(<text:span text:style-name="T12">c</text:span>)<text:span text:style-name="T7"> </text:span>{ </text:p>
      <text:p text:style-name="P190">// .........</text:p>
      <text:p text:style-name="P55"/>
      <text:p text:style-name="P55"><text:soft-page-break/>а в ветку «default» поставим выброс ошибки, поскольку это будет означать, что пришёл <text:span text:style-name="T67">недопустимый</text:span> символ. <text:s/><text:span text:style-name="T68">Таким образом мы сэкономим до полусотни строк кода.</text:span></text:p>
      <text:p text:style-name="P56">Для пропуска комментариев напишем методы </text:p>
      <text:p text:style-name="КОД"><text:span text:style-name="T28">void</text:span><text:span text:style-name="T7"> </text:span><text:span text:style-name="T16">skipToEndOfLine</text:span>();</text:p>
      <text:p text:style-name="КОД"><text:span text:style-name="T28">void</text:span><text:span text:style-name="T7"> </text:span><text:span text:style-name="T16">skipMultilineComment</text:span>();</text:p>
      <text:p text:style-name="P67"><text:span text:style-name="T76">Они не представляют сложности, а вот с функцией считывания строкового литерала нужно повозиться. </text:span><text:span text:style-name="T75">Мы уделим ей отдельную главу.</text:span></text:p>
      <text:h text:style-name="Heading_20_2" text:outline-level="2">Unit test</text:h>
      <text:p text:style-name="P57">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7">Создайте подпроект как консольное приложение. <text:span text:style-name="T69">Добавьте ссылку на нашу библиотеку EScript.</text:span></text:p>
      <text:p text:style-name="P58">Мы не будем использовать сторонние фреймворки <text:span text:style-name="T70">для тестирования</text:span>, нам достаточно будет одного метода для assert.</text:p>
      <text:p text:style-name="P59">Добавьте класс Lexer_Test <text:span text:style-name="T71">со следующим содержанием:</text:span></text:p>
      <text:p text:style-name="P60">lexer_test.h</text:p>
      <text:p text:style-name="КОД">#<text:span text:style-name="T26">ifndef</text:span><text:span text:style-name="T7"> </text:span><text:span text:style-name="T26">LEXER_TEST_H</text:span></text:p>
      <text:p text:style-name="КОД">#<text:span text:style-name="T26">define</text:span><text:span text:style-name="T7"> </text:span><text:span text:style-name="T26">LEXER_TEST_H</text:span></text:p>
      <text:p text:style-name="КОД"><text:span text:style-name="T28">class</text:span><text:span text:style-name="T7"> </text:span><text:span text:style-name="T3">Lexer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allTokens</text:span>();</text:p>
      <text:p text:style-name="КОД">};</text:p>
      <text:p text:style-name="КОД">#<text:span text:style-name="T26">endif</text:span><text:span text:style-name="T7"> </text:span><text:span text:style-name="T20">//</text:span><text:span text:style-name="T7"> </text:span><text:span text:style-name="T20">LEXER_TEST_H</text:span></text:p>
      <text:p text:style-name="Horizontal_20_Line"/>
      <text:p text:style-name="P60">lexer_test.cpp</text:p>
      <text:p text:style-name="КОД">#<text:span text:style-name="T26">include</text:span><text:span text:style-name="T7"> </text:span><text:span text:style-name="T20">"stdafx.h"</text:span></text:p>
      <text:p text:style-name="КОД">#<text:span text:style-name="T26">include</text:span><text:span text:style-name="T7"> </text:span><text:span text:style-name="T20">"lexer_test.h"</text:span></text:p>
      <text:p text:style-name="КОД"><text:span text:style-name="T28">using</text:span><text:span text:style-name="T7"> </text:span><text:span text:style-name="T28">namespace</text:span><text:span text:style-name="T7"> </text:span><text:span text:style-name="T2">std</text:span>;</text:p>
      <text:p text:style-name="КОД"><text:span text:style-name="T28">using</text:span><text:span text:style-name="T7"> </text:span><text:span text:style-name="T28">namespace</text:span><text:span text:style-name="T7"> </text:span><text:span text:style-name="T2">escript</text:span>;</text:p>
      <text:p text:style-name="КОД"><text:span text:style-name="T28">void</text:span><text:span text:style-name="T7"> </text:span><text:span text:style-name="T2">Lexer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allTokens</text:span>();</text:p>
      <text:p text:style-name="КОД"><text:span text:style-name="T7"><text:s text:c="4"/></text:span><text:span text:style-name="T15">cleanupTestCase</text:span>();</text:p>
      <text:p text:style-name="КОД">}</text:p>
      <text:p text:style-name="КОД"><text:span text:style-name="T28">void</text:span><text:span text:style-name="T7"> </text:span><text:span text:style-name="T2">Lexer_Test</text:span>::<text:span text:style-name="T16">initTestCase</text:span>()</text:p>
      <text:p text:style-name="КОД">{</text:p>
      <text:p text:style-name="КОД">}</text:p>
      <text:p text:style-name="КОД"><text:span text:style-name="T28">void</text:span><text:span text:style-name="T7"> </text:span><text:span text:style-name="T2">Lexer_Test</text:span>::<text:span text:style-name="T16">cleanupTestCase</text:span>()</text:p>
      <text:p text:style-name="КОД">{</text:p>
      <text:p text:style-name="КОД">}</text:p>
      <text:p text:style-name="КОД"><text:span text:style-name="T28">void</text:span><text:span text:style-name="T7"> </text:span><text:span text:style-name="T2">Lexer_Test</text:span>::<text:span text:style-name="T16">test_allTokens</text:span>()</text:p>
      <text:p text:style-name="КОД">{</text:p>
      <text:p text:style-name="КОД"><text:soft-page-break/>}</text:p>
      <text:p text:style-name="КОД"/>
      <text:p text:style-name="P60">Запуск теста будет в main.cpp:</text:p>
      <text:p text:style-name="КОД">#<text:span text:style-name="T26">include</text:span><text:span text:style-name="T7"> </text:span><text:span text:style-name="T20">"stdafx.h"</text:span></text:p>
      <text:p text:style-name="КОД">#<text:span text:style-name="T26">include</text:span><text:span text:style-name="T7"> </text:span><text:span text:style-name="T20">"lexer_test.h"</text:span></text:p>
      <text:p text:style-name="КОД"><text:span text:style-name="T28">using</text:span><text:span text:style-name="T7"> </text:span><text:span text:style-name="T28">namespace</text:span><text:span text:style-name="T7"> </text:span><text:span text:style-name="T2">std</text:span>;</text:p>
      <text:p text:style-name="КОД"><text:span text:style-name="T28">int</text:span><text:span text:style-name="T7"> </text:span><text:span text:style-name="T16">main</text:span>()</text:p>
      <text:p text:style-name="КОД">{</text:p>
      <text:p text:style-name="КОД"><text:span text:style-name="T7"><text:s text:c="4"/></text:span><text:span text:style-name="T2">Lexer_Test</text:span>().<text:span text:style-name="T15">run</text:span>();</text:p>
      <text:p text:style-name="КОД"><text:span text:style-name="T7"><text:s text:c="4"/></text:span><text:span text:style-name="T32">cout</text:span><text:span text:style-name="T7"> </text:span><text:span text:style-name="T15">&lt;&lt;</text:span><text:span text:style-name="T7"> </text:span><text:span text:style-name="T20">"Tests OK"</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61">Итак, давайте проверим наш класс Lexer. Протестируем его на строку со всеми токенами:</text:p>
      <text:p text:style-name="КОД"><text:span text:style-name="T28">const</text:span><text:span text:style-name="T7"> </text:span><text:span text:style-name="T2">u32string</text:span><text:span text:style-name="T7"> </text:span><text:span text:style-name="T12">strOnlyTokens</text:span><text:span text:style-name="T7"> </text:span>=</text:p>
      <text:p text:style-name="КОД"><text:span text:style-name="T7"><text:s text:c="12"/></text:span><text:span text:style-name="T20">U"break</text:span><text:span text:style-name="T7"> </text:span><text:span text:style-name="T20">case</text:span><text:span text:style-name="T7"> </text:span><text:span text:style-name="T20">catch</text:span><text:span text:style-name="T7"> </text:span><text:span text:style-name="T20">class</text:span><text:span text:style-name="T7"> </text:span><text:span text:style-name="T20">const</text:span><text:span text:style-name="T7"> </text:span><text:span text:style-name="T20">continue</text:span><text:span text:style-name="T7"> </text:span><text:span text:style-name="T20">debugger</text:span><text:span text:style-name="T7"> </text:span><text:span text:style-name="T20">default</text:span><text:span text:style-name="T7"> </text:span><text:span text:style-name="T20">\r\n"</text:span></text:p>
      <text:p text:style-name="КОД"><text:span text:style-name="T7"><text:s text:c="12"/></text:span><text:span text:style-name="T20">U"</text:span><text:span text:style-name="T7"> </text:span><text:span text:style-name="T20">delete</text:span><text:span text:style-name="T7"> <text:s/></text:span><text:span text:style-name="T20">do</text:span><text:span text:style-name="T7"> </text:span><text:span text:style-name="T20">else</text:span><text:span text:style-name="T7"> </text:span><text:span text:style-name="T20">enum</text:span><text:span text:style-name="T7"> </text:span><text:span text:style-name="T20">export</text:span><text:span text:style-name="T7"> </text:span><text:span text:style-name="T20">extends</text:span><text:span text:style-name="T7"> </text:span><text:span text:style-name="T20">finally</text:span><text:span text:style-name="T7"> </text:span><text:span text:style-name="T20">for</text:span><text:span text:style-name="T7"> </text:span><text:span text:style-name="T20">function\r\n"</text:span></text:p>
      <text:p text:style-name="КОД"><text:span text:style-name="T7"><text:s text:c="12"/></text:span><text:span text:style-name="T20">U"</text:span><text:span text:style-name="T7"> </text:span><text:span text:style-name="T20">if</text:span><text:span text:style-name="T7"> <text:s/></text:span><text:span text:style-name="T20">implements</text:span><text:span text:style-name="T7"> </text:span><text:span text:style-name="T20">import</text:span><text:span text:style-name="T7"> </text:span><text:span text:style-name="T20">in</text:span><text:span text:style-name="T7"> </text:span><text:span text:style-name="T20">instanceof</text:span><text:span text:style-name="T7"> </text:span><text:span text:style-name="T20">interface</text:span><text:span text:style-name="T7"> </text:span><text:span text:style-name="T20">let</text:span><text:span text:style-name="T7"> </text:span><text:span text:style-name="T20">\n"</text:span></text:p>
      <text:p text:style-name="КОД"><text:span text:style-name="T7"><text:s text:c="12"/></text:span><text:span text:style-name="T20">U"</text:span><text:span text:style-name="T7"> </text:span><text:span text:style-name="T20">new</text:span><text:span text:style-name="T7"> </text:span><text:span text:style-name="T20">package</text:span><text:span text:style-name="T7"> </text:span><text:span text:style-name="T20">private</text:span><text:span text:style-name="T7"> </text:span><text:span text:style-name="T20">protected</text:span><text:span text:style-name="T7"> </text:span><text:span text:style-name="T20">public</text:span><text:span text:style-name="T7"> </text:span><text:span text:style-name="T20">return</text:span><text:span text:style-name="T7"> <text:s/></text:span><text:span text:style-name="T20">static</text:span><text:span text:style-name="T7"> </text:span><text:span text:style-name="T20">\n"</text:span></text:p>
      <text:p text:style-name="КОД"><text:span text:style-name="T7"><text:s text:c="12"/></text:span><text:span text:style-name="T20">U"</text:span><text:span text:style-name="T7"> </text:span><text:span text:style-name="T20">super</text:span><text:span text:style-name="T7"> </text:span><text:span text:style-name="T20">switch</text:span><text:span text:style-name="T7"> </text:span><text:span text:style-name="T20">this</text:span><text:span text:style-name="T7"> </text:span><text:span text:style-name="T20">throw</text:span><text:span text:style-name="T7"> <text:s/></text:span><text:span text:style-name="T20">try</text:span><text:span text:style-name="T7"> </text:span><text:span text:style-name="T20">typeof</text:span><text:span text:style-name="T7"> </text:span><text:span text:style-name="T20">var</text:span><text:span text:style-name="T7"> </text:span><text:span text:style-name="T20">void</text:span><text:span text:style-name="T7"> </text:span><text:span text:style-name="T20">while</text:span><text:span text:style-name="T7"> </text:span><text:span text:style-name="T20">with</text:span><text:span text:style-name="T7"> </text:span><text:span text:style-name="T20">yield\n"</text:span></text:p>
      <text:p text:style-name="КОД"><text:span text:style-name="T7"><text:s text:c="12"/></text:span><text:span text:style-name="T20">U"</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n"</text:span></text:p>
      <text:p text:style-name="КОД"><text:span text:style-name="T7"><text:s text:c="12"/></text:span><text:span text:style-name="T20">U"</text:span><text:span text:style-name="T7"> </text:span><text:span text:style-name="T20">%</text:span><text:span text:style-name="T7"> </text:span><text:span text:style-name="T20">%=</text:span><text:span text:style-name="T7"> </text:span><text:span text:style-name="T20">&lt;</text:span><text:span text:style-name="T7"> </text:span><text:span text:style-name="T20">&lt;=</text:span><text:span text:style-name="T7"> </text:span><text:span text:style-name="T20">&lt;&lt;</text:span><text:span text:style-name="T7"> </text:span><text:span text:style-name="T20">&lt;&lt;=</text:span><text:span text:style-name="T7"> </text:span><text:span text:style-name="T20">&gt;</text:span><text:span text:style-name="T7"> </text:span><text:span text:style-name="T20">&gt;=</text:span><text:span text:style-name="T7"> </text:span><text:span text:style-name="T20">&gt;&gt;</text:span><text:span text:style-name="T7"> </text:span><text:span text:style-name="T20">&gt;&gt;=</text:span><text:span text:style-name="T7"> </text:span><text:span text:style-name="T20">&gt;&gt;&gt;</text:span><text:span text:style-name="T7"> </text:span><text:span text:style-name="T20">&gt;&gt;&gt;=</text:span><text:span text:style-name="T7"> </text:span><text:span text:style-name="T20">=</text:span><text:span text:style-name="T7"> </text:span><text:span text:style-name="T20">==</text:span><text:span text:style-name="T7"> </text:span><text:span text:style-name="T20">===</text:span><text:span text:style-name="T7"> </text:span><text:span text:style-name="T20">&amp;</text:span><text:span text:style-name="T7"> </text:span><text:span text:style-name="T20">&amp;&amp;</text:span><text:span text:style-name="T7"> </text:span><text:span text:style-name="T20">&amp;=\n"</text:span></text:p>
      <text:p text:style-name="КОД"><text:span text:style-name="T7"><text:s text:c="12"/></text:span><text:span text:style-name="T20">U" | || |= ~ <text:s/>~= ? : ,;"</text:span>;</text:p>
      <text:p text:style-name="Horizontal_20_Line"/>
      <text:p text:style-name="P62">проверочный массив токенов:</text:p>
      <text:p text:style-name="КОД"><text:span text:style-name="T28">const</text:span><text:span text:style-name="T7"> </text:span><text:span text:style-name="T2">Token</text:span><text:span text:style-name="T7"> </text:span><text:span text:style-name="T12">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0">//</text:span><text:span text:style-name="T7"> </text:span><text:span text:style-name="T20">break</text:span></text:p>
      <text:p text:style-name="КОД"><text:span text:style-name="T7"><text:s text:c="8"/></text:span><text:span text:style-name="T2">Token</text:span>::<text:span text:style-name="T2">Case</text:span>,<text:span text:style-name="T7"> <text:s text:c="14"/></text:span><text:span text:style-name="T20">//</text:span><text:span text:style-name="T7"> </text:span><text:span text:style-name="T20">case</text:span></text:p>
      <text:p text:style-name="КОД"><text:span text:style-name="T7"><text:s text:c="8"/></text:span><text:span text:style-name="T2">Token</text:span>::<text:span text:style-name="T2">Catch</text:span>,<text:span text:style-name="T7"> <text:s text:c="13"/></text:span><text:span text:style-name="T20">//</text:span><text:span text:style-name="T7"> </text:span><text:span text:style-name="T20">catch</text:span></text:p>
      <text:p text:style-name="КОД"><text:span text:style-name="T7"><text:s text:c="8"/></text:span><text:span text:style-name="T2">Token</text:span>::<text:span text:style-name="T2">Class</text:span>,<text:span text:style-name="T7"> <text:s text:c="13"/></text:span><text:span text:style-name="T20">//</text:span><text:span text:style-name="T7"> </text:span><text:span text:style-name="T20">class</text:span></text:p>
      <text:p text:style-name="КОД"><text:span text:style-name="T7"><text:s text:c="8"/></text:span><text:span text:style-name="T2">Token</text:span>::<text:span text:style-name="T2">Const</text:span>,<text:span text:style-name="T7"> <text:s text:c="13"/></text:span><text:span text:style-name="T20">//</text:span><text:span text:style-name="T7"> </text:span><text:span text:style-name="T20">const</text:span></text:p>
      <text:p text:style-name="КОД"><text:span text:style-name="T7"><text:s text:c="8"/></text:span><text:span text:style-name="T2">Token</text:span>::<text:span text:style-name="T2">Continue</text:span>,<text:span text:style-name="T7"> <text:s text:c="10"/></text:span><text:span text:style-name="T20">//</text:span><text:span text:style-name="T7"> </text:span><text:span text:style-name="T20">continue</text:span></text:p>
      <text:p text:style-name="КОД"><text:span text:style-name="T7"><text:s text:c="8"/></text:span><text:span text:style-name="T2">Token</text:span>::<text:span text:style-name="T2">Debugger</text:span>,<text:span text:style-name="T7"> <text:s text:c="10"/></text:span><text:span text:style-name="T20">//</text:span><text:span text:style-name="T7"> </text:span><text:span text:style-name="T20">debugger</text:span></text:p>
      <text:p text:style-name="КОД"><text:span text:style-name="T7"><text:s text:c="8"/></text:span><text:span text:style-name="T2">Token</text:span>::<text:span text:style-name="T2">Default</text:span>,<text:span text:style-name="T7"> <text:s text:c="11"/></text:span><text:span text:style-name="T20">//</text:span><text:span text:style-name="T7"> </text:span><text:span text:style-name="T20">default</text:span></text:p>
      <text:p text:style-name="КОД"><text:span text:style-name="T7"><text:s text:c="8"/></text:span><text:span text:style-name="T2">Token</text:span>::<text:span text:style-name="T2">Delete</text:span>,<text:span text:style-name="T7"> <text:s text:c="12"/></text:span><text:span text:style-name="T20">//</text:span><text:span text:style-name="T7"> </text:span><text:span text:style-name="T20">delete</text:span></text:p>
      <text:p text:style-name="КОД"><text:span text:style-name="T7"><text:s text:c="8"/></text:span><text:span text:style-name="T2">Token</text:span>::<text:span text:style-name="T2">Do</text:span>,<text:span text:style-name="T7"> <text:s text:c="16"/></text:span><text:span text:style-name="T20">//</text:span><text:span text:style-name="T7"> </text:span><text:span text:style-name="T20">do</text:span></text:p>
      <text:p text:style-name="КОД"><text:span text:style-name="T7"><text:s text:c="8"/></text:span><text:span text:style-name="T2">Token</text:span>::<text:span text:style-name="T2">Else</text:span>,<text:span text:style-name="T7"> <text:s text:c="14"/></text:span><text:span text:style-name="T20">//</text:span><text:span text:style-name="T7"> </text:span><text:span text:style-name="T20">else</text:span></text:p>
      <text:p text:style-name="КОД"><text:span text:style-name="T7"><text:s text:c="8"/></text:span><text:span text:style-name="T2">Token</text:span>::<text:span text:style-name="T2">Enum</text:span>,<text:span text:style-name="T7"> <text:s text:c="14"/></text:span><text:span text:style-name="T20">//</text:span><text:span text:style-name="T7"> </text:span><text:span text:style-name="T20">enum</text:span></text:p>
      <text:p text:style-name="КОД"><text:span text:style-name="T7"><text:s text:c="8"/></text:span><text:span text:style-name="T2">Token</text:span>::<text:span text:style-name="T2">Export</text:span>,<text:span text:style-name="T7"> <text:s text:c="12"/></text:span><text:span text:style-name="T20">//</text:span><text:span text:style-name="T7"> </text:span><text:span text:style-name="T20">export</text:span></text:p>
      <text:p text:style-name="КОД"><text:span text:style-name="T7"><text:s text:c="8"/></text:span><text:span text:style-name="T2">Token</text:span>::<text:span text:style-name="T2">Extends</text:span>,<text:span text:style-name="T7"> <text:s text:c="11"/></text:span><text:span text:style-name="T20">//</text:span><text:span text:style-name="T7"> </text:span><text:span text:style-name="T20">extends</text:span></text:p>
      <text:p text:style-name="КОД"><text:span text:style-name="T7"><text:s text:c="8"/></text:span><text:span text:style-name="T2">Token</text:span>::<text:span text:style-name="T2">Finally</text:span>,<text:span text:style-name="T7"> <text:s text:c="11"/></text:span><text:span text:style-name="T20">//</text:span><text:span text:style-name="T7"> </text:span><text:span text:style-name="T20">finally</text:span></text:p>
      <text:p text:style-name="КОД"><text:span text:style-name="T7"><text:s text:c="8"/></text:span><text:span text:style-name="T2">Token</text:span>::<text:span text:style-name="T2">For</text:span>,<text:span text:style-name="T7"> <text:s text:c="15"/></text:span><text:span text:style-name="T20">//</text:span><text:span text:style-name="T7"> </text:span><text:span text:style-name="T20">for</text:span></text:p>
      <text:p text:style-name="КОД"><text:span text:style-name="T7"><text:s text:c="8"/></text:span><text:span text:style-name="T2">Token</text:span>::<text:span text:style-name="T2">Function</text:span>,<text:span text:style-name="T7"> <text:s text:c="10"/></text:span><text:span text:style-name="T20">//</text:span><text:span text:style-name="T7"> </text:span><text:span text:style-name="T20">function</text:span></text:p>
      <text:p text:style-name="КОД"><text:span text:style-name="T7"><text:s text:c="8"/></text:span><text:span text:style-name="T2">Token</text:span>::<text:span text:style-name="T2">If</text:span>,<text:span text:style-name="T7"> <text:s text:c="16"/></text:span><text:span text:style-name="T20">//</text:span><text:span text:style-name="T7"> </text:span><text:span text:style-name="T20">if</text:span></text:p>
      <text:p text:style-name="КОД"><text:span text:style-name="T7"><text:s text:c="8"/></text:span><text:span text:style-name="T2">Token</text:span>::<text:span text:style-name="T2">Implements</text:span>,<text:span text:style-name="T7"> <text:s text:c="8"/></text:span><text:span text:style-name="T20">//</text:span><text:span text:style-name="T7"> </text:span><text:span text:style-name="T20">implements</text:span></text:p>
      <text:p text:style-name="КОД"><text:span text:style-name="T7"><text:s text:c="8"/></text:span><text:span text:style-name="T2">Token</text:span>::<text:span text:style-name="T2">Import</text:span>,<text:span text:style-name="T7"> <text:s text:c="12"/></text:span><text:span text:style-name="T20">//</text:span><text:span text:style-name="T7"> </text:span><text:span text:style-name="T20">import</text:span></text:p>
      <text:p text:style-name="КОД"><text:span text:style-name="T7"><text:s text:c="8"/></text:span><text:span text:style-name="T2">Token</text:span>::<text:span text:style-name="T2">In</text:span>,<text:span text:style-name="T7"> <text:s text:c="16"/></text:span><text:span text:style-name="T20">//</text:span><text:span text:style-name="T7"> </text:span><text:span text:style-name="T20">in</text:span></text:p>
      <text:p text:style-name="КОД"><text:span text:style-name="T7"><text:s text:c="8"/></text:span><text:span text:style-name="T2">Token</text:span>::<text:span text:style-name="T2">Instanceof</text:span>,<text:span text:style-name="T7"> <text:s text:c="8"/></text:span><text:span text:style-name="T20">//</text:span><text:span text:style-name="T7"> </text:span><text:span text:style-name="T20">instanceof</text:span></text:p>
      <text:p text:style-name="КОД"><text:span text:style-name="T7"><text:s text:c="8"/></text:span><text:span text:style-name="T2">Token</text:span>::<text:span text:style-name="T2">Interface</text:span>,<text:span text:style-name="T7"> <text:s text:c="9"/></text:span><text:span text:style-name="T20">//</text:span><text:span text:style-name="T7"> </text:span><text:span text:style-name="T20">interface</text:span></text:p>
      <text:p text:style-name="КОД"><text:span text:style-name="T7"><text:s text:c="8"/></text:span><text:span text:style-name="T2">Token</text:span>::<text:span text:style-name="T2">Let</text:span>,<text:span text:style-name="T7"> <text:s text:c="15"/></text:span><text:span text:style-name="T20">//</text:span><text:span text:style-name="T7"> </text:span><text:span text:style-name="T20">let</text:span></text:p>
      <text:p text:style-name="КОД"><text:span text:style-name="T7"><text:s text:c="8"/></text:span><text:span text:style-name="T2">Token</text:span>::<text:span text:style-name="T2">New</text:span>,<text:span text:style-name="T7"> <text:s text:c="15"/></text:span><text:span text:style-name="T20">//</text:span><text:span text:style-name="T7"> </text:span><text:span text:style-name="T20">new</text:span></text:p>
      <text:p text:style-name="КОД"><text:span text:style-name="T7"><text:s text:c="8"/></text:span><text:span text:style-name="T2">Token</text:span>::<text:span text:style-name="T2">Package</text:span>,<text:span text:style-name="T7"> <text:s text:c="11"/></text:span><text:span text:style-name="T20">//</text:span><text:span text:style-name="T7"> </text:span><text:span text:style-name="T20">package</text:span></text:p>
      <text:p text:style-name="КОД"><text:span text:style-name="T7"><text:s text:c="8"/></text:span><text:span text:style-name="T2">Token</text:span>::<text:span text:style-name="T2">Private</text:span>,<text:span text:style-name="T7"> <text:s text:c="11"/></text:span><text:span text:style-name="T20">//</text:span><text:span text:style-name="T7"> </text:span><text:span text:style-name="T20">private</text:span></text:p>
      <text:p text:style-name="КОД"><text:span text:style-name="T7"><text:s text:c="8"/></text:span><text:span text:style-name="T2">Token</text:span>::<text:span text:style-name="T2">Protected</text:span>,<text:span text:style-name="T7"> <text:s text:c="9"/></text:span><text:span text:style-name="T20">//</text:span><text:span text:style-name="T7"> </text:span><text:span text:style-name="T20">protected</text:span></text:p>
      <text:p text:style-name="КОД"><text:span text:style-name="T7"><text:s text:c="8"/></text:span><text:span text:style-name="T2">Token</text:span>::<text:span text:style-name="T2">Public</text:span>,<text:span text:style-name="T7"> <text:s text:c="12"/></text:span><text:span text:style-name="T20">//</text:span><text:span text:style-name="T7"> </text:span><text:span text:style-name="T20">public</text:span></text:p>
      <text:p text:style-name="КОД"><text:span text:style-name="T7"><text:s text:c="8"/></text:span><text:span text:style-name="T2">Token</text:span>::<text:span text:style-name="T2">Return</text:span>,<text:span text:style-name="T7"> <text:s text:c="12"/></text:span><text:span text:style-name="T20">//</text:span><text:span text:style-name="T7"> </text:span><text:span text:style-name="T20">return</text:span></text:p>
      <text:p text:style-name="КОД"><text:span text:style-name="T7"><text:s text:c="8"/></text:span><text:span text:style-name="T2">Token</text:span>::<text:span text:style-name="T2">Static</text:span>,<text:span text:style-name="T7"> <text:s text:c="12"/></text:span><text:span text:style-name="T20">//</text:span><text:span text:style-name="T7"> </text:span><text:span text:style-name="T20">static</text:span></text:p>
      <text:p text:style-name="КОД"><text:span text:style-name="T7"><text:s text:c="8"/></text:span><text:span text:style-name="T2">Token</text:span>::<text:span text:style-name="T2">Super</text:span>,<text:span text:style-name="T7"> <text:s text:c="13"/></text:span><text:span text:style-name="T20">//</text:span><text:span text:style-name="T7"> </text:span><text:span text:style-name="T20">super</text:span></text:p>
      <text:p text:style-name="КОД"><text:span text:style-name="T7"><text:s text:c="8"/></text:span><text:span text:style-name="T2">Token</text:span>::<text:span text:style-name="T2">Switch</text:span>,<text:span text:style-name="T7"> <text:s text:c="12"/></text:span><text:span text:style-name="T20">//</text:span><text:span text:style-name="T7"> </text:span><text:span text:style-name="T20">switch</text:span></text:p>
      <text:p text:style-name="КОД"><text:soft-page-break/><text:span text:style-name="T7"><text:s text:c="8"/></text:span><text:span text:style-name="T2">Token</text:span>::<text:span text:style-name="T2">This</text:span>,<text:span text:style-name="T7"> <text:s text:c="14"/></text:span><text:span text:style-name="T20">//</text:span><text:span text:style-name="T7"> </text:span><text:span text:style-name="T20">this</text:span></text:p>
      <text:p text:style-name="КОД"><text:span text:style-name="T7"><text:s text:c="8"/></text:span><text:span text:style-name="T2">Token</text:span>::<text:span text:style-name="T2">Throw</text:span>,<text:span text:style-name="T7"> <text:s text:c="13"/></text:span><text:span text:style-name="T20">//</text:span><text:span text:style-name="T7"> </text:span><text:span text:style-name="T20">throw</text:span></text:p>
      <text:p text:style-name="КОД"><text:span text:style-name="T7"><text:s text:c="8"/></text:span><text:span text:style-name="T2">Token</text:span>::<text:span text:style-name="T2">Try</text:span>,<text:span text:style-name="T7"> <text:s text:c="15"/></text:span><text:span text:style-name="T20">//</text:span><text:span text:style-name="T7"> </text:span><text:span text:style-name="T20">try</text:span></text:p>
      <text:p text:style-name="КОД"><text:span text:style-name="T7"><text:s text:c="8"/></text:span><text:span text:style-name="T2">Token</text:span>::<text:span text:style-name="T2">Typeof</text:span>,<text:span text:style-name="T7"> <text:s text:c="12"/></text:span><text:span text:style-name="T20">//</text:span><text:span text:style-name="T7"> </text:span><text:span text:style-name="T20">typeof</text:span></text:p>
      <text:p text:style-name="КОД"><text:span text:style-name="T7"><text:s text:c="8"/></text:span><text:span text:style-name="T2">Token</text:span>::<text:span text:style-name="T2">Var</text:span>,<text:span text:style-name="T7"> <text:s text:c="15"/></text:span><text:span text:style-name="T20">//</text:span><text:span text:style-name="T7"> </text:span><text:span text:style-name="T20">var</text:span></text:p>
      <text:p text:style-name="КОД"><text:span text:style-name="T7"><text:s text:c="8"/></text:span><text:span text:style-name="T2">Token</text:span>::<text:span text:style-name="T2">Void</text:span>,<text:span text:style-name="T7"> <text:s text:c="14"/></text:span><text:span text:style-name="T20">//</text:span><text:span text:style-name="T7"> </text:span><text:span text:style-name="T20">void</text:span></text:p>
      <text:p text:style-name="КОД"><text:span text:style-name="T7"><text:s text:c="8"/></text:span><text:span text:style-name="T2">Token</text:span>::<text:span text:style-name="T2">While</text:span>,<text:span text:style-name="T7"> <text:s text:c="13"/></text:span><text:span text:style-name="T20">//</text:span><text:span text:style-name="T7"> </text:span><text:span text:style-name="T20">while</text:span></text:p>
      <text:p text:style-name="КОД"><text:span text:style-name="T7"><text:s text:c="8"/></text:span><text:span text:style-name="T2">Token</text:span>::<text:span text:style-name="T2">With</text:span>,<text:span text:style-name="T7"> <text:s text:c="14"/></text:span><text:span text:style-name="T20">//</text:span><text:span text:style-name="T7"> </text:span><text:span text:style-name="T20">with</text:span></text:p>
      <text:p text:style-name="КОД"><text:span text:style-name="T7"><text:s text:c="8"/></text:span><text:span text:style-name="T2">Token</text:span>::<text:span text:style-name="T2">Yield</text:span>,<text:span text:style-name="T7"> <text:s text:c="13"/></text:span><text:span text:style-name="T20">//</text:span><text:span text:style-name="T7"> </text:span><text:span text:style-name="T20">yield</text:span></text:p>
      <text:p text:style-name="КОД"><text:span text:style-name="T7"><text:s text:c="8"/></text:span><text:span text:style-name="T2">Token</text:span>::<text:span text:style-name="T2">Dot</text:span>,<text:span text:style-name="T7"> <text:s text:c="15"/></text:span><text:span text:style-name="T20">//</text:span><text:span text:style-name="T7"> </text:span><text:span text:style-name="T20">.</text:span></text:p>
      <text:p text:style-name="КОД"><text:span text:style-name="T7"><text:s text:c="8"/></text:span><text:span text:style-name="T2">Token</text:span>::<text:span text:style-name="T2">LeftParenth</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LeftBrace</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LeftBracket</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RightParenth</text:span>,<text:span text:style-name="T7"> <text:s text:c="6"/></text:span><text:span text:style-name="T20">//</text:span><text:span text:style-name="T7"> </text:span><text:span text:style-name="T20">)</text:span></text:p>
      <text:p text:style-name="КОД"><text:span text:style-name="T7"><text:s text:c="8"/></text:span><text:span text:style-name="T2">Token</text:span>::<text:span text:style-name="T2">RightBrace</text:span>,<text:span text:style-name="T7"> <text:s text:c="8"/></text:span><text:span text:style-name="T20">//</text:span><text:span text:style-name="T7"> </text:span><text:span text:style-name="T20">}</text:span></text:p>
      <text:p text:style-name="КОД"><text:span text:style-name="T7"><text:s text:c="8"/></text:span><text:span text:style-name="T2">Token</text:span>::<text:span text:style-name="T2">RightBracket</text:span>,<text:span text:style-name="T7"> <text:s text:c="6"/></text:span><text:span text:style-name="T20">//</text:span><text:span text:style-name="T7"> </text:span><text:span text:style-name="T20">]</text:span></text:p>
      <text:p text:style-name="КОД"><text:span text:style-name="T7"><text:s text:c="8"/></text:span><text:span text:style-name="T2">Token</text:span>::<text:span text:style-name="T2">Plus</text:span>,<text:span text:style-name="T7"> <text:s text:c="14"/></text:span><text:span text:style-name="T20">//</text:span><text:span text:style-name="T7"> </text:span><text:span text:style-name="T20">+</text:span></text:p>
      <text:p text:style-name="КОД"><text:span text:style-name="T7"><text:s text:c="8"/></text:span><text:span text:style-name="T2">Token</text:span>::<text:span text:style-name="T2">PlusPlus</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PlusAssign</text:span>,<text:span text:style-name="T7"> <text:s text:c="8"/></text:span><text:span text:style-name="T20">//</text:span><text:span text:style-name="T7"> </text:span><text:span text:style-name="T20">+=</text:span></text:p>
      <text:p text:style-name="КОД"><text:span text:style-name="T7"><text:s text:c="8"/></text:span><text:span text:style-name="T2">Token</text:span>::<text:span text:style-name="T2">Minus</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MinusMinus</text:span>,<text:span text:style-name="T7"> <text:s text:c="8"/></text:span><text:span text:style-name="T20">//</text:span><text:span text:style-name="T7"> </text:span><text:span text:style-name="T20">--</text:span></text:p>
      <text:p text:style-name="КОД"><text:span text:style-name="T7"><text:s text:c="8"/></text:span><text:span text:style-name="T2">Token</text:span>::<text:span text:style-name="T2">MinusAssig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Caret</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XorAssign</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Exclamatio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NotEqual</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NotIdentity</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Asterisk</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MulAssign</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Slash</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SlashAssig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Percent</text:span>,<text:span text:style-name="T7"> <text:s text:c="11"/></text:span><text:span text:style-name="T20">//</text:span><text:span text:style-name="T7"> </text:span><text:span text:style-name="T20">%</text:span></text:p>
      <text:p text:style-name="КОД"><text:span text:style-name="T7"><text:s text:c="8"/></text:span><text:span text:style-name="T2">Token</text:span>::<text:span text:style-name="T2">PercentAssign</text:span>,<text:span text:style-name="T7"> <text:s text:c="5"/></text:span><text:span text:style-name="T20">//</text:span><text:span text:style-name="T7"> </text:span><text:span text:style-name="T20">%=</text:span></text:p>
      <text:p text:style-name="КОД"><text:span text:style-name="T7"><text:s text:c="8"/></text:span><text:span text:style-name="T2">Token</text:span>::<text:span text:style-name="T2">Less</text:span>,<text:span text:style-name="T7"> <text:s text:c="14"/></text:span><text:span text:style-name="T20">//</text:span><text:span text:style-name="T7"> </text:span><text:span text:style-name="T20">&lt;</text:span></text:p>
      <text:p text:style-name="КОД"><text:span text:style-name="T7"><text:s text:c="8"/></text:span><text:span text:style-name="T2">Token</text:span>::<text:span text:style-name="T2">LessEqual</text:span>,<text:span text:style-name="T7"> <text:s text:c="9"/></text:span><text:span text:style-name="T20">//</text:span><text:span text:style-name="T7"> </text:span><text:span text:style-name="T20">&lt;=</text:span></text:p>
      <text:p text:style-name="КОД"><text:span text:style-name="T7"><text:s text:c="8"/></text:span><text:span text:style-name="T2">Token</text:span>::<text:span text:style-name="T2">LShift</text:span>,<text:span text:style-name="T7"> <text:s text:c="12"/></text:span><text:span text:style-name="T20">//</text:span><text:span text:style-name="T7"> </text:span><text:span text:style-name="T20">&lt;&lt;</text:span></text:p>
      <text:p text:style-name="КОД"><text:span text:style-name="T7"><text:s text:c="8"/></text:span><text:span text:style-name="T2">Token</text:span>::<text:span text:style-name="T2">LShiftAssign</text:span>,<text:span text:style-name="T7"> <text:s text:c="6"/></text:span><text:span text:style-name="T20">//</text:span><text:span text:style-name="T7"> </text:span><text:span text:style-name="T20">&lt;&lt;=</text:span></text:p>
      <text:p text:style-name="КОД"><text:span text:style-name="T7"><text:s text:c="8"/></text:span><text:span text:style-name="T2">Token</text:span>::<text:span text:style-name="T2">Greater</text:span>,<text:span text:style-name="T7"> <text:s text:c="11"/></text:span><text:span text:style-name="T20">//</text:span><text:span text:style-name="T7"> </text:span><text:span text:style-name="T20">&gt;</text:span></text:p>
      <text:p text:style-name="КОД"><text:span text:style-name="T7"><text:s text:c="8"/></text:span><text:span text:style-name="T2">Token</text:span>::<text:span text:style-name="T2">GreaterEqual</text:span>,<text:span text:style-name="T7"> <text:s text:c="6"/></text:span><text:span text:style-name="T20">//</text:span><text:span text:style-name="T7"> </text:span><text:span text:style-name="T20">&gt;=</text:span></text:p>
      <text:p text:style-name="КОД"><text:span text:style-name="T7"><text:s text:c="8"/></text:span><text:span text:style-name="T2">Token</text:span>::<text:span text:style-name="T2">RShift</text:span>,<text:span text:style-name="T7"> <text:s text:c="12"/></text:span><text:span text:style-name="T20">//</text:span><text:span text:style-name="T7"> </text:span><text:span text:style-name="T20">&gt;&gt;</text:span></text:p>
      <text:p text:style-name="КОД"><text:span text:style-name="T7"><text:s text:c="8"/></text:span><text:span text:style-name="T2">Token</text:span>::<text:span text:style-name="T2">RShiftAssign</text:span>,<text:span text:style-name="T7"> <text:s text:c="6"/></text:span><text:span text:style-name="T20">//</text:span><text:span text:style-name="T7"> </text:span><text:span text:style-name="T20">&gt;&gt;=</text:span></text:p>
      <text:p text:style-name="КОД"><text:span text:style-name="T7"><text:s text:c="8"/></text:span><text:span text:style-name="T2">Token</text:span>::<text:span text:style-name="T2">RShiftZero</text:span>,<text:span text:style-name="T7"> <text:s text:c="8"/></text:span><text:span text:style-name="T20">//</text:span><text:span text:style-name="T7"> </text:span><text:span text:style-name="T20">&gt;&gt;&gt;</text:span></text:p>
      <text:p text:style-name="КОД"><text:span text:style-name="T7"><text:s text:c="8"/></text:span><text:span text:style-name="T2">Token</text:span>::<text:span text:style-name="T2">RShiftZeroAssign</text:span>,<text:span text:style-name="T7"> <text:s text:c="2"/></text:span><text:span text:style-name="T20">//</text:span><text:span text:style-name="T7"> </text:span><text:span text:style-name="T20">&gt;&gt;&gt;=</text:span></text:p>
      <text:p text:style-name="КОД"><text:span text:style-name="T7"><text:s text:c="8"/></text:span><text:span text:style-name="T2">Token</text:span>::<text:span text:style-name="T2">Assign</text:span>,<text:span text:style-name="T7"> <text:s text:c="12"/></text:span><text:span text:style-name="T20">//</text:span><text:span text:style-name="T7"> </text:span><text:span text:style-name="T20">=</text:span></text:p>
      <text:p text:style-name="КОД"><text:span text:style-name="T7"><text:s text:c="8"/></text:span><text:span text:style-name="T2">Token</text:span>::<text:span text:style-name="T2">Equal</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Identity</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Ampersand</text:span>,<text:span text:style-name="T7"> <text:s text:c="9"/></text:span><text:span text:style-name="T20">//</text:span><text:span text:style-name="T7"> </text:span><text:span text:style-name="T20">&amp;</text:span></text:p>
      <text:p text:style-name="КОД"><text:span text:style-name="T7"><text:s text:c="8"/></text:span><text:span text:style-name="T2">Token</text:span>::<text:span text:style-name="T2">LogicalAnd</text:span>,<text:span text:style-name="T7"> <text:s text:c="8"/></text:span><text:span text:style-name="T20">//</text:span><text:span text:style-name="T7"> </text:span><text:span text:style-name="T20">&amp;&amp;</text:span></text:p>
      <text:p text:style-name="КОД"><text:span text:style-name="T7"><text:s text:c="8"/></text:span><text:span text:style-name="T2">Token</text:span>::<text:span text:style-name="T2">BitAndAssign</text:span>,<text:span text:style-name="T7"> <text:s text:c="6"/></text:span><text:span text:style-name="T20">//</text:span><text:span text:style-name="T7"> </text:span><text:span text:style-name="T20">&amp;=</text:span></text:p>
      <text:p text:style-name="КОД"><text:span text:style-name="T7"><text:s text:c="8"/></text:span><text:span text:style-name="T2">Token</text:span>::<text:span text:style-name="T2">Vertical</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LogicalOr</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BitOrAssig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BitNot</text:span>,<text:span text:style-name="T7"> <text:s text:c="12"/></text:span><text:span text:style-name="T20">//</text:span><text:span text:style-name="T7"> </text:span><text:span text:style-name="T20">~</text:span></text:p>
      <text:p text:style-name="КОД"><text:span text:style-name="T7"><text:s text:c="8"/></text:span><text:span text:style-name="T2">Token</text:span>::<text:span text:style-name="T2">BitNotAssign</text:span>,<text:span text:style-name="T7"> <text:s text:c="6"/></text:span><text:span text:style-name="T20">//</text:span><text:span text:style-name="T7"> </text:span><text:span text:style-name="T20">~=</text:span></text:p>
      <text:p text:style-name="КОД"><text:span text:style-name="T7"><text:s text:c="8"/></text:span><text:span text:style-name="T2">Token</text:span>::<text:span text:style-name="T2">Question</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Colon</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Comma</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Semicolon</text:span>,<text:span text:style-name="T7"> <text:s text:c="9"/></text:span><text:span text:style-name="T20">//</text:span><text:span text:style-name="T7"> </text:span><text:span text:style-name="T20">;</text:span></text:p>
      <text:p text:style-name="КОД"><text:span text:style-name="T7"><text:s text:c="4"/></text:span>};</text:p>
      <text:p text:style-name="Horizontal_20_Line"/>
      <text:p text:style-name="P62">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28">int</text:span><text:span text:style-name="T7"> </text:span><text:span text:style-name="T12">n</text:span><text:span text:style-name="T7"> </text:span>=<text:span text:style-name="T7"> </text:span><text:span text:style-name="T28">sizeof</text:span><text:span text:style-name="T7"> </text:span>(<text:span text:style-name="T12">tokens</text:span>)<text:span text:style-name="T7"> </text:span>/<text:span text:style-name="T7"> </text:span><text:span text:style-name="T28">sizeof</text:span>(<text:span text:style-name="T2">Token</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text:span>.<text:span text:style-name="T15">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Horizontal_20_Line"/>
      <text:p text:style-name="P62"><text:span text:style-name="T72">Мы написали очень много кода, и к</text:span>онечно же, без ошибок не обойдётся, исправим всё и добьёмся того, чтобы тест прошёл. <text:span text:style-name="T72">В частности, ошибки обнаружились в распознавании точки </text:span><text:span text:style-name="T73">и, соответственно, действительного числа,</text:span><text:span text:style-name="T72"> и несколько неверных знаков операций как результат копипаста.</text:span></text:p>
      <text:p text:style-name="ВЫВОД">Tests OK</text:p>
      <text:p text:style-name="P63">Теперь проверим идентификаторы и числа. <text:span text:style-name="T74">Добавим в класс Lexer_Test несколько методов:</text:span></text:p>
      <text:p text:style-name="КОД"><text:span text:style-name="T28">class</text:span><text:span text:style-name="T7"> </text:span><text:span text:style-name="T3">Lexer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allTokens</text:span>();</text:p>
      <text:p text:style-name="КОД"><text:span text:style-name="T7"><text:s text:c="4"/></text:span><text:span text:style-name="T28">void</text:span><text:span text:style-name="T7"> </text:span><text:span text:style-name="T16">test_realNumbers</text:span>();</text:p>
      <text:p text:style-name="КОД"><text:span text:style-name="T7"><text:s text:c="4"/></text:span><text:span text:style-name="T28">void</text:span><text:span text:style-name="T7"> </text:span><text:span text:style-name="T16">test_intNumbers</text:span>();</text:p>
      <text:p text:style-name="КОД"><text:span text:style-name="T7"><text:s text:c="4"/></text:span><text:span text:style-name="T28">void</text:span><text:span text:style-name="T7"> </text:span><text:span text:style-name="T16">test_identifiers</text:span>();</text:p>
      <text:p text:style-name="КОД">};</text:p>
      <text:p text:style-name="Horizontal_20_Line"/>
      <text:p text:style-name="КОД"><text:span text:style-name="T28">void</text:span><text:span text:style-name="T7"> </text:span><text:span text:style-name="T2">Lexer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allTokens</text:span>();</text:p>
      <text:p text:style-name="КОД"><text:span text:style-name="T7"><text:s text:c="4"/></text:span><text:span text:style-name="T15">test_realNumbers</text:span>();</text:p>
      <text:p text:style-name="КОД"><text:span text:style-name="T7"><text:s text:c="4"/></text:span><text:span text:style-name="T15">test_intNumbers</text:span>();</text:p>
      <text:p text:style-name="КОД"><text:span text:style-name="T7"><text:s text:c="4"/></text:span><text:span text:style-name="T15">test_identifiers</text:span>();</text:p>
      <text:p text:style-name="КОД"><text:span text:style-name="T7"><text:s text:c="4"/></text:span><text:span text:style-name="T15">cleanupTestCase</text:span>();</text:p>
      <text:p text:style-name="P191">}</text:p>
      <text:p text:style-name="P192">.........</text:p>
      <text:p text:style-name="КОД"><text:span text:style-name="T28">void</text:span><text:span text:style-name="T7"> </text:span><text:span text:style-name="T2">Lexer_Test</text:span>::<text:span text:style-name="T16">test_realNumbers</text:span>()</text:p>
      <text:p text:style-name="КОД">{</text:p>
      <text:p text:style-name="КОД"><text:span text:style-name="T7"><text:s text:c="4"/></text:span><text:span text:style-name="T2">u32string</text:span><text:span text:style-name="T7"> </text:span><text:span text:style-name="T12">strRealNumbers</text:span><text:span text:style-name="T7"> </text:span>=<text:span text:style-name="T7"> </text:span><text:span text:style-name="T20">U"1234.5</text:span><text:span text:style-name="T7"> </text:span><text:span text:style-name="T20">6.78</text:span><text:span text:style-name="T7"> </text:span><text:span text:style-name="T20">.89E-11</text:span><text:span text:style-name="T7"> </text:span><text:span text:style-name="T20">0.12e+5</text:span><text:span text:style-name="T7"> </text:span><text:span text:style-name="T20">0.0034</text:span><text:span text:style-name="T7"> </text:span><text:span text:style-name="T20">345E+9"</text:span>;</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6</text:span>;</text:p>
      <text:p text:style-name="КОД"><text:span text:style-name="T7"><text:s text:c="4"/></text:span><text:span text:style-name="T28">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0">U"1234.5"</text:span>,<text:span text:style-name="T7"> </text:span><text:span text:style-name="T20">U"6.78"</text:span>,<text:span text:style-name="T7"> </text:span><text:span text:style-name="T20">U".89E-11"</text:span>,<text:span text:style-name="T7"> </text:span><text:span text:style-name="T20">U"0.12e+5"</text:span>,<text:span text:style-name="T7"> </text:span><text:span text:style-name="T20">U"0.0034"</text:span>,<text:span text:style-name="T7"> </text:span><text:span text:style-name="T20">U"345E+9"</text:span></text:p>
      <text:p text:style-name="КОД"><text:span text:style-name="T7"><text:s text:c="4"/></text:span>};</text:p>
      <text:p text:style-name="КОД"><text:span text:style-name="T7"><text:s text:c="4"/></text:span><text:span text:style-name="T2">Lexer</text:span><text:span text:style-name="T7"> </text:span><text:span text:style-name="T12">lexerReal</text:span>(<text:span text:style-name="T12">strRealNumbers</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Real</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Real</text:span>.<text:span text:style-name="T15">currentToken</text:span>()<text:span text:style-name="T7"> </text:span>==<text:span text:style-name="T7"> </text:span><text:span text:style-name="T2">Token</text:span>::<text:span text:style-name="T2">RealNumber</text:span>);</text:p>
      <text:p text:style-name="КОД"><text:span text:style-name="T7"><text:s text:c="8"/></text:span><text:span text:style-name="T26">assert</text:span>(<text:span text:style-name="T12">lexerReal</text:span>.<text:span text:style-name="T15">tokenText</text:span>()<text:span text:style-name="T7"> </text:span><text:span text:style-name="T15">==</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28">void</text:span><text:span text:style-name="T7"> </text:span>Lexer_Test::test_intNumbers()</text:p>
      <text:p text:style-name="КОД">{</text:p>
      <text:p text:style-name="КОД"><text:span text:style-name="T7"><text:s text:c="4"/></text:span><text:span text:style-name="T2">u32string</text:span><text:span text:style-name="T7"> </text:span><text:span text:style-name="T12">strIntNumbers</text:span><text:span text:style-name="T7"> </text:span>=<text:span text:style-name="T7"> </text:span><text:span text:style-name="T20">U"12345 678 8911 125 34 3454"</text:span>;</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6</text:span>;</text:p>
      <text:p text:style-name="КОД"><text:span text:style-name="T7"><text:s text:c="4"/></text:span><text:span text:style-name="T28">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0">U"12345"</text:span>,<text:span text:style-name="T7"> </text:span><text:span text:style-name="T20">U"678"</text:span>,<text:span text:style-name="T7"> </text:span><text:span text:style-name="T20">U"8911"</text:span>,<text:span text:style-name="T7"> </text:span><text:span text:style-name="T20">U"125"</text:span>,<text:span text:style-name="T7"> </text:span><text:span text:style-name="T20">U"34"</text:span>,<text:span text:style-name="T7"> </text:span><text:span text:style-name="T20">U"3454"</text:span></text:p>
      <text:p text:style-name="КОД"><text:soft-page-break/><text:span text:style-name="T7"><text:s text:c="4"/></text:span>};</text:p>
      <text:p text:style-name="КОД"><text:span text:style-name="T7"><text:s text:c="4"/></text:span><text:span text:style-name="T2">Lexer</text:span><text:span text:style-name="T7"> </text:span><text:span text:style-name="T12">lexerReal</text:span>(<text:span text:style-name="T12">strIntNumbers</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Real</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Real</text:span>.<text:span text:style-name="T15">currentToken</text:span>()<text:span text:style-name="T7"> </text:span>==<text:span text:style-name="T7"> </text:span><text:span text:style-name="T2">Token</text:span>::<text:span text:style-name="T2">IntegerNumber</text:span>);</text:p>
      <text:p text:style-name="КОД"><text:span text:style-name="T7"><text:s text:c="8"/></text:span><text:span text:style-name="T26">assert</text:span>(<text:span text:style-name="T12">lexerReal</text:span>.<text:span text:style-name="T15">tokenText</text:span>()<text:span text:style-name="T7"> </text:span><text:span text:style-name="T15">==</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28">void</text:span><text:span text:style-name="T7"> </text:span><text:span text:style-name="T2">Lexer_Test</text:span>::<text:span text:style-name="T16">test_identifiers</text:span>()</text:p>
      <text:p text:style-name="КОД">{</text:p>
      <text:p text:style-name="КОД"><text:span text:style-name="T7"><text:s text:c="4"/></text:span><text:span text:style-name="T2">u32string</text:span><text:span text:style-name="T7"> </text:span><text:span text:style-name="T12">strIdentifiers</text:span><text:span text:style-name="T7"> </text:span>=<text:span text:style-name="T7"> </text:span><text:span text:style-name="T20">U"for</text:span><text:span text:style-name="T7"> </text:span><text:span text:style-name="T20">id</text:span><text:span text:style-name="T7"> </text:span><text:span text:style-name="T20">theClass</text:span><text:span text:style-name="T7"> </text:span><text:span text:style-name="T20">in</text:span><text:span text:style-name="T7"> </text:span><text:span text:style-name="T20">myArray"</text:span>;</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5</text:span>;</text:p>
      <text:p text:style-name="КОД"><text:span text:style-name="T7"><text:s text:c="4"/></text:span><text:span text:style-name="T28">const</text:span><text:span text:style-name="T7"> </text:span><text:span text:style-name="T2">Token</text:span><text:span text:style-name="T7"> </text:span><text:span text:style-name="T12">tokens</text:span>[<text:span text:style-name="T12">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2">lexerIds</text:span>(<text:span text:style-name="T12">strIdentifiers</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Ids</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Ids</text:span>.<text:span text:style-name="T15">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P64">Убедитесь, что все тесты проходят.</text:p>
      <text:p text:style-name="P64">Код <text:span text:style-name="T75">с тестами и правками </text:span>этого спринта: EScriptEngine-2.zip</text:p>
      <text:p text:style-name="P64">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5">'</text:span>одинарные<text:span text:style-name="T75">'</text:span>, "двойные" или <text:span text:style-name="T75">`</text:span>обратные<text:span text:style-name="T75">`</text:span> кавычки. <text:span text:style-name="T75">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210">"Этот текст</text:p>
      <text:p text:style-name="P210">занимает несколько</text:p>
      <text:p text:style-name="P209">строк".</text:p>
      <text:p text:style-name="P66">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77">Обрамляющая кавычка экранируется слэшем внутри строки, остальные кавычки не обязаны быть экранированными.</text:span></text:p>
      <text:p text:style-name="P68">Начнём с написания теста:</text:p>
      <text:p text:style-name="КОД"><text:span text:style-name="T28">void</text:span><text:span text:style-name="T7"> </text:span><text:span text:style-name="T2">Lexer_Test</text:span>::<text:span text:style-name="T16">test_quotedString</text:span>()</text:p>
      <text:p text:style-name="КОД">{</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6</text:span>;</text:p>
      <text:p text:style-name="КОД"><text:span text:style-name="T7"><text:s text:c="4"/></text:span><text:span text:style-name="T2">u32string</text:span><text:span text:style-name="T7"> </text:span><text:span text:style-name="T12">strCode</text:span>[<text:span text:style-name="T26">6</text:span>]<text:span text:style-name="T7"> </text:span>=<text:span text:style-name="T7"> </text:span>{</text:p>
      <text:p text:style-name="КОД"><text:soft-page-break/><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single \'quote\' inside \\\"double\\\" </text:span><text:span text:style-name="T24">\n</text:span><text:span text:style-name="T20">quoted `string`\""</text:span>,</text:p>
      <text:p text:style-name="КОД"><text:span text:style-name="T7"><text:s text:c="8"/></text:span><text:span text:style-name="T20">U"\'double \"quoted\" \\\"string\\\" inside the \\'single\\\' quoted \\`string\\`\'"</text:span>,</text:p>
      <text:p text:style-name="КОД"><text:span text:style-name="T7"><text:s text:c="8"/></text:span><text:span text:style-name="T20">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2">strCodePattern</text:span>[<text:span text:style-name="T26">6</text:span>]<text:span text:style-name="T7"> </text:span>=<text:span text:style-name="T7"> </text:span>{</text:p>
      <text:p text:style-name="КОД"><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single \'quote\' inside \"double\" </text:span><text:span text:style-name="T24">\n</text:span><text:span text:style-name="T20">quoted `string`"</text:span>,</text:p>
      <text:p text:style-name="КОД"><text:span text:style-name="T7"><text:s text:c="8"/></text:span><text:span text:style-name="T20">U"double \"quoted\" \"string\" inside the \'single\' quoted `string`"</text:span>,</text:p>
      <text:p text:style-name="КОД"><text:span text:style-name="T7"><text:s text:c="8"/></text:span><text:span text:style-name="T20">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2">strTypes</text:span>[<text:span text:style-name="T26">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0">//</text:span><text:span text:style-name="T7"> </text:span><text:span text:style-name="T20">это</text:span><text:span text:style-name="T7"> </text:span><text:span text:style-name="T20">генератор</text:span><text:span text:style-name="T7"> </text:span><text:span text:style-name="T20">нормальных</text:span><text:span text:style-name="T7"> </text:span><text:span text:style-name="T20">строк,</text:span><text:span text:style-name="T7"> </text:span><text:span text:style-name="T20">используйте</text:span><text:span text:style-name="T7"> </text:span><text:span text:style-name="T20">его</text:span><text:span text:style-name="T7"> </text:span><text:span text:style-name="T20">для</text:span><text:span text:style-name="T7"> </text:span><text:span text:style-name="T20">вывода</text:span><text:span text:style-name="T7"> </text:span><text:span text:style-name="T20">в</text:span><text:span text:style-name="T7"> </text:span><text:span text:style-name="T20">терминал</text:span></text:p>
      <text:p text:style-name="КОД"><text:span text:style-name="T7"><text:s text:c="4"/></text:span><text:span text:style-name="T20">//</text:span><text:span text:style-name="T7"> </text:span><text:span text:style-name="T20">и</text:span><text:span text:style-name="T7"> </text:span><text:span text:style-name="T20">создания</text:span><text:span text:style-name="T7"> </text:span><text:span text:style-name="T20">массива</text:span><text:span text:style-name="T7"> </text:span><text:span text:style-name="T20">strCodePattern[],</text:span><text:span text:style-name="T7"> </text:span><text:span text:style-name="T20">который</text:span><text:span text:style-name="T7"> </text:span><text:span text:style-name="T20">используется</text:span><text:span text:style-name="T7"> </text:span><text:span text:style-name="T20">для</text:span><text:span text:style-name="T7"> </text:span><text:span text:style-name="T20">проверки</text:span></text:p>
      <text:p text:style-name="КОД"><text:span text:style-name="T7"><text:s text:c="4"/></text:span><text:span text:style-name="T20">//</text:span><text:span text:style-name="T7"> </text:span><text:span text:style-name="T20">возвращаемой</text:span><text:span text:style-name="T7"> </text:span><text:span text:style-name="T20">лексемы</text:span></text:p>
      <text:p text:style-name="КОД"><text:span text:style-name="T7"><text:s text:c="4"/></text:span><text:span text:style-name="T20">//</text:span><text:span text:style-name="T7"> </text:span><text:span text:style-name="T20">но</text:span><text:span text:style-name="T7"> </text:span><text:span text:style-name="T20">их</text:span><text:span text:style-name="T7"> </text:span><text:span text:style-name="T20">нужно</text:span><text:span text:style-name="T7"> </text:span><text:span text:style-name="T20">чуть</text:span><text:span text:style-name="T7"> </text:span><text:span text:style-name="T20">исправить,</text:span><text:span text:style-name="T7"> </text:span><text:span text:style-name="T20">чтобы</text:span><text:span text:style-name="T7"> </text:span><text:span text:style-name="T20">экранировать</text:span><text:span text:style-name="T7"> </text:span><text:span text:style-name="T20">в</text:span><text:span text:style-name="T7"> </text:span><text:span text:style-name="T20">C++</text:span><text:span text:style-name="T7"> </text:span><text:span text:style-name="T20">коде</text:span></text:p>
      <text:p text:style-name="КОД"><text:span text:style-name="T7"><text:s text:c="4"/></text:span><text:span text:style-name="T20">/*for</text:span><text:span text:style-name="T7"> </text:span><text:span text:style-name="T20">(auto</text:span><text:span text:style-name="T7"> </text:span><text:span text:style-name="T20">&amp;s</text:span><text:span text:style-name="T7"> </text:span><text:span text:style-name="T20">:</text:span><text:span text:style-name="T7"> </text:span><text:span text:style-name="T20">strCode)</text:span><text:span text:style-name="T7"> </text:span><text:span text:style-name="T20">{</text:span></text:p>
      <text:p text:style-name="КОД"><text:span text:style-name="T7"><text:s text:c="8"/></text:span><text:span text:style-name="T20">wstring_convert&lt;codecvt_utf8&lt;char32_t&gt;,</text:span><text:span text:style-name="T7"> </text:span><text:span text:style-name="T20">char32_t&gt;</text:span><text:span text:style-name="T7"> </text:span><text:span text:style-name="T20">converter;</text:span></text:p>
      <text:p text:style-name="КОД"><text:span text:style-name="T7"><text:s text:c="8"/></text:span><text:span text:style-name="T20">cout</text:span><text:span text:style-name="T7"> </text:span><text:span text:style-name="T20">&lt;&lt;</text:span><text:span text:style-name="T7"> </text:span><text:span text:style-name="T20">converter.to_bytes(s)</text:span><text:span text:style-name="T7"> </text:span><text:span text:style-name="T20">&lt;&lt;</text:span><text:span text:style-name="T7"> </text:span><text:span text:style-name="T20">","</text:span><text:span text:style-name="T7"> </text:span><text:span text:style-name="T20">&lt;&lt;</text:span><text:span text:style-name="T7"> </text:span><text:span text:style-name="T20">endl;</text:span></text:p>
      <text:p text:style-name="КОД"><text:span text:style-name="T7"><text:s text:c="4"/></text:span><text:span text:style-name="T20">}*/</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for</text:span><text:span text:style-name="T7"> </text:span>(;<text:span text:style-name="T7"> </text:span><text:span text:style-name="T12">i</text:span><text:span text:style-name="T7"> </text:span>&lt;<text:span text:style-name="T7"> </text:span><text:span text:style-name="T12">n</text:span>;<text:span text:style-name="T7"> </text:span><text:span text:style-name="T12">i</text:span>++)<text:span text:style-name="T7"> </text:span>{</text:p>
      <text:p text:style-name="КОД"><text:span text:style-name="T7"><text:s text:c="8"/></text:span><text:span text:style-name="T2">Lexer</text:span><text:span text:style-name="T7"> </text:span><text:span text:style-name="T12">lexer</text:span>(<text:span text:style-name="T12">strCode</text:span>[<text:span text:style-name="T12">i</text:span>]);</text:p>
      <text:p text:style-name="КОД"><text:span text:style-name="T7"><text:s text:c="8"/></text:span><text:span text:style-name="T2">Token</text:span><text:span text:style-name="T7"> </text:span><text:span text:style-name="T12">t</text:span><text:span text:style-name="T7"> </text:span>=<text:span text:style-name="T7"> </text:span><text:span text:style-name="T12">lexer</text:span>.<text:span text:style-name="T15">next</text:span>();</text:p>
      <text:p text:style-name="КОД"><text:span text:style-name="T7"><text:s text:c="8"/></text:span><text:span text:style-name="T26">assert</text:span>(<text:span text:style-name="T12">t</text:span><text:span text:style-name="T7"> </text:span>==<text:span text:style-name="T7"> </text:span><text:span text:style-name="T12">strTypes</text:span>[<text:span text:style-name="T12">i</text:span>]);</text:p>
      <text:p text:style-name="КОД"><text:span text:style-name="T7"><text:s text:c="8"/></text:span><text:span text:style-name="T20">//</text:span><text:span text:style-name="T7"> </text:span><text:span text:style-name="T20">это</text:span><text:span text:style-name="T7"> </text:span><text:span text:style-name="T20">оставим</text:span><text:span text:style-name="T7"> </text:span><text:span text:style-name="T20">для</text:span><text:span text:style-name="T7"> </text:span><text:span text:style-name="T20">отладочного</text:span><text:span text:style-name="T7"> </text:span><text:span text:style-name="T20">вывода</text:span></text:p>
      <text:p text:style-name="КОД"><text:span text:style-name="T7"><text:s text:c="8"/></text:span><text:span text:style-name="T20">//</text:span><text:span text:style-name="T7"> </text:span><text:span text:style-name="T20">wstring_convert&lt;codecvt_utf8&lt;char32_t&gt;,</text:span><text:span text:style-name="T7"> </text:span><text:span text:style-name="T20">char32_t&gt;</text:span><text:span text:style-name="T7"> </text:span><text:span text:style-name="T20">converter;</text:span></text:p>
      <text:p text:style-name="КОД"><text:span text:style-name="T7"><text:s text:c="8"/></text:span><text:span text:style-name="T20">//</text:span><text:span text:style-name="T7"> </text:span><text:span text:style-name="T20">cout</text:span><text:span text:style-name="T7"> </text:span><text:span text:style-name="T20">&lt;&lt;</text:span><text:span text:style-name="T7"> </text:span><text:span text:style-name="T20">converter.to_bytes(lexer.tokenText())</text:span><text:span text:style-name="T7"> </text:span><text:span text:style-name="T20">&lt;&lt;</text:span><text:span text:style-name="T7"> </text:span><text:span text:style-name="T20">endl;</text:span></text:p>
      <text:p text:style-name="КОД"><text:span text:style-name="T7"><text:s text:c="8"/></text:span><text:span text:style-name="T26">assert</text:span>(<text:span text:style-name="T12">lexer</text:span>.<text:span text:style-name="T15">tokenText</text:span>()<text:span text:style-name="T7"> </text:span><text:span text:style-name="T15">==</text:span><text:span text:style-name="T7"> </text:span><text:span text:style-name="T12">strCodePattern</text:span>[<text:span text:style-name="T12">i</text:span>]);</text:p>
      <text:p text:style-name="КОД"><text:span text:style-name="T7"><text:s text:c="4"/></text:span>}</text:p>
      <text:p text:style-name="КОД">}</text:p>
      <text:p text:style-name="Horizontal_20_Line"/>
      <text:p text:style-name="P69"><text:span text:style-name="T78">Здесь мы выбрали несколько вариантов строк </text:span><text:span text:style-name="T80">и охватили варианты как с экранированием внутри строки, так и без него</text:span><text:span text:style-name="T78">. </text:span><text:span text:style-name="T79">Закомментированный цикл нужен для формирования тестовых фрагментов. Для запуска вызовем метод </text:span>test_quotedString(); <text:span text:style-name="T79">в Lexer_Test::run().</text:span></text:p>
      <text:p text:style-name="P70">Реализация считывания строки такова:</text:p>
      <text:p text:style-name="КОД"><text:span text:style-name="T28">void</text:span><text:span text:style-name="T7"> </text:span><text:span text:style-name="T2">Lexer</text:span>::<text:span text:style-name="T16">readQuotedString</text:span>(<text:span text:style-name="T28">int</text:span><text:span text:style-name="T7"> </text:span><text:span text:style-name="T12">firstQuoteChar</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6">assert</text:span>(<text:span text:style-name="T12">firstQuoteChar</text:span><text:span text:style-name="T7"> </text:span>==<text:span text:style-name="T7"> </text:span><text:span text:style-name="T20">'\''</text:span><text:span text:style-name="T7"> </text:span>||</text:p>
      <text:p text:style-name="КОД"><text:span text:style-name="T7"><text:s text:c="11"/></text:span><text:span text:style-name="T12">firstQuoteChar</text:span><text:span text:style-name="T7"> </text:span>==<text:span text:style-name="T7"> </text:span><text:span text:style-name="T20">'\"'</text:span><text:span text:style-name="T7"> </text:span>||</text:p>
      <text:p text:style-name="КОД"><text:span text:style-name="T7"><text:s text:c="11"/></text:span><text:span text:style-name="T12">firstQuoteChar</text:span><text:span text:style-name="T7"> </text:span>==<text:span text:style-name="T7"> </text:span><text:span text:style-name="T20">'`'</text:span>);</text:p>
      <text:p text:style-name="КОД"><text:span text:style-name="T7"><text:s text:c="4"/></text:span><text:span text:style-name="T28">switch</text:span><text:span text:style-name="T7"> </text:span>(<text:span text:style-name="T12">firstQuoteChar</text:span>)<text:span text:style-name="T7"> </text:span>{</text:p>
      <text:p text:style-name="КОД"><text:span text:style-name="T7"><text:s text:c="4"/></text:span><text:span text:style-name="T28">case</text:span><text:span text:style-name="T7"> </text:span><text:span text:style-name="T20">'\"'</text:span>:</text:p>
      <text:p text:style-name="КОД"><text:span text:style-name="T7"><text:s text:c="4"/></text:span><text:span text:style-name="T28">case</text:span><text:span text:style-name="T7"> </text:span><text:span text:style-name="T20">'\''</text:span>:</text:p>
      <text:p text:style-name="КОД"><text:span text:style-name="T7"><text:s text:c="8"/></text:span><text:span text:style-name="T44">_token</text:span><text:span text:style-name="T7"> </text:span>=<text:span text:style-name="T7"> </text:span><text:span text:style-name="T2">Token</text:span>::<text:span text:style-name="T2">QuotedString</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0">'`'</text:span>:</text:p>
      <text:p text:style-name="КОД"><text:soft-page-break/><text:span text:style-name="T7"><text:s text:c="8"/></text:span><text:span text:style-name="T44">_token</text:span><text:span text:style-name="T7"> </text:span>=<text:span text:style-name="T7"> </text:span><text:span text:style-name="T2">Token</text:span>::<text:span text:style-name="T2">BackQuotedString</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int</text:span><text:span text:style-name="T7"> </text:span><text:span text:style-name="T12">c</text:span><text:span text:style-name="T7"> </text:span>=<text:span text:style-name="T7"> </text:span><text:span text:style-name="T26">0</text:span>;</text:p>
      <text:p text:style-name="КОД"><text:span text:style-name="T7"><text:s text:c="4"/></text:span><text:span text:style-name="T28">while</text:span><text:span text:style-name="T7"> </text:span>((<text:span text:style-name="T12">c</text:span><text:span text:style-name="T7"> </text:span>=<text:span text:style-name="T7"> </text:span><text:span text:style-name="T15">read</text:span>())<text:span text:style-name="T7"> </text:span>&gt;<text:span text:style-name="T7"> </text:span><text:span text:style-name="T26">0</text:span>)<text:span text:style-name="T7"> </text:span>{</text:p>
      <text:p text:style-name="КОД"><text:span text:style-name="T7"><text:s text:c="8"/></text:span><text:span text:style-name="T28">if</text:span><text:span text:style-name="T7"> </text:span>(<text:span text:style-name="T12">c</text:span><text:span text:style-name="T7"> </text:span>==<text:span text:style-name="T7"> </text:span><text:span text:style-name="T20">'\\'</text:span>)<text:span text:style-name="T7"> </text:span>{</text:p>
      <text:p text:style-name="КОД"><text:span text:style-name="T7"><text:s text:c="12"/></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16"/></text:span><text:span text:style-name="T15">unexpectedEnd</text:span>();</text:p>
      <text:p text:style-name="КОД"><text:span text:style-name="T7"><text:s text:c="12"/></text:span><text:span text:style-name="T26">PUSH</text:span>(<text:span text:style-name="T15">escapeChar</text:span>(<text:span text:style-name="T12">c</text:span>));</text:p>
      <text:p text:style-name="КОД"><text:span text:style-name="T7"><text:s text:c="12"/></text:span><text:span text:style-name="T28">continue</text:span>;</text:p>
      <text:p text:style-name="КОД"><text:span text:style-name="T7"><text:s text:c="8"/></text:span>}</text:p>
      <text:p text:style-name="КОД"><text:span text:style-name="T7"><text:s text:c="8"/></text:span><text:span text:style-name="T28">if</text:span><text:span text:style-name="T7"> </text:span>(<text:span text:style-name="T12">c</text:span><text:span text:style-name="T7"> </text:span>==<text:span text:style-name="T7"> </text:span><text:span text:style-name="T12">firstQuoteChar</text:span>)<text:span text:style-name="T7"> </text:span>{</text:p>
      <text:p text:style-name="КОД"><text:span text:style-name="T7"><text:s text:c="12"/></text:span><text:span text:style-name="T28">break</text:span>;<text:span text:style-name="T7"> </text:span><text:span text:style-name="T20">//</text:span><text:span text:style-name="T7"> </text:span><text:span text:style-name="T20">строка</text:span><text:span text:style-name="T7"> </text:span><text:span text:style-name="T20">закрыта</text:span></text:p>
      <text:p text:style-name="КОД"><text:span text:style-name="T7"><text:s text:c="8"/></text:span>}</text:p>
      <text:p text:style-name="КОД"><text:span text:style-name="T7"><text:s text:c="8"/></text:span><text:span text:style-name="T26">PUSH</text:span>(<text:span text:style-name="T12">c</text:span>);</text:p>
      <text:p text:style-name="КОД"><text:span text:style-name="T7"><text:s text:c="4"/></text:span>}</text:p>
      <text:p text:style-name="КОД">}</text:p>
      <text:p text:style-name="Horizontal_20_Line"/>
      <text:p text:style-name="P70">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28">int</text:span><text:span text:style-name="T7"> </text:span><text:span text:style-name="T2">Lexer</text:span>::<text:span text:style-name="T16">escapeChar</text:span>(<text:span text:style-name="T28">int</text:span><text:span text:style-name="T7"> </text:span><text:span text:style-name="T12">charCode</text:span>)</text:p>
      <text:p text:style-name="КОД">{</text:p>
      <text:p text:style-name="КОД"><text:span text:style-name="T7"><text:s text:c="4"/></text:span><text:span text:style-name="T28">switch</text:span><text:span text:style-name="T7"> </text:span>(<text:span text:style-name="T12">charCode</text:span>)<text:span text:style-name="T7"> </text:span>{</text:p>
      <text:p text:style-name="КОД"><text:span text:style-name="T7"><text:s text:c="4"/></text:span><text:span text:style-name="T28">case</text:span><text:span text:style-name="T7"> </text:span><text:span text:style-name="T20">'r'</text:span>:<text:span text:style-name="T7"> </text:span><text:span text:style-name="T28">return</text:span><text:span text:style-name="T7"> </text:span><text:span text:style-name="T20">'\r'</text:span>;</text:p>
      <text:p text:style-name="КОД"><text:span text:style-name="T7"><text:s text:c="4"/></text:span><text:span text:style-name="T28">case</text:span><text:span text:style-name="T7"> </text:span><text:span text:style-name="T20">'n'</text:span>:<text:span text:style-name="T7"> </text:span><text:span text:style-name="T28">return</text:span><text:span text:style-name="T7"> </text:span><text:span text:style-name="T20">'\n'</text:span>;</text:p>
      <text:p text:style-name="КОД"><text:span text:style-name="T7"><text:s text:c="4"/></text:span><text:span text:style-name="T28">case</text:span><text:span text:style-name="T7"> </text:span><text:span text:style-name="T20">'t'</text:span>:<text:span text:style-name="T7"> </text:span><text:span text:style-name="T28">return</text:span><text:span text:style-name="T7"> </text:span><text:span text:style-name="T20">'\t'</text:span>;</text:p>
      <text:p text:style-name="КОД"><text:span text:style-name="T7"><text:s text:c="4"/></text:span><text:span text:style-name="T28">case</text:span><text:span text:style-name="T7"> </text:span><text:span text:style-name="T20">'v'</text:span>:<text:span text:style-name="T7"> </text:span><text:span text:style-name="T28">return</text:span><text:span text:style-name="T7"> </text:span><text:span text:style-name="T20">'\v'</text:span>;</text:p>
      <text:p text:style-name="КОД"><text:span text:style-name="T7"><text:s text:c="4"/></text:span><text:span text:style-name="T28">case</text:span><text:span text:style-name="T7"> </text:span><text:span text:style-name="T20">'f'</text:span>:<text:span text:style-name="T7"> </text:span><text:span text:style-name="T28">return</text:span><text:span text:style-name="T7"> </text:span><text:span text:style-name="T20">'\f'</text:span>;</text:p>
      <text:p text:style-name="КОД"><text:span text:style-name="T7"><text:s text:c="4"/></text:span><text:span text:style-name="T28">case</text:span><text:span text:style-name="T7"> </text:span><text:span text:style-name="T20">'b'</text:span>:<text:span text:style-name="T7"> </text:span><text:span text:style-name="T28">return</text:span><text:span text:style-name="T7"> </text:span><text:span text:style-name="T20">'\b'</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default</text:span>:</text:p>
      <text:p text:style-name="КОД"><text:span text:style-name="T7"><text:s text:c="8"/></text:span><text:span text:style-name="T15">warning</text:span>(<text:span text:style-name="T20">"Unknown escape sequence"</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return</text:span><text:span text:style-name="T7"> </text:span><text:span text:style-name="T12">charCode</text:span>;</text:p>
      <text:p text:style-name="КОД">}</text:p>
      <text:p text:style-name="Horizontal_20_Line"/>
      <text:p text:style-name="P70">Проверку на строку ставим в самом начале цикла в методе next() до <text:span text:style-name="T26">PUSH</text:span>(<text:span text:style-name="T12">c</text:span>);, потому что сама кавычка нам не нужна:</text:p>
      <text:p text:style-name="КОД"><text:span text:style-name="T28">switch</text:span><text:span text:style-name="T7"> </text:span>(<text:span text:style-name="T12">c</text:span>)<text:span text:style-name="T7"> </text:span>{</text:p>
      <text:p text:style-name="КОД"><text:span text:style-name="T28">case</text:span><text:span text:style-name="T7"> </text:span><text:span text:style-name="T20">'\''</text:span>:</text:p>
      <text:p text:style-name="КОД"><text:span text:style-name="T28">case</text:span><text:span text:style-name="T7"> </text:span><text:span text:style-name="T20">'\"'</text:span>:</text:p>
      <text:p text:style-name="КОД"><text:span text:style-name="T28">case</text:span><text:span text:style-name="T7"> </text:span><text:span text:style-name="T20">'`'</text:span>:</text:p>
      <text:p text:style-name="КОД"><text:span text:style-name="T7"><text:s text:c="4"/></text:span><text:span text:style-name="T15">readQuotedString</text:span>(<text:span text:style-name="T12">c</text:span>);</text:p>
      <text:p text:style-name="КОД"><text:span text:style-name="T7"><text:s text:c="4"/></text:span><text:span text:style-name="T28">return</text:span><text:span text:style-name="T7"> </text:span><text:span text:style-name="T15">currentToken</text:span>();</text:p>
      <text:p text:style-name="КОД">}</text:p>
      <text:p text:style-name="КОД"><text:span text:style-name="T26">PUSH</text:span>(<text:span text:style-name="T12">c</text:span>);</text:p>
      <text:p text:style-name="КОД"><text:span text:style-name="T28">switch</text:span><text:span text:style-name="T7"> </text:span>(<text:span text:style-name="T12">c</text:span>)<text:span text:style-name="T7"> </text:span>{.......</text:p>
      <text:p text:style-name="Horizontal_20_Line"/>
      <text:p text:style-name="P70"/>
      <text:p text:style-name="P71">На этом разработка лексического анализатора закончена. Если исправления и будут, то незначительные. <text:span text:style-name="T83">По мере обнаружения неточностей они будут исправляться.</text:span></text:p>
      <text:p text:style-name="P76"><text:soft-page-break/>Так делается вручную лексический анализатор. Это наиболее простая часть транслятора.</text:p>
      <text:p text:style-name="P71">Код этого этапа: EScriptEngine-3.zip</text:p>
      <text:p text:style-name="P72"/>
      <text:p text:style-name="P72">30.07.2023</text:p>
      <text:h text:style-name="Heading_20_2" text:outline-level="2">Синтаксический анализ простого выражения</text:h>
      <text:p text:style-name="P72">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4">Во-первых, напишем тест. Добавим в проект «unittest» класс SimpleExpression_Test:</text:p>
      <text:p text:style-name="КОД">#<text:span text:style-name="T26">ifndef</text:span><text:span text:style-name="T7"> </text:span><text:span text:style-name="T26">SIMPLEEXPRESSION_TEST_H</text:span></text:p>
      <text:p text:style-name="КОД">#<text:span text:style-name="T26">define</text:span><text:span text:style-name="T7"> </text:span><text:span text:style-name="T26">SIMPLEEXPRESSION_TEST_H</text:span></text:p>
      <text:p text:style-name="КОД"><text:span text:style-name="T28">class</text:span><text:span text:style-name="T7"> </text:span><text:span text:style-name="T3">SimpleExpression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simpleAssign</text:span>();</text:p>
      <text:p text:style-name="КОД">};</text:p>
      <text:p text:style-name="КОД">#<text:span text:style-name="T26">endif</text:span><text:span text:style-name="T7"> </text:span><text:span text:style-name="T20">//</text:span><text:span text:style-name="T7"> </text:span><text:span text:style-name="T20">SIMPLEEXPRESSION_TEST_H</text:span></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simpleexpression_test.h"</text:span></text:p>
      <text:p text:style-name="КОД">#<text:span text:style-name="T26">include</text:span><text:span text:style-name="T7"> </text:span><text:span text:style-name="T20">"escript.h"</text:span></text:p>
      <text:p text:style-name="КОД"><text:span text:style-name="T28">using</text:span><text:span text:style-name="T7"> </text:span><text:span text:style-name="T28">namespace</text:span><text:span text:style-name="T7"> </text:span><text:span text:style-name="T2">escript</text:span>;</text:p>
      <text:p text:style-name="КОД"><text:span text:style-name="T28">using</text:span><text:span text:style-name="T7"> </text:span><text:span text:style-name="T28">namespace</text:span><text:span text:style-name="T7"> </text:span><text:span text:style-name="T2">std</text:span>;</text:p>
      <text:p text:style-name="КОД"><text:span text:style-name="T28">void</text:span><text:span text:style-name="T7"> </text:span><text:span text:style-name="T2">SimpleExpression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simpleAssign</text:span>();</text:p>
      <text:p text:style-name="КОД"><text:span text:style-name="T7"><text:s text:c="4"/></text:span><text:span text:style-name="T15">cleanupTestCase</text:span>();</text:p>
      <text:p text:style-name="КОД">}</text:p>
      <text:p text:style-name="КОД"><text:span text:style-name="T28">void</text:span><text:span text:style-name="T7"> </text:span><text:span text:style-name="T2">SimpleExpression_Test</text:span>::<text:span text:style-name="T16">initTestCase</text:span>()</text:p>
      <text:p text:style-name="КОД">{</text:p>
      <text:p text:style-name="КОД">}</text:p>
      <text:p text:style-name="КОД"><text:span text:style-name="T28">void</text:span><text:span text:style-name="T7"> </text:span><text:span text:style-name="T2">SimpleExpression_Test</text:span>::<text:span text:style-name="T16">cleanupTestCase</text:span>()</text:p>
      <text:p text:style-name="КОД">{</text:p>
      <text:p text:style-name="КОД">}</text:p>
      <text:p text:style-name="КОД"><text:span text:style-name="T28">void</text:span><text:span text:style-name="T7"> </text:span><text:span text:style-name="T2">SimpleExpression_Test</text:span>::<text:span text:style-name="T16">test_simpleAssign</text:span>()</text:p>
      <text:p text:style-name="КОД">{</text:p>
      <text:p text:style-name="КОД"><text:span text:style-name="T7"><text:s text:c="4"/></text:span><text:span text:style-name="T28">const</text:span><text:span text:style-name="T7"> </text:span><text:span text:style-name="T2">u32string</text:span><text:span text:style-name="T7"> </text:span><text:span text:style-name="T12">code</text:span><text:span text:style-name="T7"> </text:span>=<text:span text:style-name="T7"> </text:span><text:span text:style-name="T20">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5">eval</text:span>(<text:span text:style-name="T12">code</text:span>);</text:p>
      <text:p text:style-name="КОД">}</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lexer_test.h"</text:span></text:p>
      <text:p text:style-name="КОД">#<text:span text:style-name="T26">include</text:span><text:span text:style-name="T7"> </text:span><text:span text:style-name="T20">"simpleexpression_test.h"</text:span></text:p>
      <text:p text:style-name="КОД"><text:span text:style-name="T28">using</text:span><text:span text:style-name="T7"> </text:span><text:span text:style-name="T28">namespace</text:span><text:span text:style-name="T7"> </text:span><text:span text:style-name="T2">std</text:span>;</text:p>
      <text:p text:style-name="КОД"><text:span text:style-name="T28">int</text:span><text:span text:style-name="T7"> </text:span><text:span text:style-name="T16">main</text:span>()</text:p>
      <text:p text:style-name="КОД">{</text:p>
      <text:p text:style-name="КОД"><text:span text:style-name="T7"><text:s text:c="4"/></text:span><text:span text:style-name="T2">Lexer_Test</text:span>().<text:span text:style-name="T15">run</text:span>();</text:p>
      <text:p text:style-name="КОД"><text:span text:style-name="T7"><text:s text:c="4"/></text:span><text:span text:style-name="T2">SimpleExpression_Test</text:span>().<text:span text:style-name="T15">run</text:span>();</text:p>
      <text:p text:style-name="КОД"><text:soft-page-break/><text:span text:style-name="T7"><text:s text:c="4"/></text:span><text:span text:style-name="T32">cout</text:span><text:span text:style-name="T7"> </text:span><text:span text:style-name="T15">&lt;&lt;</text:span><text:span text:style-name="T7"> </text:span><text:span text:style-name="T20">"Tests OK"</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75">Тест должен сработать, т. к. кроме лексического анализа он ничего не делает.</text:p>
      <text:p text:style-name="P77">Теперь перейдём к файлу parser.cpp, где находится наш синтаксический анализатор. Д<text:span text:style-name="T81">обавим в него способность правильного разбора арифметических выражений. </text:span><text:span text:style-name="T82">Для этого нам нужно описать грамматику, например, в БНФ.</text:span></text:p>
      <text:p text:style-name="P78">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4">грамматики</text:span>.</text:p>
      <text:p text:style-name="P79">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9">Запуском</text:p>
      <text:p text:style-name="ВЫВОД">$ yacc expressions.g</text:p>
      <text:p text:style-name="P79">убеждаемся, что нет ошибок.</text:p>
      <text:p text:style-name="P80">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80"><text:soft-page-break/>Обратимся ко второй части. Правило</text:p>
      <text:p text:style-name="КОД"><text:span text:style-name="T12">StatementList</text:span><text:span text:style-name="T7"> </text:span>:<text:span text:style-name="T7"> </text:span><text:span text:style-name="T12">Statement</text:span></text:p>
      <text:p text:style-name="КОД"><text:span text:style-name="T7"><text:s text:c="14"/></text:span>|<text:span text:style-name="T7"> </text:span><text:span text:style-name="T12">Statement</text:span><text:span text:style-name="T7"> </text:span><text:span text:style-name="T20">';'</text:span><text:span text:style-name="T7"> </text:span><text:span text:style-name="T12">StatementList</text:span></text:p>
      <text:p text:style-name="КОД"><text:span text:style-name="T7"><text:s text:c="14"/></text:span>|</text:p>
      <text:p text:style-name="КОД"><text:span text:style-name="T7"><text:s text:c="14"/></text:span>;</text:p>
      <text:p text:style-name="P193"/>
      <text:p text:style-name="P80">означает, что нетерминал StatementList может быть Statement (т. е. инструкцией), либо списком инструкций, разделённых точкой с запятой. <text:span text:style-name="T90">В том числе и пустой строкой.</text:span></text:p>
      <text:p text:style-name="P81">Инструкция</text:p>
      <text:p text:style-name="P195">Statement : AssignStatement</text:p>
      <text:p text:style-name="P194"><text:s text:c="10"/>;</text:p>
      <text:p text:style-name="P81">может быть пока только инструкцией присваивания:</text:p>
      <text:p text:style-name="P195">AssignStatement : Variable Assign Expression</text:p>
      <text:p text:style-name="P196"><text:s text:c="16"/>;</text:p>
      <text:p text:style-name="P81">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1">Переменная может пока выражаться только идентификатором:</text:p>
      <text:p text:style-name="P195">Variable : Identifier</text:p>
      <text:p text:style-name="P196"><text:s text:c="9"/>;</text:p>
      <text:p text:style-name="P81">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1">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3">Грамматика будет постепенно усложняться и, возможно, мы кое-что исправим.</text:p>
      <text:p text:style-name="P82">Как это всё реализовать? Мы создадим для каждой продукции отдельную функцию и будем вызывать их строго по этим правилам, <text:span text:style-name="T85">а</text:span> <text:span text:style-name="T85">файл с грамматикой будет актуальной документацией.</text:span></text:p>
      <text:p text:style-name="P84">Начнём с самого внутреннего правила:</text:p>
      <text:p text:style-name="КОД"><text:span text:style-name="T28">void</text:span><text:span text:style-name="T7"> </text:span>Parser::Factor()</text:p>
      <text:p text:style-name="КОД">{</text:p>
      <text:p text:style-name="КОД"><text:span text:style-name="T7"><text:s text:c="4"/></text:span><text:span text:style-name="T2">Token</text:span><text:span text:style-name="T7"> </text:span><text:span text:style-name="T12">t</text:span><text:span text:style-name="T7"> </text:span>=<text:span text:style-name="T7"> </text:span><text:span text:style-name="T44">_lexer</text:span><text:span text:style-name="T15">-&gt;next</text:span>();</text:p>
      <text:p text:style-name="КОД"><text:span text:style-name="T7"><text:s text:c="4"/></text:span><text:span text:style-name="T28">switch</text:span><text:span text:style-name="T7"> </text:span>(<text:span text:style-name="T12">t</text:span>)<text:span text:style-name="T7"> </text:span>{</text:p>
      <text:p text:style-name="КОД"><text:span text:style-name="T7"><text:s text:c="4"/></text:span><text:span text:style-name="T28">case</text:span><text:span text:style-name="T7"> </text:span><text:span text:style-name="T2">Token</text:span>::<text:span text:style-name="T2">Identifier</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28">break</text:span>;</text:p>
      <text:p text:style-name="КОД"><text:soft-page-break/><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Horizontal_20_Line"/>
      <text:p text:style-name="P85">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6">Если мы обнаружили неверный токен, то выбросим ошибку:</text:p>
      <text:p text:style-name="P197"><text:span text:style-name="T15">expected</text:span>(<text:span text:style-name="T2">Token</text:span>::<text:span text:style-name="T2">Identifier</text:span>);</text:p>
      <text:p text:style-name="P86">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7">Следующее правило — Term.</text:p>
      <text:p text:style-name="P199">Term : Factor</text:p>
      <text:p text:style-name="P199"><text:s text:c="5"/>| Term '*' Factor</text:p>
      <text:p text:style-name="P199"><text:s text:c="5"/>| Term '/' Factor</text:p>
      <text:p text:style-name="P198"><text:s text:c="5"/>;</text:p>
      <text:p text:style-name="P87">Здесь мы видим рекурсию: Term — это Factor или тот же Term со знаком операции над Factor.</text:p>
      <text:p text:style-name="P87">Т.е. если одна ветка даст (Factor), то если после него нет * или /, то мы выходим из правила.</text:p>
      <text:p text:style-name="P87">Если же попался знак *, то второй частью станет Factor, т. е. будет реализовано правило</text:p>
      <text:p text:style-name="P198">Term '*' Factor</text:p>
      <text:p text:style-name="P87">Однако, в свою очередь это правило само является Term, т. е.:</text:p>
      <text:p text:style-name="P198">Term -&gt; Term '*' Factor</text:p>
      <text:p text:style-name="P87">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28">void</text:span><text:span text:style-name="T7"> </text:span><text:span text:style-name="T2">Parser</text:span>::<text:span text:style-name="T16">Term</text:span>()</text:p>
      <text:p text:style-name="КОД">{</text:p>
      <text:p text:style-name="КОД"><text:span text:style-name="T7"><text:s text:c="4"/></text:span><text:span text:style-name="T15">Factor</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44">_lexer</text:span><text:span text:style-name="T15">-&gt;next</text:span>())<text:span text:style-name="T7"> </text:span>{</text:p>
      <text:p text:style-name="КОД"><text:span text:style-name="T7"><text:s text:c="8"/></text:span><text:span text:style-name="T28">case</text:span><text:span text:style-name="T7"> </text:span><text:span text:style-name="T2">Token</text:span>::<text:span text:style-name="T2">Asterisk</text:span>:<text:span text:style-name="T7"> </text:span><text:span text:style-name="T20">//</text:span><text:span text:style-name="T7"> </text:span><text:span text:style-name="T20">умножение</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Token</text:span>::<text:span text:style-name="T2">Slash</text:span>:<text:span text:style-name="T7"> </text:span><text:span text:style-name="T20">//</text:span><text:span text:style-name="T7"> </text:span><text:span text:style-name="T20">деление</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return</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P88">Здесь мы уже видим проблему: выход через default означает, что мы прочитали неподходящий токен и должны его вернуть. <text:span text:style-name="T86">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9">Поэтому вводим соглашение: </text:p>
      <text:p text:style-name="P90">на входе в правило мы сравниваем текущий токен, а не считываем его.</text:p>
      <text:p text:style-name="P89"><text:soft-page-break/>Введём три дополнительных функции:</text:p>
      <text:p text:style-name="КОД">/**</text:p>
      <text:p text:style-name="КОД"><text:span text:style-name="T7"><text:s/></text:span><text:span text:style-name="T26">*</text:span><text:span text:style-name="T7"> </text:span><text:span text:style-name="T27">@brief</text:span><text:span text:style-name="T7"> </text:span><text:span text:style-name="T26">Проверяет</text:span><text:span text:style-name="T7"> </text:span><text:span text:style-name="T26">на</text:span><text:span text:style-name="T7"> </text:span><text:span text:style-name="T26">совпадение</text:span><text:span text:style-name="T7"> </text:span><text:span text:style-name="T26">текущий</text:span><text:span text:style-name="T7"> </text:span><text:span text:style-name="T26">токен</text:span><text:span text:style-name="T7"> </text:span><text:span text:style-name="T26">с</text:span><text:span text:style-name="T7"> </text:span><text:span text:style-name="T26">указанным</text:span><text:span text:style-name="T7"> </text:span><text:span text:style-name="T26">токеном</text:span></text:p>
      <text:p text:style-name="КОД"><text:span text:style-name="T7"><text:s/></text:span><text:span text:style-name="T26">*</text:span><text:span text:style-name="T7"> <text:s text:c="7"/></text:span><text:span text:style-name="T26">и</text:span><text:span text:style-name="T7"> </text:span><text:span text:style-name="T26">в</text:span><text:span text:style-name="T7"> </text:span><text:span text:style-name="T26">случае</text:span><text:span text:style-name="T7"> </text:span><text:span text:style-name="T26">ошибки</text:span><text:span text:style-name="T7"> </text:span><text:span text:style-name="T26">выбрасывает</text:span><text:span text:style-name="T7"> </text:span><text:span text:style-name="T26">исключение,</text:span><text:span text:style-name="T7"> </text:span><text:span text:style-name="T26">в</text:span><text:span text:style-name="T7"> </text:span><text:span text:style-name="T26">случае</text:span></text:p>
      <text:p text:style-name="КОД"><text:span text:style-name="T7"><text:s/></text:span><text:span text:style-name="T26">*</text:span><text:span text:style-name="T7"> <text:s text:c="7"/></text:span><text:span text:style-name="T26">успеха</text:span><text:span text:style-name="T7"> </text:span><text:span text:style-name="T26">считывает</text:span><text:span text:style-name="T7"> </text:span><text:span text:style-name="T26">следующий</text:span><text:span text:style-name="T7"> </text:span><text:span text:style-name="T26">токен.</text:span></text:p>
      <text:p text:style-name="КОД"><text:span text:style-name="T7"><text:s/></text:span><text:span text:style-name="T26">*</text:span><text:span text:style-name="T7"> </text:span><text:span text:style-name="T27">@param</text:span><text:span text:style-name="T7"> </text:span><text:span text:style-name="T26">t</text:span><text:span text:style-name="T7"> </text:span><text:span text:style-name="T26">токен,</text:span><text:span text:style-name="T7"> </text:span><text:span text:style-name="T26">с</text:span><text:span text:style-name="T7"> </text:span><text:span text:style-name="T26">которым</text:span><text:span text:style-name="T7"> </text:span><text:span text:style-name="T26">должен</text:span><text:span text:style-name="T7"> </text:span><text:span text:style-name="T26">совпадать</text:span><text:span text:style-name="T7"> </text:span><text:span text:style-name="T26">текущий</text:span><text:span text:style-name="T7"> </text:span><text:span text:style-name="T26">символ</text:span></text:p>
      <text:p text:style-name="КОД"><text:span text:style-name="T7"><text:s/></text:span><text:span text:style-name="T26">*/</text:span></text:p>
      <text:p text:style-name="КОД"><text:span text:style-name="T28">void</text:span><text:span text:style-name="T7"> </text:span><text:span text:style-name="T16">match</text:span>(<text:span text:style-name="T2">Token</text:span><text:span text:style-name="T7"> </text:span><text:span text:style-name="T12">t</text:span>);</text:p>
      <text:p text:style-name="КОД">/**</text:p>
      <text:p text:style-name="КОД"><text:span text:style-name="T7"><text:s/></text:span><text:span text:style-name="T26">*</text:span><text:span text:style-name="T7"> </text:span><text:span text:style-name="T27">@brief</text:span><text:span text:style-name="T7"> </text:span><text:span text:style-name="T26">Читает</text:span><text:span text:style-name="T7"> </text:span><text:span text:style-name="T26">следующий</text:span><text:span text:style-name="T7"> </text:span><text:span text:style-name="T26">токен</text:span></text:p>
      <text:p text:style-name="КОД"><text:span text:style-name="T7"><text:s/></text:span><text:span text:style-name="T26">*/</text:span></text:p>
      <text:p text:style-name="КОД"><text:span text:style-name="T28">void</text:span><text:span text:style-name="T7"> </text:span><text:span text:style-name="T16">next</text:span>();</text:p>
      <text:p text:style-name="КОД">/**</text:p>
      <text:p text:style-name="КОД"><text:span text:style-name="T7"><text:s/></text:span><text:span text:style-name="T26">*</text:span><text:span text:style-name="T7"> </text:span><text:span text:style-name="T27">@brief</text:span><text:span text:style-name="T7"> </text:span><text:span text:style-name="T26">Возвращает</text:span><text:span text:style-name="T7"> </text:span><text:span text:style-name="T26">текущий</text:span><text:span text:style-name="T7"> </text:span><text:span text:style-name="T26">токен</text:span><text:span text:style-name="T7"> </text:span><text:span text:style-name="T26">лексического</text:span><text:span text:style-name="T7"> </text:span><text:span text:style-name="T26">анализатора.</text:span></text:p>
      <text:p text:style-name="КОД"><text:span text:style-name="T7"><text:s/></text:span><text:span text:style-name="T26">*/</text:span></text:p>
      <text:p text:style-name="КОД"><text:span text:style-name="T2">Token</text:span><text:span text:style-name="T7"> </text:span><text:span text:style-name="T16">lookahead</text:span>();</text:p>
      <text:p text:style-name="Horizontal_20_Line"/>
      <text:p text:style-name="КОД"><text:span text:style-name="T28">void</text:span><text:span text:style-name="T7"> </text:span>Parser::match(Token<text:span text:style-name="T7"> </text:span>t)</text:p>
      <text:p text:style-name="КОД">{</text:p>
      <text:p text:style-name="КОД"><text:span text:style-name="T7"><text:s text:c="4"/></text:span><text:span text:style-name="T28">if</text:span><text:span text:style-name="T7"> </text:span>(<text:span text:style-name="T15">lookahead</text:span>()<text:span text:style-name="T7"> </text:span>!=<text:span text:style-name="T7"> </text:span><text:span text:style-name="T12">t</text:span>)</text:p>
      <text:p text:style-name="КОД"><text:span text:style-name="T7"><text:s text:c="8"/></text:span><text:span text:style-name="T15">expected</text:span>(<text:span text:style-name="T12">t</text:span>);</text:p>
      <text:p text:style-name="КОД"><text:span text:style-name="T7"><text:s text:c="4"/></text:span><text:span text:style-name="T15">next</text:span>();</text:p>
      <text:p text:style-name="КОД">}</text:p>
      <text:p text:style-name="КОД"><text:span text:style-name="T2">Token</text:span><text:span text:style-name="T7"> </text:span><text:span text:style-name="T2">Parser</text:span>::<text:span text:style-name="T16">next</text:span>()</text:p>
      <text:p text:style-name="КОД">{</text:p>
      <text:p text:style-name="КОД"><text:span text:style-name="T7"><text:s text:c="4"/></text:span><text:span text:style-name="T28">return</text:span><text:span text:style-name="T7"> </text:span><text:span text:style-name="T44">_lexer</text:span><text:span text:style-name="T15">-&gt;next</text:span>();</text:p>
      <text:p text:style-name="КОД">}</text:p>
      <text:p text:style-name="КОД"><text:span text:style-name="T2">Token</text:span><text:span text:style-name="T7"> </text:span><text:span text:style-name="T2">Parser</text:span>::<text:span text:style-name="T16">lookahead</text:span>()</text:p>
      <text:p text:style-name="КОД">{</text:p>
      <text:p text:style-name="КОД"><text:span text:style-name="T7"><text:s text:c="4"/></text:span><text:span text:style-name="T28">return</text:span><text:span text:style-name="T7"> </text:span><text:span text:style-name="T44">_lexer</text:span><text:span text:style-name="T15">-&gt;currentToken</text:span>();</text:p>
      <text:p text:style-name="КОД">}</text:p>
      <text:p text:style-name="Horizontal_20_Line"/>
      <text:p text:style-name="P91">Для чтения текущего токена используем lookahead(). <text:span text:style-name="T87">Функция next() - упрощённая версия match(), когда нам не нужно проверять текущий токен. </text:span><text:span text:style-name="T88">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89">Тогда исправим наши правила:</text:span></text:p>
      <text:p text:style-name="КОД"><text:span text:style-name="T28">void</text:span><text:span text:style-name="T7"> </text:span>Parser::Term()</text:p>
      <text:p text:style-name="КОД">{</text:p>
      <text:p text:style-name="КОД"><text:span text:style-name="T7"><text:s text:c="4"/></text:span><text:span text:style-name="T15">Factor</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Asterisk</text:span>:<text:span text:style-name="T7"> </text:span><text:span text:style-name="T20">//</text:span><text:span text:style-name="T7"> </text:span><text:span text:style-name="T20">умнож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Token</text:span>::<text:span text:style-name="T2">Slash</text:span>:<text:span text:style-name="T7"> </text:span><text:span text:style-name="T20">//</text:span><text:span text:style-name="T7"> </text:span><text:span text:style-name="T20">дел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return</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Horizontal_20_Line"/>
      <text:p text:style-name="КОД"><text:span text:style-name="T28">void</text:span><text:span text:style-name="T7"> </text:span><text:span text:style-name="T2">Parser</text:span>::<text:span text:style-name="T16">Factor</text:span>()</text:p>
      <text:p text:style-name="КОД">{</text:p>
      <text:p text:style-name="КОД"><text:span text:style-name="T7"><text:s text:c="4"/></text:span><text:span text:style-name="T28">switch</text:span><text:span text:style-name="T7"> </text:span>(<text:span text:style-name="T15">lookahead</text:span>())<text:span text:style-name="T7"> </text:span>{</text:p>
      <text:p text:style-name="КОД"><text:soft-page-break/><text:span text:style-name="T7"><text:s text:c="4"/></text:span><text:span text:style-name="T28">case</text:span><text:span text:style-name="T7"> </text:span><text:span text:style-name="T2">Token</text:span>::<text:span text:style-name="T2">Identifi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Horizontal_20_Line"/>
      <text:p text:style-name="P92">Теперь мы уверены, что считанный лишний токен будет обработан следующим правилом.</text:p>
      <text:p text:style-name="P93">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4">Оно очень похоже на Term(), который служит для повышения приоритета операторов * и /.</text:p>
      <text:p text:style-name="КОД"><text:span text:style-name="T28">void</text:span><text:span text:style-name="T7"> </text:span><text:span text:style-name="T2">Parser</text:span>::<text:span text:style-name="T16">SimpleExpression</text:span>()</text:p>
      <text:p text:style-name="КОД">{</text:p>
      <text:p text:style-name="КОД"><text:span text:style-name="T7"><text:s text:c="4"/></text:span><text:span text:style-name="T15">Term</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Pl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Token</text:span>::<text:span text:style-name="T2">Min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return</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Horizontal_20_Line"/>
      <text:p text:style-name="P94">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28">void</text:span><text:span text:style-name="T7"> </text:span><text:span text:style-name="T2">Parser</text:span>::<text:span text:style-name="T16">Expression</text:span>()</text:p>
      <text:p text:style-name="КОД">{</text:p>
      <text:p text:style-name="КОД"><text:span text:style-name="T7"><text:s text:c="4"/></text:span><text:span text:style-name="T15">SimpleExpression</text:span>();</text:p>
      <text:p text:style-name="КОД">}</text:p>
      <text:p text:style-name="Horizontal_20_Line"/>
      <text:p text:style-name="P94">Правило для переменных:</text:p>
      <text:p text:style-name="КОД">Variable : Identifier</text:p>
      <text:p text:style-name="КОД"><text:s text:c="9"/>;</text:p>
      <text:p text:style-name="P94">Пока это просто идентификатор, <text:s/>но позже там может быть и какой-то объект с присваиваемым свойством.</text:p>
      <text:p text:style-name="КОД"><text:span text:style-name="T28">void</text:span><text:span text:style-name="T7"> </text:span><text:span text:style-name="T2">Parser</text:span>::<text:span text:style-name="T16">Variable</text:span>()</text:p>
      <text:p text:style-name="КОД">{</text:p>
      <text:p text:style-name="КОД"><text:span text:style-name="T7"><text:s text:c="4"/></text:span><text:span text:style-name="T15">match</text:span>(<text:span text:style-name="T2">Token</text:span>::<text:span text:style-name="T2">Identifier</text:span>);</text:p>
      <text:p text:style-name="КОД"><text:soft-page-break/>}</text:p>
      <text:p text:style-name="Horizontal_20_Line"/>
      <text:p text:style-name="P95">Правило для операции присваивания:</text:p>
      <text:p text:style-name="КОД">AssignStatement : Variable Assign Expression</text:p>
      <text:p text:style-name="КОД"><text:s text:c="16"/>;</text:p>
      <text:p text:style-name="Horizontal_20_Line"/>
      <text:p text:style-name="КОД"><text:span text:style-name="T28">void</text:span><text:span text:style-name="T7"> </text:span><text:span text:style-name="T2">Parser</text:span>::<text:span text:style-name="T16">AssignStatement</text:span>()</text:p>
      <text:p text:style-name="КОД">{</text:p>
      <text:p text:style-name="КОД"><text:span text:style-name="T7"><text:s text:c="4"/></text:span><text:span text:style-name="T15">Variable</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p>
      <text:p text:style-name="Horizontal_20_Line"/>
      <text:p text:style-name="P96">Выражение:</text:p>
      <text:p text:style-name="КОД">Statement : AssignStatement</text:p>
      <text:p text:style-name="КОД"><text:s text:c="10"/>;</text:p>
      <text:p text:style-name="Horizontal_20_Line"/>
      <text:p text:style-name="КОД"><text:span text:style-name="T28">void</text:span><text:span text:style-name="T7"> </text:span><text:span text:style-name="T2">Parser</text:span>::<text:span text:style-name="T16">Statement</text:span>()</text:p>
      <text:p text:style-name="КОД">{</text:p>
      <text:p text:style-name="КОД"><text:span text:style-name="T7"><text:s text:c="4"/></text:span><text:span text:style-name="T15">AssignStatement</text:span>();</text:p>
      <text:p text:style-name="КОД">}</text:p>
      <text:p text:style-name="Horizontal_20_Line"/>
      <text:p text:style-name="P96">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28">void</text:span><text:span text:style-name="T7"> </text:span>Parser::StatementList()</text:p>
      <text:p text:style-name="КОД">{</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Eof</text:span>:</text:p>
      <text:p text:style-name="КОД"><text:span text:style-name="T7"><text:s text:c="12"/></text:span><text:span text:style-name="T28">return</text:span>;</text:p>
      <text:p text:style-name="КОД"><text:span text:style-name="T7"><text:s text:c="8"/></text:span><text:span text:style-name="T28">case</text:span><text:span text:style-name="T7"> </text:span><text:span text:style-name="T2">Token</text:span>::<text:span text:style-name="T2">Semicolon</text:span>:</text:p>
      <text:p text:style-name="КОД"><text:span text:style-name="T7"><text:s text:c="12"/></text:span><text:span text:style-name="T15">next</text:span>();</text:p>
      <text:p text:style-name="КОД"><text:span text:style-name="T7"><text:s text:c="12"/></text:span><text:span text:style-name="T28">continue</text:span>;</text:p>
      <text:p text:style-name="КОД"><text:span text:style-name="T7"><text:s text:c="8"/></text:span><text:span text:style-name="T28">default</text:span>:</text:p>
      <text:p text:style-name="КОД"><text:span text:style-name="T7"><text:s text:c="12"/></text:span><text:span text:style-name="T15">Statement</text:span>();</text:p>
      <text:p text:style-name="КОД"><text:span text:style-name="T7"><text:s text:c="12"/></text:span><text:span text:style-name="T28">break</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Horizontal_20_Line"/>
      <text:p text:style-name="P96">Правила закончены. Изменим метод parse():</text:p>
      <text:p text:style-name="КОД"><text:span text:style-name="T28">void</text:span><text:span text:style-name="T7"> </text:span><text:span text:style-name="T2">Parser</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4">_lexer</text:span><text:span text:style-name="T7"> </text:span><text:span text:style-name="T15">=</text:span><text:span text:style-name="T7"> </text:span><text:span text:style-name="T2">std</text:span>::<text:span text:style-name="T15">make_unique</text:span>&lt;<text:span text:style-name="T2">Lexer</text:span>&gt;(<text:span text:style-name="T12">strCode</text:span>);</text:p>
      <text:p text:style-name="КОД"><text:span text:style-name="T7"><text:s text:c="4"/></text:span><text:span text:style-name="T28">while</text:span><text:span text:style-name="T7"> </text:span>(<text:span text:style-name="T44">_lexer</text:span><text:span text:style-name="T15">-&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5">StatementList</text:span>();</text:p>
      <text:p text:style-name="КОД"><text:span text:style-name="T7"><text:s text:c="4"/></text:span>}</text:p>
      <text:p text:style-name="КОД">}</text:p>
      <text:p text:style-name="Horizontal_20_Line"/>
      <text:p text:style-name="P96"><text:soft-page-break/>Запустим проект «unittest». Всё должно быть без ошибок:</text:p>
      <text:p text:style-name="ВЫВОД">Tests OK</text:p>
      <text:p text:style-name="P96">Отлично! Наш транслятор только что принял и без ошибок обработал выражение:</text:p>
      <text:p text:style-name="КОД"><text:span text:style-name="T20">i</text:span><text:span text:style-name="T7"> </text:span><text:span text:style-name="T20">=</text:span><text:span text:style-name="T7"> </text:span><text:span text:style-name="T20">3</text:span><text:span text:style-name="T7"> </text:span><text:span text:style-name="T20">+</text:span><text:span text:style-name="T7"> </text:span><text:span text:style-name="T20">2;</text:span></text:p>
      <text:p text:style-name="P96">Откроем simpleexpression_test.cpp и добавим ещё несколько тестов:</text:p>
      <text:p text:style-name="КОД"><text:span text:style-name="T28">void</text:span><text:span text:style-name="T7"> </text:span>SimpleExpression_Test::test_simpleAssign()</text:p>
      <text:p text:style-name="КОД">{</text:p>
      <text:p text:style-name="КОД"><text:span text:style-name="T7"><text:s text:c="4"/></text:span><text:span text:style-name="T28">const</text:span><text:span text:style-name="T7"> </text:span><text:span text:style-name="T2">u32string</text:span><text:span text:style-name="T7"> </text:span><text:span text:style-name="T12">code</text:span><text:span text:style-name="T7"> </text:span>=<text:span text:style-name="T7"> </text:span><text:span text:style-name="T20">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5">eval</text:span>(<text:span text:style-name="T12">code</text:span>);</text:p>
      <text:p text:style-name="КОД"><text:span text:style-name="T7"><text:s text:c="4"/></text:span><text:span text:style-name="T28">const</text:span><text:span text:style-name="T7"> </text:span><text:span text:style-name="T2">u32string</text:span><text:span text:style-name="T7"> </text:span><text:span text:style-name="T12">code2</text:span><text:span text:style-name="T7"> </text:span>=<text:span text:style-name="T7"> </text:span><text:span text:style-name="T20">U"i</text:span><text:span text:style-name="T7"> </text:span><text:span text:style-name="T20">=</text:span><text:span text:style-name="T7"> </text:span><text:span text:style-name="T20">3</text:span><text:span text:style-name="T7"> </text:span><text:span text:style-name="T20">+</text:span><text:span text:style-name="T7"> </text:span><text:span text:style-name="T20">2*3;"</text:span>;</text:p>
      <text:p text:style-name="КОД"><text:span text:style-name="T7"><text:s text:c="4"/></text:span><text:span text:style-name="T12">engine</text:span>.<text:span text:style-name="T15">eval</text:span>(<text:span text:style-name="T12">code2</text:span>);</text:p>
      <text:p text:style-name="КОД"><text:span text:style-name="T7"><text:s text:c="4"/></text:span><text:span text:style-name="T28">const</text:span><text:span text:style-name="T7"> </text:span><text:span text:style-name="T2">u32string</text:span><text:span text:style-name="T7"> </text:span><text:span text:style-name="T12">code3</text:span><text:span text:style-name="T7"> </text:span>=<text:span text:style-name="T7"> </text:span><text:span text:style-name="T20">U"+"</text:span>;</text:p>
      <text:p text:style-name="КОД"><text:span text:style-name="T7"><text:s text:c="4"/></text:span><text:span text:style-name="T12">engine</text:span>.<text:span text:style-name="T15">eval</text:span>(<text:span text:style-name="T12">code3</text:span>);</text:p>
      <text:p text:style-name="КОД">}</text:p>
      <text:p text:style-name="Horizontal_20_Line"/>
      <text:p text:style-name="P97">В последнем тесте должна быть ошибка. Убедимся, что два проходят, а третий вылетает, после чего третий можно убрать.</text:p>
      <text:p text:style-name="P98">Итак, синтаксический анализатор работает.</text:p>
      <text:p text:style-name="P98">Зафиксируем этот этап: EScriptEngine-<text:span text:style-name="T91">4</text:span>.zip</text:p>
      <text:p text:style-name="P98"/>
      <text:p text:style-name="P109">31.07.2023</text:p>
      <text:h text:style-name="Heading_20_2" text:outline-level="2">Таблицы символов</text:h>
      <text:p text:style-name="P111">Почему мы не переходим сразу к вычислениям? <text:span text:style-name="T96">Чтобы производить вычисления, нам </text:span>предстоит генерировать промежуточный код, который будет создавать много <text:span text:style-name="T96">временных</text:span> переменных, а для их хранения нужны таблицы символов. <text:span text:style-name="T96">Например, выражение:</text:span></text:p>
      <text:p text:style-name="P112">i = 2 + 3 * 4;</text:p>
      <text:p text:style-name="P112">будет сгенерировано в виде трёхадресного кода как</text:p>
      <text:p text:style-name="P112">t1 = 3 * 4;</text:p>
      <text:p text:style-name="P112">t2 = 2 + t1;</text:p>
      <text:p text:style-name="P112">i = t2;</text:p>
      <text:p text:style-name="P112">Таким образом, временные t1, t2 и саму явно объявленную переменную i надо где-то хранить.</text:p>
      <text:p text:style-name="P99">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9">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9">Каждая запись таблицы символов будет содержать имя переменной и указатель на соответствующий объект.</text:p>
      <text:p text:style-name="P111"/>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100">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2">Встречая в первый раз переменную в правой части или при объявлении мы создаём новую запись в таблице символов.</text:span></text:p>
      <text:p text:style-name="P101"><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2">На диаграмме класс Unit — это собственно <text:span text:style-name="T97">хранилище объектного </text:span>код<text:span text:style-name="T97">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3"><text:soft-page-break/>Кроме того, в Unit будет содержаться и объект для сгенерированного кода, и область данных, но об этом позже.</text:p>
      <text:p text:style-name="P103">Добавим эти классы в проект EScript, <text:span text:style-name="T93">пока </text:span><text:span text:style-name="T97">эти классы будут </text:span><text:span text:style-name="T93">пустые</text:span>. <text:span text:style-name="T93">Сейчас мы создадим тест и определим, какой интерфейс для них будет лучше. Добавим в проект «unittest» класс </text:span></text:p>
      <text:p text:style-name="КОД">#<text:span text:style-name="T26">ifndef</text:span><text:span text:style-name="T7"> </text:span><text:span text:style-name="T26">CODEUNIT_TEST_H</text:span></text:p>
      <text:p text:style-name="КОД">#<text:span text:style-name="T26">define</text:span><text:span text:style-name="T7"> </text:span><text:span text:style-name="T26">CODEUNIT_TEST_H</text:span></text:p>
      <text:p text:style-name="КОД"><text:span text:style-name="T28">class</text:span><text:span text:style-name="T7"> </text:span><text:span text:style-name="T3">CodeUnit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objectsWork</text:span>();</text:p>
      <text:p text:style-name="КОД">};</text:p>
      <text:p text:style-name="КОД">#<text:span text:style-name="T26">endif</text:span><text:span text:style-name="T7"> </text:span><text:span text:style-name="T20">//</text:span><text:span text:style-name="T7"> </text:span><text:span text:style-name="T20">CODEUNIT_TEST_H</text:span></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codeunit_test.h"</text:span></text:p>
      <text:p text:style-name="КОД"><text:span text:style-name="T28">using</text:span><text:span text:style-name="T7"> </text:span><text:span text:style-name="T28">namespace</text:span><text:span text:style-name="T7"> </text:span><text:span text:style-name="T2">escript</text:span>;</text:p>
      <text:p text:style-name="КОД"><text:span text:style-name="T28">using</text:span><text:span text:style-name="T7"> </text:span><text:span text:style-name="T28">namespace</text:span><text:span text:style-name="T7"> </text:span><text:span text:style-name="T2">std</text:span>;</text:p>
      <text:p text:style-name="КОД"><text:span text:style-name="T28">void</text:span><text:span text:style-name="T7"> </text:span><text:span text:style-name="T2">CodeUnit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objectsWork</text:span>();</text:p>
      <text:p text:style-name="КОД"><text:span text:style-name="T7"><text:s text:c="4"/></text:span><text:span text:style-name="T15">cleanupTestCase</text:span>();</text:p>
      <text:p text:style-name="КОД">}</text:p>
      <text:p text:style-name="КОД"><text:span text:style-name="T28">void</text:span><text:span text:style-name="T7"> </text:span><text:span text:style-name="T2">CodeUnit_Test</text:span>::<text:span text:style-name="T16">initTestCase</text:span>()</text:p>
      <text:p text:style-name="КОД">{</text:p>
      <text:p text:style-name="КОД">}</text:p>
      <text:p text:style-name="КОД"><text:span text:style-name="T28">void</text:span><text:span text:style-name="T7"> </text:span><text:span text:style-name="T2">CodeUnit_Test</text:span>::<text:span text:style-name="T16">cleanupTestCase</text:span>()</text:p>
      <text:p text:style-name="КОД">{</text:p>
      <text:p text:style-name="КОД">}</text:p>
      <text:p text:style-name="КОД"><text:span text:style-name="T28">void</text:span><text:span text:style-name="T7"> </text:span><text:span text:style-name="T2">CodeUnit_Test</text:span>::<text:span text:style-name="T16">test_objectsWork</text:span>()</text:p>
      <text:p text:style-name="КОД">{</text:p>
      <text:p text:style-name="КОД">}</text:p>
      <text:p text:style-name="Horizontal_20_Line"/>
      <text:p text:style-name="P104">В функцию main() также добавим вызов этого теста:</text:p>
      <text:p text:style-name="КОД"><text:span text:style-name="T28">int</text:span><text:span text:style-name="T7"> </text:span><text:span text:style-name="T16">main</text:span>()</text:p>
      <text:p text:style-name="КОД">{</text:p>
      <text:p text:style-name="КОД"><text:span text:style-name="T7"><text:s text:c="4"/></text:span><text:span text:style-name="T2">Lexer_Test</text:span>().<text:span text:style-name="T15">run</text:span>();</text:p>
      <text:p text:style-name="КОД"><text:span text:style-name="T7"><text:s text:c="4"/></text:span><text:span text:style-name="T2">SimpleExpression_Test</text:span>().<text:span text:style-name="T15">run</text:span>();</text:p>
      <text:p text:style-name="КОД"><text:span text:style-name="T7"><text:s text:c="4"/></text:span><text:span text:style-name="T2">CodeUnit_Test</text:span>().<text:span text:style-name="T15">run</text:span>();</text:p>
      <text:p text:style-name="КОД"><text:span text:style-name="T7"><text:s text:c="4"/></text:span><text:span text:style-name="T32">cout</text:span><text:span text:style-name="T7"> </text:span><text:span text:style-name="T15">&lt;&lt;</text:span><text:span text:style-name="T7"> </text:span><text:span text:style-name="T20">"Tests OK"</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105">В начале работы мы создаём объект Unit. Для этого лучше всего сделать переменную-член в объекте EScript.</text:p>
      <text:p text:style-name="КОД"><text:span text:style-name="T28">class</text:span><text:span text:style-name="T7"> </text:span><text:span text:style-name="T26">ESCRIPT_EXPORT</text:span><text:span text:style-name="T7"> </text:span><text:span text:style-name="T3">EScript</text:span></text:p>
      <text:p text:style-name="КОД">{</text:p>
      <text:p text:style-name="КОД"><text:span text:style-name="T28">private</text:span>:</text:p>
      <text:p text:style-name="P201"><text:span text:style-name="T7"><text:s text:c="4"/></text:span><text:span text:style-name="T2">std</text:span>::<text:span text:style-name="T5">shared</text:span><text:span text:style-name="T2">_ptr</text:span>&lt;<text:span text:style-name="T2">Unit</text:span>&gt;<text:span text:style-name="T7"> </text:span><text:span text:style-name="T44">_unit</text:span>;</text:p>
      <text:p text:style-name="КОД">...</text:p>
      <text:p text:style-name="Horizontal_20_Line"/>
      <text:p text:style-name="P106"><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брасывает</text:span><text:span text:style-name="T7"> </text:span><text:span text:style-name="T26">движок</text:span><text:span text:style-name="T7"> </text:span><text:span text:style-name="T26">в</text:span><text:span text:style-name="T7"> </text:span><text:span text:style-name="T26">первоначальное</text:span><text:span text:style-name="T7"> </text:span><text:span text:style-name="T26">состояние.</text:span></text:p>
      <text:p text:style-name="КОД"><text:span text:style-name="T7"><text:s text:c="5"/></text:span><text:span text:style-name="T26">*/</text:span></text:p>
      <text:p text:style-name="P200"><text:span text:style-name="T7"><text:s text:c="4"/></text:span><text:span text:style-name="T28">void</text:span><text:span text:style-name="T7"> </text:span><text:span text:style-name="T16">clear</text:span>();</text:p>
      <text:p text:style-name="Horizontal_20_Line"/>
      <text:p text:style-name="P107"><text:span text:style-name="T94">Подобный</text:span> метод нужен у программного модуля <text:span text:style-name="T94">Unit</text:span>: он очистит блоки, область кода, область данных, и вызовет такой же метод у таблиц символов. <text:span text:style-name="T95">Его мы вызовем и в деструкторе ~EScript().</text:span></text:p>
      <text:p text:style-name="P108">В <text:span text:style-name="T94">Unit </text:span>будет содержаться один объект Block:</text:p>
      <text:p text:style-name="КОД"><text:span text:style-name="T28">class</text:span><text:span text:style-name="T7"> </text:span>ESCRIPT_EXPORT<text:span text:style-name="T7"> </text:span>Unit</text:p>
      <text:p text:style-name="КОД">{</text:p>
      <text:p text:style-name="КОД"><text:span text:style-name="T28">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4">_block</text:span>;</text:p>
      <text:p text:style-name="КОД">...</text:p>
      <text:p text:style-name="Horizontal_20_Line"/>
      <text:p text:style-name="P108">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10">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97">разработать</text:span> промежуточный код, исполняющую машину, организацию памяти.</text:p>
      <text:p text:style-name="P105">Допустим в коде мы встретили идентификатор и решили добавить его как переменную в таблицу символов.</text:p>
      <text:p text:style-name="P113">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4">Пока мы сделаем так: запись таблицы символов указывает на данные. <text:span text:style-name="T103">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98">Для этого учтём следующее:</text:span></text:p>
      <text:list xml:id="list540149224" text:style-name="L3">
        <text:list-item>
          <text:p text:style-name="P225">тип данных переменной может быть изменён при следующем присваивании, </text:p>
        </text:list-item>
        <text:list-item>
          <text:p text:style-name="P225"><text:span text:style-name="T100">при смене типа </text:span>предыдущие данные, на которые ссылается эта переменная, мы должны удалить, <text:span text:style-name="T100">если на них больше нет ссылок.</text:span></text:p>
        </text:list-item>
        <text:list-item>
          <text:p text:style-name="P226">запись в таблице символов должна давать абстрагированный доступ к данным переменных каждого типа</text:p>
        </text:list-item>
        <text:list-item>
          <text:p text:style-name="P227"><text:soft-page-break/>при обнаружении новой переменной её значение мы можем вставить в известную область памяти</text:p>
        </text:list-item>
      </text:list>
      <text:p text:style-name="P115">Предположим, что мы работаем только с целыми числами.</text:p>
      <text:p text:style-name="P115">Пусть распределением памяти под значения переменных занимается класс программного модуля — Unit.</text:p>
      <text:p text:style-name="P115">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6">Тогда класс Symbol должен просто вернуть указатель на число в этом <text:span text:style-name="T99">списке</text:span>.</text:p>
      <text:p text:style-name="P117">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7"><text:span text:style-name="T101">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7">В процессе трансляции в первом случае мы вносим запись в таблицу символов и сразу выделяем место для целого числа.</text:p>
      <text:p text:style-name="P117">Во втором случае мы помещаем запись в таблицу символов, но память не выделяем.</text:p>
      <text:p text:style-name="P117">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8">Наш класс Symbol должен предоставить интерфейс для задания типа и самостоятельно позаботиться о выделении памяти, кроме того, <text:span text:style-name="T102">предположим, что </text:span>он должен будет уведомить среду выполнения, что старое значение больше не нужно.<text:span text:style-name="T101"> Никаких вычислений он выполнять не будет.</text:span></text:p>
      <text:p text:style-name="P119">С учётом изложенного вернёмся в файл codeunit_test.cpp и напишем тест:</text:p>
      <text:p text:style-name="КОД"><text:span text:style-name="T28">void</text:span><text:span text:style-name="T7"> </text:span><text:span text:style-name="T2">CodeUnit_Test</text:span>::<text:span text:style-name="T16">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2">unit</text:span><text:span text:style-name="T7"> </text:span>=<text:span text:style-name="T7"> </text:span><text:span text:style-name="T2">std</text:span>::<text:span text:style-name="T15">make_shared</text:span>&lt;<text:span text:style-name="T2">Unit</text:span>&gt;();</text:p>
      <text:p text:style-name="КОД"><text:span text:style-name="T7"><text:s text:c="4"/></text:span><text:span text:style-name="T28">auto</text:span><text:span text:style-name="T7"> </text:span><text:span text:style-name="T12">table</text:span><text:span text:style-name="T7"> </text:span>=<text:span text:style-name="T7"> </text:span><text:span text:style-name="T12">unit</text:span><text:span text:style-name="T15">-&gt;block</text:span>()<text:span text:style-name="T15">-&gt;symbolTable</text:span>();</text:p>
      <text:p text:style-name="КОД"><text:span text:style-name="T7"><text:s text:c="4"/></text:span><text:span text:style-name="T20">//</text:span><text:span text:style-name="T7"> </text:span><text:span text:style-name="T20">добавим</text:span><text:span text:style-name="T7"> </text:span><text:span text:style-name="T20">в</text:span><text:span text:style-name="T7"> </text:span><text:span text:style-name="T20">таблицу</text:span><text:span text:style-name="T7"> </text:span><text:span text:style-name="T20">символов</text:span><text:span text:style-name="T7"> </text:span><text:span text:style-name="T20">запись</text:span><text:span text:style-name="T7"> </text:span><text:span text:style-name="T20">без</text:span><text:span text:style-name="T7"> </text:span><text:span text:style-name="T20">указания</text:span><text:span text:style-name="T7"> </text:span><text:span text:style-name="T20">типа:</text:span></text:p>
      <text:p text:style-name="КОД"><text:span text:style-name="T7"><text:s text:c="4"/></text:span><text:span text:style-name="T28">const</text:span><text:span text:style-name="T7"> </text:span><text:span text:style-name="T2">u32string</text:span><text:span text:style-name="T7"> </text:span><text:span text:style-name="T12">valueName</text:span><text:span text:style-name="T7"> </text:span>=<text:span text:style-name="T7"> </text:span><text:span text:style-name="T20">U"x"</text:span>;</text:p>
      <text:p text:style-name="КОД"><text:span text:style-name="T7"><text:s text:c="4"/></text:span><text:span text:style-name="T28">auto</text:span><text:span text:style-name="T7"> </text:span><text:span text:style-name="T12">v1</text:span><text:span text:style-name="T7"> </text:span>=<text:span text:style-name="T7"> </text:span><text:span text:style-name="T12">table</text:span><text:span text:style-name="T15">-&gt;add</text:span>(<text:span text:style-name="T12">valueName</text:span>);</text:p>
      <text:p text:style-name="КОД"><text:span text:style-name="T7"><text:s text:c="4"/></text:span><text:span text:style-name="T26">assert</text:span>(<text:span text:style-name="T12">v1</text:span><text:span text:style-name="T15">-&gt;type</text:span>()<text:span text:style-name="T7"> </text:span>==<text:span text:style-name="T7"> </text:span><text:span text:style-name="T2">SymbolType</text:span>::<text:span text:style-name="T2">Undefined</text:span>);</text:p>
      <text:p text:style-name="КОД"><text:span text:style-name="T7"><text:s text:c="4"/></text:span><text:span text:style-name="T26">assert</text:span>(<text:span text:style-name="T12">v1</text:span><text:span text:style-name="T15">-&gt;data</text:span>()<text:span text:style-name="T7"> </text:span>==<text:span text:style-name="T7"> </text:span><text:span text:style-name="T28">nullptr</text:span>);</text:p>
      <text:p text:style-name="КОД"><text:span text:style-name="T7"><text:s text:c="4"/></text:span><text:span text:style-name="T20">//</text:span><text:span text:style-name="T7"> </text:span><text:span text:style-name="T20">Установим</text:span><text:span text:style-name="T7"> </text:span><text:span text:style-name="T20">тип</text:span><text:span text:style-name="T7"> </text:span><text:span text:style-name="T20">-</text:span><text:span text:style-name="T7"> </text:span><text:span text:style-name="T20">целое</text:span></text:p>
      <text:p text:style-name="КОД"><text:span text:style-name="T7"><text:s text:c="4"/></text:span><text:span text:style-name="T12">v1</text:span><text:span text:style-name="T15">-&gt;setType</text:span>(<text:span text:style-name="T2">SymbolType</text:span>::<text:span text:style-name="T2">Integer</text:span>);</text:p>
      <text:p text:style-name="КОД"><text:span text:style-name="T7"><text:s text:c="4"/></text:span><text:span text:style-name="T20">//</text:span><text:span text:style-name="T7"> </text:span><text:span text:style-name="T20">должен</text:span><text:span text:style-name="T7"> </text:span><text:span text:style-name="T20">измениться</text:span><text:span text:style-name="T7"> </text:span><text:span text:style-name="T20">тип</text:span></text:p>
      <text:p text:style-name="КОД"><text:span text:style-name="T7"><text:s text:c="4"/></text:span><text:span text:style-name="T26">assert</text:span>(<text:span text:style-name="T12">v1</text:span><text:span text:style-name="T15">-&gt;type</text:span>()<text:span text:style-name="T7"> </text:span>==<text:span text:style-name="T7"> </text:span><text:span text:style-name="T2">SymbolType</text:span>::<text:span text:style-name="T2">Integer</text:span>);</text:p>
      <text:p text:style-name="КОД"><text:span text:style-name="T7"><text:s text:c="4"/></text:span><text:span text:style-name="T20">//</text:span><text:span text:style-name="T7"> </text:span><text:span text:style-name="T20">должна</text:span><text:span text:style-name="T7"> </text:span><text:span text:style-name="T20">быть</text:span><text:span text:style-name="T7"> </text:span><text:span text:style-name="T20">выделена</text:span><text:span text:style-name="T7"> </text:span><text:span text:style-name="T20">память</text:span></text:p>
      <text:p text:style-name="КОД"><text:span text:style-name="T7"><text:s text:c="4"/></text:span><text:span text:style-name="T26">assert</text:span>(<text:span text:style-name="T12">v1</text:span><text:span text:style-name="T15">-&gt;data</text:span>()<text:span text:style-name="T7"> </text:span>!=<text:span text:style-name="T7"> </text:span><text:span text:style-name="T28">nullptr</text:span>);</text:p>
      <text:p text:style-name="КОД"><text:span text:style-name="T7"><text:s text:c="4"/></text:span><text:span text:style-name="T20">//</text:span><text:span text:style-name="T7"> </text:span><text:span text:style-name="T20">установим</text:span><text:span text:style-name="T7"> </text:span><text:span text:style-name="T20">некое</text:span><text:span text:style-name="T7"> </text:span><text:span text:style-name="T20">число</text:span></text:p>
      <text:p text:style-name="КОД"><text:span text:style-name="T7"><text:s text:c="4"/></text:span><text:span text:style-name="T2">IntType</text:span><text:span text:style-name="T7"> </text:span><text:span text:style-name="T12">value1</text:span><text:span text:style-name="T7"> </text:span>=<text:span text:style-name="T7"> </text:span><text:span text:style-name="T26">12345</text:span>;</text:p>
      <text:p text:style-name="КОД"><text:span text:style-name="T7"><text:s text:c="4"/></text:span>*(<text:span text:style-name="T2">IntType</text:span>*)<text:span text:style-name="T12">v1</text:span><text:span text:style-name="T15">-&gt;data</text:span>()<text:span text:style-name="T7"> </text:span>=<text:span text:style-name="T7"> </text:span><text:span text:style-name="T12">value1</text:span>;</text:p>
      <text:p text:style-name="КОД"><text:span text:style-name="T7"><text:s text:c="4"/></text:span><text:span text:style-name="T20">//</text:span><text:span text:style-name="T7"> </text:span><text:span text:style-name="T20">должно</text:span><text:span text:style-name="T7"> </text:span><text:span text:style-name="T20">смениться</text:span><text:span text:style-name="T7"> </text:span><text:span text:style-name="T20">число</text:span></text:p>
      <text:p text:style-name="КОД"><text:span text:style-name="T7"><text:s text:c="4"/></text:span><text:span text:style-name="T26">assert</text:span>(*(<text:span text:style-name="T2">IntType</text:span>*)<text:span text:style-name="T12">v1</text:span><text:span text:style-name="T15">-&gt;data</text:span>()<text:span text:style-name="T7"> </text:span>==<text:span text:style-name="T7"> </text:span><text:span text:style-name="T12">value1</text:span>);</text:p>
      <text:p text:style-name="КОД"><text:span text:style-name="T7"><text:s text:c="4"/></text:span><text:span text:style-name="T20">//</text:span><text:span text:style-name="T7"> </text:span><text:span text:style-name="T20">проверим</text:span><text:span text:style-name="T7"> </text:span><text:span text:style-name="T20">в</text:span><text:span text:style-name="T7"> </text:span><text:span text:style-name="T20">таблице</text:span><text:span text:style-name="T7"> </text:span><text:span text:style-name="T20">целых</text:span><text:span text:style-name="T7"> </text:span><text:span text:style-name="T20">чисел:</text:span></text:p>
      <text:p text:style-name="КОД"><text:span text:style-name="T7"><text:s text:c="4"/></text:span><text:span text:style-name="T26">assert</text:span>(<text:span text:style-name="T12">unit</text:span><text:span text:style-name="T15">-&gt;staticIntegerValues</text:span>().<text:span text:style-name="T15">front</text:span>()<text:span text:style-name="T7"> </text:span>==<text:span text:style-name="T7"> </text:span><text:span text:style-name="T12">value1</text:span>);</text:p>
      <text:p text:style-name="КОД"><text:span text:style-name="T7"><text:s text:c="4"/></text:span><text:span text:style-name="T20">//</text:span><text:span text:style-name="T7"> </text:span><text:span text:style-name="T20">найдём</text:span><text:span text:style-name="T7"> </text:span><text:span text:style-name="T20">теперь</text:span><text:span text:style-name="T7"> </text:span><text:span text:style-name="T20">переменную</text:span><text:span text:style-name="T7"> </text:span><text:span text:style-name="T20">по</text:span><text:span text:style-name="T7"> </text:span><text:span text:style-name="T20">имени:</text:span></text:p>
      <text:p text:style-name="КОД"><text:soft-page-break/><text:span text:style-name="T7"><text:s text:c="4"/></text:span><text:span text:style-name="T28">auto</text:span><text:span text:style-name="T7"> </text:span><text:span text:style-name="T12">v2</text:span><text:span text:style-name="T7"> </text:span>=<text:span text:style-name="T7"> </text:span><text:span text:style-name="T12">table</text:span><text:span text:style-name="T15">-&gt;find</text:span>(<text:span text:style-name="T12">valueName</text:span>);</text:p>
      <text:p text:style-name="КОД"><text:span text:style-name="T7"><text:s text:c="4"/></text:span><text:span text:style-name="T20">//</text:span><text:span text:style-name="T7"> </text:span><text:span text:style-name="T20">проверим,</text:span><text:span text:style-name="T7"> </text:span><text:span text:style-name="T20">нашли</text:span><text:span text:style-name="T7"> </text:span><text:span text:style-name="T20">ли</text:span><text:span text:style-name="T7"> </text:span><text:span text:style-name="T20">переменную</text:span></text:p>
      <text:p text:style-name="КОД"><text:span text:style-name="T7"><text:s text:c="4"/></text:span><text:span text:style-name="T26">assert</text:span>(<text:span text:style-name="T12">v2</text:span><text:span text:style-name="T7"> </text:span><text:span text:style-name="T15">!=</text:span><text:span text:style-name="T7"> </text:span><text:span text:style-name="T28">nullptr</text:span>);</text:p>
      <text:p text:style-name="КОД"><text:span text:style-name="T7"><text:s text:c="4"/></text:span><text:span text:style-name="T20">//</text:span><text:span text:style-name="T7"> </text:span><text:span text:style-name="T20">есть</text:span><text:span text:style-name="T7"> </text:span><text:span text:style-name="T20">ли</text:span><text:span text:style-name="T7"> </text:span><text:span text:style-name="T20">у</text:span><text:span text:style-name="T7"> </text:span><text:span text:style-name="T20">неё</text:span><text:span text:style-name="T7"> </text:span><text:span text:style-name="T20">данные</text:span></text:p>
      <text:p text:style-name="КОД"><text:span text:style-name="T7"><text:s text:c="4"/></text:span><text:span text:style-name="T26">assert</text:span>(<text:span text:style-name="T12">v2</text:span><text:span text:style-name="T15">-&gt;data</text:span>()<text:span text:style-name="T7"> </text:span>!=<text:span text:style-name="T7"> </text:span><text:span text:style-name="T28">nullptr</text:span>);</text:p>
      <text:p text:style-name="КОД"><text:span text:style-name="T7"><text:s text:c="4"/></text:span><text:span text:style-name="T20">//</text:span><text:span text:style-name="T7"> </text:span><text:span text:style-name="T20">верны</text:span><text:span text:style-name="T7"> </text:span><text:span text:style-name="T20">ли</text:span><text:span text:style-name="T7"> </text:span><text:span text:style-name="T20">данные</text:span></text:p>
      <text:p text:style-name="КОД"><text:span text:style-name="T7"><text:s text:c="4"/></text:span><text:span text:style-name="T26">assert</text:span>(*(<text:span text:style-name="T2">IntType</text:span>*)<text:span text:style-name="T12">v2</text:span><text:span text:style-name="T15">-&gt;data</text:span>()<text:span text:style-name="T7"> </text:span>==<text:span text:style-name="T7"> </text:span><text:span text:style-name="T12">value1</text:span>);</text:p>
      <text:p text:style-name="КОД">}</text:p>
      <text:p text:style-name="Horizontal_20_Line"/>
      <text:p text:style-name="P120"><text:span text:style-name="T104">Т.к. кода довольно много, с</text:span> текущим содержимым классов лучше ознакомиться в файлах архива: EScriptEngine-<text:span text:style-name="T105">5</text:span>.zip</text:p>
      <text:h text:style-name="Heading_20_2" text:outline-level="2">Промежуточный код</text:h>
      <text:p text:style-name="P121">Для начала создадим новый тест и добавим метод тестирования разбора простейшего выражения:</text:p>
      <text:p text:style-name="КОД"><text:span text:style-name="T28">void</text:span><text:span text:style-name="T7"> </text:span><text:span text:style-name="T2">CodeGen_Test</text:span>::<text:span text:style-name="T16">test_simpleExpressio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28">const</text:span><text:span text:style-name="T7"> </text:span><text:span text:style-name="T2">u32string</text:span><text:span text:style-name="T7"> </text:span><text:span text:style-name="T12">code1</text:span><text:span text:style-name="T7"> </text:span>=<text:span text:style-name="T7"> </text:span><text:span text:style-name="T20">U"x</text:span><text:span text:style-name="T7"> </text:span><text:span text:style-name="T20">=</text:span><text:span text:style-name="T7"> </text:span><text:span text:style-name="T20">10;"</text:span>;</text:p>
      <text:p text:style-name="КОД"><text:span text:style-name="T7"><text:s text:c="4"/></text:span><text:span text:style-name="T12">engine</text:span>.<text:span text:style-name="T15">eval</text:span>(<text:span text:style-name="T12">code1</text:span>);</text:p>
      <text:p text:style-name="КОД">}</text:p>
      <text:p text:style-name="Horizontal_20_Line"/>
      <text:p text:style-name="P121">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6">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2">Мы должны быть уверены, что на входе находится идентификатор, поэтому немного изменим этот метод:</text:p>
      <text:p text:style-name="КОД"><text:span text:style-name="T28">void</text:span><text:span text:style-name="T7"> </text:span><text:span text:style-name="T2">Parser</text:span>::<text:span text:style-name="T16">expected</text:span>(<text:span text:style-name="T2">Token</text:span><text:span text:style-name="T7"> </text:span><text:span text:style-name="T12">expectedToken</text:span>)</text:p>
      <text:p text:style-name="КОД">{</text:p>
      <text:p text:style-name="КОД"><text:span text:style-name="T7"><text:s text:c="4"/></text:span><text:span text:style-name="T28">if</text:span><text:span text:style-name="T7"> </text:span>(<text:span text:style-name="T15">lookahead</text:span>()<text:span text:style-name="T7"> </text:span>!=<text:span text:style-name="T7"> </text:span><text:span text:style-name="T12">expectedToken</text:span>) // <text:span text:style-name="T107">добавим это условие</text:span></text:p>
      <text:p text:style-name="КОД"><text:span text:style-name="T7"><text:s text:c="8"/></text:span><text:span text:style-name="T15">error</text:span>(<text:span text:style-name="T20">"Expected "</text:span><text:span text:style-name="T7"> </text:span><text:span text:style-name="T15">+</text:span><text:span text:style-name="T7"> </text:span><text:span text:style-name="T2">TokenName</text:span>::<text:span text:style-name="T15">toString</text:span>(<text:span text:style-name="T12">expectedToken</text:span>));</text:p>
      <text:p text:style-name="КОД">}</text:p>
      <text:p text:style-name="Horizontal_20_Line"/>
      <text:p text:style-name="P122">и добавим проверку на входе:</text:p>
      <text:p text:style-name="КОД"><text:span text:style-name="T28">void</text:span><text:span text:style-name="T7"> </text:span>Parser::Variable()</text:p>
      <text:p text:style-name="КОД">{</text:p>
      <text:p text:style-name="КОД"><text:span text:style-name="T7"><text:s text:c="4"/></text:span><text:span text:style-name="T15">expected</text:span>(<text:span text:style-name="T2">Token</text:span>::<text:span text:style-name="T2">Identifier</text:span>);</text:p>
      <text:p text:style-name="КОД"><text:span text:style-name="T7"><text:s text:c="4"/></text:span><text:span text:style-name="T15">match</text:span>(<text:span text:style-name="T2">Token</text:span>::<text:span text:style-name="T2">Identifier</text:span>);</text:p>
      <text:p text:style-name="КОД">}</text:p>
      <text:p text:style-name="Horizontal_20_Line"/>
      <text:p text:style-name="P123">Так же нам понадобится метод для доступа к текущему тексту токена:</text:p>
      <text:p text:style-name="КОД"><text:span text:style-name="T28">const</text:span><text:span text:style-name="T7"> </text:span><text:span text:style-name="T2">u32string</text:span><text:span text:style-name="T7"> </text:span>&amp;<text:span text:style-name="T2">Parser</text:span>::<text:span text:style-name="T16">tokenText</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44">_lexer</text:span><text:span text:style-name="T15">-&gt;tokenText</text:span>();</text:p>
      <text:p text:style-name="КОД">}</text:p>
      <text:p text:style-name="Horizontal_20_Line"/>
      <text:p text:style-name="P123"><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4">Кроме того, заменим конструктор класса Parser, внедрим зависимость от Unit:</text:p>
      <text:p text:style-name="КОД"><text:span text:style-name="T2">Parser</text:span>::<text:span text:style-name="T16">Parser</text:span>(<text:span text:style-name="T2">std</text:span>::<text:span text:style-name="T2">shared_ptr</text:span>&lt;<text:span text:style-name="T2">Unit</text:span>&gt;<text:span text:style-name="T7"> </text:span><text:span text:style-name="T10">&amp;</text:span><text:span text:style-name="T12">unit</text:span>)</text:p>
      <text:p text:style-name="КОД"><text:span text:style-name="T7"><text:s text:c="4"/></text:span>:<text:span text:style-name="T7"> </text:span><text:span text:style-name="T44">_unit</text:span>(<text:span text:style-name="T12">unit</text:span>)</text:p>
      <text:p text:style-name="КОД">{</text:p>
      <text:p text:style-name="КОД">}</text:p>
      <text:p text:style-name="Horizontal_20_Line"/>
      <text:p text:style-name="P124">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6">currentSymbolTable</text:span>()</text:p>
      <text:p text:style-name="КОД">{</text:p>
      <text:p text:style-name="КОД"><text:span text:style-name="T7"><text:s text:c="4"/></text:span><text:span text:style-name="T28">return</text:span><text:span text:style-name="T7"> </text:span><text:span text:style-name="T44">_unit</text:span><text:span text:style-name="T15">-&gt;block</text:span>()<text:span text:style-name="T15">-&gt;symbolTable</text:span>();</text:p>
      <text:p text:style-name="КОД">}</text:p>
      <text:p text:style-name="Horizontal_20_Line"/>
      <text:p text:style-name="P124">Итак, извлечём текст токена и проверим, есть ли такой символ в таблице символов. Если нет, то добавим с типом Undefined:</text:p>
      <text:p text:style-name="КОД"><text:span text:style-name="T28">void</text:span><text:span text:style-name="T7"> </text:span><text:span text:style-name="T2">Parser</text:span>::<text:span text:style-name="T16">Variable</text:span>()</text:p>
      <text:p text:style-name="КОД">{<text:span text:style-name="T7"> </text:span><text:span text:style-name="T20">//</text:span><text:span text:style-name="T7"> </text:span><text:span text:style-name="T20">это</text:span><text:span text:style-name="T7"> </text:span><text:span text:style-name="T20">правило</text:span><text:span text:style-name="T7"> </text:span><text:span text:style-name="T20">исключительно</text:span><text:span text:style-name="T7"> </text:span><text:span text:style-name="T20">для</text:span><text:span text:style-name="T7"> </text:span><text:span text:style-name="T20">l-value</text:span></text:p>
      <text:p text:style-name="КОД"><text:span text:style-name="T7"><text:s text:c="4"/></text:span><text:span text:style-name="T15">expected</text:span>(<text:span text:style-name="T2">Token</text:span>::<text:span text:style-name="T2">Identifier</text:span>);</text:p>
      <text:p text:style-name="КОД"><text:span text:style-name="T7"><text:s text:c="4"/></text:span><text:span text:style-name="T28">auto</text:span><text:span text:style-name="T7"> </text:span><text:span text:style-name="T12">id</text:span><text:span text:style-name="T7"> </text:span>=<text:span text:style-name="T7"> </text:span><text:span text:style-name="T15">tokenText</text:span>();</text:p>
      <text:p text:style-name="КОД"><text:span text:style-name="T7"><text:s text:c="4"/></text:span><text:span text:style-name="T20">//</text:span><text:span text:style-name="T7"> </text:span><text:span text:style-name="T20">отыскиваем</text:span><text:span text:style-name="T7"> </text:span><text:span text:style-name="T20">переменную</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4"/></text:span><text:span text:style-name="T28">auto</text:span><text:span text:style-name="T7"> </text:span><text:span text:style-name="T12">symbol</text:span><text:span text:style-name="T7"> </text:span>=<text:span text:style-name="T7"> </text:span><text:span text:style-name="T15">currentSymbolTable</text:span>()<text:span text:style-name="T15">-&gt;find</text:span>(<text:span text:style-name="T12">id</text:span>);</text:p>
      <text:p text:style-name="КОД"><text:span text:style-name="T7"><text:s text:c="4"/></text:span><text:span text:style-name="T28">if</text:span><text:span text:style-name="T7"> </text:span>(!<text:span text:style-name="T12">symbol</text:span>)<text:span text:style-name="T7"> </text:span><text:span text:style-name="T20">//</text:span><text:span text:style-name="T7"> </text:span><text:span text:style-name="T20">или</text:span><text:span text:style-name="T7"> </text:span><text:span text:style-name="T20">добавляем</text:span><text:span text:style-name="T7"> </text:span><text:span text:style-name="T20">новую</text:span><text:span text:style-name="T7"> </text:span><text:span text:style-name="T20">запись</text:span></text:p>
      <text:p text:style-name="КОД"><text:span text:style-name="T7"><text:s text:c="8"/></text:span><text:span text:style-name="T15">currentSymbolTable</text:span>()<text:span text:style-name="T15">-&gt;add</text:span>(<text:span text:style-name="T12">id</text:span>);</text:p>
      <text:p text:style-name="КОД"><text:span text:style-name="T7"><text:s text:c="4"/></text:span><text:span text:style-name="T15">match</text:span>(<text:span text:style-name="T2">Token</text:span>::<text:span text:style-name="T2">Identifier</text:span>);</text:p>
      <text:p text:style-name="КОД">}</text:p>
      <text:p text:style-name="Horizontal_20_Line"/>
      <text:p text:style-name="P126"><text:span text:style-name="T108">Переменная добавлена в таблицу символов. Чтобы выполнить присваивание, нужно как-то передать её в вызывающую функцию, т. е. в </text:span>AssignStatement(). <text:span text:style-name="T108">Воспользуемся стеком:</text:span></text:p>
      <text:p text:style-name="КОД"><text:span text:style-name="T28">class</text:span><text:span text:style-name="T7"> </text:span><text:span text:style-name="T26">ESCRIPT_EXPORT</text:span><text:span text:style-name="T7"> </text:span><text:span text:style-name="T3">Parser</text:span></text:p>
      <text:p text:style-name="КОД">{</text:p>
      <text:p text:style-name="КОД"><text:span text:style-name="T28">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4">_variables</text:span>;</text:p>
      <text:p text:style-name="Horizontal_20_Line"/>
      <text:p text:style-name="P125">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7">Вот какой получился код:</text:p>
      <text:p text:style-name="КОД"><text:span text:style-name="T28">void</text:span><text:span text:style-name="T7"> </text:span><text:span text:style-name="T2">Parser</text:span>::<text:span text:style-name="T16">Variable</text:span>()</text:p>
      <text:p text:style-name="КОД">{<text:span text:style-name="T7"> </text:span><text:span text:style-name="T20">//</text:span><text:span text:style-name="T7"> </text:span><text:span text:style-name="T20">это</text:span><text:span text:style-name="T7"> </text:span><text:span text:style-name="T20">правило</text:span><text:span text:style-name="T7"> </text:span><text:span text:style-name="T20">исключительно</text:span><text:span text:style-name="T7"> </text:span><text:span text:style-name="T20">для</text:span><text:span text:style-name="T7"> </text:span><text:span text:style-name="T20">l-value</text:span></text:p>
      <text:p text:style-name="КОД"><text:span text:style-name="T7"><text:s text:c="4"/></text:span><text:span text:style-name="T15">expected</text:span>(<text:span text:style-name="T2">Token</text:span>::<text:span text:style-name="T2">Identifier</text:span>);</text:p>
      <text:p text:style-name="КОД"><text:span text:style-name="T7"><text:s text:c="4"/></text:span><text:span text:style-name="T28">auto</text:span><text:span text:style-name="T7"> </text:span><text:span text:style-name="T12">id</text:span><text:span text:style-name="T7"> </text:span>=<text:span text:style-name="T7"> </text:span><text:span text:style-name="T15">tokenText</text:span>();</text:p>
      <text:p text:style-name="КОД"><text:span text:style-name="T7"><text:s text:c="4"/></text:span><text:span text:style-name="T20">//</text:span><text:span text:style-name="T7"> </text:span><text:span text:style-name="T20">отыскиваем</text:span><text:span text:style-name="T7"> </text:span><text:span text:style-name="T20">переменную</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4"/></text:span><text:span text:style-name="T28">auto</text:span><text:span text:style-name="T7"> </text:span><text:span text:style-name="T12">symbol</text:span><text:span text:style-name="T7"> </text:span>=<text:span text:style-name="T7"> </text:span><text:span text:style-name="T15">currentSymbolTable</text:span>()<text:span text:style-name="T15">-&gt;find</text:span>(<text:span text:style-name="T12">id</text:span>);</text:p>
      <text:p text:style-name="КОД"><text:span text:style-name="T7"><text:s text:c="4"/></text:span><text:span text:style-name="T28">if</text:span><text:span text:style-name="T7"> </text:span>(!<text:span text:style-name="T12">symbol</text:span>)<text:span text:style-name="T7"> </text:span><text:span text:style-name="T20">//</text:span><text:span text:style-name="T7"> </text:span><text:span text:style-name="T20">или</text:span><text:span text:style-name="T7"> </text:span><text:span text:style-name="T20">добавляем</text:span><text:span text:style-name="T7"> </text:span><text:span text:style-name="T20">новую</text:span><text:span text:style-name="T7"> </text:span><text:span text:style-name="T20">запись</text:span></text:p>
      <text:p text:style-name="КОД"><text:span text:style-name="T7"><text:s text:c="8"/></text:span><text:span text:style-name="T12">symbol</text:span><text:span text:style-name="T7"> </text:span><text:span text:style-name="T15">=</text:span><text:span text:style-name="T7"> </text:span><text:span text:style-name="T15">currentSymbolTable</text:span>()<text:span text:style-name="T15">-&gt;add</text:span>(<text:span text:style-name="T12">id</text:span>);</text:p>
      <text:p text:style-name="КОД"><text:span text:style-name="T7"><text:s text:c="4"/></text:span><text:span text:style-name="T44">_variables</text:span>.<text:span text:style-name="T15">push</text:span>(<text:span text:style-name="T12">symbol</text:span>);</text:p>
      <text:p text:style-name="КОД"><text:span text:style-name="T7"><text:s text:c="4"/></text:span><text:span text:style-name="T15">match</text:span>(<text:span text:style-name="T2">Token</text:span>::<text:span text:style-name="T2">Identifier</text:span>);</text:p>
      <text:p text:style-name="КОД">}</text:p>
      <text:p text:style-name="Horizontal_20_Line"/>
      <text:p text:style-name="P154"><text:soft-page-break/>Справа от присваивания <text:span text:style-name="T127">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8"><text:span text:style-name="T109">Обратим внимание на то, что функция самого глубокого уровня — это </text:span>Factor(). <text:span text:style-name="T109">Он может обработать число, строку, переменную, и нам нужно передать в вышестоящую функцию Term() результат разбора — и лексему, и её тип.</text:span></text:p>
      <text:p text:style-name="P129">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30">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30">Но вычислять мы ничего не будем, а воспользуемся этой идеей для генерации кода.</text:p>
      <text:p text:style-name="P131">Добавим немного кода в класс Lexer, пусть он займётся преобразованием чисел, это его обязанность:</text:p>
      <text:p text:style-name="КОД"><text:span text:style-name="T28">void</text:span><text:span text:style-name="T7"> </text:span>Lexer::readNumber(<text:span text:style-name="T28">int</text:span><text:span text:style-name="T7"> </text:span>firstChar)</text:p>
      <text:p text:style-name="КОД">...</text:p>
      <text:p text:style-name="КОД"><text:span text:style-name="T7"><text:s text:c="4"/></text:span><text:span text:style-name="T28">if</text:span><text:span text:style-name="T7"> </text:span>(isReal)<text:span text:style-name="T7"> </text:span>{</text:p>
      <text:p text:style-name="КОД"><text:span text:style-name="T7"><text:s text:c="8"/></text:span><text:span text:style-name="T44">_lastRealNumber</text:span><text:span text:style-name="T7"> </text:span>=<text:span text:style-name="T7"> </text:span><text:span text:style-name="T15">toLongDouble</text:span>(<text:span text:style-name="T44">_tokenText</text:span>);</text:p>
      <text:p text:style-name="КОД"><text:span text:style-name="T7"><text:s text:c="8"/></text:span><text:span text:style-name="T44">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28">else</text:span><text:span text:style-name="T7"> </text:span>{</text:p>
      <text:p text:style-name="КОД"><text:span text:style-name="T7"><text:s text:c="8"/></text:span><text:span text:style-name="T44">_lastIntegerNumber</text:span><text:span text:style-name="T7"> </text:span>=<text:span text:style-name="T7"> </text:span><text:span text:style-name="T15">toLongInteger</text:span>(<text:span text:style-name="T44">_tokenText</text:span>);</text:p>
      <text:p text:style-name="КОД"><text:span text:style-name="T7"><text:s text:c="8"/></text:span><text:span text:style-name="T44">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28">long</text:span><text:span text:style-name="T7"> </text:span><text:span text:style-name="T28">long</text:span><text:span text:style-name="T7"> </text:span>Lexer::toLongInteger(<text:span text:style-name="T28">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8">char32_t</text:span>&gt;,<text:span text:style-name="T7"> </text:span><text:span text:style-name="T28">char32_t</text:span>&gt;<text:span text:style-name="T7"> </text:span><text:span text:style-name="T12">convert</text:span>;</text:p>
      <text:p text:style-name="КОД"><text:span text:style-name="T7"><text:s text:c="4"/></text:span><text:span text:style-name="T28">return</text:span><text:span text:style-name="T7"> </text:span><text:span text:style-name="T2">std</text:span>::<text:span text:style-name="T15">stoll</text:span>(<text:span text:style-name="T12">convert</text:span>.<text:span text:style-name="T15">to_bytes</text:span>(<text:span text:style-name="T12">s</text:span>));</text:p>
      <text:p text:style-name="КОД">}</text:p>
      <text:p text:style-name="КОД"><text:span text:style-name="T28">long</text:span><text:span text:style-name="T7"> </text:span><text:span text:style-name="T28">double</text:span><text:span text:style-name="T7"> </text:span><text:span text:style-name="T2">Lexer</text:span>::<text:span text:style-name="T16">toLongDouble</text:span>(<text:span text:style-name="T28">const</text:span><text:span text:style-name="T7"> </text:span><text:span text:style-name="T2">std</text:span>::<text:span text:style-name="T2">u32string</text:span><text:span text:style-name="T7"> </text:span>&amp;<text:span text:style-name="T12">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8">char32_t</text:span>&gt;,<text:span text:style-name="T7"> </text:span><text:span text:style-name="T28">char32_t</text:span>&gt;<text:span text:style-name="T7"> </text:span><text:span text:style-name="T12">convert</text:span>;</text:p>
      <text:p text:style-name="КОД"><text:span text:style-name="T7"><text:s text:c="4"/></text:span><text:span text:style-name="T28">return</text:span><text:span text:style-name="T7"> </text:span><text:span text:style-name="T2">std</text:span>::<text:span text:style-name="T15">stold</text:span>(<text:span text:style-name="T12">convert</text:span>.<text:span text:style-name="T15">to_bytes</text:span>(<text:span text:style-name="T12">s</text:span>));</text:p>
      <text:p text:style-name="КОД">}</text:p>
      <text:p text:style-name="Horizontal_20_Line"/>
      <text:p text:style-name="P132">Добавим стеки:</text:p>
      <text:p text:style-name="КОД"><text:span text:style-name="T28">class</text:span><text:span text:style-name="T7"> </text:span><text:span text:style-name="T26">ESCRIPT_EXPORT</text:span><text:span text:style-name="T7"> </text:span><text:span text:style-name="T3">Parser</text:span></text:p>
      <text:p text:style-name="КОД">{</text:p>
      <text:p text:style-name="КОД"><text:span text:style-name="T28">private</text:span>:</text:p>
      <text:p text:style-name="КОД"><text:span text:style-name="T7"><text:s text:c="4"/></text:span><text:span text:style-name="T6">...</text:span></text:p>
      <text:p text:style-name="КОД"><text:span text:style-name="T7"><text:s text:c="4"/></text:span><text:span text:style-name="T20">//</text:span><text:span text:style-name="T7"> </text:span><text:span text:style-name="T20">стек</text:span><text:span text:style-name="T7"> </text:span><text:span text:style-name="T20">для</text:span><text:span text:style-name="T7"> </text:span><text:span text:style-name="T20">типа</text:span><text:span text:style-name="T7"> </text:span><text:span text:style-name="T20">обнаруженного</text:span><text:span text:style-name="T7"> </text:span><text:span text:style-name="T20">символа</text:span></text:p>
      <text:p text:style-name="КОД"><text:span text:style-name="T7"><text:s text:c="4"/></text:span><text:span text:style-name="T2">std</text:span>::<text:span text:style-name="T2">stack</text:span>&lt;<text:span text:style-name="T2">SymbolType</text:span>&gt;<text:span text:style-name="T7"> </text:span><text:span text:style-name="T44">_types</text:span>;</text:p>
      <text:p text:style-name="КОД"><text:span text:style-name="T7"><text:s text:c="4"/></text:span><text:span text:style-name="T20">//</text:span><text:span text:style-name="T7"> </text:span><text:span text:style-name="T20">стек</text:span><text:span text:style-name="T7"> </text:span><text:span text:style-name="T20">для</text:span><text:span text:style-name="T7"> </text:span><text:span text:style-name="T20">обнаруженных</text:span><text:span text:style-name="T7"> </text:span><text:span text:style-name="T20">переменных</text:span><text:span text:style-name="T7"> </text:span><text:span text:style-name="T20">в</text:span><text:span text:style-name="T7"> </text:span><text:span text:style-name="T20">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4">_variables</text:span>;</text:p>
      <text:p text:style-name="КОД"><text:span text:style-name="T7"><text:s text:c="4"/></text:span><text:span text:style-name="T20">//</text:span><text:span text:style-name="T7"> </text:span><text:span text:style-name="T20">стек</text:span><text:span text:style-name="T7"> </text:span><text:span text:style-name="T20">для</text:span><text:span text:style-name="T7"> </text:span><text:span text:style-name="T20">обнаруженных</text:span><text:span text:style-name="T7"> </text:span><text:span text:style-name="T20">целых</text:span><text:span text:style-name="T7"> </text:span><text:span text:style-name="T20">чисел</text:span><text:span text:style-name="T7"> </text:span><text:span text:style-name="T20">в</text:span><text:span text:style-name="T7"> </text:span><text:span text:style-name="T20">выражениях</text:span></text:p>
      <text:p text:style-name="КОД"><text:span text:style-name="T7"><text:s text:c="4"/></text:span><text:span text:style-name="T2">std</text:span>::<text:span text:style-name="T2">stack</text:span>&lt;<text:span text:style-name="T2">IntType</text:span>&gt;<text:span text:style-name="T7"> </text:span><text:span text:style-name="T44">_integers</text:span>;</text:p>
      <text:p text:style-name="Horizontal_20_Line"/>
      <text:p text:style-name="P132"><text:soft-page-break/>Добавим вспомогательные функции, которые синхронизируют эту работу:</text:p>
      <text:p text:style-name="КОД"><text:span text:style-name="T28">void</text:span><text:span text:style-name="T7"> </text:span>Parser::pushInt(IntType<text:span text:style-name="T7"> </text:span>value)</text:p>
      <text:p text:style-name="КОД">{</text:p>
      <text:p text:style-name="КОД"><text:span text:style-name="T7"><text:s text:c="4"/></text:span><text:span text:style-name="T44">_integers</text:span>.<text:span text:style-name="T15">push</text:span>(<text:span text:style-name="T12">value</text:span>);</text:p>
      <text:p text:style-name="КОД"><text:span text:style-name="T7"><text:s text:c="4"/></text:span><text:span text:style-name="T44">_types</text:span>.<text:span text:style-name="T15">push</text:span>(<text:span text:style-name="T2">SymbolType</text:span>::<text:span text:style-name="T2">Integer</text:span>);</text:p>
      <text:p text:style-name="КОД">}</text:p>
      <text:p text:style-name="КОД"><text:span text:style-name="T28">void</text:span><text:span text:style-name="T7"> </text:span><text:span text:style-name="T2">Parser</text:span>::<text:span text:style-name="T16">pushVariable</text:span>(<text:span text:style-name="T2">std</text:span>::<text:span text:style-name="T2">shared_ptr</text:span>&lt;<text:span text:style-name="T2">Symbol</text:span>&gt;<text:span text:style-name="T7"> </text:span>&amp;<text:span text:style-name="T12">variable</text:span>)</text:p>
      <text:p text:style-name="КОД">{</text:p>
      <text:p text:style-name="КОД"><text:span text:style-name="T7"><text:s text:c="4"/></text:span><text:span text:style-name="T44">_variables</text:span>.<text:span text:style-name="T15">push</text:span>(<text:span text:style-name="T12">variable</text:span>);</text:p>
      <text:p text:style-name="КОД"><text:span text:style-name="T7"><text:s text:c="4"/></text:span><text:span text:style-name="T44">_types</text:span>.<text:span text:style-name="T15">push</text:span>(<text:span text:style-name="T2">SymbolType</text:span>::<text:span text:style-name="T2">Variable</text:span>);</text:p>
      <text:p text:style-name="КОД">}</text:p>
      <text:p text:style-name="Horizontal_20_Line"/>
      <text:p text:style-name="P132">Тогда в функции Factor() запомним последнее целое число:</text:p>
      <text:p text:style-name="КОД"><text:span text:style-name="T7"><text:s text:c="4"/></text:span><text:span text:style-name="T28">case</text:span><text:span text:style-name="T7"> </text:span>Token::IntegerNumber:</text:p>
      <text:p text:style-name="КОД"><text:span text:style-name="T7"><text:s text:c="8"/></text:span><text:span text:style-name="T15">pushInt</text:span>(<text:span text:style-name="T44">_lexer</text:span><text:span text:style-name="T15">-&gt;lastIntegerNumber</text:span>());</text:p>
      <text:p text:style-name="КОД"><text:span text:style-name="T7"><text:s text:c="8"/></text:span><text:span text:style-name="T15">next</text:span>();</text:p>
      <text:p text:style-name="КОД"><text:span text:style-name="T7"><text:s text:c="8"/></text:span><text:span text:style-name="T28">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0">функции</text:span> Term() <text:span text:style-name="T110">так же является получение единственного результата с сохранением его где-то ещё.</text:span></text:p>
      <text:p text:style-name="P134"><text:span text:style-name="T110">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0">мы снова получим, что в стеке у нас есть первый операнд, который мы извлечём и, например, сложим в ветке «+».</text:span></text:p>
      <text:p text:style-name="P132"><text:span text:style-name="T128">Вот п</text:span>римерный код, который сгенерируется, <text:span text:style-name="T128">если бы мы сразу создавали целевой код для исполняющей машины</text:span>:</text:p>
      <text:p text:style-name="P132">PUSH число1</text:p>
      <text:p text:style-name="P132">PUSH число2</text:p>
      <text:p text:style-name="P132">POP REGA, число2</text:p>
      <text:p text:style-name="P132">POP REGB, число1</text:p>
      <text:p text:style-name="P132">MUL REGA, REGB</text:p>
      <text:p text:style-name="P132">PUSH <text:s/>REGA</text:p>
      <text:p text:style-name="P135">Примерно то же самое будет с операцией сложения. <text:span text:style-name="T111">Легко увидеть, что этот код можно очень просто оптимизировать: на этапе оптимизации он будет преобразован в:</text:span></text:p>
      <text:p text:style-name="P136">MOV REGA, число<text:span text:style-name="T128">2</text:span></text:p>
      <text:p text:style-name="P136">MOV REGB, число<text:span text:style-name="T128">1</text:span></text:p>
      <text:p text:style-name="P133">MUL REGA, REGB</text:p>
      <text:p text:style-name="P133">PUSH <text:s/>REGA</text:p>
      <text:p text:style-name="P135"><text:soft-page-break/>В этом случае наш стек и регистры должны принимать тип наподобие std::variant&lt;&gt;, поскольку рано или поздно мы придём к объектам. <text:span text:style-name="T112">Л</text:span>и<text:span text:style-name="T112">бо мы сымитируем целочисленный стек как на обычной машине и</text:span> начнём вставлять туда указатель на объект.</text:p>
      <text:p text:style-name="P137">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7">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435609600160">
          <table:table-cell table:style-name="Таблица1.A1" office:value-type="string">
            <text:p text:style-name="P216">Форма</text:p>
          </table:table-cell>
          <table:table-cell table:style-name="Таблица1.B1" office:value-type="string">
            <text:p text:style-name="P216">Описание</text:p>
          </table:table-cell>
        </table:table-row>
        <table:table-row table:style-name="TableLine94435609769296">
          <table:table-cell table:style-name="Таблица1.A2" office:value-type="string">
            <text:p text:style-name="P214">t = t1</text:p>
          </table:table-cell>
          <table:table-cell table:style-name="Таблица1.B2" office:value-type="string">
            <text:p text:style-name="P214">Присваивание</text:p>
          </table:table-cell>
        </table:table-row>
        <table:table-row table:style-name="TableLine94435606794032">
          <table:table-cell table:style-name="Таблица1.A2" office:value-type="string">
            <text:p text:style-name="P214">t = число</text:p>
          </table:table-cell>
          <table:table-cell table:style-name="Таблица1.B2" office:value-type="string">
            <text:p text:style-name="P214">Присваивание</text:p>
          </table:table-cell>
        </table:table-row>
        <table:table-row table:style-name="TableLine94435606805312">
          <table:table-cell table:style-name="Таблица1.A2" office:value-type="string">
            <text:p text:style-name="P214">t = t1 + число</text:p>
          </table:table-cell>
          <table:table-cell table:style-name="Таблица1.B2" office:value-type="string">
            <text:p text:style-name="P214">Присваивание со сложением</text:p>
          </table:table-cell>
        </table:table-row>
        <table:table-row table:style-name="TableLine94435606812384">
          <table:table-cell table:style-name="Таблица1.A2" office:value-type="string">
            <text:p text:style-name="P214">t = t1 + t2</text:p>
          </table:table-cell>
          <table:table-cell table:style-name="Таблица1.B2" office:value-type="string">
            <text:p text:style-name="P214">Присваивание со сложением</text:p>
          </table:table-cell>
        </table:table-row>
        <table:table-row table:style-name="TableLine94435606818672">
          <table:table-cell table:style-name="Таблица1.A2" office:value-type="string">
            <text:p text:style-name="P214">t = t1 - число</text:p>
          </table:table-cell>
          <table:table-cell table:style-name="Таблица1.B2" office:value-type="string">
            <text:p text:style-name="P214">Присваивание с вычитанием</text:p>
          </table:table-cell>
        </table:table-row>
        <table:table-row table:style-name="TableLine94435606821344">
          <table:table-cell table:style-name="Таблица1.A2" office:value-type="string">
            <text:p text:style-name="P214">t = t1 - t2</text:p>
          </table:table-cell>
          <table:table-cell table:style-name="Таблица1.B2" office:value-type="string">
            <text:p text:style-name="P214">Присваивание с вычитанием</text:p>
          </table:table-cell>
        </table:table-row>
        <table:table-row table:style-name="TableLine94435606824176">
          <table:table-cell table:style-name="Таблица1.A2" office:value-type="string">
            <text:p text:style-name="P214">t = t1 * число</text:p>
          </table:table-cell>
          <table:table-cell table:style-name="Таблица1.B2" office:value-type="string">
            <text:p text:style-name="P214">Присваивание с умножением</text:p>
          </table:table-cell>
        </table:table-row>
        <table:table-row table:style-name="TableLine94435606829776">
          <table:table-cell table:style-name="Таблица1.A2" office:value-type="string">
            <text:p text:style-name="P214">t = t1 * t2</text:p>
          </table:table-cell>
          <table:table-cell table:style-name="Таблица1.B2" office:value-type="string">
            <text:p text:style-name="P214">Присваивание с умножением</text:p>
          </table:table-cell>
        </table:table-row>
        <table:table-row table:style-name="TableLine94435606833344">
          <table:table-cell table:style-name="Таблица1.A2" office:value-type="string">
            <text:p text:style-name="P214">t = t1 / число</text:p>
          </table:table-cell>
          <table:table-cell table:style-name="Таблица1.B2" office:value-type="string">
            <text:p text:style-name="P214">Присваивание с делением</text:p>
          </table:table-cell>
        </table:table-row>
        <table:table-row table:style-name="TableLine94435606835936">
          <table:table-cell table:style-name="Таблица1.A2" office:value-type="string">
            <text:p text:style-name="P214">t = t1 / t2</text:p>
          </table:table-cell>
          <table:table-cell table:style-name="Таблица1.B2" office:value-type="string">
            <text:p text:style-name="P214">Присваивание с делением</text:p>
          </table:table-cell>
        </table:table-row>
      </table:table>
      <text:p text:style-name="P138"/>
      <text:p text:style-name="P138">Типы инструкций мы добавим по мере необходимости</text:p>
      <text:p text:style-name="P138">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435609763824">
          <table:table-cell table:style-name="Таблица2.A1" office:value-type="string">
            <text:p text:style-name="P217">Тип операции</text:p>
          </table:table-cell>
          <table:table-cell table:style-name="Таблица2.A1" office:value-type="string">
            <text:p text:style-name="P217">Целевая переменная</text:p>
          </table:table-cell>
          <table:table-cell table:style-name="Таблица2.A1" office:value-type="string">
            <text:p text:style-name="P217">Операнд 1</text:p>
          </table:table-cell>
          <table:table-cell table:style-name="Таблица2.D1" office:value-type="string">
            <text:p text:style-name="P217">Операнд 2</text:p>
          </table:table-cell>
        </table:table-row>
      </table:table>
      <text:p text:style-name="P138">Например:</text:p>
      <text:p text:style-name="P215">t = t1 + число</text:p>
      <table:table table:name="Таблица3" table:style-name="Таблица3">
        <table:table-column table:style-name="Таблица3.A" table:number-columns-repeated="3"/>
        <table:table-column table:style-name="Таблица3.D"/>
        <table:table-row table:style-name="TableLine94435606885888">
          <table:table-cell table:style-name="Таблица3.A1" office:value-type="string">
            <text:p text:style-name="P217">ADD</text:p>
          </table:table-cell>
          <table:table-cell table:style-name="Таблица3.A1" office:value-type="string">
            <text:p text:style-name="P217">t</text:p>
          </table:table-cell>
          <table:table-cell table:style-name="Таблица3.A1" office:value-type="string">
            <text:p text:style-name="P217">t1</text:p>
          </table:table-cell>
          <table:table-cell table:style-name="Таблица3.D1" office:value-type="string">
            <text:p text:style-name="P217">число</text:p>
          </table:table-cell>
        </table:table-row>
      </table:table>
      <text:p text:style-name="P213"/>
      <text:p text:style-name="P139">Для генерации промежуточного кода создадим класс ICodeEmitter:</text:p>
      <text:p text:style-name="КОД">#<text:span text:style-name="T26">ifndef</text:span><text:span text:style-name="T7"> </text:span><text:span text:style-name="T26">ICODEEMITTER_H</text:span></text:p>
      <text:p text:style-name="КОД">#<text:span text:style-name="T26">define</text:span><text:span text:style-name="T7"> </text:span><text:span text:style-name="T26">ICODEEMITTER_H</text:span></text:p>
      <text:p text:style-name="КОД">#<text:span text:style-name="T26">include</text:span><text:span text:style-name="T7"> </text:span><text:span text:style-name="T20">"EScript_global.h"</text:span></text:p>
      <text:p text:style-name="КОД">#<text:span text:style-name="T26">include</text:span><text:span text:style-name="T7"> </text:span><text:span text:style-name="T20">"symbol.h"</text:span></text:p>
      <text:p text:style-name="КОД"><text:span text:style-name="T28">namespace</text:span><text:span text:style-name="T7"> </text:span><text:span text:style-name="T3">escript</text:span><text:span text:style-name="T7"> </text:span>{</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0">//</text:span><text:span text:style-name="T7"> </text:span><text:span text:style-name="T20">op1*op2</text:span></text:p>
      <text:p text:style-name="КОД">};</text:p>
      <text:p text:style-name="КОД">/**</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span text:style-name="T7"> </text:span><text:span text:style-name="T26">(I</text:span><text:span text:style-name="T7"> </text:span><text:span text:style-name="T26">==</text:span><text:span text:style-name="T7"> </text:span><text:span text:style-name="T26">intermediate)</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ICodeEmitter</text:span></text:p>
      <text:p text:style-name="КОД">{</text:p>
      <text:p text:style-name="КОД"><text:span text:style-name="T28">public</text:span>:</text:p>
      <text:p text:style-name="КОД"><text:span text:style-name="T7"><text:s text:c="4"/></text:span><text:span text:style-name="T28">void</text:span><text:span text:style-name="T7"> </text:span><text:span text:style-name="T16">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28">private</text:span>:</text:p>
      <text:p text:style-name="КОД"><text:span text:style-name="T7"><text:s text:c="4"/></text:span><text:span text:style-name="T28">void</text:span><text:span text:style-name="T7"> </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ICODEEMITTER_H</text:span></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icodeemitter.h"</text:span></text:p>
      <text:p text:style-name="КОД"><text:span text:style-name="T28">using</text:span><text:span text:style-name="T7"> </text:span><text:span text:style-name="T2">std</text:span>::<text:span text:style-name="T2">cout</text:span>;</text:p>
      <text:p text:style-name="КОД"><text:span text:style-name="T28">using</text:span><text:span text:style-name="T7"> </text:span><text:span text:style-name="T2">std</text:span>::<text:span text:style-name="T15">endl</text:span>;</text:p>
      <text:p text:style-name="КОД"><text:span text:style-name="T28">namespace</text:span><text:span text:style-name="T7"> </text:span><text:span text:style-name="T3">escript</text:span><text:span text:style-name="T7"> </text:span>{</text:p>
      <text:p text:style-name="КОД"><text:span text:style-name="T28">void</text:span><text:span text:style-name="T7"> </text:span><text:span text:style-name="T2">ICodeEmitter</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32">cout</text:span><text:span text:style-name="T7"> </text:span><text:span text:style-name="T15">&lt;&lt;</text:span><text:span text:style-name="T7"> </text:span><text:span text:style-name="T12">resultVariable</text:span><text:span text:style-name="T15">-&gt;utf8Name</text:span>()<text:span text:style-name="T7"> </text:span><text:span text:style-name="T15">&lt;&lt;</text:span><text:span text:style-name="T7"> </text:span><text:span text:style-name="T20">" := "</text:span>;</text:p>
      <text:p text:style-name="КОД"><text:span text:style-name="T7"><text:s text:c="4"/></text:span><text:span text:style-name="T20">//</text:span><text:span text:style-name="T7"> </text:span><text:span text:style-name="T20">приведение</text:span><text:span text:style-name="T7"> </text:span><text:span text:style-name="T20">типов:</text:span></text:p>
      <text:p text:style-name="КОД"><text:span text:style-name="T7"><text:s text:c="4"/></text:span><text:span text:style-name="T20">//</text:span><text:span text:style-name="T7"> </text:span><text:span text:style-name="T20">int+int-&gt;int</text:span></text:p>
      <text:p text:style-name="КОД"><text:span text:style-name="T7"><text:s text:c="4"/></text:span><text:span text:style-name="T20">//</text:span><text:span text:style-name="T7"> </text:span><text:span text:style-name="T20">real+real-&gt;real</text:span></text:p>
      <text:p text:style-name="КОД"><text:span text:style-name="T7"><text:s text:c="4"/></text:span><text:span text:style-name="T20">//</text:span><text:span text:style-name="T7"> </text:span><text:span text:style-name="T20">int+real-&gt;real</text:span></text:p>
      <text:p text:style-name="КОД"><text:span text:style-name="T7"><text:s text:c="4"/></text:span><text:span text:style-name="T20">//</text:span><text:span text:style-name="T7"> </text:span><text:span text:style-name="T20">string+любой-&gt;string</text:span></text:p>
      <text:p text:style-name="КОД"><text:span text:style-name="T7"><text:s text:c="4"/></text:span><text:span text:style-name="T28">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1</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2</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8"/></text:span><text:span text:style-name="T15">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28">break</text:span>;</text:p>
      <text:p text:style-name="КОД"><text:span text:style-name="T7"><text:s text:c="4"/></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139">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28">void</text:span><text:span text:style-name="T7"> </text:span><text:span text:style-name="T2">Parser</text:span>::<text:span text:style-name="T16">Term</text:span>()</text:p>
      <text:p text:style-name="КОД">{</text:p>
      <text:p text:style-name="КОД"><text:span text:style-name="T7"><text:s text:c="4"/></text:span><text:span text:style-name="T20">//</text:span><text:span text:style-name="T7"> </text:span><text:span text:style-name="T20">временная</text:span><text:span text:style-name="T7"> </text:span><text:span text:style-name="T20">переменная</text:span><text:span text:style-name="T7"> </text:span><text:span text:style-name="T20">для</text:span><text:span text:style-name="T7"> </text:span><text:span text:style-name="T20">генерации</text:span><text:span text:style-name="T7"> </text:span><text:span text:style-name="T20">инструкции</text:span><text:span text:style-name="T7"> </text:span><text:span text:style-name="T20">и</text:span><text:span text:style-name="T7"> </text:span><text:span text:style-name="T20">помещения</text:span><text:span text:style-name="T7"> </text:span><text:span text:style-name="T20">её</text:span><text:span text:style-name="T7"> </text:span><text:span text:style-name="T20">в</text:span><text:span text:style-name="T7"> </text:span><text:span text:style-name="T20">стек</text:span></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5">Factor</text:span>();</text:p>
      <text:p text:style-name="КОД"><text:span text:style-name="T7"><text:s text:c="4"/></text:span><text:span text:style-name="T20">//</text:span><text:span text:style-name="T7"> </text:span><text:span text:style-name="T20">в</text:span><text:span text:style-name="T7"> </text:span><text:span text:style-name="T20">стеке</text:span><text:span text:style-name="T7"> </text:span><text:span text:style-name="T20">находится</text:span><text:span text:style-name="T7"> </text:span><text:span text:style-name="T20">результат</text:span><text:span text:style-name="T7"> </text:span><text:span text:style-name="T20">вызова</text:span><text:span text:style-name="T7"> </text:span><text:span text:style-name="T20">Factor(),</text:span><text:span text:style-name="T7"> </text:span><text:span text:style-name="T20">например,</text:span><text:span text:style-name="T7"> </text:span><text:span text:style-name="T20">число.</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Asterisk</text:span>:<text:span text:style-name="T7"> </text:span><text:span text:style-name="T20">//</text:span><text:span text:style-name="T7"> </text:span><text:span text:style-name="T20">умнож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oft-page-break/><text:span text:style-name="T7"><text:s text:c="12"/></text:span><text:span text:style-name="T12">tmp</text:span><text:span text:style-name="T7"> </text:span>=<text:span text:style-name="T7"> </text:span><text:span text:style-name="T15">currentSymbolTable</text:span>()-&gt;<text:span text:style-name="T15">addTemp</text:span>();</text:p>
      <text:p text:style-name="КОД"><text:span text:style-name="T7"><text:s text:c="12"/></text:span><text:span text:style-name="T15">emitBinaryOp</text:span>(<text:span text:style-name="T2">OperationType</text:span>::<text:span text:style-name="T2">Multiply</text:span>,<text:span text:style-name="T7"> </text:span><text:span text:style-name="T14">tmp</text:span>);</text:p>
      <text:p text:style-name="КОД"><text:span text:style-name="T7"><text:s text:c="12"/></text:span><text:span text:style-name="T15">pushVariable</text:span>(<text:span text:style-name="T14">tmp</text:span>);</text:p>
      <text:p text:style-name="КОД"><text:span text:style-name="T7"><text:s text:c="12"/></text:span><text:span text:style-name="T28">continue</text:span>;</text:p>
      <text:p text:style-name="КОД"><text:span text:style-name="T7"><text:s text:c="8"/></text:span><text:span text:style-name="T28">case</text:span><text:span text:style-name="T7"> </text:span><text:span text:style-name="T2">Token</text:span>::<text:span text:style-name="T2">Slash</text:span>:<text:span text:style-name="T7"> </text:span><text:span text:style-name="T20">//</text:span><text:span text:style-name="T7"> </text:span><text:span text:style-name="T20">дел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pan text:style-name="T7"><text:s text:c="12"/></text:span><text:span text:style-name="T28">continue</text:span>;</text:p>
      <text:p text:style-name="КОД"><text:span text:style-name="T7"><text:s text:c="8"/></text:span><text:span text:style-name="T28">default</text:span>:</text:p>
      <text:p text:style-name="КОД"><text:span text:style-name="T7"><text:s text:c="12"/></text:span><text:span text:style-name="T28">break</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false</text:span>);</text:p>
      <text:p text:style-name="КОД">}</text:p>
      <text:p text:style-name="Horizontal_20_Line"/>
      <text:p text:style-name="P143"><text:span text:style-name="T113">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3">мы извлечём нужное количество операндов и вызовем функцию ICodeEmitter::binaryOp(). Она просто должна напечатать что-то вроде «tmp = 1*2». </text:span></text:p>
      <text:p text:style-name="P143"><text:span text:style-name="T115">Функция выгляд</text:span>ит emitBinaryOp () <text:span text:style-name="T115">так:</text:span></text:p>
      <text:p text:style-name="КОД"><text:span text:style-name="T28">void</text:span><text:span text:style-name="T7"> </text:span><text:span text:style-name="T2">Parser</text:span>::<text:span text:style-name="T16">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28">switch</text:span><text:span text:style-name="T7"> </text:span>(<text:span text:style-name="T12">opType</text:span>)<text:span text:style-name="T7"> </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4"/></text:span><text:span text:style-name="T28">case</text:span><text:span text:style-name="T7"> </text:span><text:span text:style-name="T2">OperationType</text:span>::<text:span text:style-name="T2">Multiply</text:span>:<text:span text:style-name="T7"> </text:span>{</text:p>
      <text:p text:style-name="КОД"><text:span text:style-name="T7"><text:s text:c="8"/></text:span><text:span text:style-name="T20">//</text:span><text:span text:style-name="T7"> </text:span><text:span text:style-name="T20">binaryop</text:span></text:p>
      <text:p text:style-name="КОД"><text:span text:style-name="T7"><text:s text:c="8"/></text:span><text:span text:style-name="T20">//</text:span><text:span text:style-name="T7"> </text:span><text:span text:style-name="T20">что</text:span><text:span text:style-name="T7"> </text:span><text:span text:style-name="T20">в</text:span><text:span text:style-name="T7"> </text:span><text:span text:style-name="T20">стеке</text:span><text:span text:style-name="T7"> </text:span><text:span text:style-name="T20">терминалов?</text:span></text:p>
      <text:p text:style-name="КОД"><text:span text:style-name="T7"><text:s text:c="8"/></text:span><text:span text:style-name="T28">auto</text:span><text:span text:style-name="T7"> </text:span><text:span text:style-name="T12">op2Type</text:span><text:span text:style-name="T7"> </text:span>=<text:span text:style-name="T7"> </text:span><text:span text:style-name="T44">_types</text:span>.<text:span text:style-name="T15">top</text:span>();</text:p>
      <text:p text:style-name="КОД"><text:span text:style-name="T7"><text:s text:c="8"/></text:span><text:span text:style-name="T44">_types</text:span>.<text:span text:style-name="T15">pop</text:span>();</text:p>
      <text:p text:style-name="КОД"><text:span text:style-name="T7"><text:s text:c="8"/></text:span><text:span text:style-name="T28">auto</text:span><text:span text:style-name="T7"> </text:span><text:span text:style-name="T12">op1Type</text:span><text:span text:style-name="T7"> </text:span>=<text:span text:style-name="T7"> </text:span><text:span text:style-name="T44">_types</text:span>.<text:span text:style-name="T15">top</text:span>();</text:p>
      <text:p text:style-name="КОД"><text:span text:style-name="T7"><text:s text:c="8"/></text:span><text:span text:style-name="T44">_types</text:span>.<text:span text:style-name="T15">pop</text:span>();</text:p>
      <text:p text:style-name="КОД"><text:span text:style-name="T7"><text:s text:c="8"/></text:span><text:span text:style-name="T20">//</text:span><text:span text:style-name="T7"> </text:span><text:span text:style-name="T20">здесь</text:span><text:span text:style-name="T7"> </text:span><text:span text:style-name="T20">проверка</text:span><text:span text:style-name="T7"> </text:span><text:span text:style-name="T20">типов</text:span><text:span text:style-name="T7"> </text:span><text:span text:style-name="T20">и</text:span><text:span text:style-name="T7"> </text:span><text:span text:style-name="T20">по</text:span><text:span text:style-name="T7"> </text:span><text:span text:style-name="T20">возможности</text:span><text:span text:style-name="T7"> </text:span><text:span text:style-name="T20">результирующий</text:span><text:span text:style-name="T7"> </text:span><text:span text:style-name="T20">тип</text:span></text:p>
      <text:p text:style-name="КОД"><text:span text:style-name="T7"><text:s text:c="8"/></text:span><text:span text:style-name="T20">//</text:span><text:span text:style-name="T7"> </text:span><text:span text:style-name="T20">если</text:span><text:span text:style-name="T7"> </text:span><text:span text:style-name="T20">нет,</text:span><text:span text:style-name="T7"> </text:span><text:span text:style-name="T20">то</text:span><text:span text:style-name="T7"> </text:span><text:span text:style-name="T20">это</text:span><text:span text:style-name="T7"> </text:span><text:span text:style-name="T20">отдаётся</text:span><text:span text:style-name="T7"> </text:span><text:span text:style-name="T20">на</text:span><text:span text:style-name="T7"> </text:span><text:span text:style-name="T20">время</text:span><text:span text:style-name="T7"> </text:span><text:span text:style-name="T20">выполнения</text:span></text:p>
      <text:p text:style-name="КОД"><text:span text:style-name="T7"><text:s text:c="8"/></text:span><text:span text:style-name="T28">void</text:span><text:span text:style-name="T7"> </text:span>*<text:span text:style-name="T12">op1ptr</text:span><text:span text:style-name="T7"> </text:span>=<text:span text:style-name="T7"> </text:span><text:span text:style-name="T28">nullptr</text:span>;</text:p>
      <text:p text:style-name="КОД"><text:span text:style-name="T7"><text:s text:c="8"/></text:span><text:span text:style-name="T28">void</text:span><text:span text:style-name="T7"> </text:span>*<text:span text:style-name="T12">op2ptr</text:span><text:span text:style-name="T7"> </text:span>=<text:span text:style-name="T7"> </text:span><text:span text:style-name="T28">nullptr</text:span>;</text:p>
      <text:p text:style-name="КОД"><text:span text:style-name="T7"><text:s text:c="8"/></text:span><text:span text:style-name="T2">IntType</text:span><text:span text:style-name="T7"> </text:span><text:span text:style-name="T12">iop1</text:span>,<text:span text:style-name="T7"> </text:span><text:span text:style-name="T12">iop2</text:span>;</text:p>
      <text:p text:style-name="КОД"><text:span text:style-name="T7"><text:s text:c="8"/></text:span><text:span text:style-name="T20">//</text:span><text:span text:style-name="T7"> </text:span><text:span text:style-name="T20">обратный</text:span><text:span text:style-name="T7"> </text:span><text:span text:style-name="T20">порядок</text:span></text:p>
      <text:p text:style-name="КОД"><text:span text:style-name="T7"><text:s text:c="8"/></text:span><text:span text:style-name="T28">switch</text:span><text:span text:style-name="T7"> </text:span>(<text:span text:style-name="T12">op2Type</text:span>)<text:span text:style-name="T7"> </text:span>{</text:p>
      <text:p text:style-name="КОД"><text:span text:style-name="T7"><text:s text:c="8"/></text:span><text:span text:style-name="T28">case</text:span><text:span text:style-name="T7"> </text:span><text:span text:style-name="T2">SymbolType</text:span>::<text:span text:style-name="T2">Integer</text:span>:</text:p>
      <text:p text:style-name="КОД"><text:span text:style-name="T7"><text:s text:c="12"/></text:span><text:span text:style-name="T20">//</text:span><text:span text:style-name="T7"> </text:span><text:span text:style-name="T20">нужно</text:span><text:span text:style-name="T7"> </text:span><text:span text:style-name="T20">временно</text:span><text:span text:style-name="T7"> </text:span><text:span text:style-name="T20">поместить</text:span><text:span text:style-name="T7"> </text:span><text:span text:style-name="T20">число</text:span><text:span text:style-name="T7"> </text:span><text:span text:style-name="T20">куда-нибудь</text:span></text:p>
      <text:p text:style-name="КОД"><text:span text:style-name="T7"><text:s text:c="12"/></text:span><text:span text:style-name="T12">iop2</text:span><text:span text:style-name="T7"> </text:span>=<text:span text:style-name="T7"> </text:span><text:span text:style-name="T44">_integers</text:span>.<text:span text:style-name="T15">top</text:span>();</text:p>
      <text:p text:style-name="КОД"><text:span text:style-name="T7"><text:s text:c="12"/></text:span><text:span text:style-name="T12">op2ptr</text:span><text:span text:style-name="T7"> </text:span>=<text:span text:style-name="T7"> </text:span>&amp;<text:span text:style-name="T12">iop2</text:span>;</text:p>
      <text:p text:style-name="КОД"><text:span text:style-name="T7"><text:s text:c="12"/></text:span><text:span text:style-name="T44">_integers</text:span>.<text:span text:style-name="T15">pop</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SymbolType</text:span>::<text:span text:style-name="T2">Variable</text:span>:</text:p>
      <text:p text:style-name="КОД"><text:span text:style-name="T7"><text:s text:c="12"/></text:span><text:span text:style-name="T20">//</text:span><text:span text:style-name="T7"> </text:span><text:span text:style-name="T20">запись</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12"/></text:span><text:span text:style-name="T12">op2ptr</text:span><text:span text:style-name="T7"> </text:span>=<text:span text:style-name="T7"> </text:span><text:span text:style-name="T44">_variables</text:span>.<text:span text:style-name="T15">top</text:span>().<text:span text:style-name="T15">get</text:span>();</text:p>
      <text:p text:style-name="КОД"><text:span text:style-name="T7"><text:s text:c="12"/></text:span><text:span text:style-name="T44">_variables</text:span>.<text:span text:style-name="T15">pop</text:span>();</text:p>
      <text:p text:style-name="КОД"><text:span text:style-name="T7"><text:s text:c="12"/></text:span><text:span text:style-name="T28">break</text:span>;</text:p>
      <text:p text:style-name="КОД"><text:span text:style-name="T7"><text:s text:c="8"/></text:span>}</text:p>
      <text:p text:style-name="КОД"><text:span text:style-name="T7"><text:s text:c="8"/></text:span><text:span text:style-name="T28">switch</text:span><text:span text:style-name="T7"> </text:span>(<text:span text:style-name="T12">op1Type</text:span>)<text:span text:style-name="T7"> </text:span>{</text:p>
      <text:p text:style-name="КОД"><text:span text:style-name="T7"><text:s text:c="8"/></text:span><text:span text:style-name="T28">case</text:span><text:span text:style-name="T7"> </text:span><text:span text:style-name="T2">SymbolType</text:span>::<text:span text:style-name="T2">Integer</text:span>:</text:p>
      <text:p text:style-name="КОД"><text:span text:style-name="T7"><text:s text:c="12"/></text:span><text:span text:style-name="T20">//</text:span><text:span text:style-name="T7"> </text:span><text:span text:style-name="T20">нужно</text:span><text:span text:style-name="T7"> </text:span><text:span text:style-name="T20">временно</text:span><text:span text:style-name="T7"> </text:span><text:span text:style-name="T20">поместить</text:span><text:span text:style-name="T7"> </text:span><text:span text:style-name="T20">число</text:span><text:span text:style-name="T7"> </text:span><text:span text:style-name="T20">куда-нибудь</text:span></text:p>
      <text:p text:style-name="КОД"><text:span text:style-name="T7"><text:s text:c="12"/></text:span><text:span text:style-name="T12">iop1</text:span><text:span text:style-name="T7"> </text:span>=<text:span text:style-name="T7"> </text:span><text:span text:style-name="T44">_integers</text:span>.<text:span text:style-name="T15">top</text:span>();</text:p>
      <text:p text:style-name="КОД"><text:span text:style-name="T7"><text:s text:c="12"/></text:span><text:span text:style-name="T12">op1ptr</text:span><text:span text:style-name="T7"> </text:span>=<text:span text:style-name="T7"> </text:span>&amp;<text:span text:style-name="T12">iop1</text:span>;</text:p>
      <text:p text:style-name="КОД"><text:soft-page-break/><text:span text:style-name="T7"><text:s text:c="12"/></text:span><text:span text:style-name="T44">_integers</text:span>.<text:span text:style-name="T15">pop</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SymbolType</text:span>::<text:span text:style-name="T2">Variable</text:span>:</text:p>
      <text:p text:style-name="КОД"><text:span text:style-name="T7"><text:s text:c="12"/></text:span><text:span text:style-name="T20">//</text:span><text:span text:style-name="T7"> </text:span><text:span text:style-name="T20">запись</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12"/></text:span><text:span text:style-name="T12">op1ptr</text:span><text:span text:style-name="T7"> </text:span>=<text:span text:style-name="T7"> </text:span><text:span text:style-name="T44">_variables</text:span>.<text:span text:style-name="T15">top</text:span>().<text:span text:style-name="T15">get</text:span>();</text:p>
      <text:p text:style-name="КОД"><text:span text:style-name="T7"><text:s text:c="12"/></text:span><text:span text:style-name="T44">_variables</text:span>.<text:span text:style-name="T15">pop</text:span>();</text:p>
      <text:p text:style-name="КОД"><text:span text:style-name="T7"><text:s text:c="12"/></text:span><text:span text:style-name="T28">break</text:span>;</text:p>
      <text:p text:style-name="КОД"><text:span text:style-name="T7"><text:s text:c="8"/></text:span>}</text:p>
      <text:p text:style-name="КОД"><text:span text:style-name="T7"><text:s text:c="8"/></text:span><text:span text:style-name="T44">_emitter</text:span><text:span text:style-name="T15">-&gt;binaryOp</text:span>(<text:span text:style-name="T12">opType</text:span>,<text:span text:style-name="T7"> </text:span><text:span text:style-name="T12">tmpVariable</text:span>,</text:p>
      <text:p text:style-name="КОД"><text:span text:style-name="T7"><text:s text:c="27"/></text:span><text:span text:style-name="T12">op1Type</text:span>,<text:span text:style-name="T7"> </text:span><text:span text:style-name="T14">op1ptr</text:span>,<text:span text:style-name="T7"> </text:span><text:span text:style-name="T12">op2Type</text:span>,<text:span text:style-name="T7"> </text:span><text:span text:style-name="T14">op2ptr</text:span>);</text:p>
      <text:p text:style-name="КОД"><text:span text:style-name="T7"><text:s text:c="8"/></text:span><text:span text:style-name="T28">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40"><text:span text:style-name="T129">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9">Запустим, получим вывод:</text:p>
      <text:p text:style-name="ВЫВОД">_tmp_1 := 2 * 3</text:p>
      <text:p text:style-name="ВЫВОД">Tests OK</text:p>
      <text:p text:style-name="P139">Т.е. вторая его часть была правильно разобрана с нужным приоритетом.</text:p>
      <text:p text:style-name="P142">Давайте теперь поднимемся по цепочке вызовов выше и заставим вывести все имеющиеся действия. <text:span text:style-name="T114">Осталось сделать «+» и присваивание.</text:span></text:p>
      <text:p text:style-name="КОД"><text:span text:style-name="T28">void</text:span><text:span text:style-name="T7"> </text:span><text:span text:style-name="T2">Parser</text:span>::<text:span text:style-name="T16">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5">Term</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Pl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12">tmp</text:span><text:span text:style-name="T7"> </text:span><text:span text:style-name="T15">=</text:span><text:span text:style-name="T7"> </text:span><text:span text:style-name="T15">currentSymbolTable</text:span>()<text:span text:style-name="T15">-&gt;addTemp</text:span>();</text:p>
      <text:p text:style-name="КОД"><text:span text:style-name="T7"><text:s text:c="12"/></text:span><text:span text:style-name="T15">emitBinaryOp</text:span>(<text:span text:style-name="T2">OperationType</text:span>::<text:span text:style-name="T2">Add</text:span>,<text:span text:style-name="T7"> </text:span><text:span text:style-name="T14">tmp</text:span>);</text:p>
      <text:p text:style-name="КОД"><text:span text:style-name="T7"><text:s text:c="12"/></text:span><text:span text:style-name="T15">pushVariable</text:span>(<text:span text:style-name="T14">tmp</text:span>);</text:p>
      <text:p text:style-name="КОД"><text:span text:style-name="T7"><text:s text:c="12"/></text:span><text:span text:style-name="T28">continue</text:span>;</text:p>
      <text:p text:style-name="КОД"><text:span text:style-name="T7"><text:s text:c="8"/></text:span><text:span text:style-name="T28">case</text:span><text:span text:style-name="T7"> </text:span><text:span text:style-name="T2">Token</text:span>::<text:span text:style-name="T2">Min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28">continue</text:span>;</text:p>
      <text:p text:style-name="КОД"><text:span text:style-name="T7"><text:s text:c="8"/></text:span><text:span text:style-name="T28">default</text:span>:</text:p>
      <text:p text:style-name="КОД"><text:span text:style-name="T7"><text:s text:c="12"/></text:span><text:span text:style-name="T28">break</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false</text:span>);</text:p>
      <text:p text:style-name="КОД">}</text:p>
      <text:p text:style-name="Horizontal_20_Line"/>
      <text:p text:style-name="P144">Полный код класса ICodeEmitter:</text:p>
      <text:p text:style-name="КОД">/**</text:p>
      <text:p text:style-name="КОД"><text:span text:style-name="T7"><text:s/></text:span><text:span text:style-name="T26">*</text:span><text:span text:style-name="T7"> </text:span><text:span text:style-name="T27">@file</text:span><text:span text:style-name="T7"> </text:span><text:span text:style-name="T26">icodeemitter.h</text:span></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p>
      <text:p text:style-name="КОД"><text:span text:style-name="T7"><text:s/></text:span><text:span text:style-name="T26">*/</text:span></text:p>
      <text:p text:style-name="КОД">#<text:span text:style-name="T26">ifndef</text:span><text:span text:style-name="T7"> </text:span><text:span text:style-name="T26">ICODEEMITTER_H</text:span></text:p>
      <text:p text:style-name="КОД">#<text:span text:style-name="T26">define</text:span><text:span text:style-name="T7"> </text:span><text:span text:style-name="T26">ICODEEMITTER_H</text:span></text:p>
      <text:p text:style-name="КОД">#<text:span text:style-name="T26">include</text:span><text:span text:style-name="T7"> </text:span><text:span text:style-name="T20">"EScript_global.h"</text:span></text:p>
      <text:p text:style-name="КОД"><text:soft-page-break/>#<text:span text:style-name="T26">include</text:span><text:span text:style-name="T7"> </text:span><text:span text:style-name="T20">"symbol.h"</text:span></text:p>
      <text:p text:style-name="КОД"><text:span text:style-name="T28">namespace</text:span><text:span text:style-name="T7"> </text:span><text:span text:style-name="T3">escript</text:span><text:span text:style-name="T7"> </text:span>{</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0">//</text:span><text:span text:style-name="T7"> </text:span><text:span text:style-name="T20">op1*op2</text:span></text:p>
      <text:p text:style-name="КОД"><text:span text:style-name="T7"><text:s text:c="4"/></text:span><text:span text:style-name="T2">Add</text:span>,<text:span text:style-name="T7"> <text:s text:c="11"/></text:span><text:span text:style-name="T20">//</text:span><text:span text:style-name="T7"> </text:span><text:span text:style-name="T20">op1+op2</text:span></text:p>
      <text:p text:style-name="КОД">};</text:p>
      <text:p text:style-name="КОД">/**</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p>
      <text:p text:style-name="КОД"><text:span text:style-name="T7"><text:s/></text:span><text:span text:style-name="T26">*</text:span><text:span text:style-name="T7"> </text:span><text:span text:style-name="T27">@details</text:span><text:span text:style-name="T7"> </text:span><text:span text:style-name="T26">(I</text:span><text:span text:style-name="T7"> </text:span><text:span text:style-name="T26">==</text:span><text:span text:style-name="T7"> </text:span><text:span text:style-name="T26">intermediate),</text:span><text:span text:style-name="T7"> </text:span><text:span text:style-name="T26">не</text:span><text:span text:style-name="T7"> </text:span><text:span text:style-name="T26">интерфейс.</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ICodeEmitter</text:span></text:p>
      <text:p text:style-name="КОД">{</text:p>
      <text:p text:style-name="КОД"><text:span text:style-name="T28">public</text:span>:</text:p>
      <text:p text:style-name="КОД"><text:span text:style-name="T7"><text:s text:c="4"/></text:span><text:span text:style-name="T28">void</text:span><text:span text:style-name="T7"> </text:span><text:span text:style-name="T16">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7"><text:s text:c="4"/></text:span><text:span text:style-name="T28">void</text:span><text:span text:style-name="T7"> </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span text:style-name="T28">private</text:span>:</text:p>
      <text:p text:style-name="КОД"><text:span text:style-name="T7"><text:s text:c="4"/></text:span><text:span text:style-name="T28">void</text:span><text:span text:style-name="T7"> </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7"><text:s text:c="4"/></text:span><text:span text:style-name="T28">void</text:span><text:span text:style-name="T7"> </text:span><text:span text:style-name="T16">add</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ICODEEMITTER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icodeemitter.cpp</text:span></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span text:style-name="T7"> </text:span><text:span text:style-name="T26">-</text:span><text:span text:style-name="T7"> </text:span><text:span text:style-name="T26">реализация</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icodeemitter.h"</text:span></text:p>
      <text:p text:style-name="КОД"><text:span text:style-name="T28">using</text:span><text:span text:style-name="T7"> </text:span><text:span text:style-name="T2">std</text:span>::<text:span text:style-name="T2">cout</text:span>;</text:p>
      <text:p text:style-name="КОД"><text:span text:style-name="T28">using</text:span><text:span text:style-name="T7"> </text:span><text:span text:style-name="T2">std</text:span>::<text:span text:style-name="T15">endl</text:span>;</text:p>
      <text:p text:style-name="КОД"><text:span text:style-name="T28">namespace</text:span><text:span text:style-name="T7"> </text:span><text:span text:style-name="T3">escript</text:span><text:span text:style-name="T7"> </text:span>{</text:p>
      <text:p text:style-name="КОД"><text:span text:style-name="T28">void</text:span><text:span text:style-name="T7"> </text:span><text:span text:style-name="T2">ICodeEmitter</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32">cout</text:span><text:span text:style-name="T7"> </text:span><text:span text:style-name="T15">&lt;&lt;</text:span><text:span text:style-name="T7"> </text:span><text:span text:style-name="T12">resultVariable</text:span><text:span text:style-name="T15">-&gt;utf8Name</text:span>()<text:span text:style-name="T7"> </text:span><text:span text:style-name="T15">&lt;&lt;</text:span><text:span text:style-name="T7"> </text:span><text:span text:style-name="T20">" := "</text:span>;</text:p>
      <text:p text:style-name="КОД"><text:span text:style-name="T7"><text:s text:c="4"/></text:span><text:span text:style-name="T20">//</text:span><text:span text:style-name="T7"> </text:span><text:span text:style-name="T20">приведение</text:span><text:span text:style-name="T7"> </text:span><text:span text:style-name="T20">типов:</text:span></text:p>
      <text:p text:style-name="КОД"><text:span text:style-name="T7"><text:s text:c="4"/></text:span><text:span text:style-name="T20">//</text:span><text:span text:style-name="T7"> </text:span><text:span text:style-name="T20">int+int-&gt;int</text:span></text:p>
      <text:p text:style-name="КОД"><text:span text:style-name="T7"><text:s text:c="4"/></text:span><text:span text:style-name="T20">//</text:span><text:span text:style-name="T7"> </text:span><text:span text:style-name="T20">real+real-&gt;real</text:span></text:p>
      <text:p text:style-name="КОД"><text:span text:style-name="T7"><text:s text:c="4"/></text:span><text:span text:style-name="T20">//</text:span><text:span text:style-name="T7"> </text:span><text:span text:style-name="T20">int+real-&gt;real</text:span></text:p>
      <text:p text:style-name="КОД"><text:span text:style-name="T7"><text:s text:c="4"/></text:span><text:span text:style-name="T20">//</text:span><text:span text:style-name="T7"> </text:span><text:span text:style-name="T20">string+любой-&gt;string</text:span></text:p>
      <text:p text:style-name="КОД"><text:span text:style-name="T7"><text:s text:c="4"/></text:span><text:span text:style-name="T28">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1</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operand1</text:span>)-&gt;<text:span text:style-name="T15">utf8Name</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2</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operand2</text:span>)-&gt;<text:span text:style-name="T15">utf8Name</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add</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32">cout</text:span><text:span text:style-name="T7"> </text:span><text:span text:style-name="T15">&lt;&lt;</text:span><text:span text:style-name="T7"> </text:span><text:span text:style-name="T12">resultVariable</text:span><text:span text:style-name="T15">-&gt;utf8Name</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1</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operand1</text:span>)-&gt;<text:span text:style-name="T15">utf8Name</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2</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operand2</text:span>)-&gt;<text:span text:style-name="T15">utf8Name</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8"/></text:span><text:span text:style-name="T15">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8"/></text:span><text:span text:style-name="T15">add</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28">break</text:span>;</text:p>
      <text:p text:style-name="КОД"><text:span text:style-name="T7"><text:s text:c="4"/></text:span>}</text:p>
      <text:p text:style-name="КОД">}</text:p>
      <text:p text:style-name="КОД"><text:span text:style-name="T28">void</text:span><text:span text:style-name="T7"> </text:span><text:span text:style-name="T2">ICodeEmitter</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p>
      <text:p text:style-name="КОД"><text:span text:style-name="T7"><text:s text:c="4"/></text:span><text:span text:style-name="T32">cout</text:span><text:span text:style-name="T7"> </text:span><text:span text:style-name="T15">&lt;&lt;</text:span><text:span text:style-name="T7"> </text:span><text:span text:style-name="T12">lvalue</text:span>-&gt;<text:span text:style-name="T15">utf8Name</text:span>()<text:span text:style-name="T7"> </text:span><text:span text:style-name="T15">&lt;&lt;</text:span><text:span text:style-name="T7"> </text:span><text:span text:style-name="T20">" := "</text:span>;</text:p>
      <text:p text:style-name="КОД"><text:span text:style-name="T7"><text:s text:c="4"/></text:span><text:span text:style-name="T28">switch</text:span><text:span text:style-name="T7"> </text:span>(<text:span text:style-name="T12">rvalueType</text:span>)<text:span text:style-name="T7"> </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r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rvalue</text:span>)-&gt;<text:span text:style-name="T15">utf8Name</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15">endl</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144">Изменения в классе Parser:</text:p>
      <text:p text:style-name="КОД"><text:span text:style-name="T28">void</text:span><text:span text:style-name="T7"> </text:span><text:span text:style-name="T2">Parser</text:span>::<text:span text:style-name="T16">AssignStatement</text:span>()</text:p>
      <text:p text:style-name="КОД">{</text:p>
      <text:p text:style-name="КОД"><text:span text:style-name="T7"><text:s text:c="4"/></text:span><text:span text:style-name="T15">Variable</text:span>();</text:p>
      <text:p text:style-name="КОД"><text:span text:style-name="T7"><text:s text:c="4"/></text:span><text:span text:style-name="T44">_types</text:span>.<text:span text:style-name="T15">pop</text:span>();<text:span text:style-name="T7"> </text:span><text:span text:style-name="T20">//</text:span><text:span text:style-name="T7"> </text:span><text:span text:style-name="T20">пока</text:span><text:span text:style-name="T7"> </text:span><text:span text:style-name="T20">всегда</text:span><text:span text:style-name="T7"> </text:span><text:span text:style-name="T20">SymbolType::Variable</text:span></text:p>
      <text:p text:style-name="КОД"><text:span text:style-name="T7"><text:s text:c="4"/></text:span><text:span text:style-name="T28">auto</text:span><text:span text:style-name="T7"> </text:span><text:span text:style-name="T12">lvalue</text:span><text:span text:style-name="T7"> </text:span>=<text:span text:style-name="T7"> </text:span><text:span text:style-name="T44">_variables</text:span>.<text:span text:style-name="T15">top</text:span>();</text:p>
      <text:p text:style-name="КОД"><text:span text:style-name="T7"><text:s text:c="4"/></text:span><text:span text:style-name="T44">_variables</text:span>.<text:span text:style-name="T15">pop</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span text:style-name="T7"><text:s text:c="4"/></text:span><text:span text:style-name="T20">//</text:span><text:span text:style-name="T7"> </text:span><text:span text:style-name="T20">после</text:span><text:span text:style-name="T7"> </text:span><text:span text:style-name="T20">Expression</text:span><text:span text:style-name="T7"> </text:span><text:span text:style-name="T20">всегда</text:span><text:span text:style-name="T7"> </text:span><text:span text:style-name="T20">что-то</text:span><text:span text:style-name="T7"> </text:span><text:span text:style-name="T20">есть</text:span><text:span text:style-name="T7"> </text:span><text:span text:style-name="T20">в</text:span><text:span text:style-name="T7"> </text:span><text:span text:style-name="T20">стеке</text:span></text:p>
      <text:p text:style-name="КОД"><text:span text:style-name="T7"><text:s text:c="4"/></text:span><text:span text:style-name="T28">void</text:span><text:span text:style-name="T7"> </text:span>*<text:span text:style-name="T12">rvalue</text:span><text:span text:style-name="T7"> </text:span>=<text:span text:style-name="T7"> </text:span><text:span text:style-name="T28">nullptr</text:span>;</text:p>
      <text:p text:style-name="КОД"><text:span text:style-name="T7"><text:s text:c="4"/></text:span><text:span text:style-name="T28">auto</text:span><text:span text:style-name="T7"> </text:span><text:span text:style-name="T12">rvalueType</text:span><text:span text:style-name="T7"> </text:span>=<text:span text:style-name="T7"> </text:span><text:span text:style-name="T44">_types</text:span>.<text:span text:style-name="T15">top</text:span>();</text:p>
      <text:p text:style-name="КОД"><text:span text:style-name="T7"><text:s text:c="4"/></text:span><text:span text:style-name="T44">_types</text:span>.<text:span text:style-name="T15">pop</text:span>();</text:p>
      <text:p text:style-name="КОД"><text:span text:style-name="T7"><text:s text:c="4"/></text:span><text:span text:style-name="T2">IntType</text:span><text:span text:style-name="T7"> </text:span><text:span text:style-name="T12">irvalue</text:span>;</text:p>
      <text:p text:style-name="КОД"><text:span text:style-name="T7"><text:s text:c="4"/></text:span><text:span text:style-name="T28">switch</text:span><text:span text:style-name="T7"> </text:span>(<text:span text:style-name="T12">rvalueType</text:span>)<text:span text:style-name="T7"> </text:span>{</text:p>
      <text:p text:style-name="КОД"><text:soft-page-break/><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rvalue</text:span><text:span text:style-name="T7"> </text:span>=<text:span text:style-name="T7"> </text:span><text:span text:style-name="T44">_variables</text:span>.<text:span text:style-name="T15">top</text:span>().<text:span text:style-name="T15">get</text:span>();</text:p>
      <text:p text:style-name="КОД"><text:span text:style-name="T7"><text:s text:c="8"/></text:span><text:span text:style-name="T44">_variables</text:span>.<text:span text:style-name="T15">pop</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irvalue</text:span><text:span text:style-name="T7"> </text:span>=<text:span text:style-name="T7"> </text:span><text:span text:style-name="T44">_integers</text:span>.<text:span text:style-name="T15">top</text:span>();</text:p>
      <text:p text:style-name="КОД"><text:span text:style-name="T7"><text:s text:c="8"/></text:span><text:span text:style-name="T12">rvalue</text:span><text:span text:style-name="T7"> </text:span>=<text:span text:style-name="T7"> </text:span>&amp;<text:span text:style-name="T12">irvalue</text:span>;</text:p>
      <text:p text:style-name="КОД"><text:span text:style-name="T7"><text:s text:c="8"/></text:span><text:span text:style-name="T44">_integers</text:span>.<text:span text:style-name="T15">pop</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15">emitAssign</text:span>(<text:span text:style-name="T14">lvalue</text:span>,<text:span text:style-name="T7"> </text:span><text:span text:style-name="T12">rvalueType</text:span>,<text:span text:style-name="T7"> </text:span><text:span text:style-name="T14">rvalue</text:span>);</text:p>
      <text:p text:style-name="КОД">}</text:p>
      <text:p text:style-name="Horizontal_20_Line"/>
      <text:p text:style-name="P145">У нас есть несколько выражений в тестах:</text:p>
      <text:p text:style-name="КОД"><text:span text:style-name="T20">i</text:span><text:span text:style-name="T7"> </text:span><text:span text:style-name="T20">=</text:span><text:span text:style-name="T7"> </text:span><text:span text:style-name="T20">3</text:span><text:span text:style-name="T7"> </text:span><text:span text:style-name="T20">+</text:span><text:span text:style-name="T7"> </text:span><text:span text:style-name="T20">2;</text:span></text:p>
      <text:p text:style-name="КОД"><text:span text:style-name="T20">i</text:span><text:span text:style-name="T7"> </text:span><text:span text:style-name="T20">=</text:span><text:span text:style-name="T7"> </text:span><text:span text:style-name="T20">3</text:span><text:span text:style-name="T7"> </text:span><text:span text:style-name="T20">+</text:span><text:span text:style-name="T7"> </text:span><text:span text:style-name="T20">2*3;</text:span></text:p>
      <text:p text:style-name="КОД"><text:span text:style-name="T20">x</text:span><text:span text:style-name="T7"> </text:span><text:span text:style-name="T20">=</text:span><text:span text:style-name="T7"> </text:span><text:span text:style-name="T20">10;</text:span></text:p>
      <text:p text:style-name="P145">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6">Хотя код очень и очень сырой, результат впечатляет, и, главное, он правильный. Транслятор работает!</text:p>
      <text:p text:style-name="P146">Полный код этой стадии: EScriptEngine-6.zip</text:p>
      <text:h text:style-name="P221" text:outline-level="2">Инструкции трёхадресного кода</text:h>
      <text:p text:style-name="P147">Сначала исправим определение инструкции трёхадресного кода.</text:p>
      <text:p text:style-name="P147">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17">а при генерации — где-то сохраниться</text:span>. <text:span text:style-name="T117">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435606785648">
          <table:table-cell table:style-name="Таблица4.A1" office:value-type="string">
            <text:p text:style-name="P202">Операция</text:p>
          </table:table-cell>
          <table:table-cell table:style-name="Таблица4.A1" office:value-type="string">
            <text:p text:style-name="P202">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8">В общем, Операнд 1 и Операнд 2 — разновидность класса variant&lt;&gt;, мы можем хранить там простое объединение для IntType, RealType и указател<text:span text:style-name="T118">я</text:span> на таблицу символов.</text:p>
      <text:p text:style-name="P149"><text:span text:style-name="T118">Добавим </text:span><text:span text:style-name="T119">структуру</text:span><text:span text:style-name="T118"> OpCode, котор</text:span><text:span text:style-name="T119">ая</text:span><text:span text:style-name="T118"> будет представлять инструкцию, </text:span><text:span text:style-name="T119">все её члены будут открыты. </text:span>Также перенесём перечисление OperationType в файл «<text:span text:style-name="T119">opcode.h».</text:span></text:p>
      <text:p text:style-name="КОД">/**</text:p>
      <text:p text:style-name="КОД"><text:span text:style-name="T7"><text:s/></text:span><text:span text:style-name="T26">*</text:span><text:span text:style-name="T7"> </text:span><text:span text:style-name="T27">@file</text:span><text:span text:style-name="T7"> </text:span><text:span text:style-name="T26">opcode.h</text:span></text:p>
      <text:p text:style-name="КОД"><text:span text:style-name="T7"><text:s/></text:span><text:span text:style-name="T26">*</text:span><text:span text:style-name="T7"> </text:span><text:span text:style-name="T27">@brief</text:span><text:span text:style-name="T7"> </text:span><text:span text:style-name="T26">Инструкция</text:span><text:span text:style-name="T7"> </text:span><text:span text:style-name="T26">трёхадресного</text:span><text:span text:style-name="T7"> </text:span><text:span text:style-name="T26">кода</text:span></text:p>
      <text:p text:style-name="КОД"><text:span text:style-name="T7"><text:s/></text:span><text:span text:style-name="T26">*/</text:span></text:p>
      <text:p text:style-name="КОД">#<text:span text:style-name="T26">ifndef</text:span><text:span text:style-name="T7"> </text:span><text:span text:style-name="T26">ESCRIPT_OPCODE_H</text:span></text:p>
      <text:p text:style-name="КОД">#<text:span text:style-name="T26">define</text:span><text:span text:style-name="T7"> </text:span><text:span text:style-name="T26">ESCRIPT_OPCODE_H</text:span></text:p>
      <text:p text:style-name="КОД">#<text:span text:style-name="T26">include</text:span><text:span text:style-name="T7"> </text:span><text:span text:style-name="T20">"EScript_global.h"</text:span></text:p>
      <text:p text:style-name="КОД">#<text:span text:style-name="T26">include</text:span><text:span text:style-name="T7"> </text:span><text:span text:style-name="T20">"types.h"</text:span></text:p>
      <text:p text:style-name="КОД"><text:soft-page-break/><text:span text:style-name="T28">namespace</text:span><text:span text:style-name="T7"> </text:span><text:span text:style-name="T3">escript</text:span><text:span text:style-name="T7"> </text:span>{</text:p>
      <text:p text:style-name="КОД"><text:span text:style-name="T28">class</text:span><text:span text:style-name="T7"> </text:span><text:span text:style-name="T3">Symbol</text:span>;</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0">//</text:span><text:span text:style-name="T7"> </text:span><text:span text:style-name="T20">op1*op2</text:span></text:p>
      <text:p text:style-name="КОД"><text:span text:style-name="T7"><text:s text:c="4"/></text:span><text:span text:style-name="T2">Add</text:span>,<text:span text:style-name="T7"> <text:s text:c="11"/></text:span><text:span text:style-name="T20">//</text:span><text:span text:style-name="T7"> </text:span><text:span text:style-name="T20">op1+op2</text:span></text:p>
      <text:p text:style-name="КОД">};</text:p>
      <text:p text:style-name="КОД"><text:span text:style-name="T28">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4">intValue</text:span>;</text:p>
      <text:p text:style-name="КОД"><text:span text:style-name="T7"><text:s text:c="4"/></text:span><text:span text:style-name="T2">RealType</text:span><text:span text:style-name="T7"> </text:span><text:span text:style-name="T44">realValue</text:span>;</text:p>
      <text:p text:style-name="КОД"><text:span text:style-name="T7"><text:s text:c="4"/></text:span><text:span text:style-name="T2">Symbol</text:span><text:span text:style-name="T7"> </text:span>*<text:span text:style-name="T44">variable</text:span>;</text:p>
      <text:p text:style-name="КОД">};</text:p>
      <text:p text:style-name="КОД">/**</text:p>
      <text:p text:style-name="КОД"><text:span text:style-name="T7"><text:s/></text:span><text:span text:style-name="T26">*</text:span><text:span text:style-name="T7"> </text:span><text:span text:style-name="T27">@brief</text:span><text:span text:style-name="T7"> </text:span><text:span text:style-name="T26">Инструкция</text:span><text:span text:style-name="T7"> </text:span><text:span text:style-name="T26">трёхадресного</text:span><text:span text:style-name="T7"> </text:span><text:span text:style-name="T26">кода</text:span></text:p>
      <text:p text:style-name="КОД"><text:span text:style-name="T7"><text:s/></text:span><text:span text:style-name="T26">*/</text:span></text:p>
      <text:p text:style-name="КОД"><text:span text:style-name="T28">struct</text:span><text:span text:style-name="T7"> </text:span><text:span text:style-name="T26">ESCRIPT_EXPORT</text:span><text:span text:style-name="T7"> </text:span><text:span text:style-name="T3">OpCode</text:span></text:p>
      <text:p text:style-name="КОД">{</text:p>
      <text:p text:style-name="КОД"><text:span text:style-name="T28">public</text:span>:</text:p>
      <text:p text:style-name="КОД"><text:span text:style-name="T7"><text:s text:c="4"/></text:span><text:span text:style-name="T2">OperationType</text:span><text:span text:style-name="T7"> </text:span><text:span text:style-name="T44">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4">lvalue</text:span><text:span text:style-name="T7"> </text:span>=<text:span text:style-name="T7"> </text:span><text:span text:style-name="T28">nullptr</text:span>;</text:p>
      <text:p text:style-name="КОД"><text:span text:style-name="T7"><text:s text:c="4"/></text:span><text:span text:style-name="T2">SymbolType</text:span><text:span text:style-name="T7"> </text:span><text:span text:style-name="T44">operandType1</text:span>;</text:p>
      <text:p text:style-name="КОД"><text:span text:style-name="T7"><text:s text:c="4"/></text:span><text:span text:style-name="T2">SymbolType</text:span><text:span text:style-name="T7"> </text:span><text:span text:style-name="T44">operandType2</text:span>;</text:p>
      <text:p text:style-name="КОД"><text:span text:style-name="T7"><text:s text:c="4"/></text:span><text:span text:style-name="T2">OperandRecord</text:span><text:span text:style-name="T7"> </text:span><text:span text:style-name="T44">operand1</text:span>;</text:p>
      <text:p text:style-name="КОД"><text:span text:style-name="T7"><text:s text:c="4"/></text:span><text:span text:style-name="T2">OperandRecord</text:span><text:span text:style-name="T7"> </text:span><text:span text:style-name="T44">operand2</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ESCRIPT_OPCODE_H</text:span></text:p>
      <text:p text:style-name="Horizontal_20_Line"/>
      <text:p text:style-name="Text_20_body">В таком виде sizeof (OpCode) == 64 байта.</text:p>
      <text:p text:style-name="P150">Напишем тест, убедимся, что класс работает, и ничего не пропу<text:span text:style-name="T129">щено</text:span>:</text:p>
      <text:p text:style-name="КОД"><text:span text:style-name="T28">void</text:span><text:span text:style-name="T7"> </text:span><text:span text:style-name="T2">OpCode_Test</text:span>::<text:span text:style-name="T16">test_opCodeWork</text:span>()</text:p>
      <text:p text:style-name="КОД">{</text:p>
      <text:p text:style-name="КОД"><text:span text:style-name="T7"><text:s text:c="4"/></text:span><text:span text:style-name="T2">OpCode</text:span><text:span text:style-name="T7"> </text:span><text:span text:style-name="T12">code1</text:span>;</text:p>
      <text:p text:style-name="КОД"><text:span text:style-name="T7"><text:s text:c="4"/></text:span><text:span text:style-name="T12">code1</text:span>.<text:span text:style-name="T44">operandType1</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4">operand1</text:span>.<text:span text:style-name="T44">intValue</text:span><text:span text:style-name="T7"> </text:span>=<text:span text:style-name="T7"> </text:span><text:span text:style-name="T26">15</text:span>;</text:p>
      <text:p text:style-name="КОД"><text:span text:style-name="T7"><text:s text:c="4"/></text:span><text:span text:style-name="T12">code1</text:span>.<text:span text:style-name="T44">operandType2</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4">operand2</text:span>.<text:span text:style-name="T44">realValue</text:span><text:span text:style-name="T7"> </text:span>=<text:span text:style-name="T7"> </text:span><text:span text:style-name="T26">16</text:span>;</text:p>
      <text:p text:style-name="КОД"><text:span text:style-name="T7"><text:s text:c="4"/></text:span><text:span text:style-name="T26">assert</text:span>(<text:span text:style-name="T12">code1</text:span>.<text:span text:style-name="T44">operand1</text:span>.<text:span text:style-name="T44">intValue</text:span><text:span text:style-name="T7"> </text:span>==<text:span text:style-name="T7"> </text:span><text:span text:style-name="T26">15</text:span>);</text:p>
      <text:p text:style-name="КОД"><text:span text:style-name="T7"><text:s text:c="4"/></text:span><text:span text:style-name="T26">assert</text:span>(<text:span text:style-name="T12">code1</text:span>.<text:span text:style-name="T44">operand2</text:span>.<text:span text:style-name="T44">realValue</text:span><text:span text:style-name="T7"> </text:span>==<text:span text:style-name="T7"> </text:span><text:span text:style-name="T26">16</text:span>);</text:p>
      <text:p text:style-name="КОД">}</text:p>
      <text:p text:style-name="Horizontal_20_Line"/>
      <text:p text:style-name="Text_20_body">Мы сделали вывод на экран в методах ICodeEmitter, <text:span text:style-name="T129">но </text:span><text:span text:style-name="T120">очевидно, </text:span><text:span text:style-name="T129">преобразование инструкции в строку — </text:span><text:span text:style-name="T120">это задача класса OpCode.</text:span></text:p>
      <text:p text:style-name="P150">Добавим метод toString() <text:span text:style-name="T121">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6">toString</text:span>()<text:span text:style-name="T7"> </text:span><text:span text:style-name="T28">const</text:span></text:p>
      <text:p text:style-name="КОД">{</text:p>
      <text:p text:style-name="КОД"><text:span text:style-name="T7"><text:s text:c="4"/></text:span><text:span text:style-name="T2">std</text:span>::<text:span text:style-name="T2">string</text:span><text:span text:style-name="T7"> </text:span><text:span text:style-name="T12">op</text:span>;</text:p>
      <text:p text:style-name="КОД"><text:span text:style-name="T7"><text:s text:c="4"/></text:span><text:span text:style-name="T28">int</text:span><text:span text:style-name="T7"> </text:span><text:span text:style-name="T12">numberOfOperands</text:span><text:span text:style-name="T7"> </text:span>=<text:span text:style-name="T7"> </text:span><text:span text:style-name="T26">0</text:span>;</text:p>
      <text:p text:style-name="КОД"><text:span text:style-name="T7"><text:s text:c="4"/></text:span><text:span text:style-name="T2">std</text:span>::<text:span text:style-name="T2">string</text:span><text:span text:style-name="T7"> </text:span><text:span text:style-name="T12">opSign</text:span>;</text:p>
      <text:p text:style-name="КОД"><text:span text:style-name="T7"><text:s text:c="4"/></text:span><text:span text:style-name="T2">std</text:span>::<text:span text:style-name="T2">string</text:span><text:span text:style-name="T7"> </text:span><text:span text:style-name="T12">assign</text:span><text:span text:style-name="T7"> </text:span>=<text:span text:style-name="T7"> </text:span><text:span text:style-name="T20">":="</text:span>;</text:p>
      <text:p text:style-name="КОД"><text:span text:style-name="T7"><text:s text:c="4"/></text:span><text:span text:style-name="T28">switch</text:span><text:span text:style-name="T7"> </text:span>(<text:span text:style-name="T44">operation</text:span>)<text:span text:style-name="T7"> </text:span>{</text:p>
      <text:p text:style-name="КОД"><text:span text:style-name="T7"><text:s text:c="4"/></text:span><text:span text:style-name="T28">case</text:span><text:span text:style-name="T7"> </text:span><text:span text:style-name="T2">OperationType</text:span>::<text:span text:style-name="T2">None</text:span>:</text:p>
      <text:p text:style-name="КОД"><text:span text:style-name="T7"><text:s text:c="8"/></text:span><text:span text:style-name="T12">op</text:span><text:span text:style-name="T7"> </text:span><text:span text:style-name="T15">=</text:span><text:span text:style-name="T7"> </text:span><text:span text:style-name="T20">"NON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Add</text:span>:</text:p>
      <text:p text:style-name="КОД"><text:soft-page-break/><text:span text:style-name="T7"><text:s text:c="8"/></text:span><text:span text:style-name="T12">op</text:span><text:span text:style-name="T7"> </text:span><text:span text:style-name="T15">=</text:span><text:span text:style-name="T7"> </text:span><text:span text:style-name="T20">"+"</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text:span text:style-name="T12">numberOfOperands</text:span><text:span text:style-name="T7"> </text:span>=<text:span text:style-name="T7"> </text:span><text:span text:style-name="T26">2</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8"/></text:span><text:span text:style-name="T12">op</text:span><text:span text:style-name="T7"> </text:span><text:span text:style-name="T15">=</text:span><text:span text:style-name="T7"> </text:span><text:span text:style-name="T20">"*"</text:span>;</text:p>
      <text:p text:style-name="КОД"><text:span text:style-name="T7"><text:s text:c="8"/></text:span><text:span text:style-name="T12">numberOfOperands</text:span><text:span text:style-name="T7"> </text:span>=<text:span text:style-name="T7"> </text:span><text:span text:style-name="T26">2</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Assign</text:span>:</text:p>
      <text:p text:style-name="КОД"><text:span text:style-name="T7"><text:s text:c="8"/></text:span><text:span text:style-name="T12">numberOfOperands</text:span><text:span text:style-name="T7"> </text:span>=<text:span text:style-name="T7"> </text:span><text:span text:style-name="T26">1</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2">result</text:span>;</text:p>
      <text:p text:style-name="КОД"><text:span text:style-name="T7"><text:s text:c="4"/></text:span><text:span text:style-name="T28">if</text:span><text:span text:style-name="T7"> </text:span>(<text:span text:style-name="T44">lvalue</text:span>)</text:p>
      <text:p text:style-name="КОД"><text:span text:style-name="T7"><text:s text:c="8"/></text:span><text:span text:style-name="T12">result</text:span>.<text:span text:style-name="T15">append</text:span>(<text:span text:style-name="T44">lvalue</text:span>-&gt;<text:span text:style-name="T15">utf8Name</text:span>());</text:p>
      <text:p text:style-name="КОД"><text:span text:style-name="T7"><text:s text:c="4"/></text:span><text:span text:style-name="T28">if</text:span><text:span text:style-name="T7"> </text:span>(<text:span text:style-name="T12">opSign</text:span>.<text:span text:style-name="T15">length</text:span>())<text:span text:style-name="T7"> </text:span>{</text:p>
      <text:p text:style-name="КОД"><text:span text:style-name="T7"><text:s text:c="8"/></text:span><text:span text:style-name="T12">result</text:span>.<text:span text:style-name="T15">append</text:span>(<text:span text:style-name="T20">" "</text:span>).<text:span text:style-name="T15">append</text:span>(<text:span text:style-name="T12">opSign</text:span>).<text:span text:style-name="T15">append</text:span>(<text:span text:style-name="T20">" "</text:span>);</text:p>
      <text:p text:style-name="КОД"><text:span text:style-name="T7"><text:s text:c="4"/></text:span>}</text:p>
      <text:p text:style-name="КОД"><text:span text:style-name="T7"><text:s text:c="4"/></text:span><text:span text:style-name="T28">if</text:span><text:span text:style-name="T7"> </text:span>(<text:span text:style-name="T12">numberOfOperands</text:span><text:span text:style-name="T7"> </text:span>&gt;<text:span text:style-name="T7"> </text:span><text:span text:style-name="T26">0</text:span>)<text:span text:style-name="T7"> </text:span>{</text:p>
      <text:p text:style-name="КОД"><text:span text:style-name="T7"><text:s text:c="8"/></text:span><text:span text:style-name="T12">result</text:span>.<text:span text:style-name="T15">append</text:span>(<text:span text:style-name="T15">operandToString</text:span>(<text:span text:style-name="T44">operand1Type</text:span>,<text:span text:style-name="T7"> </text:span><text:span text:style-name="T44">operand1</text:span>));</text:p>
      <text:p text:style-name="КОД"><text:span text:style-name="T7"><text:s text:c="8"/></text:span><text:span text:style-name="T28">if</text:span><text:span text:style-name="T7"> </text:span>(<text:span text:style-name="T12">numberOfOperands</text:span><text:span text:style-name="T7"> </text:span>&gt;<text:span text:style-name="T7"> </text:span><text:span text:style-name="T26">1</text:span>)<text:span text:style-name="T7"> </text:span>{</text:p>
      <text:p text:style-name="КОД"><text:span text:style-name="T7"><text:s text:c="12"/></text:span><text:span text:style-name="T12">result</text:span>.<text:span text:style-name="T15">push_back</text:span>(<text:span text:style-name="T20">' '</text:span>);</text:p>
      <text:p text:style-name="КОД"><text:span text:style-name="T7"><text:s text:c="12"/></text:span><text:span text:style-name="T12">result</text:span>.<text:span text:style-name="T15">append</text:span>(<text:span text:style-name="T12">op</text:span>);</text:p>
      <text:p text:style-name="КОД"><text:span text:style-name="T7"><text:s text:c="12"/></text:span><text:span text:style-name="T12">result</text:span>.<text:span text:style-name="T15">push_back</text:span>(<text:span text:style-name="T20">' '</text:span>);</text:p>
      <text:p text:style-name="КОД"><text:span text:style-name="T7"><text:s text:c="12"/></text:span><text:span text:style-name="T12">result</text:span>.<text:span text:style-name="T15">append</text:span>(<text:span text:style-name="T15">operandToString</text:span>(<text:span text:style-name="T44">operand2Type</text:span>,<text:span text:style-name="T7"> </text:span><text:span text:style-name="T44">operand2</text:span>));</text:p>
      <text:p text:style-name="КОД"><text:span text:style-name="T7"><text:s text:c="8"/></text:span>}</text:p>
      <text:p text:style-name="КОД"><text:span text:style-name="T7"><text:s text:c="4"/></text:span>}</text:p>
      <text:p text:style-name="КОД"><text:span text:style-name="T7"><text:s text:c="4"/></text:span><text:span text:style-name="T28">return</text:span><text:span text:style-name="T7"> </text:span><text:span text:style-name="T12">result</text:span>;</text:p>
      <text:p text:style-name="КОД">}</text:p>
      <text:p text:style-name="КОД"><text:span text:style-name="T28">void</text:span><text:span text:style-name="T7"> </text:span><text:span text:style-name="T2">OpCode</text:span>::<text:span text:style-name="T16">setOperand1</text:span>(<text:span text:style-name="T2">SymbolType</text:span><text:span text:style-name="T7"> </text:span><text:span text:style-name="T12">operandType</text:span>,<text:span text:style-name="T7"> </text:span><text:span text:style-name="T28">void</text:span><text:span text:style-name="T7"> </text:span>*<text:span text:style-name="T12">value</text:span>)</text:p>
      <text:p text:style-name="КОД">{</text:p>
      <text:p text:style-name="КОД"><text:span text:style-name="T7"><text:s text:c="4"/></text:span><text:span text:style-name="T15">setOperand</text:span>(<text:span text:style-name="T45">operand1Type</text:span>,<text:span text:style-name="T7"> </text:span><text:span text:style-name="T45">operand1</text:span>,<text:span text:style-name="T7"> </text:span><text:span text:style-name="T12">operandType</text:span>,<text:span text:style-name="T7"> </text:span><text:span text:style-name="T14">value</text:span>);</text:p>
      <text:p text:style-name="КОД">}</text:p>
      <text:p text:style-name="КОД"><text:span text:style-name="T28">void</text:span><text:span text:style-name="T7"> </text:span><text:span text:style-name="T2">OpCode</text:span>::<text:span text:style-name="T16">setOperand2</text:span>(<text:span text:style-name="T2">SymbolType</text:span><text:span text:style-name="T7"> </text:span><text:span text:style-name="T12">operandType</text:span>,<text:span text:style-name="T7"> </text:span><text:span text:style-name="T28">void</text:span><text:span text:style-name="T7"> </text:span>*<text:span text:style-name="T12">value</text:span>)</text:p>
      <text:p text:style-name="КОД">{</text:p>
      <text:p text:style-name="КОД"><text:span text:style-name="T7"><text:s text:c="4"/></text:span><text:span text:style-name="T15">setOperand</text:span>(<text:span text:style-name="T45">operand2Type</text:span>,<text:span text:style-name="T7"> </text:span><text:span text:style-name="T45">operand2</text:span>,<text:span text:style-name="T7"> </text:span><text:span text:style-name="T12">operandType</text:span>,<text:span text:style-name="T7"> </text:span><text:span text:style-name="T14">value</text:span>);</text:p>
      <text:p text:style-name="КОД">}</text:p>
      <text:p text:style-name="КОД"><text:span text:style-name="T28">void</text:span><text:span text:style-name="T7"> </text:span><text:span text:style-name="T2">OpCode</text:span>::<text:span text:style-name="T16">setOperand</text:span>(<text:span text:style-name="T2">SymbolType</text:span><text:span text:style-name="T7"> </text:span>&amp;<text:span text:style-name="T12">operandType</text:span>,<text:span text:style-name="T7"> </text:span><text:span text:style-name="T2">OperandRecord</text:span><text:span text:style-name="T7"> </text:span>&amp;<text:span text:style-name="T12">op</text:span>,</text:p>
      <text:p text:style-name="КОД"><text:span text:style-name="T7"><text:s text:c="24"/></text:span><text:span text:style-name="T2">SymbolType</text:span><text:span text:style-name="T7"> </text:span><text:span text:style-name="T12">newOperandType</text:span>,<text:span text:style-name="T7"> </text:span><text:span text:style-name="T28">void</text:span><text:span text:style-name="T7"> </text:span>*<text:span text:style-name="T12">value</text:span>)</text:p>
      <text:p text:style-name="КОД">{</text:p>
      <text:p text:style-name="КОД"><text:span text:style-name="T7"><text:s text:c="4"/></text:span><text:span text:style-name="T12">operandType</text:span><text:span text:style-name="T7"> </text:span>=<text:span text:style-name="T7"> </text:span><text:span text:style-name="T12">newOperandType</text:span>;</text:p>
      <text:p text:style-name="КОД"><text:span text:style-name="T7"><text:s text:c="4"/></text:span><text:span text:style-name="T28">switch</text:span><text:span text:style-name="T7"> </text:span>(<text:span text:style-name="T12">operandType</text:span>)<text:span text:style-name="T7"> </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op</text:span>.<text:span text:style-name="T44">intValue</text:span><text:span text:style-name="T7"> </text:span>=<text:span text:style-name="T7"> </text:span>*(<text:span text:style-name="T2">IntType</text:span>*)<text:span text:style-name="T12">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Real</text:span>:</text:p>
      <text:p text:style-name="КОД"><text:span text:style-name="T7"><text:s text:c="8"/></text:span><text:span text:style-name="T12">op</text:span>.<text:span text:style-name="T44">realValue</text:span><text:span text:style-name="T7"> </text:span>=<text:span text:style-name="T7"> </text:span>*(<text:span text:style-name="T2">RealType</text:span>*)<text:span text:style-name="T12">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op</text:span>.<text:span text:style-name="T44">variable</text:span><text:span text:style-name="T7"> </text:span>=<text:span text:style-name="T7"> </text:span>(<text:span text:style-name="T2">Symbol</text:span>*)<text:span text:style-name="T12">value</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6">operandToString</text:span>(<text:span text:style-name="T2">SymbolType</text:span><text:span text:style-name="T7"> </text:span><text:span text:style-name="T12">operandType</text:span>,<text:span text:style-name="T7"> </text:span><text:span text:style-name="T2">OperandRecord</text:span><text:span text:style-name="T7"> </text:span><text:span text:style-name="T12">op</text:span>)<text:span text:style-name="T7"> </text:span><text:span text:style-name="T28">const</text:span></text:p>
      <text:p text:style-name="КОД">{</text:p>
      <text:p text:style-name="КОД"><text:span text:style-name="T7"><text:s text:c="4"/></text:span><text:span text:style-name="T2">std</text:span>::<text:span text:style-name="T2">string</text:span><text:span text:style-name="T7"> </text:span><text:span text:style-name="T12">opStr</text:span>;</text:p>
      <text:p text:style-name="КОД"><text:span text:style-name="T7"><text:s text:c="4"/></text:span><text:span text:style-name="T28">switch</text:span><text:span text:style-name="T7"> </text:span>(<text:span text:style-name="T12">operandType</text:span>)<text:span text:style-name="T7"> </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opStr</text:span><text:span text:style-name="T7"> </text:span><text:span text:style-name="T15">=</text:span><text:span text:style-name="T7"> </text:span><text:span text:style-name="T2">std</text:span>::<text:span text:style-name="T15">to_string</text:span>(<text:span text:style-name="T12">op</text:span>.<text:span text:style-name="T44">intValue</text:span>);</text:p>
      <text:p text:style-name="КОД"><text:soft-page-break/><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Real</text:span>:</text:p>
      <text:p text:style-name="КОД"><text:span text:style-name="T7"><text:s text:c="8"/></text:span><text:span text:style-name="T12">opStr</text:span><text:span text:style-name="T7"> </text:span><text:span text:style-name="T15">=</text:span><text:span text:style-name="T7"> </text:span><text:span text:style-name="T2">std</text:span>::<text:span text:style-name="T15">to_string</text:span>(<text:span text:style-name="T12">op</text:span>.<text:span text:style-name="T44">real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opStr</text:span><text:span text:style-name="T7"> </text:span><text:span text:style-name="T15">=</text:span><text:span text:style-name="T7"> </text:span><text:span text:style-name="T12">op</text:span>.<text:span text:style-name="T44">variable</text:span>-&gt;<text:span text:style-name="T15">utf8Name</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Unsupported SymbolType"</text:span>);</text:p>
      <text:p text:style-name="КОД"><text:span text:style-name="T7"><text:s text:c="4"/></text:span>}</text:p>
      <text:p text:style-name="КОД"><text:span text:style-name="T7"><text:s text:c="4"/></text:span><text:span text:style-name="T28">return</text:span><text:span text:style-name="T7"> </text:span><text:span text:style-name="T12">opStr</text:span>;</text:p>
      <text:p text:style-name="КОД">}</text:p>
      <text:p text:style-name="Horizontal_20_Line"/>
      <text:p text:style-name="P151">Отлично. Теперь мы можем выкинуть два метода из ICodeEmitter и значительно упростить <text:span text:style-name="T123">оставшиеся</text:span> два:</text:p>
      <text:p text:style-name="КОД"><text:span text:style-name="T28">class</text:span><text:span text:style-name="T7"> </text:span><text:span text:style-name="T26">ESCRIPT_EXPORT</text:span><text:span text:style-name="T7"> </text:span><text:span text:style-name="T3">ICodeEmitter</text:span></text:p>
      <text:p text:style-name="КОД">{</text:p>
      <text:p text:style-name="КОД"><text:span text:style-name="T28">public</text:span>:</text:p>
      <text:p text:style-name="КОД"><text:span text:style-name="T7"><text:s text:c="4"/></text:span><text:span text:style-name="T28">void</text:span><text:span text:style-name="T7"> </text:span><text:span text:style-name="T16">binaryOp</text:span>(<text:span text:style-name="T2">OperationType</text:span><text:span text:style-name="T7"> </text:span><text:span text:style-name="T12">operationType</text:span>,</text:p>
      <text:p text:style-name="КОД"><text:span text:style-name="T7"><text:s text:c="18"/></text:span><text:span text:style-name="T2">Symbol</text:span><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7"><text:s text:c="4"/></text:span><text:span text:style-name="T28">void</text:span><text:span text:style-name="T7"> </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p>
      <text:p text:style-name="Horizontal_20_Line"/>
      <text:p text:style-name="КОД"><text:span text:style-name="T28">void</text:span><text:span text:style-name="T7"> </text:span>ICodeEmitter::binaryOp(OperationType<text:span text:style-name="T7"> </text:span>operationType,</text:p>
      <text:p text:style-name="P203"><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4">lvalue</text:span><text:span text:style-name="T7"> </text:span>=<text:span text:style-name="T7"> </text:span><text:span text:style-name="T12">resultVariable</text:span>;</text:p>
      <text:p text:style-name="КОД"><text:span text:style-name="T7"><text:s text:c="4"/></text:span><text:span text:style-name="T12">code</text:span>.<text:span text:style-name="T15">setOperand1</text:span>(<text:span text:style-name="T12">operand1Type</text:span>,<text:span text:style-name="T7"> </text:span><text:span text:style-name="T14">operand1</text:span>);</text:p>
      <text:p text:style-name="КОД"><text:span text:style-name="T7"><text:s text:c="4"/></text:span><text:span text:style-name="T12">code</text:span>.<text:span text:style-name="T15">setOperand2</text:span>(<text:span text:style-name="T12">operand2Type</text:span>,<text:span text:style-name="T7"> </text:span><text:span text:style-name="T14">operand2</text:span>);</text:p>
      <text:p text:style-name="КОД"><text:span text:style-name="T7"><text:s text:c="4"/></text:span><text:span text:style-name="T12">code</text:span>.<text:span text:style-name="T44">operation</text:span><text:span text:style-name="T7"> </text:span>=<text:span text:style-name="T7"> </text:span><text:span text:style-name="T12">operationType</text:span>;</text:p>
      <text:p text:style-name="КОД"><text:span text:style-name="T7"><text:s text:c="4"/></text:span><text:span text:style-name="T32">cout</text:span><text:span text:style-name="T7"> </text:span><text:span text:style-name="T15">&lt;&lt;</text:span><text:span text:style-name="T7"> </text:span><text:span text:style-name="T12">code</text:span>.<text:span text:style-name="T15">toString</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4">lvalue</text:span><text:span text:style-name="T7"> </text:span>=<text:span text:style-name="T7"> </text:span><text:span text:style-name="T12">lvalue</text:span>;</text:p>
      <text:p text:style-name="КОД"><text:span text:style-name="T7"><text:s text:c="4"/></text:span><text:span text:style-name="T12">code</text:span>.<text:span text:style-name="T44">operation</text:span><text:span text:style-name="T7"> </text:span>=<text:span text:style-name="T7"> </text:span><text:span text:style-name="T2">OperationType</text:span>::<text:span text:style-name="T2">Assign</text:span>;</text:p>
      <text:p text:style-name="КОД"><text:span text:style-name="T7"><text:s text:c="4"/></text:span><text:span text:style-name="T12">code</text:span>.<text:span text:style-name="T15">setOperand1</text:span>(<text:span text:style-name="T12">rvalueType</text:span>,<text:span text:style-name="T7"> </text:span><text:span text:style-name="T14">rvalue</text:span>);</text:p>
      <text:p text:style-name="КОД"><text:span text:style-name="T7"><text:s text:c="4"/></text:span><text:span text:style-name="T32">cout</text:span><text:span text:style-name="T7"> </text:span><text:span text:style-name="T15">&lt;&lt;</text:span><text:span text:style-name="T7"> </text:span><text:span text:style-name="T12">code</text:span>.<text:span text:style-name="T15">toString</text:span>()<text:span text:style-name="T7"> </text:span><text:span text:style-name="T15">&lt;&lt;</text:span><text:span text:style-name="T7"> </text:span><text:span text:style-name="T15">endl</text:span>;</text:p>
      <text:p text:style-name="КОД">}</text:p>
      <text:p text:style-name="Horizontal_20_Line"/>
      <text:p text:style-name="P152">Результат тот же, а код намного красивее.</text:p>
      <text:p text:style-name="P153">Допишем немного тестов:</text:p>
      <text:p text:style-name="КОД"><text:span text:style-name="T28">void</text:span><text:span text:style-name="T7"> </text:span><text:span text:style-name="T2">OpCode_Test</text:span>::<text:span text:style-name="T16">test_opCodeWork</text:span>()</text:p>
      <text:p text:style-name="КОД">{</text:p>
      <text:p text:style-name="КОД"><text:span text:style-name="T7"><text:s text:c="4"/></text:span><text:span text:style-name="T2">OpCode</text:span><text:span text:style-name="T7"> </text:span><text:span text:style-name="T12">code1</text:span>;</text:p>
      <text:p text:style-name="КОД"><text:soft-page-break/><text:span text:style-name="T7"><text:s text:c="4"/></text:span><text:span text:style-name="T12">code1</text:span>.<text:span text:style-name="T44">operand1Type</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4">operand1</text:span>.<text:span text:style-name="T44">intValue</text:span><text:span text:style-name="T7"> </text:span>=<text:span text:style-name="T7"> </text:span><text:span text:style-name="T26">15</text:span>;</text:p>
      <text:p text:style-name="КОД"><text:span text:style-name="T7"><text:s text:c="4"/></text:span><text:span text:style-name="T12">code1</text:span>.<text:span text:style-name="T44">operand2Type</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4">operand2</text:span>.<text:span text:style-name="T44">realValue</text:span><text:span text:style-name="T7"> </text:span>=<text:span text:style-name="T7"> </text:span><text:span text:style-name="T26">16</text:span>;</text:p>
      <text:p text:style-name="КОД"><text:span text:style-name="T7"><text:s text:c="4"/></text:span><text:span text:style-name="T26">assert</text:span>(<text:span text:style-name="T12">code1</text:span>.<text:span text:style-name="T44">operand1</text:span>.<text:span text:style-name="T44">intValue</text:span><text:span text:style-name="T7"> </text:span>==<text:span text:style-name="T7"> </text:span><text:span text:style-name="T26">15</text:span>);</text:p>
      <text:p text:style-name="КОД"><text:span text:style-name="T7"><text:s text:c="4"/></text:span><text:span text:style-name="T26">assert</text:span>(<text:span text:style-name="T12">code1</text:span>.<text:span text:style-name="T44">operand1Type</text:span><text:span text:style-name="T7"> </text:span>==<text:span text:style-name="T7"> </text:span><text:span text:style-name="T2">SymbolType</text:span>::<text:span text:style-name="T2">Integer</text:span>);</text:p>
      <text:p text:style-name="КОД"><text:span text:style-name="T7"><text:s text:c="4"/></text:span><text:span text:style-name="T26">assert</text:span>(<text:span text:style-name="T12">code1</text:span>.<text:span text:style-name="T44">operand2</text:span>.<text:span text:style-name="T44">realValue</text:span><text:span text:style-name="T7"> </text:span>==<text:span text:style-name="T7"> </text:span><text:span text:style-name="T26">16</text:span>);</text:p>
      <text:p text:style-name="КОД"><text:span text:style-name="T7"><text:s text:c="4"/></text:span><text:span text:style-name="T26">assert</text:span>(<text:span text:style-name="T12">code1</text:span>.<text:span text:style-name="T44">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2">i1</text:span><text:span text:style-name="T7"> </text:span>=<text:span text:style-name="T7"> </text:span><text:span text:style-name="T26">5678</text:span>;</text:p>
      <text:p text:style-name="КОД"><text:span text:style-name="T7"><text:s text:c="4"/></text:span><text:span text:style-name="T2">IntType</text:span><text:span text:style-name="T7"> </text:span><text:span text:style-name="T12">i2</text:span><text:span text:style-name="T7"> </text:span>=<text:span text:style-name="T7"> </text:span><text:span text:style-name="T26">654123</text:span>;</text:p>
      <text:p text:style-name="КОД"><text:span text:style-name="T7"><text:s text:c="4"/></text:span><text:span text:style-name="T12">code1</text:span>.<text:span text:style-name="T15">setOperand1</text:span>(<text:span text:style-name="T2">SymbolType</text:span>::<text:span text:style-name="T2">Integer</text:span>,<text:span text:style-name="T7"> </text:span><text:span text:style-name="T122">&amp;</text:span><text:span text:style-name="T14">i1</text:span>);</text:p>
      <text:p text:style-name="КОД"><text:span text:style-name="T7"><text:s text:c="4"/></text:span><text:span text:style-name="T12">code1</text:span>.<text:span text:style-name="T15">setOperand2</text:span>(<text:span text:style-name="T2">SymbolType</text:span>::<text:span text:style-name="T2">Integer</text:span>,<text:span text:style-name="T7"> </text:span><text:span text:style-name="T122">&amp;</text:span><text:span text:style-name="T14">i2</text:span>);</text:p>
      <text:p text:style-name="КОД"><text:span text:style-name="T7"><text:s text:c="4"/></text:span><text:span text:style-name="T26">assert</text:span>(<text:span text:style-name="T12">code1</text:span>.<text:span text:style-name="T44">operand1</text:span>.<text:span text:style-name="T44">intValue</text:span><text:span text:style-name="T7"> </text:span>==<text:span text:style-name="T7"> </text:span><text:span text:style-name="T12">i1</text:span>);</text:p>
      <text:p text:style-name="КОД"><text:span text:style-name="T7"><text:s text:c="4"/></text:span><text:span text:style-name="T26">assert</text:span>(<text:span text:style-name="T12">code1</text:span>.<text:span text:style-name="T44">operand1Type</text:span><text:span text:style-name="T7"> </text:span>==<text:span text:style-name="T7"> </text:span><text:span text:style-name="T2">SymbolType</text:span>::<text:span text:style-name="T2">Integer</text:span>);</text:p>
      <text:p text:style-name="КОД"><text:span text:style-name="T7"><text:s text:c="4"/></text:span><text:span text:style-name="T26">assert</text:span>(<text:span text:style-name="T12">code1</text:span>.<text:span text:style-name="T44">operand2</text:span>.<text:span text:style-name="T44">intValue</text:span><text:span text:style-name="T7"> </text:span>==<text:span text:style-name="T7"> </text:span><text:span text:style-name="T12">i2</text:span>);</text:p>
      <text:p text:style-name="КОД"><text:span text:style-name="T7"><text:s text:c="4"/></text:span><text:span text:style-name="T26">assert</text:span>(<text:span text:style-name="T12">code1</text:span>.<text:span text:style-name="T44">operand2Type</text:span><text:span text:style-name="T7"> </text:span>==<text:span text:style-name="T7"> </text:span><text:span text:style-name="T2">SymbolType</text:span>::<text:span text:style-name="T2">Integer</text:span>);</text:p>
      <text:p text:style-name="КОД">}</text:p>
      <text:p text:style-name="Horizontal_20_Line"/>
      <text:p text:style-name="P153">Тесты проходят, <text:span text:style-name="T126">э</text:span>тап завершён. <text:span text:style-name="T125">Код: EScriptEngine-7.zip</text:span></text:p>
      <text:p text:style-name="P155">01.08.2023</text:p>
      <text:h text:style-name="P222" text:outline-level="2">Рефакторинг</text:h>
      <text:p text:style-name="P141"><text:span text:style-name="T124">Мы поправили часть кода, однако в pa</text:span><text:span text:style-name="T127">r</text:span><text:span text:style-name="T124">ser.cpp н</text:span><text:span text:style-name="T116">аши ф</text:span>ункции выглядят очень непривлекательно. Давайте займёмся их доработкой. </text:p>
      <text:p text:style-name="P157"><text:span text:style-name="T130">Сначала сократим мет</text:span>од AssignStatement(), здесь можно оставить только извлечение lvalue, остальное перенести в emitAssign():</text:p>
      <text:p text:style-name="КОД"><text:span text:style-name="T28">void</text:span><text:span text:style-name="T7"> </text:span><text:span text:style-name="T2">Parser</text:span>::<text:span text:style-name="T16">AssignStatement</text:span>()</text:p>
      <text:p text:style-name="КОД">{</text:p>
      <text:p text:style-name="КОД"><text:span text:style-name="T7"><text:s text:c="4"/></text:span><text:span text:style-name="T15">Variable</text:span>();</text:p>
      <text:p text:style-name="КОД"><text:span text:style-name="T7"><text:s text:c="4"/></text:span><text:span text:style-name="T44">_types</text:span>.<text:span text:style-name="T15">pop</text:span>();<text:span text:style-name="T7"> </text:span><text:span text:style-name="T20">//</text:span><text:span text:style-name="T7"> </text:span><text:span text:style-name="T20">пока</text:span><text:span text:style-name="T7"> </text:span><text:span text:style-name="T20">всегда</text:span><text:span text:style-name="T7"> </text:span><text:span text:style-name="T20">SymbolType::Variable</text:span></text:p>
      <text:p text:style-name="КОД"><text:span text:style-name="T7"><text:s text:c="4"/></text:span><text:span text:style-name="T28">auto</text:span><text:span text:style-name="T7"> </text:span><text:span text:style-name="T12">lvalue</text:span><text:span text:style-name="T7"> </text:span>=<text:span text:style-name="T7"> </text:span><text:span text:style-name="T44">_variables</text:span>.<text:span text:style-name="T15">top</text:span>();</text:p>
      <text:p text:style-name="КОД"><text:span text:style-name="T7"><text:s text:c="4"/></text:span><text:span text:style-name="T44">_variables</text:span>.<text:span text:style-name="T15">pop</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span text:style-name="T7"><text:s text:c="4"/></text:span><text:span text:style-name="T15">emitAssign</text:span>(<text:span text:style-name="T14">lvalue</text:span>);</text:p>
      <text:p text:style-name="КОД">}</text:p>
      <text:p text:style-name="Horizontal_20_Line"/>
      <text:p text:style-name="P156">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6">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2">rec</text:span>;</text:p>
      <text:p text:style-name="КОД"><text:span text:style-name="T7"><text:s text:c="4"/></text:span><text:span text:style-name="T28">auto</text:span><text:span text:style-name="T7"> </text:span><text:span text:style-name="T12">valueType</text:span><text:span text:style-name="T7"> </text:span>=<text:span text:style-name="T7"> </text:span><text:span text:style-name="T44">_types</text:span>.<text:span text:style-name="T15">top</text:span>();</text:p>
      <text:p text:style-name="КОД"><text:span text:style-name="T7"><text:s text:c="4"/></text:span><text:span text:style-name="T12">rec</text:span>.<text:span text:style-name="T44">first</text:span><text:span text:style-name="T7"> </text:span>=<text:span text:style-name="T7"> </text:span><text:span text:style-name="T12">valueType</text:span>;</text:p>
      <text:p text:style-name="КОД"><text:span text:style-name="T7"><text:s text:c="4"/></text:span><text:span text:style-name="T44">_types</text:span>.<text:span text:style-name="T15">pop</text:span>();</text:p>
      <text:p text:style-name="КОД"><text:span text:style-name="T7"><text:s text:c="4"/></text:span><text:span text:style-name="T28">switch</text:span><text:span text:style-name="T7"> </text:span>(<text:span text:style-name="T12">valueType</text:span>)<text:span text:style-name="T7"> </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rec</text:span>.<text:span text:style-name="T44">second</text:span>.<text:span text:style-name="T44">variable</text:span><text:span text:style-name="T7"> </text:span>=<text:span text:style-name="T7"> </text:span><text:span text:style-name="T44">_variables</text:span>.<text:span text:style-name="T15">top</text:span>().<text:span text:style-name="T15">get</text:span>();</text:p>
      <text:p text:style-name="КОД"><text:span text:style-name="T7"><text:s text:c="8"/></text:span><text:span text:style-name="T44">_variables</text:span>.<text:span text:style-name="T15">pop</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rec</text:span>.<text:span text:style-name="T44">second</text:span>.<text:span text:style-name="T44">intValue</text:span><text:span text:style-name="T7"> </text:span>=<text:span text:style-name="T7"> </text:span><text:span text:style-name="T44">_integers</text:span>.<text:span text:style-name="T15">top</text:span>();</text:p>
      <text:p text:style-name="КОД"><text:span text:style-name="T7"><text:s text:c="8"/></text:span><text:span text:style-name="T44">_integers</text:span>.<text:span text:style-name="T15">pop</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Real</text:span>:</text:p>
      <text:p text:style-name="КОД"><text:span text:style-name="T7"><text:s text:c="8"/></text:span><text:span text:style-name="T12">rec</text:span>.<text:span text:style-name="T44">second</text:span>.<text:span text:style-name="T44">realValue</text:span><text:span text:style-name="T7"> </text:span>=<text:span text:style-name="T7"> </text:span><text:span text:style-name="T44">_integers</text:span>.<text:span text:style-name="T15">top</text:span>();</text:p>
      <text:p text:style-name="КОД"><text:soft-page-break/><text:span text:style-name="T7"><text:s text:c="8"/></text:span><text:span text:style-name="T44">_reals</text:span>.<text:span text:style-name="T15">pop</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Unsupported SymbolType"</text:span>);</text:p>
      <text:p text:style-name="КОД"><text:span text:style-name="T7"><text:s text:c="4"/></text:span>}</text:p>
      <text:p text:style-name="КОД"><text:span text:style-name="T7"><text:s text:c="4"/></text:span><text:span text:style-name="T28">return</text:span><text:span text:style-name="T7"> </text:span><text:span text:style-name="T12">rec</text:span>;</text:p>
      <text:p text:style-name="КОД">}</text:p>
      <text:p text:style-name="Horizontal_20_Line"/>
      <text:p text:style-name="Text_20_body">Метод вернёт пару: тип значения в стеке+значение в виде объединения OperandRecord. <text:span text:style-name="T130">Тогда код emitAssign тоже сократится:</text:span></text:p>
      <text:p text:style-name="КОД"><text:span text:style-name="T28">void</text:span><text:span text:style-name="T7"> </text:span>Parser::emitAssign(std::shared_ptr&lt;Symbol&gt;<text:span text:style-name="T7"> </text:span>&amp;lvalue)</text:p>
      <text:p text:style-name="КОД">{</text:p>
      <text:p text:style-name="КОД"><text:span text:style-name="T7"><text:s text:c="4"/></text:span><text:span text:style-name="T20">//</text:span><text:span text:style-name="T7"> </text:span><text:span text:style-name="T20">после</text:span><text:span text:style-name="T7"> </text:span><text:span text:style-name="T20">Expression</text:span><text:span text:style-name="T7"> </text:span><text:span text:style-name="T20">всегда</text:span><text:span text:style-name="T7"> </text:span><text:span text:style-name="T20">что-то</text:span><text:span text:style-name="T7"> </text:span><text:span text:style-name="T20">есть</text:span><text:span text:style-name="T7"> </text:span><text:span text:style-name="T20">в</text:span><text:span text:style-name="T7"> </text:span><text:span text:style-name="T20">стеке</text:span></text:p>
      <text:p text:style-name="КОД"><text:span text:style-name="T7"><text:s text:c="4"/></text:span><text:span text:style-name="T28">auto</text:span><text:span text:style-name="T7"> </text:span><text:span text:style-name="T12">rec</text:span><text:span text:style-name="T7"> </text:span>=<text:span text:style-name="T7"> </text:span><text:span text:style-name="T15">popStackValue</text:span>();</text:p>
      <text:p text:style-name="КОД"><text:span text:style-name="T7"><text:s text:c="4"/></text:span><text:span text:style-name="T44">_emitter</text:span><text:span text:style-name="T15">-&gt;assign</text:span>(<text:span text:style-name="T14">lvalue</text:span><text:span text:style-name="T122">.</text:span><text:span text:style-name="T17">get</text:span><text:span text:style-name="T122">()</text:span>,<text:span text:style-name="T7"> </text:span><text:span text:style-name="T12">rec</text:span>.<text:span text:style-name="T44">first</text:span>,<text:span text:style-name="T7"> </text:span><text:span text:style-name="T12">rec</text:span>.<text:span text:style-name="T44">second</text:span>);</text:p>
      <text:p text:style-name="КОД">}</text:p>
      <text:p text:style-name="Horizontal_20_Line"/>
      <text:p text:style-name="P158"><text:span text:style-name="T131">Подобный срам наблюдается в </text:span>emitBinaryOp<text:span text:style-name="T131">(), исправим и его:</text:span></text:p>
      <text:p text:style-name="КОД"><text:span text:style-name="T28">void</text:span><text:span text:style-name="T7"> </text:span><text:span text:style-name="T2">Parser</text:span>::<text:span text:style-name="T16">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28">switch</text:span><text:span text:style-name="T7"> </text:span>(<text:span text:style-name="T12">opType</text:span>)<text:span text:style-name="T7"> </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4"/></text:span><text:span text:style-name="T28">case</text:span><text:span text:style-name="T7"> </text:span><text:span text:style-name="T2">OperationType</text:span>::<text:span text:style-name="T2">Multiply</text:span>:<text:span text:style-name="T7"> </text:span>{</text:p>
      <text:p text:style-name="КОД"><text:span text:style-name="T7"><text:s text:c="8"/></text:span><text:span text:style-name="T28">auto</text:span><text:span text:style-name="T7"> </text:span><text:span text:style-name="T12">opRecord2</text:span><text:span text:style-name="T7"> </text:span>=<text:span text:style-name="T7"> </text:span><text:span text:style-name="T15">popStackValue</text:span>();</text:p>
      <text:p text:style-name="КОД"><text:span text:style-name="T7"><text:s text:c="8"/></text:span><text:span text:style-name="T28">auto</text:span><text:span text:style-name="T7"> </text:span><text:span text:style-name="T12">opRecord1</text:span><text:span text:style-name="T7"> </text:span>=<text:span text:style-name="T7"> </text:span><text:span text:style-name="T15">popStackValue</text:span>();</text:p>
      <text:p text:style-name="КОД"><text:span text:style-name="T7"><text:s text:c="8"/></text:span><text:span text:style-name="T44">_emitter</text:span><text:span text:style-name="T15">-&gt;binaryOp</text:span>(<text:span text:style-name="T12">opType</text:span>,<text:span text:style-name="T7"> </text:span><text:span text:style-name="T14">tmpVariable</text:span><text:span text:style-name="T122">.</text:span><text:span text:style-name="T17">get</text:span><text:span text:style-name="T122">()</text:span>,</text:p>
      <text:p text:style-name="КОД"><text:span text:style-name="T7"><text:s text:c="27"/></text:span><text:span text:style-name="T12">opRecord1</text:span>.<text:span text:style-name="T44">first</text:span>,<text:span text:style-name="T7"> </text:span><text:span text:style-name="T12">opRecord1</text:span>.<text:span text:style-name="T44">second</text:span>,</text:p>
      <text:p text:style-name="КОД"><text:span text:style-name="T7"><text:s text:c="27"/></text:span><text:span text:style-name="T12">opRecord2</text:span>.<text:span text:style-name="T44">first</text:span>,<text:span text:style-name="T7"> </text:span><text:span text:style-name="T12">opRecord2</text:span>.<text:span text:style-name="T44">second</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p>
      <text:p text:style-name="Horizontal_20_Line"/>
      <text:p text:style-name="P159">И добавили вторую версию метода</text:p>
      <text:p text:style-name="КОД"><text:span text:style-name="T28">void</text:span><text:span text:style-name="T7"> </text:span><text:span text:style-name="T2">ICodeEmitter</text:span>::<text:span text:style-name="T16">binaryOp</text:span>(<text:span text:style-name="T2">OperationType</text:span><text:span text:style-name="T7"> </text:span><text:span text:style-name="T12">operationType</text:span>,</text:p>
      <text:p text:style-name="КОД"><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p>
      <text:p text:style-name="КОД"><text:span text:style-name="T7"><text:s text:c="28"/></text:span><text:span text:style-name="T28">const</text:span><text:span text:style-name="T7"> </text:span><text:span text:style-name="T2">OperandRecord</text:span><text:span text:style-name="T7"> </text:span>&amp;<text:span text:style-name="T12">operand1</text:span>,</text:p>
      <text:p text:style-name="КОД"><text:span text:style-name="T7"><text:s text:c="28"/></text:span><text:span text:style-name="T2">SymbolType</text:span><text:span text:style-name="T7"> </text:span><text:span text:style-name="T12">operand2Type</text:span>,</text:p>
      <text:p text:style-name="КОД"><text:span text:style-name="T7"><text:s text:c="28"/></text:span><text:span text:style-name="T28">const</text:span><text:span text:style-name="T7"> </text:span><text:span text:style-name="T2">OperandRecord</text:span><text:span text:style-name="T7"> </text:span>&amp;<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4">lvalue</text:span><text:span text:style-name="T7"> </text:span>=<text:span text:style-name="T7"> </text:span><text:span text:style-name="T12">resultVariable</text:span>;</text:p>
      <text:p text:style-name="КОД"><text:span text:style-name="T7"><text:s text:c="4"/></text:span><text:span text:style-name="T12">code</text:span>.<text:span text:style-name="T44">operand1Type</text:span><text:span text:style-name="T7"> </text:span>=<text:span text:style-name="T7"> </text:span><text:span text:style-name="T12">operand1Type</text:span>;</text:p>
      <text:p text:style-name="КОД"><text:span text:style-name="T7"><text:s text:c="4"/></text:span><text:span text:style-name="T12">code</text:span>.<text:span text:style-name="T44">operand1</text:span><text:span text:style-name="T7"> </text:span><text:span text:style-name="T15">=</text:span><text:span text:style-name="T7"> </text:span><text:span text:style-name="T12">operand1</text:span>;</text:p>
      <text:p text:style-name="КОД"><text:span text:style-name="T7"><text:s text:c="4"/></text:span><text:span text:style-name="T12">code</text:span>.<text:span text:style-name="T44">operand2Type</text:span><text:span text:style-name="T7"> </text:span>=<text:span text:style-name="T7"> </text:span><text:span text:style-name="T12">operand2Type</text:span>;</text:p>
      <text:p text:style-name="КОД"><text:span text:style-name="T7"><text:s text:c="4"/></text:span><text:span text:style-name="T12">code</text:span>.<text:span text:style-name="T44">operand2</text:span><text:span text:style-name="T7"> </text:span><text:span text:style-name="T15">=</text:span><text:span text:style-name="T7"> </text:span><text:span text:style-name="T12">operand2</text:span>;</text:p>
      <text:p text:style-name="КОД"><text:span text:style-name="T7"><text:s text:c="4"/></text:span><text:span text:style-name="T12">code</text:span>.<text:span text:style-name="T44">operation</text:span><text:span text:style-name="T7"> </text:span>=<text:span text:style-name="T7"> </text:span><text:span text:style-name="T12">operationType</text:span>;</text:p>
      <text:p text:style-name="КОД"><text:soft-page-break/><text:span text:style-name="T7"><text:s text:c="4"/></text:span><text:span text:style-name="T32">cout</text:span><text:span text:style-name="T7"> </text:span><text:span text:style-name="T15">&lt;&lt;</text:span><text:span text:style-name="T7"> </text:span><text:span text:style-name="T12">code</text:span>.<text:span text:style-name="T15">toString</text:span>()<text:span text:style-name="T7"> </text:span><text:span text:style-name="T15">&lt;&lt;</text:span><text:span text:style-name="T7"> </text:span><text:span text:style-name="T15">endl</text:span>;</text:p>
      <text:p text:style-name="КОД">}</text:p>
      <text:p text:style-name="Horizontal_20_Line"/>
      <text:p text:style-name="P159">Со временем мы одну из них можем убрать, пока оставим обе.</text:p>
      <text:p text:style-name="P160">Код в parser.cpp стал значительно приятнее.</text:p>
      <text:h text:style-name="Heading_20_2" text:outline-level="2"><text:span text:style-name="T134">Результат о</text:span>ператор<text:span text:style-name="T134">а</text:span> <text:span text:style-name="T134">присваивания</text:span> как rvalue</text:h>
      <text:p text:style-name="P161">У нас не предусмотрена такая вещь:</text:p>
      <text:p text:style-name="P161">x = y = z = 123;</text:p>
      <text:p text:style-name="P161">т. е. нельзя присвоить результат присваивания. Реализуем это. Изменим грамматику:</text:p>
      <text:p text:style-name="КОД"><text:span text:style-name="T12">Expression</text:span><text:span text:style-name="T7"> </text:span>:<text:span text:style-name="T7"> </text:span><text:span text:style-name="T12">SimpleExpression</text:span></text:p>
      <text:p text:style-name="КОД"><text:span text:style-name="T7"><text:s text:c="11"/></text:span>|<text:span text:style-name="T7"> </text:span><text:span text:style-name="T12">AssignStatement</text:span></text:p>
      <text:p text:style-name="КОД"><text:span text:style-name="T7"><text:s text:c="11"/></text:span>;</text:p>
      <text:p text:style-name="P162"><text:span text:style-name="T132">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2">Добавим функцию </text:span><text:span text:style-name="T133">проверки</text:span><text:span text:style-name="T132"> в Lexer:</text:span></text:p>
      <text:p text:style-name="КОД"><text:span text:style-name="T28">bool</text:span><text:span text:style-name="T7"> </text:span>Lexer::isAssignOp(Token<text:span text:style-name="T7"> </text:span>t)</text:p>
      <text:p text:style-name="КОД">{</text:p>
      <text:p text:style-name="КОД"><text:span text:style-name="T7"><text:s text:c="4"/></text:span><text:span text:style-name="T28">switch</text:span><text:span text:style-name="T7"> </text:span>(<text:span text:style-name="T12">t</text:span>)<text:span text:style-name="T7"> </text:span>{</text:p>
      <text:p text:style-name="P204"><text:span text:style-name="T7"><text:s text:c="4"/></text:span><text:span text:style-name="T28">case</text:span><text:span text:style-name="T7"> </text:span><text:span text:style-name="T2">Token</text:span>::<text:span text:style-name="T2">Assign</text:span>:<text:span text:style-name="T7"> <text:s text:c="12"/></text:span><text:span text:style-name="T20">//</text:span><text:span text:style-name="T7"> </text:span><text:span text:style-name="T20">=</text:span></text:p>
      <text:p text:style-name="P204"><text:span text:style-name="T7"><text:s text:c="4"/></text:span><text:span text:style-name="T28">case</text:span><text:span text:style-name="T7"> </text:span><text:span text:style-name="T2">Token</text:span>::<text:span text:style-name="T2">PlusAssign</text:span>:<text:span text:style-name="T7"> <text:s text:c="8"/></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MinusAssign</text:span>:<text:span text:style-name="T7"> <text:s text:c="7"/></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MulAssign</text:span>:<text:span text:style-name="T7"> <text:s text:c="9"/></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SlashAssign</text:span>:<text:span text:style-name="T7"> <text:s text:c="7"/></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PercentAssign</text:span>:<text:span text:style-name="T7"> <text:s text:c="5"/></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RShiftAssign</text:span>:<text:span text:style-name="T7"> <text:s text:c="6"/></text:span><text:span text:style-name="T20">//</text:span><text:span text:style-name="T7"> </text:span><text:span text:style-name="T20">&gt;&gt;=</text:span></text:p>
      <text:p text:style-name="КОД"><text:span text:style-name="T7"><text:s text:c="4"/></text:span><text:span text:style-name="T28">case</text:span><text:span text:style-name="T7"> </text:span><text:span text:style-name="T2">Token</text:span>::<text:span text:style-name="T2">RShiftZeroAssign</text:span>:<text:span text:style-name="T7"> <text:s text:c="2"/></text:span><text:span text:style-name="T20">//</text:span><text:span text:style-name="T7"> </text:span><text:span text:style-name="T20">&gt;&gt;&gt;=</text:span></text:p>
      <text:p text:style-name="КОД"><text:span text:style-name="T7"><text:s text:c="4"/></text:span><text:span text:style-name="T28">case</text:span><text:span text:style-name="T7"> </text:span><text:span text:style-name="T2">Token</text:span>::<text:span text:style-name="T2">BitAndAssign</text:span>:<text:span text:style-name="T7"> <text:s text:c="6"/></text:span><text:span text:style-name="T20">//</text:span><text:span text:style-name="T7"> </text:span><text:span text:style-name="T20">&amp;=</text:span></text:p>
      <text:p text:style-name="P205"><text:span text:style-name="T7"><text:s text:c="4"/></text:span><text:span text:style-name="T28">case</text:span><text:span text:style-name="T7"> </text:span><text:span text:style-name="T2">Token</text:span>::<text:span text:style-name="T2">BitOrAssign</text:span>:<text:span text:style-name="T7"> <text:s text:c="7"/></text:span><text:span text:style-name="T20">//</text:span><text:span text:style-name="T7"> </text:span><text:span text:style-name="T20">|=</text:span></text:p>
      <text:p text:style-name="P205"><text:span text:style-name="T7"><text:s text:c="4"/></text:span><text:span text:style-name="T28">case</text:span><text:span text:style-name="T7"> </text:span><text:span text:style-name="T2">Token</text:span>::<text:span text:style-name="T2">XorAssign</text:span>:<text:span text:style-name="T7"> <text:s text:c="9"/></text:span><text:span text:style-name="T20">//</text:span><text:span text:style-name="T7"> </text:span><text:span text:style-name="T20">^=</text:span></text:p>
      <text:p text:style-name="P205"><text:span text:style-name="T7"><text:s text:c="4"/></text:span><text:span text:style-name="T28">case</text:span><text:span text:style-name="T7"> </text:span><text:span text:style-name="T2">Token</text:span>::<text:span text:style-name="T2">BitNotAssign</text:span>:<text:span text:style-name="T7"> <text:s text:c="6"/></text:span><text:span text:style-name="T20">//</text:span><text:span text:style-name="T7"> </text:span><text:span text:style-name="T20">~=</text:span></text:p>
      <text:p text:style-name="КОД"><text:span text:style-name="T7"><text:s text:c="8"/></text:span><text:span text:style-name="T28">return</text:span><text:span text:style-name="T7"> </text:span><text:span text:style-name="T28">true</text:span>;</text:p>
      <text:p text:style-name="КОД"><text:span text:style-name="T7"><text:s text:c="4"/></text:span><text:span text:style-name="T28">default</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return</text:span><text:span text:style-name="T7"> </text:span><text:span text:style-name="T28">false</text:span>;</text:p>
      <text:p text:style-name="КОД">}</text:p>
      <text:p text:style-name="Horizontal_20_Line"/>
      <text:p text:style-name="P163">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4">и мы считаем уже 8 лексем, и их все надо как-то хранить.</text:p>
      <text:p text:style-name="P165">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6"><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7">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0">//</text:span><text:span text:style-name="T7"> </text:span><text:span text:style-name="T20">типы</text:span><text:span text:style-name="T7"> </text:span><text:span text:style-name="T20">лексем</text:span><text:span text:style-name="T7"> </text:span><text:span text:style-name="T20">для</text:span><text:span text:style-name="T7"> </text:span><text:span text:style-name="T20">возврата</text:span></text:p>
      <text:p text:style-name="КОД"><text:span text:style-name="T7"><text:s text:c="4"/></text:span><text:span text:style-name="T2">std</text:span>::<text:span text:style-name="T2">deque</text:span>&lt;<text:span text:style-name="T2">Token</text:span>&gt;<text:span text:style-name="T7"> </text:span><text:span text:style-name="T44">_tokensQueue</text:span>;</text:p>
      <text:p text:style-name="КОД"><text:span text:style-name="T7"><text:s text:c="4"/></text:span><text:span text:style-name="T20">//</text:span><text:span text:style-name="T7"> </text:span><text:span text:style-name="T20">тексты</text:span><text:span text:style-name="T7"> </text:span><text:span text:style-name="T20">лексем</text:span><text:span text:style-name="T7"> </text:span><text:span text:style-name="T20">для</text:span><text:span text:style-name="T7"> </text:span><text:span text:style-name="T20">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4">_tokenTextsQueue</text:span>;</text:p>
      <text:p text:style-name="Horizontal_20_Line"/>
      <text:p text:style-name="КОД"><text:span text:style-name="T28">void</text:span><text:span text:style-name="T7"> </text:span><text:span text:style-name="T2">Parser</text:span>::<text:span text:style-name="T16">next</text:span>()</text:p>
      <text:p text:style-name="КОД">{</text:p>
      <text:p text:style-name="КОД"><text:span text:style-name="T7"><text:s text:c="4"/></text:span><text:span text:style-name="T28">if</text:span><text:span text:style-name="T7"> </text:span>(!<text:span text:style-name="T44">_tokensQueue</text:span>.<text:span text:style-name="T15">empty</text:span>())<text:span text:style-name="T7"> </text:span>{</text:p>
      <text:p text:style-name="КОД"><text:span text:style-name="T7"><text:s text:c="8"/></text:span><text:span text:style-name="T44">_tokensQueue</text:span>.<text:span text:style-name="T15">pop_front</text:span>();</text:p>
      <text:p text:style-name="КОД"><text:span text:style-name="T7"><text:s text:c="8"/></text:span><text:span text:style-name="T44">_tokenTextsQueue</text:span>.<text:span text:style-name="T15">pop_front</text:span>();</text:p>
      <text:p text:style-name="КОД"><text:span text:style-name="T7"><text:s text:c="8"/></text:span><text:span text:style-name="T28">return</text:span>;</text:p>
      <text:p text:style-name="КОД"><text:span text:style-name="T7"><text:s text:c="4"/></text:span>}</text:p>
      <text:p text:style-name="КОД"><text:span text:style-name="T7"><text:s text:c="4"/></text:span><text:span text:style-name="T44">_lexer</text:span><text:span text:style-name="T15">-&gt;next</text:span>();</text:p>
      <text:p text:style-name="КОД">}</text:p>
      <text:p text:style-name="КОД"><text:span text:style-name="T2">Token</text:span><text:span text:style-name="T7"> </text:span><text:span text:style-name="T2">Parser</text:span>::<text:span text:style-name="T16">lookahead</text:span>()</text:p>
      <text:p text:style-name="КОД">{</text:p>
      <text:p text:style-name="КОД"><text:span text:style-name="T7"><text:s text:c="4"/></text:span><text:span text:style-name="T28">if</text:span><text:span text:style-name="T7"> </text:span>(!<text:span text:style-name="T44">_tokensQueue</text:span>.<text:span text:style-name="T15">empty</text:span>())<text:span text:style-name="T7"> </text:span>{</text:p>
      <text:p text:style-name="КОД"><text:span text:style-name="T7"><text:s text:c="8"/></text:span><text:span text:style-name="T28">return</text:span><text:span text:style-name="T7"> </text:span><text:span text:style-name="T44">_tokensQueue</text:span>.<text:span text:style-name="T15">front</text:span>();</text:p>
      <text:p text:style-name="КОД"><text:span text:style-name="T7"><text:s text:c="4"/></text:span>}</text:p>
      <text:p text:style-name="КОД"><text:span text:style-name="T7"><text:s text:c="4"/></text:span><text:span text:style-name="T28">return</text:span><text:span text:style-name="T7"> </text:span><text:span text:style-name="T44">_lexer</text:span><text:span text:style-name="T15">-&gt;currentToken</text:span>();</text:p>
      <text:p text:style-name="КОД">}</text:p>
      <text:p text:style-name="КОД"><text:span text:style-name="T28">const</text:span><text:span text:style-name="T7"> </text:span><text:span text:style-name="T2">u32string</text:span><text:span text:style-name="T7"> </text:span>&amp;<text:span text:style-name="T2">Parser</text:span>::<text:span text:style-name="T16">tokenText</text:span>()<text:span text:style-name="T7"> </text:span><text:span text:style-name="T28">const</text:span></text:p>
      <text:p text:style-name="КОД">{</text:p>
      <text:p text:style-name="КОД"><text:span text:style-name="T7"><text:s text:c="4"/></text:span><text:span text:style-name="T28">if</text:span><text:span text:style-name="T7"> </text:span>(!<text:span text:style-name="T44">_tokenTextsQueue</text:span>.<text:span text:style-name="T15">empty</text:span>())<text:span text:style-name="T7"> </text:span>{</text:p>
      <text:p text:style-name="КОД"><text:span text:style-name="T7"><text:s text:c="8"/></text:span><text:span text:style-name="T28">return</text:span><text:span text:style-name="T7"> </text:span><text:span text:style-name="T44">_tokenTextsQueue</text:span>.<text:span text:style-name="T15">front</text:span>();</text:p>
      <text:p text:style-name="КОД"><text:span text:style-name="T7"><text:s text:c="4"/></text:span>}</text:p>
      <text:p text:style-name="КОД"><text:span text:style-name="T7"><text:s text:c="4"/></text:span><text:span text:style-name="T28">return</text:span><text:span text:style-name="T7"> </text:span><text:span text:style-name="T44">_lexer</text:span><text:span text:style-name="T15">-&gt;tokenText</text:span>();</text:p>
      <text:p text:style-name="КОД">}</text:p>
      <text:p text:style-name="КОД"><text:span text:style-name="T28">void</text:span><text:span text:style-name="T7"> </text:span><text:span text:style-name="T2">Parser</text:span>::<text:span text:style-name="T16">pushBack</text:span>(<text:span text:style-name="T2">Token</text:span><text:span text:style-name="T7"> </text:span><text:span text:style-name="T12">t</text:span>,<text:span text:style-name="T7"> </text:span><text:span text:style-name="T28">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44">_tokensQueue</text:span>.<text:span text:style-name="T15">push_back</text:span>(<text:span text:style-name="T12">t</text:span>);</text:p>
      <text:p text:style-name="КОД"><text:span text:style-name="T7"><text:s text:c="4"/></text:span><text:span text:style-name="T44">_tokenTextsQueue</text:span>.<text:span text:style-name="T15">push_back</text:span>(<text:span text:style-name="T12">str</text:span>);</text:p>
      <text:p text:style-name="КОД">}</text:p>
      <text:p text:style-name="КОД"><text:span text:style-name="T28">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4">_tokensQueue</text:span>.<text:span text:style-name="T15">push_back</text:span>(<text:span text:style-name="T12">t</text:span>);</text:p>
      <text:p text:style-name="КОД"><text:span text:style-name="T7"><text:s text:c="4"/></text:span><text:span text:style-name="T44">_tokenTextsQueue</text:span>.<text:span text:style-name="T15">push_back</text:span>(<text:span text:style-name="T2">std</text:span>::<text:span text:style-name="T15">move</text:span>(<text:span text:style-name="T14">str</text:span>));</text:p>
      <text:p text:style-name="КОД">}</text:p>
      <text:p text:style-name="Horizontal_20_Line"/>
      <text:p text:style-name="P168">Напишем тест:</text:p>
      <text:p text:style-name="КОД"><text:span text:style-name="T28">void</text:span><text:span text:style-name="T7"> </text:span><text:span text:style-name="T2">SimpleExpression_Test</text:span>::<text:span text:style-name="T16">test_simpleAssign</text:span>()</text:p>
      <text:p text:style-name="КОД">{</text:p>
      <text:p text:style-name="КОД"><text:s text:c="4"/>...</text:p>
      <text:p text:style-name="КОД"><text:span text:style-name="T7"><text:s text:c="4"/></text:span><text:span text:style-name="T28">const</text:span><text:span text:style-name="T7"> </text:span><text:span text:style-name="T2">u32string</text:span><text:span text:style-name="T7"> </text:span><text:span text:style-name="T12">code3</text:span><text:span text:style-name="T7"> </text:span>=<text:span text:style-name="T7"> </text:span><text:span text:style-name="T20">U"x</text:span><text:span text:style-name="T7"> </text:span><text:span text:style-name="T20">=</text:span><text:span text:style-name="T7"> </text:span><text:span text:style-name="T20">y</text:span><text:span text:style-name="T7"> </text:span><text:span text:style-name="T20">=</text:span><text:span text:style-name="T7"> </text:span><text:span text:style-name="T20">4;"</text:span>;</text:p>
      <text:p text:style-name="КОД"><text:span text:style-name="T7"><text:s text:c="4"/></text:span><text:span text:style-name="T12">engine</text:span>.<text:span text:style-name="T15">eval</text:span>(<text:span text:style-name="T12">code3</text:span>);</text:p>
      <text:p text:style-name="КОД">}</text:p>
      <text:p text:style-name="Horizontal_20_Line"/>
      <text:p text:style-name="P168">Должно получиться нечто вроде:</text:p>
      <text:p text:style-name="ВЫВОД"><text:soft-page-break/>y := 4</text:p>
      <text:p text:style-name="ВЫВОД">x := y</text:p>
      <text:p text:style-name="P170">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70">Если AssignStatement используется в списке выражений <text:span text:style-name="T136">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28">void</text:span><text:span text:style-name="T7"> </text:span>Parser::AssignStatement()</text:p>
      <text:p text:style-name="КОД">{</text:p>
      <text:p text:style-name="КОД"><text:span text:style-name="T7"><text:s text:c="4"/></text:span><text:span text:style-name="T15">Variable</text:span>();</text:p>
      <text:p text:style-name="КОД"><text:span text:style-name="T7"><text:s text:c="4"/></text:span><text:span text:style-name="T28">auto</text:span><text:span text:style-name="T7"> </text:span><text:span text:style-name="T12">lvalueSymbol</text:span><text:span text:style-name="T7"> </text:span>=<text:span text:style-name="T7"> </text:span><text:span text:style-name="T44">_variables</text:span>.<text:span text:style-name="T15">top</text:span>();</text:p>
      <text:p text:style-name="КОД"><text:span text:style-name="T7"><text:s text:c="4"/></text:span><text:span text:style-name="T28">auto</text:span><text:span text:style-name="T7"> </text:span><text:span text:style-name="T12">top</text:span><text:span text:style-name="T7"> </text:span>=<text:span text:style-name="T7"> </text:span><text:span text:style-name="T15">popStackValue</text:span>();<text:span text:style-name="T7"> </text:span><text:span text:style-name="T20">//</text:span><text:span text:style-name="T7"> </text:span><text:span text:style-name="T20">пока</text:span><text:span text:style-name="T7"> </text:span><text:span text:style-name="T20">всегда</text:span><text:span text:style-name="T7"> </text:span><text:span text:style-name="T20">SymbolType::Variable</text:span></text:p>
      <text:p text:style-name="КОД"><text:span text:style-name="T7"><text:s text:c="4"/></text:span><text:span text:style-name="T28">auto</text:span><text:span text:style-name="T7"> </text:span><text:span text:style-name="T12">lvalue</text:span><text:span text:style-name="T7"> </text:span>=<text:span text:style-name="T7"> </text:span><text:span text:style-name="T12">top</text:span>.<text:span text:style-name="T44">second</text:span>.<text:span text:style-name="T44">variable</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span text:style-name="T7"><text:s text:c="4"/></text:span><text:span text:style-name="T15">emitAssign</text:span>(<text:span text:style-name="T14">lvalue</text:span>);</text:p>
      <text:p text:style-name="КОД"><text:span text:style-name="T7"><text:s text:c="4"/></text:span><text:span text:style-name="T20">//</text:span><text:span text:style-name="T7"> </text:span><text:span text:style-name="T20">поскольку</text:span><text:span text:style-name="T7"> </text:span><text:span text:style-name="T20">присваивание</text:span><text:span text:style-name="T7"> </text:span><text:span text:style-name="T20">само</text:span><text:span text:style-name="T7"> </text:span><text:span text:style-name="T20">является</text:span><text:span text:style-name="T7"> </text:span><text:span text:style-name="T20">выражением,</text:span><text:span text:style-name="T7"> </text:span><text:span text:style-name="T20">нужно</text:span><text:span text:style-name="T7"> </text:span><text:span text:style-name="T25">по</text:span><text:span text:style-name="T20">местить</text:span><text:span text:style-name="T7"> </text:span><text:span text:style-name="T20">в</text:span><text:span text:style-name="T7"> </text:span><text:span text:style-name="T20">стек</text:span></text:p>
      <text:p text:style-name="КОД"><text:span text:style-name="T7"><text:s text:c="4"/></text:span><text:span text:style-name="T20">//</text:span><text:span text:style-name="T7"> </text:span><text:span text:style-name="T20">результат</text:span><text:span text:style-name="T7"> </text:span><text:span text:style-name="T20">вычислений</text:span></text:p>
      <text:p text:style-name="КОД"><text:span text:style-name="T7"><text:s text:c="4"/></text:span><text:span text:style-name="T15">pushVariable</text:span>(<text:span text:style-name="T14">lvalueSymbol</text:span>);</text:p>
      <text:p text:style-name="КОД">}</text:p>
      <text:p text:style-name="Horizontal_20_Line"/>
      <text:p text:style-name="КОД"><text:span text:style-name="T28">void</text:span><text:span text:style-name="T7"> </text:span><text:span text:style-name="T2">Parser</text:span>::<text:span text:style-name="T16">Expression</text:span>()</text:p>
      <text:p text:style-name="КОД">{</text:p>
      <text:p text:style-name="КОД"><text:span text:style-name="T7"><text:s text:c="4"/></text:span><text:span text:style-name="T28">if</text:span><text:span text:style-name="T7"> </text:span>(<text:span text:style-name="T15">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0">//</text:span><text:span text:style-name="T7"> </text:span><text:span text:style-name="T20">проверяем</text:span><text:span text:style-name="T7"> </text:span><text:span text:style-name="T20">наличие</text:span><text:span text:style-name="T7"> </text:span><text:span text:style-name="T20">идентификатора</text:span></text:p>
      <text:p text:style-name="КОД"><text:span text:style-name="T7"><text:s text:c="8"/></text:span><text:span text:style-name="T28">auto</text:span><text:span text:style-name="T7"> </text:span><text:span text:style-name="T12">tokenText0</text:span><text:span text:style-name="T7"> </text:span>=<text:span text:style-name="T7"> </text:span><text:span text:style-name="T15">tokenText</text:span>();</text:p>
      <text:p text:style-name="КОД"><text:span text:style-name="T7"><text:s text:c="8"/></text:span><text:span text:style-name="T28">auto</text:span><text:span text:style-name="T7"> </text:span><text:span text:style-name="T12">token0</text:span><text:span text:style-name="T7"> </text:span>=<text:span text:style-name="T7"> </text:span><text:span text:style-name="T15">lookahead</text:span>();</text:p>
      <text:p text:style-name="КОД"><text:span text:style-name="T7"><text:s text:c="8"/></text:span><text:span text:style-name="T15">next</text:span>();</text:p>
      <text:p text:style-name="КОД"><text:span text:style-name="T7"><text:s text:c="8"/></text:span><text:span text:style-name="T20">//</text:span><text:span text:style-name="T7"> </text:span><text:span text:style-name="T20">если</text:span><text:span text:style-name="T7"> </text:span><text:span text:style-name="T20">знак</text:span><text:span text:style-name="T7"> </text:span><text:span text:style-name="T20">присваивания,</text:span><text:span text:style-name="T7"> </text:span><text:span text:style-name="T20">то</text:span><text:span text:style-name="T7"> </text:span><text:span text:style-name="T20">в</text:span><text:span text:style-name="T7"> </text:span><text:span text:style-name="T20">ветку</text:span><text:span text:style-name="T7"> </text:span><text:span text:style-name="T20">AssignStatement</text:span></text:p>
      <text:p text:style-name="КОД"><text:span text:style-name="T7"><text:s text:c="8"/></text:span><text:span text:style-name="T28">if</text:span><text:span text:style-name="T7"> </text:span>(<text:span text:style-name="T2">Lexer</text:span>::<text:span text:style-name="T15">isAssignOp</text:span>(<text:span text:style-name="T15">lookahead</text:span>()))<text:span text:style-name="T7"> </text:span>{</text:p>
      <text:p text:style-name="КОД"><text:span text:style-name="T7"><text:s text:c="12"/></text:span><text:span text:style-name="T20">//</text:span><text:span text:style-name="T7"> </text:span><text:span text:style-name="T20">перейти</text:span><text:span text:style-name="T7"> </text:span><text:span text:style-name="T20">в</text:span><text:span text:style-name="T7"> </text:span><text:span text:style-name="T20">ветку</text:span><text:span text:style-name="T7"> </text:span><text:span text:style-name="T20">присваивания</text:span></text:p>
      <text:p text:style-name="КОД"><text:span text:style-name="T7"><text:s text:c="12"/></text:span><text:span text:style-name="T15">pushBack</text:span>(<text:span text:style-name="T12">token0</text:span>,<text:span text:style-name="T7"> </text:span><text:span text:style-name="T2">std</text:span>::<text:span text:style-name="T15">move</text:span>(<text:span text:style-name="T14">tokenText0</text:span>));</text:p>
      <text:p text:style-name="КОД"><text:span text:style-name="T7"><text:s text:c="12"/></text:span><text:span text:style-name="T15">AssignStatement</text:span>();</text:p>
      <text:p text:style-name="КОД"><text:span text:style-name="T7"><text:s text:c="12"/></text:span><text:span text:style-name="T28">return</text:span>;</text:p>
      <text:p text:style-name="КОД"><text:span text:style-name="T7"><text:s text:c="8"/></text:span>}</text:p>
      <text:p text:style-name="КОД"><text:span text:style-name="T7"><text:s text:c="8"/></text:span><text:span text:style-name="T20">//</text:span><text:span text:style-name="T7"> </text:span><text:span text:style-name="T20">вернуть</text:span><text:span text:style-name="T7"> </text:span><text:span text:style-name="T20">идентификатор</text:span><text:span text:style-name="T7"> </text:span><text:span text:style-name="T20">(прямой</text:span><text:span text:style-name="T7"> </text:span><text:span text:style-name="T20">порядок,</text:span><text:span text:style-name="T7"> </text:span><text:span text:style-name="T20">это</text:span><text:span text:style-name="T7"> </text:span><text:span text:style-name="T20">очередь)</text:span></text:p>
      <text:p text:style-name="КОД"><text:span text:style-name="T7"><text:s text:c="8"/></text:span><text:span text:style-name="T15">pushBack</text:span>(<text:span text:style-name="T12">token0</text:span>,<text:span text:style-name="T7"> </text:span><text:span text:style-name="T2">std</text:span>::<text:span text:style-name="T15">move</text:span>(<text:span text:style-name="T14">tokenText0</text:span>));</text:p>
      <text:p text:style-name="КОД"><text:span text:style-name="T7"><text:s text:c="8"/></text:span><text:span text:style-name="T20">//</text:span><text:span text:style-name="T7"> </text:span><text:span text:style-name="T20">перейти</text:span><text:span text:style-name="T7"> </text:span><text:span text:style-name="T20">в</text:span><text:span text:style-name="T7"> </text:span><text:span text:style-name="T20">SimpleExpression</text:span></text:p>
      <text:p text:style-name="КОД"><text:span text:style-name="T7"><text:s text:c="4"/></text:span>}</text:p>
      <text:p text:style-name="КОД"><text:span text:style-name="T7"><text:s text:c="4"/></text:span><text:span text:style-name="T15">SimpleExpression</text:span>();</text:p>
      <text:p text:style-name="КОД">}</text:p>
      <text:p text:style-name="Horizontal_20_Line"/>
      <text:p text:style-name="КОД"><text:span text:style-name="T28">void</text:span><text:span text:style-name="T7"> </text:span>Parser::Statement()</text:p>
      <text:p text:style-name="КОД">{</text:p>
      <text:p text:style-name="КОД"><text:span text:style-name="T7"><text:s text:c="4"/></text:span><text:span text:style-name="T15">AssignStatement</text:span>();</text:p>
      <text:p text:style-name="КОД"><text:span text:style-name="T7"><text:s text:c="4"/></text:span><text:span text:style-name="T20">//</text:span><text:span text:style-name="T7"> </text:span><text:span text:style-name="T20">после</text:span><text:span text:style-name="T7"> </text:span><text:span text:style-name="T20">AssignStatement</text:span><text:span text:style-name="T7"> </text:span><text:span text:style-name="T20">всегда</text:span><text:span text:style-name="T7"> </text:span><text:span text:style-name="T20">есть</text:span><text:span text:style-name="T7"> </text:span><text:span text:style-name="T20">что-то,</text:span><text:span text:style-name="T7"> </text:span><text:span text:style-name="T20">т.к.</text:span><text:span text:style-name="T7"> </text:span><text:span text:style-name="T20">это</text:span><text:span text:style-name="T7"> </text:span><text:span text:style-name="T20">выражение,</text:span></text:p>
      <text:p text:style-name="КОД"><text:span text:style-name="T7"><text:s text:c="4"/></text:span><text:span text:style-name="T20">//</text:span><text:span text:style-name="T7"> </text:span><text:span text:style-name="T20">поэтому</text:span><text:span text:style-name="T7"> </text:span><text:span text:style-name="T20">вытаскиваем</text:span><text:span text:style-name="T7"> </text:span><text:span text:style-name="T20">из</text:span><text:span text:style-name="T7"> </text:span><text:span text:style-name="T20">стека</text:span><text:span text:style-name="T7"> </text:span><text:span text:style-name="T20">его</text:span><text:span text:style-name="T7"> </text:span><text:span text:style-name="T20">результат</text:span></text:p>
      <text:p text:style-name="КОД"><text:span text:style-name="T7"><text:s text:c="4"/></text:span><text:span text:style-name="T15">popStackValue</text:span>();</text:p>
      <text:p text:style-name="КОД">}</text:p>
      <text:p text:style-name="Horizontal_20_Line"/>
      <text:p text:style-name="КОД"><text:span text:style-name="T28">void</text:span><text:span text:style-name="T7"> </text:span><text:span text:style-name="T2">Parser</text:span>::<text:span text:style-name="T16">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28">switch</text:span><text:span text:style-name="T7"> </text:span>(<text:span text:style-name="T15">lookahead</text:span>())<text:span text:style-name="T7"> </text:span>{</text:p>
      <text:p text:style-name="КОД"><text:span text:style-name="T7"><text:s text:c="4"/></text:span><text:span text:style-name="T28">case</text:span><text:span text:style-name="T7"> </text:span><text:span text:style-name="T2">Token</text:span>::<text:span text:style-name="T2">Identifier</text:span>:</text:p>
      <text:p text:style-name="КОД"><text:soft-page-break/><text:span text:style-name="T7"><text:s text:c="8"/></text:span><text:span text:style-name="T20">//</text:span><text:span text:style-name="T7"> </text:span><text:span text:style-name="T20">это</text:span><text:span text:style-name="T7"> </text:span><text:span text:style-name="T20">правая</text:span><text:span text:style-name="T7"> </text:span><text:span text:style-name="T20">часть,</text:span><text:span text:style-name="T7"> </text:span><text:span text:style-name="T20">здесь</text:span><text:span text:style-name="T7"> </text:span><text:span text:style-name="T20">-</text:span><text:span text:style-name="T7"> </text:span><text:span text:style-name="T20">только</text:span><text:span text:style-name="T7"> </text:span><text:span text:style-name="T20">ранее</text:span><text:span text:style-name="T7"> </text:span><text:span text:style-name="T20">объявленный</text:span><text:span text:style-name="T7"> </text:span><text:span text:style-name="T20">id</text:span></text:p>
      <text:p text:style-name="КОД"><text:span text:style-name="T7"><text:s text:c="8"/></text:span><text:span text:style-name="T12">symbol</text:span><text:span text:style-name="T7"> </text:span><text:span text:style-name="T15">=</text:span><text:span text:style-name="T7"> </text:span><text:span text:style-name="T15">currentSymbolTable</text:span>()<text:span text:style-name="T15">-&gt;find</text:span>(<text:span text:style-name="T15">tokenText</text:span>());</text:p>
      <text:p text:style-name="КОД"><text:span text:style-name="T7"><text:s text:c="8"/></text:span><text:span text:style-name="T28">if</text:span><text:span text:style-name="T7"> </text:span>(!<text:span text:style-name="T12">symbol</text:span>)</text:p>
      <text:p text:style-name="КОД"><text:span text:style-name="T7"><text:s text:c="12"/></text:span><text:span text:style-name="T15">undeclaredIdentifier</text:span>();</text:p>
      <text:p text:style-name="КОД"><text:span text:style-name="T7"><text:s text:c="8"/></text:span><text:span text:style-name="T15">pushVariable</text:span>(<text:span text:style-name="T14">symbol</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15">pushInt</text:span>(<text:span text:style-name="T44">_lexer</text:span><text:span text:style-name="T15">-&gt;lastIntegerNumb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Horizontal_20_Line"/>
      <text:p text:style-name="P169">Запустим, тест работает:</text:p>
      <text:p text:style-name="P211">y := 4</text:p>
      <text:p text:style-name="P211">x := y</text:p>
      <text:p text:style-name="P170">Сначала инициализируется «y», затем «x». <text:span text:style-name="T135">Всё верно, зафиксируем этот этап.</text:span></text:p>
      <text:p text:style-name="P171">Код: EScriptEngine-8.zip</text:p>
      <text:h text:style-name="Heading_20_2" text:outline-level="2">Унарные операции «+» и «-»</text:h>
      <text:p text:style-name="P172">Напишем следующий тест:</text:p>
      <text:p text:style-name="КОД"><text:span text:style-name="T28">void</text:span><text:span text:style-name="T7"> </text:span><text:span text:style-name="T2">SimpleExpression_Test</text:span>::<text:span text:style-name="T16">test_unaryPlusMinus</text:span>()</text:p>
      <text:p text:style-name="КОД">{</text:p>
      <text:p text:style-name="КОД"><text:span text:style-name="T7"><text:s text:c="4"/></text:span><text:span text:style-name="T2">EScript</text:span><text:span text:style-name="T7"> </text:span><text:span text:style-name="T12">engine</text:span>;</text:p>
      <text:p text:style-name="P206"><text:span text:style-name="T7"><text:s text:c="4"/></text:span><text:span text:style-name="T28">const</text:span><text:span text:style-name="T7"> </text:span><text:span text:style-name="T2">u32string</text:span><text:span text:style-name="T7"> </text:span><text:span text:style-name="T12">code1</text:span><text:span text:style-name="T7"> </text:span>=<text:span text:style-name="T7"> </text:span><text:span text:style-name="T20">U"x</text:span><text:span text:style-name="T7"> </text:span><text:span text:style-name="T20">=</text:span><text:span text:style-name="T7"> </text:span><text:span text:style-name="T20">-7</text:span><text:span text:style-name="T7"> </text:span><text:span text:style-name="T20">+</text:span><text:span text:style-name="T7"> </text:span><text:span text:style-name="T20">8</text:span><text:span text:style-name="T7"> </text:span><text:span text:style-name="T20">*</text:span><text:span text:style-name="T7"> </text:span><text:span text:style-name="T20">-3;"</text:span>;</text:p>
      <text:p text:style-name="КОД"><text:span text:style-name="T7"><text:s text:c="4"/></text:span><text:span text:style-name="T12">engine</text:span>.<text:span text:style-name="T15">eval</text:span>(<text:span text:style-name="T12">code1</text:span>);</text:p>
      <text:p text:style-name="КОД">}</text:p>
      <text:p text:style-name="P173">Нам понадобится ввести операцию UNIMUS:</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0">//</text:span><text:span text:style-name="T7"> </text:span><text:span text:style-name="T20">-op1</text:span></text:p>
      <text:p text:style-name="КОД">};</text:p>
      <text:p text:style-name="Horizontal_20_Line"/>
      <text:p text:style-name="КОД"><text:span text:style-name="T2">std</text:span>::<text:span text:style-name="T2">string</text:span><text:span text:style-name="T7"> </text:span><text:span text:style-name="T2">OpCode</text:span>::<text:span text:style-name="T16">toString</text:span>()<text:span text:style-name="T7"> </text:span><text:span text:style-name="T28">const</text:span></text:p>
      <text:p text:style-name="КОД">{</text:p>
      <text:p text:style-name="КОД"><text:s text:c="4"/>...</text:p>
      <text:p text:style-name="КОД"><text:span text:style-name="T7"><text:s text:c="4"/></text:span><text:span text:style-name="T28">switch</text:span><text:span text:style-name="T7"> </text:span>(<text:span text:style-name="T44">operation</text:span>)<text:span text:style-name="T7"> </text:span>{</text:p>
      <text:p text:style-name="КОД"><text:s text:c="4"/>...</text:p>
      <text:p text:style-name="КОД"><text:span text:style-name="T7"><text:s text:c="4"/></text:span><text:span text:style-name="T28">case</text:span><text:span text:style-name="T7"> </text:span><text:span text:style-name="T2">OperationType</text:span>::<text:span text:style-name="T2">UMinus</text:span>:</text:p>
      <text:p text:style-name="КОД"><text:span text:style-name="T7"><text:s text:c="8"/></text:span><text:span text:style-name="T12">numberOfOperands</text:span><text:span text:style-name="T7"> </text:span>=<text:span text:style-name="T7"> </text:span><text:span text:style-name="T26">1</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opSign = assign + " UNIMUS";</text:p>
      <text:p text:style-name="КОД"><text:span text:style-name="T7"><text:s text:c="8"/></text:span><text:span text:style-name="T28">break</text:span>;</text:p>
      <text:p text:style-name="КОД"><text:span text:style-name="T7"><text:s text:c="4"/></text:span>}</text:p>
      <text:p text:style-name="Horizontal_20_Line"/>
      <text:p text:style-name="P173">Правило изменим так:</text:p>
      <text:p text:style-name="КОД"><text:span text:style-name="T12">Factor</text:span><text:span text:style-name="T7"> </text:span><text:span text:style-name="T12">:</text:span><text:span text:style-name="T7"> </text:span><text:span text:style-name="T29">Identifier</text:span></text:p>
      <text:p text:style-name="КОД"><text:span text:style-name="T7"><text:s text:c="7"/></text:span>|<text:span text:style-name="T7"> </text:span><text:span text:style-name="T12">IntegerNumber</text:span></text:p>
      <text:p text:style-name="КОД"><text:span text:style-name="T7"><text:s text:c="7"/></text:span>|<text:span text:style-name="T7"> </text:span><text:span text:style-name="T20">'-'</text:span><text:span text:style-name="T7"> </text:span><text:span text:style-name="T12">Factor</text:span></text:p>
      <text:p text:style-name="КОД"><text:span text:style-name="T7"><text:s text:c="7"/></text:span>;</text:p>
      <text:p text:style-name="P234"><text:soft-page-break/></text:p>
      <text:p text:style-name="Horizontal_20_Line"/>
      <text:p text:style-name="P175"><text:span text:style-name="T137">И чуть добавим кода </text:span><text:span text:style-name="T138">в Factor():</text:span></text:p>
      <text:p text:style-name="КОД"><text:span text:style-name="T30">void</text:span><text:span text:style-name="T11"> </text:span><text:span text:style-name="T3">Parser</text:span><text:span text:style-name="T16">::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28">switch</text:span><text:span text:style-name="T7"> </text:span>(<text:span text:style-name="T15">lookahead</text:span>())<text:span text:style-name="T7"> </text:span>{</text:p>
      <text:p text:style-name="КОД"><text:span text:style-name="T7"><text:s text:c="4"/></text:span><text:span text:style-name="T28">case</text:span><text:span text:style-name="T7"> </text:span><text:span text:style-name="T2">Token</text:span>::<text:span text:style-name="T2">Minus</text:span>:</text:p>
      <text:p text:style-name="КОД"><text:span text:style-name="T7"><text:s text:c="8"/></text:span><text:span text:style-name="T15">next</text:span>();</text:p>
      <text:p text:style-name="КОД"><text:span text:style-name="T7"><text:s text:c="8"/></text:span><text:span text:style-name="T20">//</text:span><text:span text:style-name="T7"> </text:span><text:span text:style-name="T20">унарный</text:span><text:span text:style-name="T7"> </text:span><text:span text:style-name="T20">минус</text:span></text:p>
      <text:p text:style-name="КОД"><text:span text:style-name="T7"><text:s text:c="8"/></text:span><text:span text:style-name="T15">Factor</text:span>();</text:p>
      <text:p text:style-name="КОД"><text:span text:style-name="T7"><text:s text:c="8"/></text:span><text:span text:style-name="T20">//</text:span><text:span text:style-name="T7"> </text:span><text:span text:style-name="T20">смотря</text:span><text:span text:style-name="T7"> </text:span><text:span text:style-name="T20">что</text:span><text:span text:style-name="T7"> </text:span><text:span text:style-name="T20">положили</text:span></text:p>
      <text:p text:style-name="КОД"><text:span text:style-name="T7"><text:s text:c="8"/></text:span><text:span text:style-name="T2">IntType</text:span><text:span text:style-name="T7"> </text:span><text:span text:style-name="T12">lastInt</text:span>;</text:p>
      <text:p text:style-name="КОД"><text:span text:style-name="T7"><text:s text:c="8"/></text:span><text:span text:style-name="T28">switch</text:span><text:span text:style-name="T7"> </text:span>(<text:span text:style-name="T44">_types</text:span>.<text:span text:style-name="T15">top</text:span>())<text:span text:style-name="T7"> </text:span>{</text:p>
      <text:p text:style-name="КОД"><text:span text:style-name="T7"><text:s text:c="8"/></text:span><text:span text:style-name="T28">case</text:span><text:span text:style-name="T7"> </text:span><text:span text:style-name="T2">SymbolType</text:span>::<text:span text:style-name="T2">Integer</text:span>:</text:p>
      <text:p text:style-name="КОД"><text:span text:style-name="T7"><text:s text:c="12"/></text:span><text:span text:style-name="T12">lastInt</text:span><text:span text:style-name="T7"> </text:span>=<text:span text:style-name="T7"> </text:span><text:span text:style-name="T44">_integers</text:span>.<text:span text:style-name="T15">top</text:span>();</text:p>
      <text:p text:style-name="КОД"><text:span text:style-name="T7"><text:s text:c="12"/></text:span><text:span text:style-name="T44">_integers</text:span>.<text:span text:style-name="T15">pop</text:span>();</text:p>
      <text:p text:style-name="КОД"><text:span text:style-name="T7"><text:s text:c="12"/></text:span><text:span text:style-name="T44">_types</text:span>.<text:span text:style-name="T15">pop</text:span>();</text:p>
      <text:p text:style-name="КОД"><text:span text:style-name="T7"><text:s text:c="12"/></text:span><text:span text:style-name="T20">//</text:span><text:span text:style-name="T7"> </text:span><text:span text:style-name="T20">не</text:span><text:span text:style-name="T7"> </text:span><text:span text:style-name="T20">нужно</text:span><text:span text:style-name="T7"> </text:span><text:span text:style-name="T20">тут</text:span><text:span text:style-name="T7"> </text:span><text:span text:style-name="T20">никакого</text:span><text:span text:style-name="T7"> </text:span><text:span text:style-name="T20">кода</text:span></text:p>
      <text:p text:style-name="КОД"><text:span text:style-name="T7"><text:s text:c="12"/></text:span><text:span text:style-name="T12">lastInt</text:span><text:span text:style-name="T7"> </text:span>=<text:span text:style-name="T7"> </text:span>-<text:span text:style-name="T12">lastInt</text:span>;</text:p>
      <text:p text:style-name="КОД"><text:span text:style-name="T7"><text:s text:c="12"/></text:span><text:span text:style-name="T15">pushInt</text:span>(<text:span text:style-name="T12">lastInt</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SymbolType</text:span>::<text:span text:style-name="T2">Variable</text:span>:</text:p>
      <text:p text:style-name="КОД"><text:span text:style-name="T7"><text:s text:c="12"/></text:span><text:span text:style-name="T12">symbol</text:span><text:span text:style-name="T7"> </text:span><text:span text:style-name="T15">=</text:span><text:span text:style-name="T7"> </text:span><text:span text:style-name="T44">_variables</text:span>.<text:span text:style-name="T15">top</text:span>();</text:p>
      <text:p text:style-name="КОД"><text:span text:style-name="T7"><text:s text:c="12"/></text:span><text:span text:style-name="T15">emitUnaryOp</text:span>(<text:span text:style-name="T2">OperationType</text:span>::<text:span text:style-name="T2">UMinus</text:span>,<text:span text:style-name="T7"> </text:span><text:span text:style-name="T14">symbol</text:span>);</text:p>
      <text:p text:style-name="КОД"><text:span text:style-name="T7"><text:s text:c="12"/></text:span><text:span text:style-name="T15">pushVariable</text:span>(<text:span text:style-name="T14">symbol</text:span>);<text:span text:style-name="T7"> </text:span><text:span text:style-name="T20">//</text:span><text:span text:style-name="T7"> </text:span><text:span text:style-name="T20">ту</text:span><text:span text:style-name="T7"> </text:span><text:span text:style-name="T20">же</text:span><text:span text:style-name="T7"> </text:span><text:span text:style-name="T20">самую</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throw</text:span><text:span text:style-name="T7"> </text:span><text:span text:style-name="T2">std</text:span>::<text:span text:style-name="T2">domain_error</text:span>(<text:span text:style-name="T20">"Unsupported SymbolType/Factor"</text:span>);</text:p>
      <text:p text:style-name="КОД"><text:span text:style-name="T7"><text:s text:c="8"/></text:span>}</text:p>
      <text:p text:style-name="КОД"><text:span text:style-name="T7"><text:s text:c="8"/></text:span><text:span text:style-name="T28">return</text:span>;</text:p>
      <text:p text:style-name="КОД"><text:span text:style-name="T7"><text:s text:c="4"/></text:span><text:span text:style-name="T28">case</text:span><text:span text:style-name="T7"> </text:span><text:span text:style-name="T2">Token</text:span>::<text:span text:style-name="T2">Identifier</text:span>:</text:p>
      <text:p text:style-name="КОД"><text:span text:style-name="T7"><text:s text:c="8"/></text:span><text:span text:style-name="T20">//</text:span><text:span text:style-name="T7"> </text:span><text:span text:style-name="T20">это</text:span><text:span text:style-name="T7"> </text:span><text:span text:style-name="T20">правая</text:span><text:span text:style-name="T7"> </text:span><text:span text:style-name="T20">часть,</text:span><text:span text:style-name="T7"> </text:span><text:span text:style-name="T20">здесь</text:span><text:span text:style-name="T7"> </text:span><text:span text:style-name="T20">-</text:span><text:span text:style-name="T7"> </text:span><text:span text:style-name="T20">только</text:span><text:span text:style-name="T7"> </text:span><text:span text:style-name="T20">ранее</text:span><text:span text:style-name="T7"> </text:span><text:span text:style-name="T20">объявленный</text:span><text:span text:style-name="T7"> </text:span><text:span text:style-name="T20">id</text:span></text:p>
      <text:p text:style-name="КОД"><text:span text:style-name="T7"><text:s text:c="8"/></text:span><text:span text:style-name="T12">symbol</text:span><text:span text:style-name="T7"> </text:span><text:span text:style-name="T15">=</text:span><text:span text:style-name="T7"> </text:span><text:span text:style-name="T15">currentSymbolTable</text:span>()<text:span text:style-name="T15">-&gt;find</text:span>(<text:span text:style-name="T15">tokenText</text:span>());</text:p>
      <text:p text:style-name="КОД"><text:span text:style-name="T7"><text:s text:c="8"/></text:span><text:span text:style-name="T28">if</text:span><text:span text:style-name="T7"> </text:span>(!<text:span text:style-name="T12">symbol</text:span>)</text:p>
      <text:p text:style-name="КОД"><text:span text:style-name="T7"><text:s text:c="12"/></text:span><text:span text:style-name="T15">undeclaredIdentifier</text:span>();</text:p>
      <text:p text:style-name="КОД"><text:span text:style-name="T7"><text:s text:c="8"/></text:span><text:span text:style-name="T15">pushVariable</text:span>(<text:span text:style-name="T14">symbol</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15">pushInt</text:span>(<text:span text:style-name="T44">_lexer</text:span><text:span text:style-name="T15">-&gt;lastIntegerNumb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P235"/>
      <text:p text:style-name="Horizontal_20_Line"/>
      <text:p text:style-name="P174">И создадим функцию</text:p>
      <text:p text:style-name="КОД"><text:span text:style-name="T28">void</text:span><text:span text:style-name="T7"> </text:span><text:span text:style-name="T2">Parser</text:span>::<text:span text:style-name="T16">emitU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28">switch</text:span><text:span text:style-name="T7"> </text:span>(<text:span text:style-name="T12">opType</text:span>)<text:span text:style-name="T7"> </text:span>{</text:p>
      <text:p text:style-name="КОД"><text:span text:style-name="T7"><text:s text:c="4"/></text:span><text:span text:style-name="T28">case</text:span><text:span text:style-name="T7"> </text:span><text:span text:style-name="T2">OperationType</text:span>::<text:span text:style-name="T2">UMinus</text:span>:<text:span text:style-name="T7"> </text:span>{</text:p>
      <text:p text:style-name="КОД"><text:span text:style-name="T7"><text:s text:c="8"/></text:span><text:span text:style-name="T28">auto</text:span><text:span text:style-name="T7"> </text:span><text:span text:style-name="T12">opRecord1</text:span><text:span text:style-name="T7"> </text:span>=<text:span text:style-name="T7"> </text:span><text:span text:style-name="T15">popStackValue</text:span>();</text:p>
      <text:p text:style-name="КОД"><text:span text:style-name="T7"><text:s text:c="8"/></text:span><text:span text:style-name="T44">_emitter</text:span><text:span text:style-name="T15">-&gt;unaryOp</text:span>(<text:span text:style-name="T12">opType</text:span>,<text:span text:style-name="T7"> </text:span><text:span text:style-name="T14">tmpVariable</text:span><text:span text:style-name="T122">.</text:span><text:span text:style-name="T17">get</text:span><text:span text:style-name="T122">()</text:span>,</text:p>
      <text:p text:style-name="КОД"><text:span text:style-name="T7"><text:s text:c="27"/></text:span><text:span text:style-name="T12">opRecord1</text:span>.<text:span text:style-name="T44">first</text:span>,<text:span text:style-name="T7"> </text:span><text:span text:style-name="T12">opRecord1</text:span>.<text:span text:style-name="T44">second</text:span>);</text:p>
      <text:p text:style-name="КОД"><text:span text:style-name="T7"><text:s text:c="8"/></text:span><text:span text:style-name="T28">break</text:span>;</text:p>
      <text:p text:style-name="КОД"><text:span text:style-name="T7"><text:s text:c="4"/></text:span>}</text:p>
      <text:p text:style-name="КОД"><text:soft-page-break/><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p>
      <text:p text:style-name="Horizontal_20_Line"/>
      <text:p text:style-name="P174">Запускаем тест:</text:p>
      <text:p text:style-name="P212">_tmp_4 := 8 * -3</text:p>
      <text:p text:style-name="P212">_tmp_5 := -7 + _tmp_4</text:p>
      <text:p text:style-name="P212">x := _tmp_5</text:p>
      <text:p text:style-name="Horizontal_20_Line"/>
      <text:p text:style-name="P176">С числами, вроде бы, <text:s/>всё в порядке.</text:p>
      <text:p text:style-name="P176">Теперь надо проверить, <text:span text:style-name="T139">как будет работать с переменными</text:span>.</text:p>
      <text:p text:style-name="КОД"><text:span text:style-name="T7"><text:s text:c="4"/></text:span><text:span text:style-name="T28">const</text:span><text:span text:style-name="T7"> </text:span><text:span text:style-name="T2">u32string</text:span><text:span text:style-name="T7"> </text:span><text:span text:style-name="T12">code2</text:span><text:span text:style-name="T7"> </text:span>=<text:span text:style-name="T7"> </text:span><text:span text:style-name="T20">U"i = 0; x = i + -7;"</text:span>;</text:p>
      <text:p text:style-name="КОД"><text:span text:style-name="T7"><text:s text:c="4"/></text:span><text:span text:style-name="T12">engine</text:span>.<text:span text:style-name="T15">eval</text:span>(<text:span text:style-name="T12">code2</text:span>);</text:p>
      <text:p text:style-name="P177">Вывод:</text:p>
      <text:p text:style-name="КОД">i := 0</text:p>
      <text:p text:style-name="КОД">_tmp_6 := i + -7</text:p>
      <text:p text:style-name="КОД">x := _tmp_6</text:p>
      <text:p text:style-name="Horizontal_20_Line"/>
      <text:p text:style-name="КОД"><text:span text:style-name="T7"><text:s text:c="4"/></text:span><text:span text:style-name="T28">const</text:span><text:span text:style-name="T7"> </text:span>u32string<text:span text:style-name="T7"> </text:span>code3<text:span text:style-name="T7"> </text:span>=<text:span text:style-name="T7"> </text:span><text:span text:style-name="T20">U"i</text:span><text:span text:style-name="T7"> </text:span><text:span text:style-name="T20">=</text:span><text:span text:style-name="T7"> </text:span><text:span text:style-name="T20">0;</text:span><text:span text:style-name="T7"> </text:span><text:span text:style-name="T20">x</text:span><text:span text:style-name="T7"> </text:span><text:span text:style-name="T20">=</text:span><text:span text:style-name="T7"> </text:span><text:span text:style-name="T20">-i</text:span><text:span text:style-name="T7"> </text:span><text:span text:style-name="T20">+</text:span><text:span text:style-name="T7"> </text:span><text:span text:style-name="T20">-7;"</text:span>;</text:p>
      <text:p text:style-name="КОД"><text:span text:style-name="T7"><text:s text:c="4"/></text:span><text:span text:style-name="T12">engine</text:span>.<text:span text:style-name="T15">eval</text:span>(<text:span text:style-name="T12">code3</text:span>);</text:p>
      <text:p text:style-name="P177">Вывод:</text:p>
      <text:p text:style-name="КОД">i := 0</text:p>
      <text:p text:style-name="КОД">i := UNIMUS i</text:p>
      <text:p text:style-name="КОД">_tmp_7 := i + -7</text:p>
      <text:p text:style-name="КОД">x := _tmp_7</text:p>
      <text:p text:style-name="P178"><text:span text:style-name="T140">Всё хорошо. </text:span><text:span text:style-name="T141">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28">void</text:span><text:span text:style-name="T7"> </text:span><text:span text:style-name="T2">Parser::</text:span><text:span text:style-name="T16">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28">switch</text:span><text:span text:style-name="T7"> </text:span>(<text:span text:style-name="T15">lookahead</text:span>())<text:span text:style-name="T7"> </text:span>{</text:p>
      <text:p text:style-name="КОД"><text:span text:style-name="T7"><text:s text:c="4"/></text:span><text:span text:style-name="T28">case</text:span><text:span text:style-name="T7"> </text:span><text:span text:style-name="T2">Token</text:span>::<text:span text:style-name="T2">Plus</text:span>:</text:p>
      <text:p text:style-name="КОД"><text:span text:style-name="T7"><text:s text:c="8"/></text:span><text:span text:style-name="T20">//</text:span><text:span text:style-name="T7"> </text:span><text:span text:style-name="T20">унарный</text:span><text:span text:style-name="T7"> </text:span><text:span text:style-name="T20">плюс,</text:span><text:span text:style-name="T7"> </text:span><text:span text:style-name="T20">ничего</text:span><text:span text:style-name="T7"> </text:span><text:span text:style-name="T20">не</text:span><text:span text:style-name="T7"> </text:span><text:span text:style-name="T20">делаем</text:span></text:p>
      <text:p text:style-name="КОД"><text:span text:style-name="T7"><text:s text:c="8"/></text:span><text:span text:style-name="T15">next</text:span>();</text:p>
      <text:p text:style-name="КОД"><text:span text:style-name="T7"><text:s text:c="8"/></text:span><text:span text:style-name="T15">Factor</text:span>();</text:p>
      <text:p text:style-name="КОД"><text:span text:style-name="T7"><text:s text:c="8"/></text:span><text:span text:style-name="T28">return</text:span>;</text:p>
      <text:p text:style-name="КОД">...</text:p>
      <text:p text:style-name="Horizontal_20_Line"/>
      <text:p text:style-name="Text_20_body">Тесты:</text:p>
      <text:p text:style-name="КОД"><text:span text:style-name="T7"><text:s text:c="4"/></text:span><text:span text:style-name="T28">const</text:span><text:span text:style-name="T7"> </text:span><text:span text:style-name="T2">u32string</text:span><text:span text:style-name="T7"> </text:span><text:span text:style-name="T12">code4</text:span><text:span text:style-name="T7"> </text:span>=<text:span text:style-name="T7"> </text:span><text:span text:style-name="T20">U"x = +7 + +8 * -3;"</text:span>;</text:p>
      <text:p text:style-name="КОД"><text:span text:style-name="T7"><text:s text:c="4"/></text:span><text:span text:style-name="T12">engine</text:span>.<text:span text:style-name="T15">eval</text:span>(<text:span text:style-name="T12">code4</text:span>);</text:p>
      <text:p text:style-name="КОД">_tmp_8 := 8 * -3</text:p>
      <text:p text:style-name="КОД">_tmp_9 := 7 + _tmp_8</text:p>
      <text:p text:style-name="КОД">x := _tmp_9</text:p>
      <text:p text:style-name="P207"><text:span text:style-name="T7"><text:s text:c="4"/></text:span><text:span text:style-name="T28">const</text:span><text:span text:style-name="T7"> </text:span><text:span text:style-name="T2">u32string</text:span><text:span text:style-name="T7"> </text:span><text:span text:style-name="T12">code5</text:span><text:span text:style-name="T7"> </text:span>=<text:span text:style-name="T7"> </text:span><text:span text:style-name="T20">U"i = 0; x = +i + -7;"</text:span>;</text:p>
      <text:p text:style-name="КОД"><text:span text:style-name="T7"><text:s text:c="4"/></text:span><text:span text:style-name="T12">engine</text:span>.<text:span text:style-name="T15">eval</text:span>(<text:span text:style-name="T12">code5</text:span>);</text:p>
      <text:p text:style-name="P208">i := 0</text:p>
      <text:p text:style-name="P208">_tmp_10 := i + -7</text:p>
      <text:p text:style-name="P208">x := _tmp_10</text:p>
      <text:p text:style-name="P208"><text:span text:style-name="T7"><text:s text:c="4"/></text:span><text:span text:style-name="T28">const</text:span><text:span text:style-name="T7"> </text:span><text:span text:style-name="T2">u32string</text:span><text:span text:style-name="T7"> </text:span><text:span text:style-name="T12">code6</text:span><text:span text:style-name="T7"> </text:span>=<text:span text:style-name="T7"> </text:span><text:span text:style-name="T20">U"i = 0; x = -i + +i + -7;"</text:span>;</text:p>
      <text:p text:style-name="КОД"><text:span text:style-name="T7"><text:s text:c="4"/></text:span><text:span text:style-name="T12">engine</text:span>.<text:span text:style-name="T15">eval</text:span>(<text:span text:style-name="T12">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9">Всё пока правильно. Этот этап завершён. Код: EScriptEngine-9.zip</text:p>
      <text:h text:style-name="Heading_20_2" text:outline-level="2">Скобки</text:h>
      <text:p text:style-name="P22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230">Сначала тест:</text:p>
      <text:p text:style-name="КОД"><text:span text:style-name="T28">void</text:span><text:span text:style-name="T7"> </text:span>SimpleExpression_Test::test_parenth()</text:p>
      <text:p text:style-name="КОД">{</text:p>
      <text:p text:style-name="КОД"><text:span text:style-name="T7"><text:s text:c="4"/></text:span><text:span text:style-name="T32">cout</text:span><text:span text:style-name="T7"> </text:span>&lt;&lt;<text:span text:style-name="T7"> </text:span><text:span text:style-name="T20">"No</text:span><text:span text:style-name="T7"> </text:span><text:span text:style-name="T20">Parenth:\n"</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28">const</text:span><text:span text:style-name="T7"> </text:span><text:span text:style-name="T2">u32string</text:span><text:span text:style-name="T7"> </text:span><text:span text:style-name="T12">code1</text:span><text:span text:style-name="T7"> </text:span>=<text:span text:style-name="T7"> </text:span><text:span text:style-name="T20">U"x</text:span><text:span text:style-name="T7"> </text:span><text:span text:style-name="T20">=</text:span><text:span text:style-name="T7"> </text:span><text:span text:style-name="T20">7</text:span><text:span text:style-name="T7"> </text:span><text:span text:style-name="T20">+</text:span><text:span text:style-name="T7"> </text:span><text:span text:style-name="T20">8</text:span><text:span text:style-name="T7"> </text:span><text:span text:style-name="T20">*</text:span><text:span text:style-name="T7"> </text:span><text:span text:style-name="T20">3</text:span><text:span text:style-name="T7"> </text:span><text:span text:style-name="T20">+</text:span><text:span text:style-name="T7"> </text:span><text:span text:style-name="T20">2</text:span><text:span text:style-name="T7"> </text:span><text:span text:style-name="T20">+</text:span><text:span text:style-name="T7"> </text:span><text:span text:style-name="T20">5</text:span><text:span text:style-name="T7"> </text:span><text:span text:style-name="T20">*</text:span><text:span text:style-name="T7"> </text:span><text:span text:style-name="T20">4;"</text:span>;</text:p>
      <text:p text:style-name="КОД"><text:span text:style-name="T7"><text:s text:c="4"/></text:span><text:span text:style-name="T12">engine</text:span>.<text:span text:style-name="T15">eval</text:span>(<text:span text:style-name="T12">code1</text:span>);</text:p>
      <text:p text:style-name="КОД"><text:span text:style-name="T7"><text:s text:c="4"/></text:span><text:span text:style-name="T32">cout</text:span><text:span text:style-name="T7"> </text:span>&lt;&lt;<text:span text:style-name="T7"> </text:span><text:span text:style-name="T20">"Parenth\'s:\n"</text:span>;</text:p>
      <text:p text:style-name="КОД"><text:span text:style-name="T7"><text:s text:c="4"/></text:span><text:span text:style-name="T28">const</text:span><text:span text:style-name="T7"> </text:span><text:span text:style-name="T2">u32string</text:span><text:span text:style-name="T7"> </text:span><text:span text:style-name="T12">code2</text:span><text:span text:style-name="T7"> </text:span>=<text:span text:style-name="T7"> </text:span><text:span text:style-name="T20">U"x</text:span><text:span text:style-name="T7"> </text:span><text:span text:style-name="T20">=</text:span><text:span text:style-name="T7"> </text:span><text:span text:style-name="T20">((7</text:span><text:span text:style-name="T7"> </text:span><text:span text:style-name="T20">+</text:span><text:span text:style-name="T7"> </text:span><text:span text:style-name="T20">8)</text:span><text:span text:style-name="T7"> </text:span><text:span text:style-name="T20">*</text:span><text:span text:style-name="T7"> </text:span><text:span text:style-name="T20">3)</text:span><text:span text:style-name="T7"> </text:span><text:span text:style-name="T20">+</text:span><text:span text:style-name="T7"> </text:span><text:span text:style-name="T20">(2</text:span><text:span text:style-name="T7"> </text:span><text:span text:style-name="T20">+</text:span><text:span text:style-name="T7"> </text:span><text:span text:style-name="T20">5)</text:span><text:span text:style-name="T7"> </text:span><text:span text:style-name="T20">*</text:span><text:span text:style-name="T7"> </text:span><text:span text:style-name="T20">4;"</text:span>;</text:p>
      <text:p text:style-name="КОД"><text:span text:style-name="T7"><text:s text:c="4"/></text:span><text:span text:style-name="T12">engine</text:span>.<text:span text:style-name="T15">eval</text:span>(<text:span text:style-name="T12">code2</text:span>);</text:p>
      <text:p text:style-name="КОД"><text:span text:style-name="T7"><text:s text:c="4"/></text:span><text:span text:style-name="T32">cout</text:span><text:span text:style-name="T7"> </text:span>&lt;&lt;<text:span text:style-name="T7"> </text:span><text:span text:style-name="T20">"End</text:span><text:span text:style-name="T7"> </text:span><text:span text:style-name="T20">of</text:span><text:span text:style-name="T7"> </text:span><text:span text:style-name="T20">Parenth\'s\n"</text:span>;</text:p>
      <text:p text:style-name="КОД">}</text:p>
      <text:p text:style-name="Horizontal_20_Line"/>
      <text:p text:style-name="P230">Теперь код, он очень прост:</text:p>
      <text:p text:style-name="КОД"><text:span text:style-name="T28">void</text:span><text:span text:style-name="T7"> </text:span><text:span text:style-name="T2">Parser</text:span>::<text:span text:style-name="T16">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28">switch</text:span><text:span text:style-name="T7"> </text:span>(<text:span text:style-name="T15">lookahead</text:span>())<text:span text:style-name="T7"> </text:span>{</text:p>
      <text:p text:style-name="КОД"><text:span text:style-name="T7"><text:s text:c="4"/></text:span><text:span text:style-name="T28">case</text:span><text:span text:style-name="T7"> </text:span><text:span text:style-name="T2">Token</text:span>::<text:span text:style-name="T2">LeftParenth</text:span>:</text:p>
      <text:p text:style-name="КОД"><text:span text:style-name="T7"><text:s text:c="8"/></text:span><text:span text:style-name="T20">//</text:span><text:span text:style-name="T7"> </text:span><text:span text:style-name="T20">круглые</text:span><text:span text:style-name="T7"> </text:span><text:span text:style-name="T20">скобки</text:span></text:p>
      <text:p text:style-name="КОД"><text:span text:style-name="T7"><text:s text:c="8"/></text:span><text:span text:style-name="T15">next</text:span>();</text:p>
      <text:p text:style-name="КОД"><text:span text:style-name="T7"><text:s text:c="8"/></text:span><text:span text:style-name="T15">SimpleExpression</text:span>();</text:p>
      <text:p text:style-name="КОД"><text:span text:style-name="T7"><text:s text:c="8"/></text:span><text:span text:style-name="T15">match</text:span>(<text:span text:style-name="T2">Token</text:span>::<text:span text:style-name="T2">RightParenth</text:span>);</text:p>
      <text:p text:style-name="КОД"><text:span text:style-name="T7"><text:s text:c="8"/></text:span><text:span text:style-name="T28">return</text:span>;</text:p>
      <text:p text:style-name="КОД">...</text:p>
      <text:p text:style-name="Horizontal_20_Line"/>
      <text:p text:style-name="P23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230">Всё верно.</text:p>
      <text:h text:style-name="Heading_20_2" text:outline-level="2"><text:soft-page-break/>Исполняющая машина</text:h>
      <text:p text:style-name="P232">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2">обязательно </text:span>будет, <text:span text:style-name="T142">и читать промежуточный код придётся</text:span>, но тесты гонять лучше на чём-то, что будет наш код выполнять.</text:p>
      <text:p text:style-name="P233">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78"/>
      <text:p text:style-name="P178"/>
      <text:p text:style-name="P17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1T19:07:28.222317941</dc:date>
    <meta:editing-duration>P1DT12H29M22S</meta:editing-duration>
    <meta:editing-cycles>263</meta:editing-cycles>
    <meta:document-statistic meta:table-count="4" meta:image-count="3" meta:object-count="0" meta:page-count="65" meta:paragraph-count="2917" meta:word-count="12586" meta:character-count="104525" meta:non-whitespace-character-count="81518"/>
  </office:meta>
</office:document-meta>
</file>